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22"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30"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3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4"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5"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9"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40" style:family="paragraph" style:parent-style-name="Standard">
      <style:paragraph-properties fo:background-color="#000000">
        <style:background-image/>
      </style:paragraph-properties>
      <style:text-properties fo:font-size="10pt" style:font-size-asian="10pt" style:font-size-complex="10pt"/>
    </style:style>
    <style:style style:name="P4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2"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3"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4"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6"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7"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8"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9"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50"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51"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2"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3"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54"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6"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58"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9"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0"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1"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5"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6"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7"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8"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9"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0"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1"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2"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3"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4" style:family="paragraph" style:parent-style-name="Standard" style:list-style-name="L4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5" style:family="paragraph" style:parent-style-name="Standard" style:list-style-name="L4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6" style:family="paragraph" style:parent-style-name="Standard" style:list-style-name="L4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7" style:family="paragraph" style:parent-style-name="Standard" style:list-style-name="L4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8" style:family="paragraph" style:parent-style-name="Standard" style:list-style-name="L4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9" style:family="paragraph" style:parent-style-name="Standard" style:list-style-name="L4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0" style:family="paragraph" style:parent-style-name="Standard" style:list-style-name="L4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1" style:family="paragraph" style:parent-style-name="Standard" style:list-style-name="L5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2" style:family="paragraph" style:parent-style-name="Standard" style:list-style-name="L5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3" style:family="paragraph" style:parent-style-name="Standard" style:list-style-name="L5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4" style:family="paragraph" style:parent-style-name="Standard" style:list-style-name="L5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5" style:family="paragraph" style:parent-style-name="Standard" style:list-style-name="L5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6" style:family="paragraph" style:parent-style-name="Standard" style:list-style-name="L5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7" style:family="paragraph" style:parent-style-name="Standard" style:list-style-name="L5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8" style:family="paragraph" style:parent-style-name="Standard" style:list-style-name="L5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9"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20" style:family="paragraph" style:parent-style-name="Standard" style:list-style-name="L40"/>
    <style:style style:name="P121"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22"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23"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24"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25"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26"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7"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T1" style:family="text">
      <style:text-properties style:font-name="Envy Code R VS" fo:font-size="10pt" fo:font-style="normal" style:text-underline-style="none" style:font-size-asian="10pt" style:font-style-asian="normal" style:font-size-complex="10pt" style:font-style-complex="normal"/>
    </style:style>
    <style:style style:name="T2" style:family="text">
      <style:text-properties style:font-name="Envy Code R VS" fo:font-size="10pt" fo:font-style="normal" style:font-size-asian="10pt" style:font-style-asian="normal" style:font-size-complex="10pt" style:font-style-complex="normal"/>
    </style:style>
    <style:style style:name="T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 style:family="text">
      <style:text-properties style:font-name="Envy Code R VS" fo:font-size="10pt" fo:font-style="italic" style:font-size-asian="10pt" style:font-style-asian="italic" style:font-size-complex="10pt" style:font-style-complex="italic"/>
    </style:style>
    <style:style style:name="T5" style:family="text">
      <style:text-properties style:font-name="Envy Code R VS" fo:font-size="10pt" fo:font-style="italic" style:text-underline-style="none" style:font-size-asian="10pt" style:font-style-asian="italic" style:font-size-complex="10pt" style:font-style-complex="italic"/>
    </style:style>
    <style:style style:name="T6"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7"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8"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8ac6f2"/>
    </style:style>
    <style:style style:name="T12" style:family="text">
      <style:text-properties fo:color="#8ac6f2" style:font-name="Consolas"/>
    </style:style>
    <style:style style:name="T13" style:family="text">
      <style:text-properties fo:color="#8ac6f2" style:font-name="Consolas" style:font-name-asian="Consolas" style:font-name-complex="Consolas"/>
    </style:style>
    <style:style style:name="T14" style:family="text">
      <style:text-properties fo:color="#8ac6f2" style:font-name="Consolas" fo:font-style="normal" style:font-name-asian="Consolas" style:font-style-asian="normal" style:font-name-complex="Consolas" style:font-style-complex="normal"/>
    </style:style>
    <style:style style:name="T15" style:family="text">
      <style:text-properties fo:color="#8ac6f2" style:font-name="Consolas" fo:font-style="normal" style:text-underline-style="none" style:font-name-asian="Consolas" style:font-style-asian="normal" style:font-name-complex="Consolas" style:font-style-complex="normal"/>
    </style:style>
    <style:style style:name="T16"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7" style:family="text">
      <style:text-properties fo:color="#8ac6f2" style:font-name="Consolas" fo:font-weight="normal" style:font-name-asian="Consolas" style:font-weight-asian="normal" style:font-name-complex="Consolas" style:font-weight-complex="normal"/>
    </style:style>
    <style:style style:name="T18" style:family="text">
      <style:text-properties fo:color="#8ac6f2" style:font-name="Consolas" fo:font-size="10pt" style:font-name-asian="Consolas" style:font-size-asian="10pt" style:font-name-complex="Consolas" style:font-size-complex="10pt"/>
    </style:style>
    <style:style style:name="T19" style:family="text">
      <style:text-properties fo:color="#8ac6f2" style:font-name="Consolas" style:text-underline-style="none" style:font-name-asian="Consolas" style:font-name-complex="Consolas"/>
    </style:style>
    <style:style style:name="T20"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1" style:family="text">
      <style:text-properties fo:color="#8ac6f2" style:font-name="Consolas" fo:font-size="11pt" style:font-name-asian="Consolas" style:font-size-asian="11pt" style:font-name-complex="Consolas" style:font-size-complex="11pt"/>
    </style:style>
    <style:style style:name="T22" style:family="text">
      <style:text-properties fo:color="#8ac6f2" style:font-name-asian="Consolas" style:font-name-complex="Consolas"/>
    </style:style>
    <style:style style:name="T23" style:family="text">
      <style:text-properties fo:color="#8ac6f2" style:text-underline-style="none"/>
    </style:style>
    <style:style style:name="T24" style:family="text">
      <style:text-properties fo:color="#8ac6f2" fo:font-style="normal" style:font-name-asian="Consolas" style:font-style-asian="normal" style:font-name-complex="Consolas" style:font-style-complex="normal"/>
    </style:style>
    <style:style style:name="T25" style:family="text">
      <style:text-properties fo:color="#e8f3f6" style:font-name="Consolas" style:font-name-asian="Consolas" style:font-name-complex="Consolas"/>
    </style:style>
    <style:style style:name="T26" style:family="text">
      <style:text-properties fo:color="#e8f3f6" style:font-name="Consolas" fo:font-weight="normal" style:font-name-asian="Consolas" style:font-weight-asian="normal" style:font-name-complex="Consolas" style:font-weight-complex="normal"/>
    </style:style>
    <style:style style:name="T27" style:family="text">
      <style:text-properties fo:color="#e8f3f6" style:font-name="Consolas" fo:font-style="normal" style:font-name-asian="Consolas" style:font-style-asian="normal" style:font-name-complex="Consolas" style:font-style-complex="normal"/>
    </style:style>
    <style:style style:name="T28" style:family="text">
      <style:text-properties fo:color="#e8f3f6" style:font-name="Consolas" fo:font-style="normal" style:text-underline-style="none" style:font-name-asian="Consolas" style:font-style-asian="normal" style:font-name-complex="Consolas" style:font-style-complex="normal"/>
    </style:style>
    <style:style style:name="T29" style:family="text">
      <style:text-properties fo:color="#e8f3f6" style:font-name="Consolas" fo:font-size="10pt" style:font-name-asian="Consolas" style:font-size-asian="10pt" style:font-name-complex="Consolas" style:font-size-complex="10pt"/>
    </style:style>
    <style:style style:name="T30" style:family="text">
      <style:text-properties fo:color="#e8f3f6" style:font-name="Consolas" style:text-underline-style="none" style:font-name-asian="Consolas" style:font-name-complex="Consolas"/>
    </style:style>
    <style:style style:name="T31"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2" style:family="text">
      <style:text-properties fo:color="#e8f3f6" style:font-name="Consolas" fo:font-size="11pt" style:font-name-asian="Consolas" style:font-size-asian="11pt" style:font-name-complex="Consolas" style:font-size-complex="11pt"/>
    </style:style>
    <style:style style:name="T33" style:family="text">
      <style:text-properties fo:color="#e8f3f6" style:font-name-asian="Consolas" style:font-name-complex="Consolas"/>
    </style:style>
    <style:style style:name="T34" style:family="text">
      <style:text-properties fo:color="#e8f3f6" fo:font-style="normal" style:font-name-asian="Consolas" style:font-style-asian="normal" style:font-name-complex="Consolas" style:font-style-complex="normal"/>
    </style:style>
    <style:style style:name="T35"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6" style:family="text">
      <style:text-properties fo:color="#e5786d"/>
    </style:style>
    <style:style style:name="T37" style:family="text">
      <style:text-properties fo:color="#e5786d" style:font-name="Consolas"/>
    </style:style>
    <style:style style:name="T38" style:family="text">
      <style:text-properties fo:color="#e5786d" style:font-name="Consolas" style:font-name-asian="Consolas" style:font-name-complex="Consolas"/>
    </style:style>
    <style:style style:name="T39" style:family="text">
      <style:text-properties fo:color="#e5786d" style:font-name="Consolas" fo:font-style="normal" style:font-name-asian="Consolas" style:font-style-asian="normal" style:font-name-complex="Consolas" style:font-style-complex="normal"/>
    </style:style>
    <style:style style:name="T40" style:family="text">
      <style:text-properties fo:color="#e5786d" style:font-name="Consolas" fo:font-style="normal" style:text-underline-style="none" style:font-name-asian="Consolas" style:font-style-asian="normal" style:font-name-complex="Consolas" style:font-style-complex="normal"/>
    </style:style>
    <style:style style:name="T41" style:family="text">
      <style:text-properties fo:color="#e5786d" style:font-name="Consolas" fo:font-weight="normal" style:font-name-asian="Consolas" style:font-weight-asian="normal" style:font-name-complex="Consolas" style:font-weight-complex="normal"/>
    </style:style>
    <style:style style:name="T42" style:family="text">
      <style:text-properties fo:color="#e5786d" style:font-name="Consolas" style:text-underline-style="none" style:font-name-asian="Consolas" style:font-name-complex="Consolas"/>
    </style:style>
    <style:style style:name="T43"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4" style:family="text">
      <style:text-properties fo:color="#e5786d" style:font-name="Consolas" fo:font-size="11pt" style:font-name-asian="Consolas" style:font-size-asian="11pt" style:font-name-complex="Consolas" style:font-size-complex="11pt"/>
    </style:style>
    <style:style style:name="T45" style:family="text">
      <style:text-properties fo:color="#e5786d" style:font-name-asian="Consolas" style:font-name-complex="Consolas"/>
    </style:style>
    <style:style style:name="T46" style:family="text">
      <style:text-properties fo:color="#cae682"/>
    </style:style>
    <style:style style:name="T47" style:family="text">
      <style:text-properties fo:color="#cae682" style:font-name="Consolas"/>
    </style:style>
    <style:style style:name="T48" style:family="text">
      <style:text-properties fo:color="#cae682" style:font-name="Consolas" style:font-name-asian="Consolas" style:font-name-complex="Consolas"/>
    </style:style>
    <style:style style:name="T49" style:family="text">
      <style:text-properties fo:color="#cae682" style:font-name="Consolas" fo:font-style="normal" style:font-name-asian="Consolas" style:font-style-asian="normal" style:font-name-complex="Consolas" style:font-style-complex="normal"/>
    </style:style>
    <style:style style:name="T50" style:family="text">
      <style:text-properties fo:color="#cae682" style:font-name="Consolas" fo:font-style="normal" style:text-underline-style="none" style:font-name-asian="Consolas" style:font-style-asian="normal" style:font-name-complex="Consolas" style:font-style-complex="normal"/>
    </style:style>
    <style:style style:name="T51" style:family="text">
      <style:text-properties fo:color="#cae682" style:font-name="Consolas" fo:font-weight="normal" style:font-name-asian="Consolas" style:font-weight-asian="normal" style:font-name-complex="Consolas" style:font-weight-complex="normal"/>
    </style:style>
    <style:style style:name="T52" style:family="text">
      <style:text-properties fo:color="#cae682" style:font-name="Consolas" style:text-underline-style="none" style:font-name-asian="Consolas" style:font-name-complex="Consolas"/>
    </style:style>
    <style:style style:name="T53"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4" style:family="text">
      <style:text-properties fo:color="#cae682" style:font-name="Consolas" fo:font-size="11pt" style:font-name-asian="Consolas" style:font-size-asian="11pt" style:font-name-complex="Consolas" style:font-size-complex="11pt"/>
    </style:style>
    <style:style style:name="T55" style:family="text">
      <style:text-properties fo:color="#cae682" style:text-underline-style="none"/>
    </style:style>
    <style:style style:name="T56" style:family="text">
      <style:text-properties fo:color="#cae682" fo:font-style="normal" style:font-name-asian="Consolas" style:font-style-asian="normal" style:font-name-complex="Consolas" style:font-style-complex="normal"/>
    </style:style>
    <style:style style:name="T57" style:family="text">
      <style:text-properties fo:color="#00008b" style:font-name="Consolas" fo:font-weight="bold" style:font-name-asian="Consolas" style:font-weight-asian="bold" style:font-name-complex="Consolas" style:font-weight-complex="bold"/>
    </style:style>
    <style:style style:name="T58"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9" style:family="text">
      <style:text-properties fo:font-style="italic" style:font-style-asian="italic" style:font-style-complex="italic"/>
    </style:style>
    <style:style style:name="T60" style:family="text">
      <style:text-properties fo:font-style="italic" style:text-underline-style="none" style:font-style-asian="italic" style:font-style-complex="italic"/>
    </style:style>
    <style:style style:name="T61" style:family="text">
      <style:text-properties fo:font-style="italic" style:text-underline-style="solid" style:text-underline-width="auto" style:text-underline-color="font-color"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normal" style:text-underline-style="none" style:font-style-asian="normal" style:font-style-complex="normal"/>
    </style:style>
    <style:style style:name="T65" style:family="text">
      <style:text-properties fo:color="#8b9699" style:font-name="Consolas" fo:font-size="11pt" style:font-name-asian="Consolas" style:font-size-asian="11pt" style:font-name-complex="Consolas" style:font-size-complex="11pt"/>
    </style:style>
    <style:style style:name="T66" style:family="text">
      <style:text-properties fo:color="#8b9699" style:font-name="Consolas" style:font-name-asian="Consolas" style:font-name-complex="Consolas"/>
    </style:style>
    <style:style style:name="T67" style:family="text">
      <style:text-properties fo:color="#8b9699" style:font-name="Consolas" fo:font-size="10pt" style:font-name-asian="Consolas" style:font-size-asian="10pt" style:font-name-complex="Consolas" style:font-size-complex="10pt"/>
    </style:style>
    <style:style style:name="T68" style:family="text">
      <style:text-properties style:text-underline-style="none"/>
    </style:style>
    <style:style style:name="T69" style:family="text">
      <style:text-properties style:font-name="Consolas"/>
    </style:style>
    <style:style style:name="T70" style:family="text">
      <style:text-properties fo:color="#ff0000" fo:font-style="normal" style:font-name-asian="Consolas" style:font-style-asian="normal" style:font-name-complex="Consolas" style:font-style-complex="normal"/>
    </style:style>
    <style:style style:name="T71" style:family="text">
      <style:text-properties fo:color="#ff0000" style:font-name="Consolas" fo:font-style="normal" style:font-name-asian="Consolas" style:font-style-asian="normal" style:font-name-complex="Consolas" style:font-style-complex="normal"/>
    </style:style>
    <style:style style:name="T72" style:family="text">
      <style:text-properties fo:color="#ff0000" style:font-name="Consolas" style:font-name-asian="Consolas" style:font-name-complex="Consolas"/>
    </style:style>
    <style:style style:name="T73" style:family="text">
      <style:text-properties fo:color="#ff0000" style:font-name="Consolas" style:text-underline-style="none" style:font-name-asian="Consolas" style:font-name-complex="Consolas"/>
    </style:style>
    <style:style style:name="T74" style:family="text">
      <style:text-properties fo:language="zxx" fo:country="none"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9">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3">namespace</text:span><text:span text:style-name="T25"> dddsample.domain.shared</text:span></text:p>
      <text:p text:style-name="P23">{</text:p>
      <text:p text:style-name="P39"><text:span text:style-name="T25"><text:s text:c="4"/></text:span><text:span text:style-name="T13">public</text:span><text:span text:style-name="T25"> </text:span><text:span text:style-name="T13">interface</text:span><text:span text:style-name="T25"> </text:span><text:span text:style-name="T38">IValueObject</text:span><text:span text:style-name="T25">&lt;T&gt;</text:span></text:p>
      <text:p text:style-name="P23"><text:s text:c="4"/>{</text:p>
      <text:p text:style-name="P39"><text:span text:style-name="T25"><text:s text:c="8"/></text:span><text:span text:style-name="T13">bool</text:span><text:span text:style-name="T25"> SameValueAs(T other);</text:span></text:p>
      <text:p text:style-name="P23"><text:s text:c="4"/>}</text:p>
      <text:p text:style-name="P24">}</text:p>
      <text:p text:style-name="P7"/>
      <text:p text:style-name="P7">de forma que una clase que quiera implementar esta interface, tendira esta apariencia:</text:p>
      <text:p text:style-name="P7"/>
      <text:p text:style-name="P39"><text:span text:style-name="T13">public</text:span><text:span text:style-name="T25"> </text:span><text:span text:style-name="T13">class</text:span><text:span text:style-name="T25"> </text:span><text:span text:style-name="T48">PruebaValueObject</text:span><text:span text:style-name="T25"> : </text:span><text:span text:style-name="T38">IValueObject</text:span><text:span text:style-name="T25">&lt;</text:span><text:span text:style-name="T48">PruebaValueObject</text:span><text:span text:style-name="T25">&gt; </text:span></text:p>
      <text:p text:style-name="P23">{</text:p>
      <text:p text:style-name="P39"><text:span text:style-name="T25"><text:s text:c="4"/></text:span><text:span text:style-name="T13">public</text:span><text:span text:style-name="T25"> </text:span><text:span text:style-name="T13">bool</text:span><text:span text:style-name="T25"> SameValueAs(</text:span><text:span text:style-name="T48">PruebaValueObject</text:span><text:span text:style-name="T25"> other)</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text:p>
      <text:p text:style-name="P7"/>
      <text:p text:style-name="P7">hasta aqui todo parece ir bien, pero sin embargo, hay algo que no acaba de encajar. Ese algo es el nombre del metodo <text:span text:style-name="T59">SameValueAs</text:span><text:span text:style-name="T62">. Pero mejor vamos paso a paso para poder entender el porque de las decisiones que estamos a punto de tomar.</text:span></text:p>
      <text:p text:style-name="P5"/>
      <text:p text:style-name="P7"><text:span text:style-name="T62">La clase </text:span><text:span text:style-name="T59">PruebaValueObject</text:span><text:span text:style-name="T62"> no sale de la nada. Si nos planteamos seguir los preceptos del BDD, es comprensible que a la hora de escribir el codigo de </text:span><text:span text:style-name="T59">IValueObject&lt;T&gt;</text:span><text:span text:style-name="T62">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9">Biblia Azul</text:span><text:span text:style-name="T62"> llamado </text:span><text:span text:style-name="T59">Intention-Revealing Interfaces</text:span><text:span text:style-name="T62">.</text:span></text:p>
      <text:p text:style-name="P5"/>
      <text:p text:style-name="P7"><text:span text:style-name="T62">Pero, ¿podemos hacer ese mismo razonamiento para </text:span><text:span text:style-name="T59">PruebaValueObject</text:span><text:span text:style-name="T62">?</text:span></text:p>
      <text:p text:style-name="P5"/>
      <text:p text:style-name="P7"><text:span text:style-name="T62">La respuesta es un NO rotundo. Hace falta esa Spec que justifique el comportamiento de <text:s/></text:span><text:span text:style-name="T59">PruebaValueObject</text:span><text:span text:style-name="T62">. Asi que, vamos a escribir esa Spec:</text:span></text:p>
      <text:p text:style-name="P5"/>
      <text:p text:style-name="P19"><text:span text:style-name="T14">public</text:span><text:span text:style-name="T27"> </text:span><text:span text:style-name="T14">class</text:span><text:span text:style-name="T27"> </text:span><text:span text:style-name="T49">concern</text:span><text:span text:style-name="T27"> : </text:span><text:span text:style-name="T49">Observes</text:span><text:span text:style-name="T27">&lt;</text:span><text:span text:style-name="T39">IValueObject</text:span><text:span text:style-name="T27">&lt;</text:span><text:span text:style-name="T49">PruebaValueObject</text:span><text:span text:style-name="T27">&gt;,</text:span><text:span text:style-name="T49">PruebaValueObject</text:span><text:span text:style-name="T27">&gt;{}</text:span></text:p>
      <text:p text:style-name="P23"/>
      <text:p text:style-name="P39"><text:span text:style-name="T13">public</text:span><text:span text:style-name="T25"> </text:span><text:span text:style-name="T13">class</text:span><text:span text:style-name="T25"> </text:span><text:span text:style-name="T48">when_asked_to_compare_two_pruebavalueobjects_that_have_the_same_value</text:span><text:span text:style-name="T25"> : </text:span><text:span text:style-name="T48">concer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he_other = </text:span><text:span text:style-name="T13">new</text:span><text:span text:style-name="T25"> </text:span><text:span text:style-name="T48">PruebaValueObject</text:span><text:span text:style-name="T25">();</text:span></text:p>
      <text:p text:style-name="P50"><text:s text:c="8"/><text:span text:style-name="T65">//</text:span><text:span text:style-name="T58">todo: le damos los valores adecuados.</text:span></text:p>
      <text:p text:style-name="P23"><text:s text:c="4"/>};</text:p>
      <text:p text:style-name="P23"/>
      <text:p text:style-name="P39"><text:span text:style-name="T25"><text:s text:c="4"/></text:span><text:span text:style-name="T38">Because</text:span><text:span text:style-name="T25"> of = () =&gt; result = sut.SameValueAs(theOther);</text:span></text:p>
      <text:p text:style-name="P23"><text:s text:c="8"/></text:p>
      <text:p text:style-name="P39"><text:span text:style-name="T25"><text:s text:c="4"/></text:span><text:span text:style-name="T38">It</text:span><text:span text:style-name="T25"> should_recognize_the_equality = () =&gt; result.ShouldEqual(</text:span><text:span text:style-name="T13">true</text:span><text:span text:style-name="T25">);</text:span></text:p>
      <text:p text:style-name="P23"><text:s text:c="8"/></text:p>
      <text:p text:style-name="P39"><text:soft-page-break/><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48">PruebaValueObject</text:span><text:span text:style-name="T25"> theOther;</text:span></text:p>
      <text:p text:style-name="P23">}</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39">Because</text:span><text:span text:style-name="T27"> of = () =&gt; result = sut.SameValueAs(theOther);</text:span></text:p>
      <text:p text:style-name="P5"/>
      <text:p text:style-name="P7"><text:span text:style-name="T62">que es donde ejecutamos el </text:span><text:span text:style-name="T59">System Under Test</text:span><text:span text:style-name="T62">.</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6">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5">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39146504" text:style-name="L1">
        <text:list-item>
          <text:p text:style-name="P61">metodos</text:p>
        </text:list-item>
        <text:list-item>
          <text:p text:style-name="P61">propiedades</text:p>
        </text:list-item>
        <text:list-item>
          <text:p text:style-name="P61">eventos</text:p>
        </text:list-item>
        <text:list-item>
          <text:p text:style-name="P61">variables locales</text:p>
        </text:list-item>
        <text:list-item>
          <text:p text:style-name="P61">constantes locales</text:p>
        </text:list-item>
        <text:list-item>
          <text:p text:style-name="P61">parametros</text:p>
        </text:list-item>
        <text:list-item>
          <text:p text:style-name="P61">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38">Because</text:span><text:span text:style-name="T25">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3">public</text:span><text:span text:style-name="T25"> </text:span><text:span text:style-name="T13">class</text:span><text:span text:style-name="T25"> </text:span><text:span text:style-name="T48">concern</text:span><text:span text:style-name="T25"> : </text:span><text:span text:style-name="T48">Observes</text:span><text:span text:style-name="T25">&lt;</text:span><text:span text:style-name="T38">IValueObject</text:span><text:span text:style-name="T25">&lt;</text:span><text:span text:style-name="T48">PruebaValueObject</text:span><text:span text:style-name="T25">&gt;,</text:span><text:span text:style-name="T48">PruebaValueObject</text:span><text:span text:style-name="T25">&gt;{}</text:span></text:p>
      <text:p text:style-name="P23"/>
      <text:p text:style-name="P39"><text:span text:style-name="T13">public</text:span><text:span text:style-name="T25"> </text:span><text:span text:style-name="T13">class</text:span><text:span text:style-name="T25"> </text:span><text:span text:style-name="T48">when_asked_to_compare_two_pruebavalueobjects_that_have_the_same_value</text:span><text:span text:style-name="T25"> : </text:span><text:span text:style-name="T48">concer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he_other = </text:span><text:span text:style-name="T13">new</text:span><text:span text:style-name="T25"> </text:span><text:span text:style-name="T48">PruebaValueObject</text:span><text:span text:style-name="T25">();</text:span></text:p>
      <text:p text:style-name="P39"><text:span text:style-name="T25"><text:s text:c="8"/></text:span><text:span text:style-name="T66">//</text:span><text:span text:style-name="T57">todo: le damos los valores adecuados.</text:span></text:p>
      <text:p text:style-name="P24"><text:s text:c="4"/>};</text:p>
      <text:p text:style-name="P24"/>
      <text:p text:style-name="P39"><text:span text:style-name="T26"><text:s text:c="4"/></text:span><text:span text:style-name="T41">Because</text:span><text:span text:style-name="T26"> of = () =&gt; result = sut.has_the_same_value_as(the_other);</text:span></text:p>
      <text:p text:style-name="P24"><text:s text:c="8"/></text:p>
      <text:p text:style-name="P39"><text:soft-page-break/><text:span text:style-name="T26"><text:s text:c="4"/></text:span><text:span text:style-name="T41">It</text:span><text:span text:style-name="T26"> should_recognize_the_equality = () =&gt; result.ShouldEqual(</text:span><text:span text:style-name="T17">true</text:span><text:span text:style-name="T26">);</text:span></text:p>
      <text:p text:style-name="P24"><text:s text:c="8"/></text:p>
      <text:p text:style-name="P39"><text:span text:style-name="T26"><text:s text:c="4"/></text:span><text:span text:style-name="T17">static</text:span><text:span text:style-name="T26"> </text:span><text:span text:style-name="T17">bool</text:span><text:span text:style-name="T26"> result;</text:span></text:p>
      <text:p text:style-name="P39"><text:span text:style-name="T26"><text:s text:c="4"/></text:span><text:span text:style-name="T17">static</text:span><text:span text:style-name="T26"> </text:span><text:span text:style-name="T51">PruebaValueObject</text:span><text:span text:style-name="T26"> the_other;</text:span></text:p>
      <text:p text:style-name="P24">}</text:p>
      <text:p text:style-name="P7"/>
      <text:p text:style-name="P7">Por lo tanto, retomando el argumento original que nos llevo a cuestionarnos el nombre del metodo <text:span text:style-name="T59">SameValueAs</text:span> de la interface <text:span text:style-name="T59">IValueObject&lt;T&gt;</text:span>, el resultado final seria algo asi:</text:p>
      <text:p text:style-name="P7"/>
      <text:p text:style-name="P19"><text:span text:style-name="T13">namespace</text:span><text:span text:style-name="T25"> dddsample.domain.shared</text:span></text:p>
      <text:p text:style-name="P23">{</text:p>
      <text:p text:style-name="P39"><text:span text:style-name="T25"><text:s text:c="4"/></text:span><text:span text:style-name="T13">public</text:span><text:span text:style-name="T25"> </text:span><text:span text:style-name="T13">interface</text:span><text:span text:style-name="T25"> </text:span><text:span text:style-name="T38">IValueObject</text:span><text:span text:style-name="T25">&lt;T&gt;</text:span></text:p>
      <text:p text:style-name="P23"><text:s text:c="4"/>{</text:p>
      <text:p text:style-name="P39"><text:span text:style-name="T25"><text:s text:c="8"/></text:span><text:span text:style-name="T13">bool</text:span><text:span text:style-name="T25"> has_the_same_value_as(T the_other);</text:span></text:p>
      <text:p text:style-name="P23"><text:s text:c="4"/>}</text:p>
      <text:p text:style-name="P23">}</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3">public</text:span><text:span text:style-name="T25"> </text:span><text:span text:style-name="T13">bool</text:span><text:span text:style-name="T25"> Equals(</text:span><text:span text:style-name="T13">object</text:span><text:span text:style-name="T25"> obj) {}</text:span></text:p>
      <text:p text:style-name="P7"/>
      <text:p text:style-name="P7">Pero esa es una cuestion diferente a la aqui planteada.</text:p>
      <text:p text:style-name="P7"/>
      <text:p text:style-name="P7">TODO: ¿Que aproximacion utiliza el CodeCampServer?</text:p>
      <text:p text:style-name="P5"/>
      <text:p text:style-name="P5">Con esto finalizamos el codigo necesario para definir un DDD_Value_Object:</text:p>
      <text:p text:style-name="P5"/>
      <text:list xml:id="list39156110" text:style-name="L2">
        <text:list-item>
          <text:p text:style-name="P62">Debe proveernos de un mecanismo para averiguar si dos DDD_Value_Objects son iguales (y los son si almacenan el mismo valor).</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
      <text:p text:style-name="P38"><text:span text:style-name="T14">namespace</text:span><text:span text:style-name="T27"> dddsample.domain.shared</text:span></text:p>
      <text:p text:style-name="P23">{</text:p>
      <text:p text:style-name="P39"><text:span text:style-name="T25"><text:s text:c="4"/></text:span><text:span text:style-name="T13">public</text:span><text:span text:style-name="T25"> </text:span><text:span text:style-name="T13">interface</text:span><text:span text:style-name="T25"> </text:span><text:span text:style-name="T38">IValueObject</text:span><text:span text:style-name="T25">&lt;T&gt;</text:span></text:p>
      <text:p text:style-name="P23"><text:s text:c="4"/>{</text:p>
      <text:p text:style-name="P39"><text:span text:style-name="T25"><text:s text:c="8"/></text:span><text:span text:style-name="T13">///</text:span><text:span text:style-name="T66"> </text:span><text:span text:style-name="T13">&lt;summary&gt;</text:span></text:p>
      <text:p text:style-name="P50"><text:span text:style-name="T29"><text:s text:c="8"/></text:span><text:span text:style-name="T18">///</text:span><text:span text:style-name="T67"> Value objects compare by the values of their attributes,</text:span></text:p>
      <text:p text:style-name="P50"><text:span text:style-name="T67"><text:s text:c="8"/></text:span><text:span text:style-name="T18">///</text:span><text:span text:style-name="T67"> they don't have an identity.</text:span></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text:span><text:span text:style-name="T13">&lt;param name=</text:span><text:span text:style-name="T38">"the_other"</text:span><text:span text:style-name="T13">&gt;</text:span><text:span text:style-name="T66">The other value object.</text:span><text:span text:style-name="T13">&lt;/param&gt;</text:span></text:p>
      <text:p text:style-name="P39"><text:span text:style-name="T25"><text:s text:c="8"/></text:span><text:span text:style-name="T13">///</text:span><text:span text:style-name="T66"> </text:span><text:span text:style-name="T13">&lt;returns&gt;&lt;code&gt;</text:span><text:span text:style-name="T66">true</text:span><text:span text:style-name="T13">&lt;/code&gt;</text:span><text:span text:style-name="T66"> if the given value object's and</text:span></text:p>
      <text:p text:style-name="P39"><text:span text:style-name="T13"><text:s text:c="8"/>///</text:span><text:span text:style-name="T66"> this value object's attributes are the same.</text:span><text:span text:style-name="T13">&lt;/returns&gt;</text:span></text:p>
      <text:p text:style-name="P39"><text:span text:style-name="T25"><text:s text:c="8"/></text:span><text:span text:style-name="T13">bool</text:span><text:span text:style-name="T25"> has_the_same_value_as(T the_other);</text:span></text:p>
      <text:p text:style-name="P23"><text:s text:c="4"/>}</text:p>
      <text:p text:style-name="P23">}</text:p>
      <text:p text:style-name="P5"/>
      <text:p text:style-name="P19"><text:span text:style-name="T13">namespace</text:span><text:span text:style-name="T25"> dddsample.domain.shared</text:span></text:p>
      <text:p text:style-name="P23">{</text:p>
      <text:p text:style-name="P39"><text:span text:style-name="T25"><text:s text:c="4"/></text:span><text:span text:style-name="T13">public</text:span><text:span text:style-name="T25"> </text:span><text:span text:style-name="T13">interface</text:span><text:span text:style-name="T25"> </text:span><text:span text:style-name="T38">IValueObject</text:span><text:span text:style-name="T25">&lt;T&gt;</text:span></text:p>
      <text:p text:style-name="P23"><text:soft-page-break/><text:s text:c="4"/>{</text:p>
      <text:p text:style-name="P39"><text:span text:style-name="T25"><text:s text:c="8"/></text:span><text:span text:style-name="T13">bool</text:span><text:span text:style-name="T25"> has_the_same_value_as(T the_other);</text:span></text:p>
      <text:p text:style-name="P23"><text:s text:c="4"/>}</text:p>
      <text:p text:style-name="P33">}</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9">La Interface IEntity&lt;T&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3">namespace</text:span><text:span text:style-name="T25"> dddsample.domain.shared</text:span></text:p>
      <text:p text:style-name="P23">{</text:p>
      <text:p text:style-name="P39"><text:span text:style-name="T25"><text:s text:c="4"/></text:span><text:span text:style-name="T13">public</text:span><text:span text:style-name="T25"> </text:span><text:span text:style-name="T13">interface</text:span><text:span text:style-name="T25"> </text:span><text:span text:style-name="T38">IEntity</text:span><text:span text:style-name="T25">&lt;T&gt;</text:span></text:p>
      <text:p text:style-name="P23"><text:s text:c="4"/>{</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Entities compare by identity, not by attributes.</text:span></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text:span><text:span text:style-name="T13">&lt;param name=</text:span><text:span text:style-name="T38">"the_other"</text:span><text:span text:style-name="T13">&gt;</text:span><text:span text:style-name="T66">The other entity.</text:span><text:span text:style-name="T13">&lt;/param&gt;</text:span></text:p>
      <text:p text:style-name="P39"><text:span text:style-name="T25"><text:s text:c="8"/></text:span><text:span text:style-name="T13">///</text:span><text:span text:style-name="T66"> </text:span><text:span text:style-name="T13">&lt;returns&gt;&lt;code&gt;</text:span><text:span text:style-name="T66">true</text:span><text:span text:style-name="T13">&lt;/code&gt;</text:span><text:span text:style-name="T66"> if the identities are the same,</text:span></text:p>
      <text:p text:style-name="P39"><text:span text:style-name="T25"><text:s text:c="8"/></text:span><text:span text:style-name="T13">///</text:span><text:span text:style-name="T66"> regardles of other attributes.</text:span><text:span text:style-name="T13">&lt;/returns&gt;</text:span></text:p>
      <text:p text:style-name="P39"><text:span text:style-name="T25"><text:s text:c="8"/></text:span><text:span text:style-name="T13">bool</text:span><text:span text:style-name="T25"> has_the_same_identity_as(T the_other);</text:span></text:p>
      <text:p text:style-name="P23"><text:s text:c="4"/>}</text:p>
      <text:p text:style-name="P23">}</text:p>
      <text:p text:style-name="P5"/>
      <text:p text:style-name="P5">Recordar que una DDD_Entity requiere de una identidad unica (al contrario que un DDD_Value_Object que carece de la misma).</text:p>
      <text:p text:style-name="P5"/>
      <text:p text:style-name="P5">Otro aspecto destacable es ver como pese a imponer la necesidad de tener un metodo como <text:span text:style-name="T59">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text:soft-page-break/>NOTA: Eric Evans, realmente cuenta esta anecdota en su libro. Si es o deja de ser real es algo que desconocemos, pero ilustra magnificamente el concepto.</text:p>
      <text:p text:style-name="P5"/>
      <text:p text:style-name="P9"><text:span text:style-name="T9">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3">namespace</text:span><text:span text:style-name="T25"> dddsample.domain.shared</text:span></text:p>
      <text:p text:style-name="P23">{</text:p>
      <text:p text:style-name="P39"><text:span text:style-name="T25"><text:s text:c="4"/></text:span><text:span text:style-name="T13">///</text:span><text:span text:style-name="T66"> </text:span><text:span text:style-name="T13">&lt;summary&gt;</text:span></text:p>
      <text:p text:style-name="P39"><text:span text:style-name="T25"><text:s text:c="4"/></text:span><text:span text:style-name="T13">///</text:span><text:span text:style-name="T66"> A domain event is something that is unique, but does not have a lifecycle.</text:span></text:p>
      <text:p text:style-name="P39"><text:span text:style-name="T25"><text:s text:c="4"/></text:span><text:span text:style-name="T13">///</text:span><text:span text:style-name="T66"> The identity may be explicit, for example the sequence number of a payment, </text:span></text:p>
      <text:p text:style-name="P39"><text:span text:style-name="T25"><text:s text:c="4"/></text:span><text:span text:style-name="T13">///</text:span><text:span text:style-name="T66"> or it could be derived from various aspects of the event such as </text:span></text:p>
      <text:p text:style-name="P39"><text:span text:style-name="T25"><text:s text:c="4"/></text:span><text:span text:style-name="T13">///</text:span><text:span text:style-name="T66"> where, when and what has happened.</text:span></text:p>
      <text:p text:style-name="P39"><text:span text:style-name="T25"><text:s text:c="4"/></text:span><text:span text:style-name="T13">///</text:span><text:span text:style-name="T66"> </text:span><text:span text:style-name="T13">&lt;/summary&gt;</text:span></text:p>
      <text:p text:style-name="P39"><text:span text:style-name="T25"><text:s text:c="4"/></text:span><text:span text:style-name="T13">///</text:span><text:span text:style-name="T66"> </text:span><text:span text:style-name="T13">&lt;typeparam name=</text:span><text:span text:style-name="T38">"T"</text:span><text:span text:style-name="T13">&gt;&lt;/typeparam&gt;</text:span></text:p>
      <text:p text:style-name="P39"><text:span text:style-name="T25"><text:s text:c="4"/></text:span><text:span text:style-name="T13">public</text:span><text:span text:style-name="T25"> </text:span><text:span text:style-name="T13">interface</text:span><text:span text:style-name="T25"> </text:span><text:span text:style-name="T38">IDomainEvent</text:span><text:span text:style-name="T25">&lt;T&gt;</text:span></text:p>
      <text:p text:style-name="P23"><text:s text:c="4"/>{</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text:span></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text:span><text:span text:style-name="T13">&lt;param name=</text:span><text:span text:style-name="T38">"the_other_event"</text:span><text:span text:style-name="T13">&gt;</text:span><text:span text:style-name="T66">The other domain event.</text:span><text:span text:style-name="T13">&lt;/param&gt;</text:span></text:p>
      <text:p text:style-name="P39"><text:span text:style-name="T25"><text:s text:c="8"/></text:span><text:span text:style-name="T13">///</text:span><text:span text:style-name="T66"> </text:span><text:span text:style-name="T13">&lt;returns&gt;&lt;code&gt;</text:span><text:span text:style-name="T66">true</text:span><text:span text:style-name="T13">&lt;/code&gt;</text:span><text:span text:style-name="T66"> if the given domain event </text:span></text:p>
      <text:p text:style-name="P39"><text:span text:style-name="T25"><text:s text:c="8"/></text:span><text:span text:style-name="T13">///</text:span><text:span text:style-name="T66"> and this event are regarded as being the same event.</text:span><text:span text:style-name="T13">&lt;/returns&gt;</text:span></text:p>
      <text:p text:style-name="P39"><text:span text:style-name="T25"><text:s text:c="8"/></text:span><text:span text:style-name="T13">bool</text:span><text:span text:style-name="T25"> is_the_same_event_as(T the_other_event);</text:span></text:p>
      <text:p text:style-name="P23"><text:s text:c="4"/>}</text:p>
      <text:p text:style-name="P23">}</text:p>
      <text:p text:style-name="P5"/>
      <text:p text:style-name="P5">TODO: Terminar esto.</text:p>
      <text:p text:style-name="P5"/>
      <text:p text:style-name="P5">REFERENCIAS:</text:p>
      <text:p text:style-name="P5"/>
      <text:p text:style-name="P1"><text:a xlink:type="simple" xlink:href="http://domaindrivendesign.org/library/evans_2009_1"><text:span text:style-name="T74">http://domaindrivendesign.org/library/evans_2009_1</text:span></text:a></text:p>
      <text:p text:style-name="P1"><text:a xlink:type="simple" xlink:href="http://domaindrivendesign.org/library/evans_2009_2"><text:span text:style-name="T74">http://domaindrivendesign.org/library/evans_2009_2</text:span></text:a></text:p>
      <text:p text:style-name="P1"><text:a xlink:type="simple" xlink:href="http://qconlondon.com/london-2009/presentation/What+I%27ve+learned+about+DDD+since+the+book"><text:span text:style-name="T74">http://qconlondon.com/london-2009/presentation/What+I%27ve+learned+about+DDD+since+the+book</text:span></text:a></text:p>
      <text:p text:style-name="P5"/>
      <text:p text:style-name="P5"/>
      <text:p text:style-name="P9"><text:span text:style-name="T9">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74">http://nblumhardt.com/archives/implementing-the-specification-pattern-via-linq/</text:span></text:a></text:p>
      <text:p text:style-name="P1"><text:a xlink:type="simple" xlink:href="http://iridescence.no/post/Linq-the-Specification-Pattern-and-Encapsulation.aspx"><text:span text:style-name="T74">http://iridescence.no/post/Linq-the-Specification-Pattern-and-Encapsulation.aspx</text:span></text:a></text:p>
      <text:p text:style-name="P1"><text:a xlink:type="simple" xlink:href="http://mathgeekcoder.blogspot.com/2008/07/advanced-domain-model-queries-using.html"><text:span text:style-name="T74">http://mathgeekcoder.blogspot.com/2008/07/advanced-domain-model-queries-using.html</text:span></text:a></text:p>
      <text:p text:style-name="P1"><text:a xlink:type="simple" xlink:href="http://devlicio.us/blogs/casey/archive/2009/03/02/ddd-the-specification-pattern.aspx"><text:span text:style-name="T74">http://devlicio.us/blogs/casey/archive/2009/03/02/ddd-the-specification-pattern.aspx</text:span></text:a></text:p>
      <text:p text:style-name="P1"><text:a xlink:type="simple" xlink:href="http://en.wikipedia.org/wiki/Specification_pattern"><text:span text:style-name="T74">http://en.wikipedia.org/wiki/Specification_pattern</text:span></text:a></text:p>
      <text:p text:style-name="P1"><text:a xlink:type="simple" xlink:href="http://stackoverflow.com/questions/1454049/is-the-specification-pattern-obsolete-when-you-can-use-dynamic-linq"><text:span text:style-name="T74">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74">http://www.lostechies.com/blogs/chrismissal/archive/2009/09/10/using-the-specification-pattern-for-querying.aspx</text:span></text:a></text:p>
      <text:p text:style-name="P1"><text:a xlink:type="simple" xlink:href="http://compiledexperience.com/blog/posts/Simplifying-the-Composite-Specification-Pattern"><text:span text:style-name="T74">http://compiledexperience.com/blog/posts/Simplifying-the-Composite-Specification-Pattern</text:span></text:a></text:p>
      <text:p text:style-name="P1"><text:a xlink:type="simple" xlink:href="http://www.mostlyclean.com/post/2008/10/Linq-Specifications-The-Project.aspx"><text:span text:style-name="T74">http://www.mostlyclean.com/post/2008/10/Linq-Specifications-The-Project.aspx</text:span></text:a></text:p>
      <text:p text:style-name="P1"><text:soft-page-break/><text:a xlink:type="simple" xlink:href="http://andyhitchman.wordpress.com/2009/03/13/specification-pattern-linq-to-nhibernate/"><text:span text:style-name="T74">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9">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39137222" text:style-name="L3">
        <text:list-item>
          <text:p text:style-name="P63">AND</text:p>
        </text:list-item>
        <text:list-item>
          <text:p text:style-name="P63">OR</text:p>
        </text:list-item>
        <text:list-item>
          <text:p text:style-name="P63">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8"><text:span text:style-name="T14">namespace</text:span><text:span text:style-name="T27"> dddsample.domain.shared</text:span></text:p>
      <text:p text:style-name="P23">{</text:p>
      <text:p text:style-name="P39"><text:span text:style-name="T25"><text:s text:c="4"/></text:span><text:span text:style-name="T13">public</text:span><text:span text:style-name="T25"> </text:span><text:span text:style-name="T13">interface</text:span><text:span text:style-name="T25"> </text:span><text:span text:style-name="T38">ISpecification</text:span><text:span text:style-name="T25">&lt;T&gt;</text:span></text:p>
      <text:p text:style-name="P23"><text:s text:c="4"/>{</text:p>
      <text:p text:style-name="P39"><text:span text:style-name="T25"><text:s text:c="8"/></text:span><text:span text:style-name="T13">bool</text:span><text:span text:style-name="T25"> is_satisfied_by(T item);</text:span></text:p>
      <text:p text:style-name="P39"><text:span text:style-name="T25"><text:s text:c="8"/></text:span><text:span text:style-name="T38">ISpecification</text:span><text:span text:style-name="T25">&lt;T&gt; and(</text:span><text:span text:style-name="T38">ISpecification</text:span><text:span text:style-name="T25">&lt;T&gt; spec);</text:span></text:p>
      <text:p text:style-name="P39"><text:span text:style-name="T25"><text:s text:c="8"/></text:span><text:span text:style-name="T38">ISpecification</text:span><text:span text:style-name="T25">&lt;T&gt; or(</text:span><text:span text:style-name="T38">ISpecification</text:span><text:span text:style-name="T25">&lt;T&gt; spec);</text:span></text:p>
      <text:p text:style-name="P39"><text:span text:style-name="T25"><text:s text:c="8"/></text:span><text:span text:style-name="T38">ISpecification</text:span><text:span text:style-name="T25">&lt;T&gt; not();</text:span></text:p>
      <text:p text:style-name="P23"><text:s text:c="4"/>}</text:p>
      <text:p text:style-name="P23">}</text:p>
      <text:p text:style-name="P5"/>
      <text:p text:style-name="P5">aqui con toda la ceremonia implicita de los comentarios:</text:p>
      <text:p text:style-name="P5"/>
      <text:p text:style-name="P38"><text:span text:style-name="T14">namespace</text:span><text:span text:style-name="T27"> dddsample.domain.shared</text:span></text:p>
      <text:p text:style-name="P23">{</text:p>
      <text:p text:style-name="P39"><text:span text:style-name="T25"><text:s text:c="4"/></text:span><text:span text:style-name="T13">///</text:span><text:span text:style-name="T66"> </text:span><text:span text:style-name="T13">&lt;summary&gt;</text:span></text:p>
      <text:p text:style-name="P39"><text:span text:style-name="T25"><text:s text:c="4"/></text:span><text:span text:style-name="T13">///</text:span><text:span text:style-name="T66"> Specification interface.</text:span></text:p>
      <text:p text:style-name="P39"><text:span text:style-name="T25"><text:s text:c="4"/></text:span><text:span text:style-name="T13">///</text:span><text:span text:style-name="T66"> Use </text:span><text:span text:style-name="T13">&lt;code&gt;</text:span><text:span text:style-name="T66">AbstractSpecification</text:span><text:span text:style-name="T13">&lt;/code&gt;</text:span><text:span text:style-name="T66"> as base for creating specifications,</text:span></text:p>
      <text:p text:style-name="P39"><text:span text:style-name="T25"><text:s text:c="4"/></text:span><text:span text:style-name="T13">///</text:span><text:span text:style-name="T66"> and only the method </text:span><text:span text:style-name="T13">&lt;code&gt;</text:span><text:span text:style-name="T66">is_satisfied_by(Object)</text:span><text:span text:style-name="T13">&lt;/code&gt;</text:span><text:span text:style-name="T66"> must be implemented.</text:span></text:p>
      <text:p text:style-name="P39"><text:span text:style-name="T25"><text:s text:c="4"/></text:span><text:span text:style-name="T13">///</text:span><text:span text:style-name="T66"> </text:span><text:span text:style-name="T13">&lt;/summary&gt;</text:span></text:p>
      <text:p text:style-name="P39"><text:span text:style-name="T25"><text:s text:c="4"/></text:span><text:span text:style-name="T13">///</text:span><text:span text:style-name="T66"> </text:span><text:span text:style-name="T13">&lt;typeparam name=</text:span><text:span text:style-name="T38">"T"</text:span><text:span text:style-name="T13">&gt;&lt;/typeparam&gt;</text:span></text:p>
      <text:p text:style-name="P39"><text:span text:style-name="T25"><text:s text:c="4"/></text:span><text:span text:style-name="T13">public</text:span><text:span text:style-name="T25"> </text:span><text:span text:style-name="T13">interface</text:span><text:span text:style-name="T25"> </text:span><text:span text:style-name="T38">ISpecification</text:span><text:span text:style-name="T25">&lt;T&gt;</text:span></text:p>
      <text:p text:style-name="P23"><text:s text:c="4"/>{</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Check if </text:span><text:span text:style-name="T13">&lt;code&gt;</text:span><text:span text:style-name="T66">item</text:span><text:span text:style-name="T13">&lt;/code&gt;</text:span><text:span text:style-name="T66"> is satisfied by the specification.</text:span></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text:span><text:span text:style-name="T13">&lt;param name=</text:span><text:span text:style-name="T38">"item"</text:span><text:span text:style-name="T13">&gt;</text:span><text:span text:style-name="T66">Object to test.</text:span><text:span text:style-name="T13">&lt;/param&gt;</text:span></text:p>
      <text:p text:style-name="P39"><text:span text:style-name="T25"><text:s text:c="8"/></text:span><text:span text:style-name="T13">///</text:span><text:span text:style-name="T66"> </text:span><text:span text:style-name="T13">&lt;returns&gt;&lt;code&gt;</text:span><text:span text:style-name="T66">true</text:span><text:span text:style-name="T13">&lt;/code&gt;</text:span><text:span text:style-name="T66"> if </text:span><text:span text:style-name="T13">&lt;code&gt;</text:span><text:span text:style-name="T66">item</text:span><text:span text:style-name="T13">&lt;/code&gt;</text:span><text:span text:style-name="T66"> </text:span></text:p>
      <text:p text:style-name="P39"><text:span text:style-name="T25"><text:s text:c="8"/></text:span><text:span text:style-name="T13">///</text:span><text:span text:style-name="T66"> satisfies the specification.</text:span><text:span text:style-name="T13">&lt;/returns&gt;</text:span></text:p>
      <text:p text:style-name="P39"><text:span text:style-name="T25"><text:s text:c="8"/></text:span><text:span text:style-name="T13">bool</text:span><text:span text:style-name="T25"> is_satisfied_by(T item);</text:span></text:p>
      <text:p text:style-name="P23"/>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Create a new specification that is the AND operation </text:span></text:p>
      <text:p text:style-name="P39"><text:span text:style-name="T25"><text:s text:c="8"/></text:span><text:span text:style-name="T13">///</text:span><text:span text:style-name="T66"> of </text:span><text:span text:style-name="T13">&lt;code&gt;</text:span><text:span text:style-name="T66">this</text:span><text:span text:style-name="T13">&lt;/code&gt;</text:span><text:span text:style-name="T66"> specification and another specification.</text:span></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text:span><text:span text:style-name="T13">&lt;param name=</text:span><text:span text:style-name="T38">"spec"</text:span><text:span text:style-name="T13">&gt;</text:span><text:span text:style-name="T66">Specification to AND.</text:span><text:span text:style-name="T13">&lt;/param&gt;</text:span></text:p>
      <text:p text:style-name="P39"><text:soft-page-break/><text:span text:style-name="T25"><text:s text:c="8"/></text:span><text:span text:style-name="T13">///</text:span><text:span text:style-name="T66"> </text:span><text:span text:style-name="T13">&lt;returns&gt;</text:span><text:span text:style-name="T66">A new specification.</text:span><text:span text:style-name="T13">&lt;/returns&gt;</text:span></text:p>
      <text:p text:style-name="P39"><text:span text:style-name="T25"><text:s text:c="8"/></text:span><text:span text:style-name="T38">ISpecification</text:span><text:span text:style-name="T25">&lt;T&gt; and(</text:span><text:span text:style-name="T38">ISpecification</text:span><text:span text:style-name="T25">&lt;T&gt; spec);</text:span></text:p>
      <text:p text:style-name="P23"><text:s text:c="8"/></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Create a new specification that is the OR operation </text:span></text:p>
      <text:p text:style-name="P39"><text:span text:style-name="T25"><text:s text:c="8"/></text:span><text:span text:style-name="T13">///</text:span><text:span text:style-name="T66"> of </text:span><text:span text:style-name="T13">&lt;code&gt;</text:span><text:span text:style-name="T66">this</text:span><text:span text:style-name="T13">&lt;/code&gt;</text:span><text:span text:style-name="T66"> specification and another specification.</text:span></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text:span><text:span text:style-name="T13">&lt;param name=</text:span><text:span text:style-name="T38">"spec"</text:span><text:span text:style-name="T13">&gt;</text:span><text:span text:style-name="T66">Specification to OR.</text:span><text:span text:style-name="T13">&lt;/param&gt;</text:span></text:p>
      <text:p text:style-name="P39"><text:span text:style-name="T25"><text:s text:c="8"/></text:span><text:span text:style-name="T13">///</text:span><text:span text:style-name="T66"> </text:span><text:span text:style-name="T13">&lt;returns&gt;</text:span><text:span text:style-name="T66">A new specification.</text:span><text:span text:style-name="T13">&lt;/returns&gt;</text:span></text:p>
      <text:p text:style-name="P39"><text:span text:style-name="T25"><text:s text:c="8"/></text:span><text:span text:style-name="T38">ISpecification</text:span><text:span text:style-name="T25">&lt;T&gt; or(</text:span><text:span text:style-name="T38">ISpecification</text:span><text:span text:style-name="T25">&lt;T&gt; spec);</text:span></text:p>
      <text:p text:style-name="P23"><text:s text:c="8"/></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Create a new specification that is the NOT operation </text:span></text:p>
      <text:p text:style-name="P39"><text:span text:style-name="T25"><text:s text:c="8"/></text:span><text:span text:style-name="T13">///</text:span><text:span text:style-name="T66"> of </text:span><text:span text:style-name="T13">&lt;code&gt;</text:span><text:span text:style-name="T66">this</text:span><text:span text:style-name="T13">&lt;/code&gt;</text:span><text:span text:style-name="T66"> specification.</text:span></text:p>
      <text:p text:style-name="P39"><text:span text:style-name="T25"><text:s text:c="8"/></text:span><text:span text:style-name="T13">///</text:span><text:span text:style-name="T66"> </text:span><text:span text:style-name="T13">&lt;/summary&gt;</text:span></text:p>
      <text:p text:style-name="P39"><text:span text:style-name="T25"><text:s text:c="8"/></text:span><text:span text:style-name="T13">///</text:span><text:span text:style-name="T66"> </text:span><text:span text:style-name="T13">&lt;returns&gt;</text:span><text:span text:style-name="T66">A new specification.</text:span><text:span text:style-name="T13">&lt;/returns&gt;</text:span></text:p>
      <text:p text:style-name="P39"><text:span text:style-name="T25"><text:s text:c="8"/></text:span><text:span text:style-name="T38">ISpecification</text:span><text:span text:style-name="T25">&lt;T&gt; not();</text:span></text:p>
      <text:p text:style-name="P23"><text:s text:c="4"/>}</text:p>
      <text:p text:style-name="P23">}</text:p>
      <text:p text:style-name="P5"/>
      <text:p text:style-name="P12"><text:span text:style-name="T2">NOTA: Creemos haber descubierto un error en el codigo java ya que la signatura propuesta para el metodo </text:span><text:span text:style-name="T4">not()</text:span><text:span text:style-name="T2"> es la siguiente:</text:span></text:p>
      <text:p text:style-name="P5"/>
      <text:p text:style-name="P38"><text:span text:style-name="T39">ISpecificationJava</text:span><text:span text:style-name="T27">&lt;T&gt; not(</text:span><text:span text:style-name="T39">ISpecificationJava</text:span><text:span text:style-name="T27">&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donde se muestra su invocacion podria ser algo asi como:</text:p>
      <text:p text:style-name="P5"/>
      <text:p text:style-name="P39"><text:span text:style-name="T13">var</text:span><text:span text:style-name="T25"> not_spec = </text:span><text:span text:style-name="T13">new</text:span><text:span text:style-name="T25"> </text:span><text:span text:style-name="T48">ThisIsYourSpecification</text:span><text:span text:style-name="T25">(</text:span><text:span text:style-name="T38">33</text:span><text:span text:style-name="T25">).not();</text:span></text:p>
      <text:p text:style-name="P5"/>
      <text:p text:style-name="P5">suponiendo que tuviesemos un Specification como:</text:p>
      <text:p text:style-name="P5"/>
      <text:p text:style-name="P51">ThisIsYourSpecification</text:p>
      <text:p text:style-name="P5"/>
      <text:p text:style-name="P5">que admitiese numeros enteros, y haer la comprobacion que considerase oportuna</text:p>
      <text:p text:style-name="P5"/>
      <text:p text:style-name="P16"><text:span text:style-name="T48">ThisIsYourSpecification</text:span><text:span text:style-name="T25">(</text:span><text:span text:style-name="T38">33</text:span><text:span text:style-name="T25">)</text:span></text:p>
      <text:p text:style-name="P5"/>
      <text:p text:style-name="P5">si quisieramos negarla seria asi:</text:p>
      <text:p text:style-name="P5"/>
      <text:p text:style-name="P16"><text:span text:style-name="T48">ThisIsYourSpecification</text:span><text:span text:style-name="T25">(</text:span><text:span text:style-name="T38">33</text:span><text:span text:style-name="T25">).not()</text:span></text:p>
      <text:p text:style-name="P5"/>
      <text:p text:style-name="P5">y vemos claramente que:</text:p>
      <text:p text:style-name="P5"/>
      <text:p text:style-name="P26">not()</text:p>
      <text:p text:style-name="P5"/>
      <text:p text:style-name="P5">no admite ningun parametro.</text:p>
      <text:p text:style-name="P5"/>
      <text:p text:style-name="P5">FIN NOTA.</text:p>
      <text:p text:style-name="P5"/>
      <text:p text:style-name="P5"><text:span text:style-name="T9">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9">"Lavando los trapos sucios en publico" o "Inyectar o no Inyectar, he aqui la cuestion"</text:span>:</text:p>
      <text:p text:style-name="P5"><text:soft-page-break/></text:p>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3">public</text:span><text:span text:style-name="T25"> </text:span><text:span text:style-name="T13">abstract</text:span><text:span text:style-name="T25"> </text:span><text:span text:style-name="T13">class</text:span><text:span text:style-name="T25"> </text:span><text:span text:style-name="T48">Specification</text:span><text:span text:style-name="T25">&lt;T&gt; : </text:span><text:span text:style-name="T38">ISpecification</text:span><text:span text:style-name="T25">&lt;T&gt;</text:span></text:p>
      <text:p text:style-name="P23">{</text:p>
      <text:p text:style-name="P39"><text:span text:style-name="T25"><text:s text:c="4"/></text:span><text:span text:style-name="T13">public</text:span><text:span text:style-name="T25"> </text:span><text:span text:style-name="T38">ISpecification</text:span><text:span text:style-name="T25">&lt;T&gt; and(</text:span><text:span text:style-name="T38">ISpecification</text:span><text:span text:style-name="T25">&lt;T&gt; the_other)</text:span></text:p>
      <text:p text:style-name="P23"><text:s text:c="4"/>{</text:p>
      <text:p text:style-name="P39"><text:span text:style-name="T25"><text:s text:c="8"/></text:span><text:span text:style-name="T13">return</text:span><text:span text:style-name="T25"> </text:span><text:span text:style-name="T13">new</text:span><text:span text:style-name="T25"> </text:span><text:span text:style-name="T48">AndSpecification</text:span><text:span text:style-name="T25">&lt;T&gt;(</text:span><text:span text:style-name="T13">this</text:span><text:span text:style-name="T25">, the_other);</text:span></text:p>
      <text:p text:style-name="P23"><text:s text:c="4"/>}</text:p>
      <text:p text:style-name="P23">}</text:p>
      <text:p text:style-name="P5"/>
      <text:p text:style-name="P5">El metodo <text:span text:style-name="T59">and()</text:span>, internamente, crea una instancia de la clase <text:span text:style-name="T59">AndSpecification&lt;T&gt;</text:span>, de forma que nadie que vea desde fuera esta clase pueda saber que la clase <text:span text:style-name="T59">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9">AndSpecification&lt;T&gt;</text:span>, de crear un objeto falso (un mock object) que nos permita, por ejemplo, asertar que para que el metodo and() se comporte tal y como esperamos, durante su ejecucion debe haber invocado una vez, y solo una, el constructor de la clase <text:span text:style-name="T59">AndSpecification&lt;T&gt;</text:span>. En la actualidad existe algun Mocking Framework que permite hacer cosas parecidas. Sin dudar del valor que esto representa, sobre todo cuando nos enfrentamos a un codigo fuente heredado y con poca capacidad de cambio, no nos parece 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3">public</text:span><text:span text:style-name="T25"> </text:span><text:span text:style-name="T13">abstract</text:span><text:span text:style-name="T25"> </text:span><text:span text:style-name="T13">class</text:span><text:span text:style-name="T25"> </text:span><text:span text:style-name="T48">Specification</text:span><text:span text:style-name="T25">&lt;T&gt; : </text:span><text:span text:style-name="T38">ISpecification</text:span><text:span text:style-name="T25">&lt;T&gt;</text:span></text:p>
      <text:p text:style-name="P23">{</text:p>
      <text:p text:style-name="P39"><text:span text:style-name="T25"><text:s text:c="4"/></text:span><text:span text:style-name="T48">AndSpecification</text:span><text:span text:style-name="T25">&lt;T&gt; and_specification;</text:span></text:p>
      <text:p text:style-name="P23"><text:s text:c="4"/></text:p>
      <text:p text:style-name="P39"><text:span text:style-name="T25"><text:s text:c="4"/></text:span><text:span text:style-name="T13">public</text:span><text:span text:style-name="T25"> Specification(</text:span><text:span text:style-name="T48">AndSpecification</text:span><text:span text:style-name="T25">&lt;T&gt; and_specification)</text:span></text:p>
      <text:p text:style-name="P23"><text:s text:c="4"/>{</text:p>
      <text:p text:style-name="P39"><text:span text:style-name="T25"><text:s text:c="8"/></text:span><text:span text:style-name="T13">this</text:span><text:span text:style-name="T25">.and_specification = and_specification;</text:span></text:p>
      <text:p text:style-name="P23"><text:s text:c="4"/>}</text:p>
      <text:p text:style-name="P23"/>
      <text:p text:style-name="P39"><text:span text:style-name="T25"><text:s text:c="4"/></text:span><text:span text:style-name="T13">public</text:span><text:span text:style-name="T25"> </text:span><text:span text:style-name="T38">ISpecification</text:span><text:span text:style-name="T25">&lt;T&gt; and(</text:span><text:span text:style-name="T38">ISpecification</text:span><text:span text:style-name="T25">&lt;T&gt; the_other_specification)</text:span></text:p>
      <text:p text:style-name="P23"><text:s text:c="4"/>{</text:p>
      <text:p text:style-name="P39"><text:span text:style-name="T25"><text:s text:c="8"/></text:span><text:span text:style-name="T13">return</text:span><text:span text:style-name="T25"> and_specification(</text:span><text:span text:style-name="T13">this</text:span><text:span text:style-name="T25">, the_other_specification);</text:span></text:p>
      <text:p text:style-name="P23"><text:s text:c="4"/>}</text:p>
      <text:p text:style-name="P23">}</text:p>
      <text:p text:style-name="P5"/>
      <text:p text:style-name="P5">y enfatizamos el "algo como" ya que hemos hecho trampas. <text:span text:style-name="T59">Specification&lt;T&gt;</text:span> es una clase abstracta, por lo que al declararle un constructor nos vemos en la obligacion de heredar la signatura del constructor en cualquier clase que herede de <text:span text:style-name="T59">Specification&lt;T&gt;</text:span> y en el caso de <text:span text:style-name="T59">AndSpecification&lt;T&gt;</text:span> la signatura del constructor de Specification&lt;T&gt; simple y llanamente carece de sentido, ya que el constructor que buscamos para AndSpecification&lt;T&gt; seria algo asi como:</text:p>
      <text:p text:style-name="P5"/>
      <text:p text:style-name="P15"><text:soft-page-break/><text:span text:style-name="T13">public</text:span><text:span text:style-name="T25"> AndSpecification(</text:span><text:span text:style-name="T38">ISpecification</text:span><text:span text:style-name="T25">&lt;T&gt; left_side, </text:span><text:span text:style-name="T38">ISpecification</text:span><text:span text:style-name="T25">&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3">public</text:span><text:span text:style-name="T25"> </text:span><text:span text:style-name="T13">abstract</text:span><text:span text:style-name="T25"> </text:span><text:span text:style-name="T13">class</text:span><text:span text:style-name="T25"> </text:span><text:span text:style-name="T48">Specification</text:span><text:span text:style-name="T25">&lt;T&gt; : </text:span><text:span text:style-name="T38">ISpecification</text:span><text:span text:style-name="T25">&lt;T&gt;</text:span></text:p>
      <text:p text:style-name="P23">{</text:p>
      <text:p text:style-name="P39"><text:span text:style-name="T25"><text:s text:c="4"/></text:span><text:span text:style-name="T48">AndSpecification</text:span><text:span text:style-name="T25">&lt;T&gt; and_specification;</text:span></text:p>
      <text:p text:style-name="P39"><text:span text:style-name="T25"><text:s text:c="4"/></text:span><text:span text:style-name="T48">OrSpecification</text:span><text:span text:style-name="T25">&lt;T&gt; or_specification;</text:span></text:p>
      <text:p text:style-name="P39"><text:span text:style-name="T25"><text:s text:c="4"/></text:span><text:span text:style-name="T48">NotSpecification</text:span><text:span text:style-name="T25">&lt;T&gt; not_specification;</text:span></text:p>
      <text:p text:style-name="P23"/>
      <text:p text:style-name="P39"><text:span text:style-name="T25"><text:s text:c="4"/></text:span><text:span text:style-name="T13">public</text:span><text:span text:style-name="T25"> Specification(</text:span><text:span text:style-name="T48">AndSpecification</text:span><text:span text:style-name="T25">&lt;T&gt; and_specification, </text:span></text:p>
      <text:p text:style-name="P39"><text:span text:style-name="T25"><text:s text:c="25"/></text:span><text:span text:style-name="T48">OrSpecification</text:span><text:span text:style-name="T25">&lt;T&gt; or_specification, </text:span></text:p>
      <text:p text:style-name="P39"><text:span text:style-name="T25"><text:s text:c="25"/></text:span><text:span text:style-name="T48">NotSpecification</text:span><text:span text:style-name="T25">&lt;T&gt; not_specification)</text:span></text:p>
      <text:p text:style-name="P23"><text:s text:c="4"/>{</text:p>
      <text:p text:style-name="P39"><text:span text:style-name="T25"><text:s text:c="8"/></text:span><text:span text:style-name="T13">this</text:span><text:span text:style-name="T25">.and_specification = and_specification;</text:span></text:p>
      <text:p text:style-name="P39"><text:span text:style-name="T25"><text:s text:c="8"/></text:span><text:span text:style-name="T13">this</text:span><text:span text:style-name="T25">.or_specification = or_specification;</text:span></text:p>
      <text:p text:style-name="P39"><text:span text:style-name="T25"><text:s text:c="8"/></text:span><text:span text:style-name="T13">this</text:span><text:span text:style-name="T25">.not_specification = not_specification;</text:span></text:p>
      <text:p text:style-name="P23"><text:s text:c="4"/>}</text:p>
      <text:p text:style-name="P23"/>
      <text:p text:style-name="P39"><text:span text:style-name="T25"><text:s text:c="4"/></text:span><text:span text:style-name="T13">public</text:span><text:span text:style-name="T25"> </text:span><text:span text:style-name="T13">abstract</text:span><text:span text:style-name="T25"> </text:span><text:span text:style-name="T13">bool</text:span><text:span text:style-name="T25"> is_satisfied_by(T item);</text:span></text:p>
      <text:p text:style-name="P23"/>
      <text:p text:style-name="P39"><text:span text:style-name="T25"><text:s text:c="4"/></text:span><text:span text:style-name="T13">public</text:span><text:span text:style-name="T25"> </text:span><text:span text:style-name="T38">ISpecification</text:span><text:span text:style-name="T25">&lt;T&gt; and(</text:span><text:span text:style-name="T38">ISpecification</text:span><text:span text:style-name="T25">&lt;T&gt; the_other_specification)</text:span></text:p>
      <text:p text:style-name="P23"><text:s text:c="4"/>{</text:p>
      <text:p text:style-name="P39"><text:span text:style-name="T25"><text:s text:c="8"/></text:span><text:span text:style-name="T13">return</text:span><text:span text:style-name="T25"> and_specification(</text:span><text:span text:style-name="T13">this</text:span><text:span text:style-name="T25">, the_other_specification);</text:span></text:p>
      <text:p text:style-name="P23"><text:s text:c="4"/>}</text:p>
      <text:p text:style-name="P23"/>
      <text:p text:style-name="P39"><text:span text:style-name="T25"><text:s text:c="4"/></text:span><text:span text:style-name="T13">public</text:span><text:span text:style-name="T25"> </text:span><text:span text:style-name="T38">ISpecification</text:span><text:span text:style-name="T25">&lt;T&gt; or(</text:span><text:span text:style-name="T38">ISpecification</text:span><text:span text:style-name="T25">&lt;T&gt; the_other_specification)</text:span></text:p>
      <text:p text:style-name="P23"><text:s text:c="4"/>{</text:p>
      <text:p text:style-name="P39"><text:span text:style-name="T25"><text:s text:c="8"/></text:span><text:span text:style-name="T13">return</text:span><text:span text:style-name="T25"> or_specification(</text:span><text:span text:style-name="T13">this</text:span><text:span text:style-name="T25">, the_other_specification);</text:span></text:p>
      <text:p text:style-name="P23"><text:s text:c="4"/>}</text:p>
      <text:p text:style-name="P23"/>
      <text:p text:style-name="P39"><text:span text:style-name="T25"><text:s text:c="4"/></text:span><text:span text:style-name="T13">public</text:span><text:span text:style-name="T25"> </text:span><text:span text:style-name="T38">ISpecification</text:span><text:span text:style-name="T25">&lt;T&gt; not()</text:span></text:p>
      <text:p text:style-name="P23"><text:s text:c="4"/>{</text:p>
      <text:p text:style-name="P39"><text:span text:style-name="T25"><text:s text:c="7"/></text:span><text:span text:style-name="T13">return</text:span><text:span text:style-name="T25"> not_specification(</text:span><text:span text:style-name="T13">this</text:span><text:span text:style-name="T25">);</text:span></text:p>
      <text:p text:style-name="P23"><text:s text:c="4"/>}</text:p>
      <text:p text:style-name="P23">}</text:p>
      <text:p text:style-name="P23"/>
      <text:p text:style-name="P39"><text:span text:style-name="T13">public</text:span><text:span text:style-name="T25"> </text:span><text:span text:style-name="T13">class</text:span><text:span text:style-name="T25"> </text:span><text:span text:style-name="T48">NotSpecification</text:span><text:span text:style-name="T25">&lt;T&gt; : </text:span><text:span text:style-name="T48">Specification</text:span><text:span text:style-name="T25">&lt;T&gt; </text:span></text:p>
      <text:p text:style-name="P23">{</text:p>
      <text:p text:style-name="P39"><text:span text:style-name="T25"><text:s text:c="4"/></text:span><text:span text:style-name="T38">ISpecification</text:span><text:span text:style-name="T25">&lt;T&gt; to_negate;</text:span></text:p>
      <text:p text:style-name="P23"/>
      <text:p text:style-name="P39"><text:span text:style-name="T25"><text:s text:c="4"/></text:span><text:span text:style-name="T13">public</text:span><text:span text:style-name="T25"> NotSpecification(</text:span><text:span text:style-name="T48">AndSpecification</text:span><text:span text:style-name="T25">&lt;T&gt; and_specification, </text:span></text:p>
      <text:p text:style-name="P39"><text:span text:style-name="T25"><text:s text:c="28"/></text:span><text:span text:style-name="T48">OrSpecification</text:span><text:span text:style-name="T25">&lt;T&gt; or_specification, </text:span></text:p>
      <text:p text:style-name="P39"><text:span text:style-name="T25"><text:s text:c="28"/></text:span><text:span text:style-name="T48">NotSpecification</text:span><text:span text:style-name="T25">&lt;T&gt; not_specification) : </text:span></text:p>
      <text:p text:style-name="P39"><text:span text:style-name="T25"><text:s text:c="8"/></text:span><text:span text:style-name="T13">base</text:span><text:span text:style-name="T25">(and_specification, or_specification, not_specification) {}</text:span></text:p>
      <text:p text:style-name="P23"><text:s text:c="8"/></text:p>
      <text:p text:style-name="P39"><text:span text:style-name="T25"><text:s text:c="4"/></text:span><text:span text:style-name="T13">public</text:span><text:span text:style-name="T25"> NotSpecification(</text:span><text:span text:style-name="T38">ISpecification</text:span><text:span text:style-name="T25">&lt;T&gt; to_negate)</text:span></text:p>
      <text:p text:style-name="P23"><text:s text:c="4"/>{</text:p>
      <text:p text:style-name="P39"><text:span text:style-name="T25"><text:s text:c="8"/></text:span><text:span text:style-name="T13">this</text:span><text:span text:style-name="T25">.to_negate = to_negate;</text:span></text:p>
      <text:p text:style-name="P23"><text:s text:c="4"/>}</text:p>
      <text:p text:style-name="P23"/>
      <text:p text:style-name="P39"><text:span text:style-name="T25"><text:s text:c="4"/></text:span><text:span text:style-name="T13">public</text:span><text:span text:style-name="T25"> </text:span><text:span text:style-name="T13">override</text:span><text:span text:style-name="T25"> </text:span><text:span text:style-name="T13">bool</text:span><text:span text:style-name="T25"> is_satisfied_by(T item)</text:span></text:p>
      <text:p text:style-name="P23"><text:s text:c="4"/>{</text:p>
      <text:p text:style-name="P39"><text:span text:style-name="T25"><text:s text:c="8"/></text:span><text:span text:style-name="T13">return</text:span><text:span text:style-name="T25"> !</text:span><text:span text:style-name="T13">this</text:span><text:span text:style-name="T25">.to_negate.is_satisfied_by(item);</text:span></text:p>
      <text:p text:style-name="P23"><text:s text:c="4"/>}</text:p>
      <text:p text:style-name="P23">}</text:p>
      <text:p text:style-name="P23"/>
      <text:p text:style-name="P39"><text:span text:style-name="T13">public</text:span><text:span text:style-name="T25"> </text:span><text:span text:style-name="T13">class</text:span><text:span text:style-name="T25"> </text:span><text:span text:style-name="T48">OrSpecification</text:span><text:span text:style-name="T25">&lt;T&gt; : </text:span><text:span text:style-name="T48">Specification</text:span><text:span text:style-name="T25">&lt;T&gt;</text:span></text:p>
      <text:p text:style-name="P23"><text:soft-page-break/>{</text:p>
      <text:p text:style-name="P39"><text:span text:style-name="T25"><text:s text:c="4"/></text:span><text:span text:style-name="T38">ISpecification</text:span><text:span text:style-name="T25">&lt;T&gt; left_side;</text:span></text:p>
      <text:p text:style-name="P39"><text:span text:style-name="T25"><text:s text:c="4"/></text:span><text:span text:style-name="T38">ISpecification</text:span><text:span text:style-name="T25">&lt;T&gt; right_side;</text:span></text:p>
      <text:p text:style-name="P23"/>
      <text:p text:style-name="P39"><text:span text:style-name="T25"><text:s text:c="4"/></text:span><text:span text:style-name="T13">public</text:span><text:span text:style-name="T25"> OrSpecification(</text:span><text:span text:style-name="T48">AndSpecification</text:span><text:span text:style-name="T25">&lt;T&gt; and_specification, </text:span></text:p>
      <text:p text:style-name="P39"><text:span text:style-name="T25"><text:s text:c="27"/></text:span><text:span text:style-name="T48">OrSpecification</text:span><text:span text:style-name="T25">&lt;T&gt; or_specification, </text:span></text:p>
      <text:p text:style-name="P39"><text:span text:style-name="T25"><text:s text:c="27"/></text:span><text:span text:style-name="T48">NotSpecification</text:span><text:span text:style-name="T25">&lt;T&gt; not_specification) : </text:span></text:p>
      <text:p text:style-name="P39"><text:span text:style-name="T25"><text:s text:c="8"/></text:span><text:span text:style-name="T13">base</text:span><text:span text:style-name="T25">(and_specification, or_specification, not_specification) {}</text:span></text:p>
      <text:p text:style-name="P23"/>
      <text:p text:style-name="P39"><text:span text:style-name="T25"><text:s text:c="4"/></text:span><text:span text:style-name="T13">public</text:span><text:span text:style-name="T25"> OrSpecification(</text:span><text:span text:style-name="T38">ISpecification</text:span><text:span text:style-name="T25">&lt;T&gt; left_side, </text:span><text:span text:style-name="T38">ISpecification</text:span><text:span text:style-name="T25">&lt;T&gt; right_side)</text:span></text:p>
      <text:p text:style-name="P23"><text:s text:c="4"/>{</text:p>
      <text:p text:style-name="P39"><text:span text:style-name="T25"><text:s text:c="8"/></text:span><text:span text:style-name="T13">this</text:span><text:span text:style-name="T25">.left_side = left_side;</text:span></text:p>
      <text:p text:style-name="P39"><text:span text:style-name="T25"><text:s text:c="8"/></text:span><text:span text:style-name="T13">this</text:span><text:span text:style-name="T25">.right_side = right_side;</text:span></text:p>
      <text:p text:style-name="P23"><text:s text:c="4"/>}</text:p>
      <text:p text:style-name="P23"/>
      <text:p text:style-name="P39"><text:span text:style-name="T25"><text:s text:c="4"/></text:span><text:span text:style-name="T13">public</text:span><text:span text:style-name="T25"> </text:span><text:span text:style-name="T13">override</text:span><text:span text:style-name="T25"> </text:span><text:span text:style-name="T13">bool</text:span><text:span text:style-name="T25"> is_satisfied_by(T item)</text:span></text:p>
      <text:p text:style-name="P23"><text:s text:c="4"/>{</text:p>
      <text:p text:style-name="P39"><text:span text:style-name="T25"><text:s text:c="8"/></text:span><text:span text:style-name="T13">return</text:span><text:span text:style-name="T25"> </text:span><text:span text:style-name="T13">this</text:span><text:span text:style-name="T25">.left_side.is_satisfied_by(item) || </text:span></text:p>
      <text:p text:style-name="P39"><text:span text:style-name="T25"><text:s text:c="15"/></text:span><text:span text:style-name="T13">this</text:span><text:span text:style-name="T25">.right_side.is_satisfied_by(item);</text:span></text:p>
      <text:p text:style-name="P23"><text:s text:c="4"/>}</text:p>
      <text:p text:style-name="P23">}</text:p>
      <text:p text:style-name="P23"/>
      <text:p text:style-name="P39"><text:span text:style-name="T13">public</text:span><text:span text:style-name="T25"> </text:span><text:span text:style-name="T13">class</text:span><text:span text:style-name="T25"> </text:span><text:span text:style-name="T48">AndSpecification</text:span><text:span text:style-name="T25">&lt;T&gt; : </text:span><text:span text:style-name="T48">Specification</text:span><text:span text:style-name="T25">&lt;T&gt;</text:span></text:p>
      <text:p text:style-name="P23">{</text:p>
      <text:p text:style-name="P39"><text:span text:style-name="T25"><text:s text:c="4"/></text:span><text:span text:style-name="T38">ISpecification</text:span><text:span text:style-name="T25">&lt;T&gt; left_side;</text:span></text:p>
      <text:p text:style-name="P39"><text:span text:style-name="T25"><text:s text:c="4"/></text:span><text:span text:style-name="T38">ISpecification</text:span><text:span text:style-name="T25">&lt;T&gt; right_side;</text:span></text:p>
      <text:p text:style-name="P23"/>
      <text:p text:style-name="P39"><text:span text:style-name="T25"><text:s text:c="4"/></text:span><text:span text:style-name="T13">public</text:span><text:span text:style-name="T25"> AndSpecification(</text:span><text:span text:style-name="T48">AndSpecification</text:span><text:span text:style-name="T25">&lt;T&gt; and_specification, </text:span></text:p>
      <text:p text:style-name="P39"><text:span text:style-name="T25"><text:s text:c="28"/></text:span><text:span text:style-name="T48">OrSpecification</text:span><text:span text:style-name="T25">&lt;T&gt; or_specification, </text:span></text:p>
      <text:p text:style-name="P39"><text:span text:style-name="T25"><text:s text:c="28"/></text:span><text:span text:style-name="T48">NotSpecification</text:span><text:span text:style-name="T25">&lt;T&gt; not_specification) : </text:span></text:p>
      <text:p text:style-name="P39"><text:span text:style-name="T25"><text:s text:c="8"/></text:span><text:span text:style-name="T13">base</text:span><text:span text:style-name="T25">(and_specification, or_specification, not_specification) {}</text:span></text:p>
      <text:p text:style-name="P23"><text:s text:c="8"/></text:p>
      <text:p text:style-name="P39"><text:span text:style-name="T25"><text:s text:c="4"/></text:span><text:span text:style-name="T13">public</text:span><text:span text:style-name="T25"> AndSpecification(</text:span><text:span text:style-name="T38">ISpecification</text:span><text:span text:style-name="T25">&lt;T&gt; left_side, </text:span><text:span text:style-name="T38">ISpecification</text:span><text:span text:style-name="T25">&lt;T&gt; right_side)</text:span></text:p>
      <text:p text:style-name="P23"><text:s text:c="4"/>{</text:p>
      <text:p text:style-name="P39"><text:span text:style-name="T25"><text:s text:c="8"/></text:span><text:span text:style-name="T13">this</text:span><text:span text:style-name="T25">.left_side = left_side;</text:span></text:p>
      <text:p text:style-name="P39"><text:span text:style-name="T25"><text:s text:c="8"/></text:span><text:span text:style-name="T13">this</text:span><text:span text:style-name="T25">.right_side = right_side;</text:span></text:p>
      <text:p text:style-name="P23"><text:s text:c="4"/>}</text:p>
      <text:p text:style-name="P23"/>
      <text:p text:style-name="P39"><text:span text:style-name="T25"><text:s text:c="4"/></text:span><text:span text:style-name="T13">public</text:span><text:span text:style-name="T25"> </text:span><text:span text:style-name="T13">override</text:span><text:span text:style-name="T25"> </text:span><text:span text:style-name="T13">bool</text:span><text:span text:style-name="T25"> is_satisfied_by(T item)</text:span></text:p>
      <text:p text:style-name="P23"><text:s text:c="4"/>{</text:p>
      <text:p text:style-name="P39"><text:span text:style-name="T25"><text:s text:c="8"/></text:span><text:span text:style-name="T13">return</text:span><text:span text:style-name="T25"> </text:span><text:span text:style-name="T13">this</text:span><text:span text:style-name="T25">.left_side.is_satisfied_by(item) &amp;&amp; </text:span></text:p>
      <text:p text:style-name="P39"><text:span text:style-name="T25"><text:s text:c="15"/></text:span><text:span text:style-name="T13">this</text:span><text:span text:style-name="T25">.right_side.is_satisfied_by(item);</text:span></text:p>
      <text:p text:style-name="P23"><text:s text:c="4"/>}</text:p>
      <text:p text:style-name="P23">}</text:p>
      <text:p text:style-name="P5"/>
      <text:p text:style-name="P5">Recordando donde estarian los errores:</text:p>
      <text:p text:style-name="P5"/>
      <text:p text:style-name="P5">Primero:</text:p>
      <text:p text:style-name="P5"/>
      <text:p text:style-name="P54"><text:span text:style-name="T22">public</text:span><text:span text:style-name="T33"> </text:span><text:span text:style-name="T45">ISpecification</text:span><text:span text:style-name="T33">&lt;T&gt; and(</text:span><text:span text:style-name="T45">ISpecification</text:span><text:span text:style-name="T33">&lt;T&gt; the_other_specification)</text:span></text:p>
      <text:p text:style-name="P34">{</text:p>
      <text:p text:style-name="P56"><text:span text:style-name="T33"><text:s text:c="4"/></text:span><text:span text:style-name="T22">return</text:span><text:span text:style-name="T33"> and_specification(</text:span><text:span text:style-name="T22">this</text:span><text:span text:style-name="T33">, the_other_specification);</text:span></text:p>
      <text:p text:style-name="P34">}</text:p>
      <text:p text:style-name="P34"/>
      <text:p text:style-name="P56"><text:span text:style-name="T22">public</text:span><text:span text:style-name="T33"> </text:span><text:span text:style-name="T45">ISpecification</text:span><text:span text:style-name="T33">&lt;T&gt; or(</text:span><text:span text:style-name="T45">ISpecification</text:span><text:span text:style-name="T33">&lt;T&gt; the_other_specification)</text:span></text:p>
      <text:p text:style-name="P34">{</text:p>
      <text:p text:style-name="P56"><text:span text:style-name="T33"><text:s text:c="4"/></text:span><text:span text:style-name="T22">return</text:span><text:span text:style-name="T33"> or_specification(</text:span><text:span text:style-name="T22">this</text:span><text:span text:style-name="T33">, the_other_specification);</text:span></text:p>
      <text:p text:style-name="P34">}</text:p>
      <text:p text:style-name="P34"/>
      <text:p text:style-name="P56"><text:span text:style-name="T22">public</text:span><text:span text:style-name="T33"> </text:span><text:span text:style-name="T45">ISpecification</text:span><text:span text:style-name="T33">&lt;T&gt; not()</text:span></text:p>
      <text:p text:style-name="P34">{</text:p>
      <text:p text:style-name="P56"><text:span text:style-name="T33"><text:s text:c="4"/></text:span><text:span text:style-name="T22">return</text:span><text:span text:style-name="T33"> not_specification(</text:span><text:span text:style-name="T22">this</text:span><text:span text:style-name="T33">);</text:span></text:p>
      <text:p text:style-name="P34"><text:soft-page-break/>}</text:p>
      <text:p text:style-name="P5"/>
      <text:p text:style-name="P5">los tres <text:span text:style-name="T59">return</text:span> serian erroneos ya que no devuelve el tipo esperado.</text:p>
      <text:p text:style-name="P5"/>
      <text:p text:style-name="P5">Segundo:</text:p>
      <text:p text:style-name="P5"/>
      <text:p text:style-name="P54"><text:span text:style-name="T22">public</text:span><text:span text:style-name="T33"> NotSpecification(</text:span><text:span text:style-name="T45">ISpecification</text:span><text:span text:style-name="T33">&lt;T&gt; to_negate)</text:span></text:p>
      <text:p text:style-name="P34">{</text:p>
      <text:p text:style-name="P56"><text:span text:style-name="T33"><text:s text:c="4"/></text:span><text:span text:style-name="T22">this</text:span><text:span text:style-name="T33">.to_negate = to_negate;</text:span></text:p>
      <text:p text:style-name="P34">}</text:p>
      <text:p text:style-name="P54"/>
      <text:p text:style-name="P54"><text:span text:style-name="T22">public</text:span><text:span text:style-name="T33"> OrSpecification(</text:span><text:span text:style-name="T45">ISpecification</text:span><text:span text:style-name="T33">&lt;T&gt; left_side, </text:span><text:span text:style-name="T45">ISpecification</text:span><text:span text:style-name="T33">&lt;T&gt; right_side)</text:span></text:p>
      <text:p text:style-name="P34">{</text:p>
      <text:p text:style-name="P56"><text:span text:style-name="T33"><text:s text:c="4"/></text:span><text:span text:style-name="T22">this</text:span><text:span text:style-name="T33">.left_side = left_side;</text:span></text:p>
      <text:p text:style-name="P56"><text:span text:style-name="T33"><text:s text:c="4"/></text:span><text:span text:style-name="T22">this</text:span><text:span text:style-name="T33">.right_side = right_side;</text:span></text:p>
      <text:p text:style-name="P34">}</text:p>
      <text:p text:style-name="P54"/>
      <text:p text:style-name="P54"><text:span text:style-name="T22">public</text:span><text:span text:style-name="T33"> AndSpecification(</text:span><text:span text:style-name="T45">ISpecification</text:span><text:span text:style-name="T33">&lt;T&gt; left_side, </text:span><text:span text:style-name="T45">ISpecification</text:span><text:span text:style-name="T33">&lt;T&gt; right_side)</text:span></text:p>
      <text:p text:style-name="P34">{</text:p>
      <text:p text:style-name="P56"><text:span text:style-name="T33"><text:s text:c="4"/></text:span><text:span text:style-name="T22">this</text:span><text:span text:style-name="T33">.left_side = left_side;</text:span></text:p>
      <text:p text:style-name="P56"><text:span text:style-name="T33"><text:s text:c="4"/></text:span><text:span text:style-name="T22">this</text:span><text:span text:style-name="T33">.right_side = right_side;</text:span></text:p>
      <text:p text:style-name="P34">}</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9">Recapitulando</text:span>:</text:p>
      <text:p text:style-name="P5"/>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9">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68">abstracta </text:span><text:span text:style-name="T60">Specification&lt;T&gt;</text:span><text:span text:style-name="T68">.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3">public</text:span><text:span text:style-name="T25"> </text:span><text:span text:style-name="T13">interface</text:span><text:span text:style-name="T25"> </text:span><text:span text:style-name="T38">ISpecification</text:span><text:span text:style-name="T25">&lt;T&gt;</text:span></text:p>
      <text:p text:style-name="P23">{</text:p>
      <text:p text:style-name="P39"><text:span text:style-name="T25"><text:s text:c="4"/></text:span><text:span text:style-name="T13">bool</text:span><text:span text:style-name="T25"> is_satisfied_by(T item);</text:span></text:p>
      <text:p text:style-name="P23">}</text:p>
      <text:p text:style-name="P5"><text:soft-page-break/></text:p>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3">public</text:span><text:span text:style-name="T25"> </text:span><text:span text:style-name="T13">class</text:span><text:span text:style-name="T25"> </text:span><text:span text:style-name="T48">AndSpecification</text:span><text:span text:style-name="T25">&lt;T&gt; : </text:span><text:span text:style-name="T38">ISpecification</text:span><text:span text:style-name="T25">&lt;T&gt; </text:span></text:p>
      <text:p text:style-name="P23">{</text:p>
      <text:p text:style-name="P39"><text:span text:style-name="T25"><text:s text:c="4"/></text:span><text:span text:style-name="T13">public</text:span><text:span text:style-name="T25"> </text:span><text:span text:style-name="T13">bool</text:span><text:span text:style-name="T25"> is_satisfied_by(T item)</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3">public</text:span><text:span text:style-name="T25"> AndSpecification(</text:span><text:span text:style-name="T38">ISpecification</text:span><text:span text:style-name="T25">&lt;T&gt; left_side, </text:span><text:span text:style-name="T38">ISpecification</text:span><text:span text:style-name="T25">&lt;T&gt; right_side)</text:span></text:p>
      <text:p text:style-name="P5"/>
      <text:p text:style-name="P5">de forma que pueda realizar su trabajo con un simple:</text:p>
      <text:p text:style-name="P5"/>
      <text:p text:style-name="P15"><text:span text:style-name="T13">return</text:span><text:span text:style-name="T25"> left_side.is_satisfied_by(item) &amp;&amp; right_side.is_satisfied_by(item);</text:span></text:p>
      <text:p text:style-name="P5"/>
      <text:p text:style-name="P5">El codigo completo seria:</text:p>
      <text:p text:style-name="P5"/>
      <text:p text:style-name="P15"><text:span text:style-name="T13">public</text:span><text:span text:style-name="T25"> </text:span><text:span text:style-name="T13">class</text:span><text:span text:style-name="T25"> </text:span><text:span text:style-name="T48">AndSpecification</text:span><text:span text:style-name="T25">&lt;T&gt; : </text:span><text:span text:style-name="T38">ISpecification</text:span><text:span text:style-name="T25">&lt;T&gt; </text:span></text:p>
      <text:p text:style-name="P23">{</text:p>
      <text:p text:style-name="P39"><text:span text:style-name="T25"><text:s text:c="4"/></text:span><text:span text:style-name="T38">ISpecification</text:span><text:span text:style-name="T25">&lt;T&gt; left_side;</text:span></text:p>
      <text:p text:style-name="P39"><text:span text:style-name="T25"><text:s text:c="4"/></text:span><text:span text:style-name="T38">ISpecification</text:span><text:span text:style-name="T25">&lt;T&gt; right_side;</text:span></text:p>
      <text:p text:style-name="P23"/>
      <text:p text:style-name="P39"><text:span text:style-name="T25"><text:s text:c="4"/></text:span><text:span text:style-name="T13">public</text:span><text:span text:style-name="T25"> AndSpecification(</text:span><text:span text:style-name="T38">ISpecification</text:span><text:span text:style-name="T25">&lt;T&gt; left_side, </text:span><text:span text:style-name="T38">ISpecification</text:span><text:span text:style-name="T25">&lt;T&gt; right_side)</text:span></text:p>
      <text:p text:style-name="P23"><text:s text:c="4"/>{</text:p>
      <text:p text:style-name="P39"><text:span text:style-name="T25"><text:s text:c="8"/></text:span><text:span text:style-name="T13">this</text:span><text:span text:style-name="T25">.left_side = left_side;</text:span></text:p>
      <text:p text:style-name="P39"><text:span text:style-name="T25"><text:s text:c="8"/></text:span><text:span text:style-name="T13">this</text:span><text:span text:style-name="T25">.right_side = right_side;</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is_satisfied_by(T item)</text:span></text:p>
      <text:p text:style-name="P23"><text:s text:c="4"/>{</text:p>
      <text:p text:style-name="P39"><text:span text:style-name="T25"><text:s text:c="8"/></text:span><text:span text:style-name="T13">return</text:span><text:span text:style-name="T25"> left_side.is_satisfied_by(item) &amp;&amp; right_side.is_satisfied_by(item);</text:span></text:p>
      <text:p text:style-name="P23"><text:s text:c="4"/>}</text:p>
      <text:p text:style-name="P23">}</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9">OrSpecification&lt;T&gt; via BDD</text:span>:</text:p>
      <text:p text:style-name="P5"/>
      <text:p text:style-name="P5">Nuestra BDD_Spec para la clase OrSpecification&lt;T&gt; ser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left side condition satisfies the or operator <text:soft-page-break/>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3">»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44">When asked if an item that meets both conditions satisfies the or operator specification</text:p>
      <text:p text:style-name="P5"/>
      <text:p text:style-name="P5">corresponderia al "happy day scenario" (usando una expresion de Jean Paul Boodhoo).</text:p>
      <text:p text:style-name="P5"/>
      <text:p text:style-name="P5">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3">Implementando el primer Scenario ("Happy Day Scenario")</text:span><text:span text:style-name="T2">:</text:span></text:p>
      <text:p text:style-name="P5"/>
      <text:p text:style-name="P5">Mantengamos lo siguiente como referenc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5">» It should not evaluate the right side condition</text:p>
      <text:p text:style-name="P5"/>
      <text:p text:style-name="P5">La Specification y sus Asertions usando Machine.Specifications.DevelopWithPassion serian:</text:p>
      <text:p text:style-name="P5"/>
      <text:p text:style-name="P35"><text:span text:style-name="T12">public</text:span><text:span text:style-name="T69"> </text:span><text:span text:style-name="T12">class</text:span><text:span text:style-name="T69"> </text:span><text:span text:style-name="T47">concern_for_the_or_specification</text:span><text:span text:style-name="T69"> : </text:span></text:p>
      <text:p text:style-name="P35"><text:span text:style-name="T47"><text:s text:c="3"/>Observes</text:span><text:span text:style-name="T69">&lt;</text:span><text:span text:style-name="T37">ISpecification</text:span><text:span text:style-name="T69">&lt;</text:span><text:span text:style-name="T37">IWhateverType</text:span><text:span text:style-name="T69">&gt;, </text:span><text:span text:style-name="T47">OrSpecification</text:span><text:span text:style-name="T69">&lt;</text:span><text:span text:style-name="T37">IWhateverType</text:span><text:span text:style-name="T69">&gt;&gt; {}</text:span></text:p>
      <text:p text:style-name="P23"/>
      <text:p text:style-name="P39"><text:span text:style-name="T13">public</text:span><text:span text:style-name="T25"> </text:span><text:span text:style-name="T13">class</text:span><text:span text:style-name="T25"> </text:span><text:span text:style-name="T48">when_asked_if_an_item_that_meets_both_conditions_satisfies_the_or_operator_specification</text:span><text:span text:style-name="T25"> : </text:span><text:span text:style-name="T48">concern_for_the_or_specification</text:span></text:p>
      <text:p text:style-name="P23">{</text:p>
      <text:p text:style-name="P39"><text:span text:style-name="T25"><text:s text:c="4"/></text:span><text:span text:style-name="T38">It</text:span><text:span text:style-name="T25"> should_confirm_that_the_or_operator_specification_was_satisfied = () =&gt; </text:span></text:p>
      <text:p text:style-name="P23"><text:s text:c="7"/>result.ShouldBeTrue();</text:p>
      <text:p text:style-name="P23"/>
      <text:p text:style-name="P39"><text:span text:style-name="T25"><text:s text:c="4"/></text:span><text:span text:style-name="T38">It</text:span><text:span text:style-name="T25">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5"><text:s text:c="4"/></text:span><text:span text:style-name="T38">It</text:span><text:span text:style-name="T25"> should_not_evaluate_the_right_side_condition = () =&gt;</text:span></text:p>
      <text:p text:style-name="P23"><text:s text:c="7"/>right_side_specification</text:p>
      <text:p text:style-name="P23"><text:s text:c="10"/>.never_received(x =&gt; x.is_satisfied_by(the_item_that_meets_both_conditions));</text:p>
      <text:p text:style-name="P23"><text:soft-page-break/>}</text:p>
      <text:p text:style-name="P5"/>
      <text:p text:style-name="P5">Analicemos por un instante las Asertions de los Bloque IT por separado, para evitar perdernos en el monton de codigo:</text:p>
      <text:p text:style-name="P5"/>
      <text:p text:style-name="P12"><text:span text:style-name="T3">It should confirm that the or operator specification was satisfied</text:span><text:span text:style-name="T2">:</text:span></text:p>
      <text:p text:style-name="P5"/>
      <text:p text:style-name="P39"><text:span text:style-name="T38">It</text:span><text:span text:style-name="T25"> should_confirm_that_the_or_operator_specification_was_satisfied = () =&gt; </text:span></text:p>
      <text:p text:style-name="P26"><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3">It should evaluate the left side condition</text:span><text:span text:style-name="T1">:</text:span></text:p>
      <text:p text:style-name="P2"/>
      <text:p text:style-name="P39"><text:span text:style-name="T38">It</text:span><text:span text:style-name="T25"> should_evaluate_the_left_side_condition = () =&gt;</text:span></text:p>
      <text:p text:style-name="P23"><text:s text:c="3"/>left_side_specification</text:p>
      <text:p text:style-name="P23"><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3">It should not evaluate the right side condition</text:span><text:span text:style-name="T1">:</text:span></text:p>
      <text:p text:style-name="P2"/>
      <text:p text:style-name="P39"><text:span text:style-name="T38">It</text:span><text:span text:style-name="T25"> should_not_evaluate_the_right_side_condition = () =&gt;</text:span></text:p>
      <text:p text:style-name="P23"><text:s text:c="3"/>right_side_specification</text:p>
      <text:p text:style-name="P23"><text:s text:c="6"/>.never_received(x =&gt; x.is_satisfied_by(the_item_that_meets_both_conditions));</text:p>
      <text:p text:style-name="P7"/>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63">El bloque BECAUSE del primer Scenario</text:span><text:span text:style-name="T62">:</text:span></text:p>
      <text:p text:style-name="P5"/>
      <text:p text:style-name="P5">Recordemos que en este bloque es en el que vamos a detallar la razon por la cual se produce el comportamiento testado, es decir, es donde invocamos el System Under Test (sut):</text:p>
      <text:p text:style-name="P5"/>
      <text:p text:style-name="P39"><text:span text:style-name="T39">Because</text:span><text:span text:style-name="T27">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63">El bloque ESTABLISH del primer Scenario</text:span><text:span text:style-name="T62">:</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58">// Version 1 – Errores Inconsistentes</text:p>
      <text:p text:style-name="P58"/>
      <text:p text:style-name="P39"><text:span text:style-name="T38">Establish</text:span><text:span text:style-name="T25"> context = () =&gt;</text:span></text:p>
      <text:p text:style-name="P23">{</text:p>
      <text:p text:style-name="P39"><text:span text:style-name="T25"><text:s text:c="4"/>left_side_specification = the_dependency&lt;</text:span><text:span text:style-name="T38">ISpecification</text:span><text:span text:style-name="T25">&lt;</text:span><text:span text:style-name="T38">IWhateverType</text:span><text:span text:style-name="T25">&gt;&gt;();</text:span></text:p>
      <text:p text:style-name="P39"><text:span text:style-name="T25"><text:s text:c="4"/>right_side_specification = the_dependency&lt;</text:span><text:span text:style-name="T38">ISpecification</text:span><text:span text:style-name="T25">&lt;</text:span><text:span text:style-name="T38">IWhateverType</text:span><text:span text:style-name="T25">&gt;&gt;();</text:span></text:p>
      <text:p text:style-name="P39"><text:span text:style-name="T25"><text:s text:c="4"/>the_item_that_meets_both_conditions = an&lt;</text:span><text:span text:style-name="T38">IWhateverType</text:span><text:span text:style-name="T25">&gt;();</text:span></text:p>
      <text:p text:style-name="P23"/>
      <text:p text:style-name="P23"><text:soft-page-break/><text:s text:c="4"/>left_side_specification</text:p>
      <text:p text:style-name="P23"><text:s text:c="8"/>.Stub(x =&gt; x.is_satisfied_by(the_item_that_meets_both_conditions))</text:p>
      <text:p text:style-name="P39"><text:span text:style-name="T25"><text:s text:c="8"/>.Return(</text:span><text:span text:style-name="T13">true</text:span><text:span text:style-name="T25">);</text:span></text:p>
      <text:p text:style-name="P23"><text:s text:c="4"/>right_side_specification</text:p>
      <text:p text:style-name="P23"><text:s text:c="8"/>.Stub(x =&gt; x.is_satisfied_by(the_item_that_meets_both_conditions))</text:p>
      <text:p text:style-name="P39"><text:span text:style-name="T25"><text:s text:c="8"/>.Return(</text:span><text:span text:style-name="T13">true</text:span><text:span text:style-name="T25">);</text:span></text:p>
      <text:p text:style-name="P26">};</text:p>
      <text:p text:style-name="P26"/>
      <text:p text:style-name="P59"/>
      <text:p text:style-name="P59">// Version 2 - Correcta</text:p>
      <text:p text:style-name="P59"/>
      <text:p text:style-name="P26"><text:span text:style-name="T36">Establish</text:span> context = () =&gt;</text:p>
      <text:p text:style-name="P23">{</text:p>
      <text:p text:style-name="P39"><text:span text:style-name="T25"><text:s text:c="4"/>left_side_specification = an&lt;</text:span><text:span text:style-name="T38">ISpecification</text:span><text:span text:style-name="T25">&lt;</text:span><text:span text:style-name="T38">IWhateverType</text:span><text:span text:style-name="T25">&gt;&gt;();</text:span></text:p>
      <text:p text:style-name="P39"><text:span text:style-name="T25"><text:s text:c="4"/>right_side_specification = an&lt;</text:span><text:span text:style-name="T38">ISpecification</text:span><text:span text:style-name="T25">&lt;</text:span><text:span text:style-name="T38">IWhateverType</text:span><text:span text:style-name="T25">&gt;&gt;();</text:span></text:p>
      <text:p text:style-name="P39"><text:span text:style-name="T25"><text:s text:c="4"/>the_item_that_meets_both_conditions = an&lt;</text:span><text:span text:style-name="T38">IWhateverType</text:span><text:span text:style-name="T25">&gt;();</text:span></text:p>
      <text:p text:style-name="P23"/>
      <text:p text:style-name="P23"><text:s text:c="4"/>left_side_specification</text:p>
      <text:p text:style-name="P23"><text:s text:c="7"/>.Stub(x =&gt; x.is_satisfied_by(the_item_that_meets_both_conditions))</text:p>
      <text:p text:style-name="P39"><text:span text:style-name="T25"><text:s text:c="7"/>.Return(</text:span><text:span text:style-name="T13">false</text:span><text:span text:style-name="T25">);</text:span></text:p>
      <text:p text:style-name="P23"><text:s text:c="4"/>right_side_specification</text:p>
      <text:p text:style-name="P23"><text:s text:c="7"/>.Stub(x =&gt; x.is_satisfied_by(the_item_that_meets_both_conditions))</text:p>
      <text:p text:style-name="P39"><text:span text:style-name="T25"><text:s text:c="7"/>.Return(</text:span><text:span text:style-name="T13">true</text:span><text:span text:style-name="T25">);</text:span></text:p>
      <text:p text:style-name="P23"/>
      <text:p text:style-name="P39"><text:span text:style-name="T25"><text:s text:c="4"/>create_sut_using(() =&gt; </text:span><text:span text:style-name="T13">new</text:span><text:span text:style-name="T25"> </text:span><text:span text:style-name="T48">OrSpecification</text:span><text:span text:style-name="T25">&lt;</text:span><text:span text:style-name="T38">IWhateverType</text:span><text:span text:style-name="T25">&gt;(left_side_specification, </text:span></text:p>
      <text:p text:style-name="P23"><text:s text:c="62"/>right_side_specification)</text:p>
      <text:p text:style-name="P23"><text:s text:c="20"/>);</text:p>
      <text:p text:style-name="P23">};</text:p>
      <text:p text:style-name="P5"/>
      <text:p text:style-name="P5">Vamos primero con la version 1.</text:p>
      <text:p text:style-name="P5"/>
      <text:p text:style-name="P5">Vemos que esta dividido en dos bloques:</text:p>
      <text:p text:style-name="P5"/>
      <text:list xml:id="list39153547" text:style-name="L4">
        <text:list-item>
          <text:p text:style-name="P64">En el primer bloque simplemente creamos todos los objetos que necesitamos a traves de las factorias que nos provee machine.specifications.developwithpassion:</text:p>
          <text:list>
            <text:list-item>
              <text:p text:style-name="P64">the_dependency&lt;T&gt;(), crea un mock del tipo especificado por T y ademas lo inyecta al constructor cuando se crea el System Under Test (sut).</text:p>
            </text:list-item>
            <text:list-item>
              <text:p text:style-name="P64">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39142701" text:style-name="L5">
        <text:list-item>
          <text:p text:style-name="P65">En el segundo bloque establecemos el comportamiento esperado de los dos mocks creados anteriormente (left_side_specification y right_side_specification), obligandolos a que:</text:p>
          <text:list>
            <text:list-item>
              <text:p text:style-name="P65">cuando reciban una llamada al metodo is_satisfied_by() con el argumento the_item_that_meets_both_conditions,</text:p>
            </text:list-item>
            <text:list-item>
              <text:p text:style-name="P65">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3">public</text:span><text:span text:style-name="T25"> OrSpecification(</text:span><text:span text:style-name="T38">ISpecification</text:span><text:span text:style-name="T25">&lt;T&gt; left_side_specification, </text:span></text:p>
      <text:p text:style-name="P15"><text:span text:style-name="T25"><text:s text:c="23"/></text:span><text:span text:style-name="T38">ISpecification</text:span><text:span text:style-name="T25">&lt;T&gt; right_side_specification)</text:span></text:p>
      <text:p text:style-name="P5"><text:s/></text:p>
      <text:p text:style-name="P5">La razon por la cual esto es un problema, parece venir derivada de la implementacion interna de the_dependency&lt;T&gt;() que funciona tal cual se espera mientras no haya dos o mas <text:soft-page-break/>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39407602" text:continue-list="list39153547" text:style-name="L4">
        <text:list-item>
          <text:p text:style-name="P64">En el primer bloque simplemente creamos todos los objetos que necesitamos a traves de las factorias que nos provee machine.specifications.developwithpassion:</text:p>
          <text:list>
            <text:list-item>
              <text:p text:style-name="P64">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39162359" text:style-name="L6">
        <text:list-item>
          <text:p text:style-name="P66">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66">cuando reciban una llamada al metodo is_satisfied_by() con el argumento the_item_that_meets_both_conditions,</text:p>
            </text:list-item>
            <text:list-item>
              <text:p text:style-name="P66">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39149049" text:style-name="L7">
        <text:list-item>
          <text:p text:style-name="P67">En la version 1:</text:p>
          <text:list>
            <text:list-item>
              <text:p text:style-name="P67">Dos llamadas a the_dependency&lt;T&gt;() y</text:p>
            </text:list-item>
            <text:list-item>
              <text:p text:style-name="P67">Una llamada a an&lt;T&gt;()</text:p>
              <text:p text:style-name="P67"/>
            </text:list-item>
          </text:list>
        </text:list-item>
        <text:list-item>
          <text:p text:style-name="P67">En la version 2:</text:p>
          <text:list>
            <text:list-item>
              <text:p text:style-name="P67">Tres llamadas a an&lt;T&gt;()</text:p>
            </text:list-item>
          </text:list>
        </text:list-item>
      </text:list>
      <text:p text:style-name="P5"/>
      <text:p text:style-name="P5">Vamos por lo tanto con el tercer bloque:</text:p>
      <text:p text:style-name="P5"/>
      <text:list xml:id="list39145605" text:style-name="L8">
        <text:list-item>
          <text:p text:style-name="P6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9"><text:soft-page-break/><text:span text:style-name="T25">create_sut_using(() =&gt; </text:span><text:span text:style-name="T13">new</text:span><text:span text:style-name="T25"> </text:span><text:span text:style-name="T48">OrSpecification</text:span><text:span text:style-name="T25">&lt;</text:span><text:span text:style-name="T38">IWhateverType</text:span><text:span text:style-name="T25">&gt;(left_side_specification, </text:span></text:p>
      <text:p text:style-name="P39"><text:span text:style-name="T25"><text:s text:c="58"/>right_side_specification)</text:span><text:span text:style-name="T27">);</text:span></text:p>
      <text:p text:style-name="P5"/>
      <text:p text:style-name="P12"><text:span text:style-name="T3">La implementacion completa del primer Scenario ("Happy Day Scenario")</text:span><text:span text:style-name="T2">: </text:span></text:p>
      <text:p text:style-name="P5"/>
      <text:p text:style-name="P5">Esta seria la BDD_Spec completa con todos los elementos que entran en juego:</text:p>
      <text:p text:style-name="P5"/>
      <text:p text:style-name="P22"><text:span text:style-name="T11">public</text:span> <text:span text:style-name="T11">class</text:span> <text:span text:style-name="T46">concern_for_the_or_specification</text:span> : </text:p>
      <text:p text:style-name="P22"><text:span text:style-name="T46"><text:s text:c="3"/>Observes</text:span>&lt;<text:span text:style-name="T36">ISpecification</text:span>&lt;<text:span text:style-name="T36">IWhateverType</text:span>&gt;, <text:span text:style-name="T46">OrSpecification</text:span>&lt;<text:span text:style-name="T36">IWhateverType</text:span>&gt;&gt; {}</text:p>
      <text:p text:style-name="P23"/>
      <text:p text:style-name="P39"><text:span text:style-name="T13">public</text:span><text:span text:style-name="T25"> </text:span><text:span text:style-name="T13">class</text:span><text:span text:style-name="T25"> </text:span><text:span text:style-name="T48">when_asked_if_an_item_that_meets_both_conditions_satisfies_the_or_operator_specification</text:span><text:span text:style-name="T25"> : </text:span><text:span text:style-name="T48">concern_for_the_or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left_side_specification = an&lt;</text:span><text:span text:style-name="T38">ISpecification</text:span><text:span text:style-name="T25">&lt;</text:span><text:span text:style-name="T38">IWhateverType</text:span><text:span text:style-name="T25">&gt;&gt;();</text:span></text:p>
      <text:p text:style-name="P39"><text:span text:style-name="T25"><text:s text:c="8"/>right_side_specification = an&lt;</text:span><text:span text:style-name="T38">ISpecification</text:span><text:span text:style-name="T25">&lt;</text:span><text:span text:style-name="T38">IWhateverType</text:span><text:span text:style-name="T25">&gt;&gt;();</text:span></text:p>
      <text:p text:style-name="P39"><text:span text:style-name="T25"><text:s text:c="8"/>the_item_that_meets_both_conditions = an&lt;</text:span><text:span text:style-name="T38">IWhateverType</text:span><text:span text:style-name="T25">&gt;();</text:span></text:p>
      <text:p text:style-name="P23"/>
      <text:p text:style-name="P23"><text:s text:c="8"/>left_side_specification</text:p>
      <text:p text:style-name="P23"><text:s text:c="11"/>.Stub(x =&gt; x.is_satisfied_by(the_item_that_meets_both_conditions))</text:p>
      <text:p text:style-name="P39"><text:span text:style-name="T25"><text:s text:c="11"/>.Return(</text:span><text:span text:style-name="T13">true</text:span><text:span text:style-name="T25">);</text:span></text:p>
      <text:p text:style-name="P23"><text:s text:c="8"/>right_side_specification</text:p>
      <text:p text:style-name="P23"><text:s text:c="11"/>.Stub(x =&gt; x.is_satisfied_by(the_item_that_meets_both_conditions))</text:p>
      <text:p text:style-name="P39"><text:span text:style-name="T25"><text:s text:c="11"/>.Return(</text:span><text:span text:style-name="T13">true</text:span><text:span text:style-name="T25">);</text:span></text:p>
      <text:p text:style-name="P23"/>
      <text:p text:style-name="P39"><text:span text:style-name="T25"><text:s text:c="8"/>create_sut_using(() =&gt; </text:span><text:span text:style-name="T13">new</text:span><text:span text:style-name="T25"> </text:span><text:span text:style-name="T48">OrSpecification</text:span><text:span text:style-name="T25">&lt;</text:span><text:span text:style-name="T38">IWhateverType</text:span><text:span text:style-name="T25">&gt;(</text:span></text:p>
      <text:p text:style-name="P23"><text:tab/><text:tab/><text:tab/><text:tab/><text:tab/><text:tab/><text:tab/><text:tab/>left_side_specification, </text:p>
      <text:p text:style-name="P23"><text:tab/><text:tab/><text:tab/><text:tab/><text:tab/><text:tab/><text:tab/><text:tab/>right_side_specification));</text:p>
      <text:p text:style-name="P23"><text:s text:c="4"/>};</text:p>
      <text:p text:style-name="P23"/>
      <text:p text:style-name="P39"><text:span text:style-name="T25"><text:s text:c="4"/></text:span><text:span text:style-name="T38">Because</text:span><text:span text:style-name="T25"> of = () =&gt; </text:span></text:p>
      <text:p text:style-name="P23"><text:s text:c="7"/>result = sut.is_satisfied_by(the_item_that_meets_both_conditions);</text:p>
      <text:p text:style-name="P23"/>
      <text:p text:style-name="P39"><text:span text:style-name="T25"><text:s text:c="4"/></text:span><text:span text:style-name="T38">It</text:span><text:span text:style-name="T25"> should_confirm_that_the_or_operator_specification_was_satisfied = () =&gt; result.ShouldBeTrue();</text:span></text:p>
      <text:p text:style-name="P39"><text:span text:style-name="T25"><text:s text:c="4"/></text:span><text:span text:style-name="T38">It</text:span><text:span text:style-name="T25"> should_evaluate_the_left_side_condition = () =&gt;</text:span></text:p>
      <text:p text:style-name="P23"><text:s text:c="7"/>left_side_specification</text:p>
      <text:p text:style-name="P23"><text:s text:c="10"/>.received(x =&gt; x.is_satisfied_by(the_item_that_meets_both_conditions));</text:p>
      <text:p text:style-name="P39"><text:span text:style-name="T25"><text:s text:c="4"/></text:span><text:span text:style-name="T38">It</text:span><text:span text:style-name="T25"> should_not_evaluate_the_right_side_condition = () =&gt;</text:span></text:p>
      <text:p text:style-name="P23"><text:s text:c="7"/>right_side_specification</text:p>
      <text:p text:style-name="P23"><text:s text:c="10"/>.never_received(x =&gt; x.is_satisfied_by(the_item_that_meets_both_conditions));</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left_side_specifica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right_side_specification;</text:span></text:p>
      <text:p text:style-name="P39"><text:span text:style-name="T25"><text:s text:c="4"/></text:span><text:span text:style-name="T13">static</text:span><text:span text:style-name="T25"> </text:span><text:span text:style-name="T38">IWhateverType</text:span><text:span text:style-name="T25"> the_item_that_meets_both_conditions;</text:span></text:p>
      <text:p text:style-name="P23">}</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3">namespace</text:span><text:span text:style-name="T25"> dddsample.specs.domain.shared</text:span></text:p>
      <text:p text:style-name="P23">{</text:p>
      <text:p text:style-name="P39"><text:span text:style-name="T25"><text:s text:c="4"/></text:span><text:span text:style-name="T13">public</text:span><text:span text:style-name="T25"> </text:span><text:span text:style-name="T13">interface</text:span><text:span text:style-name="T25"> </text:span><text:span text:style-name="T38">IWhateverType</text:span><text:span text:style-name="T25"> { }</text:span></text:p>
      <text:p text:style-name="P23">}</text:p>
      <text:p text:style-name="P5"/>
      <text:p text:style-name="P5"/>
      <text:p text:style-name="P5">TODO: Volver a contar por algun lado que hace Observe&lt;,&gt;</text:p>
      <text:p text:style-name="P5"/>
      <text:p text:style-name="P5"><text:span text:style-name="T9">Escribiendo el Codigo que nos permite satisfacer las condiciones del Primer Scenario</text:span>:</text:p>
      <text:p text:style-name="P5"><text:soft-page-break/></text:p>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9"><text:span text:style-name="T38">It</text:span><text:span text:style-name="T25"> should_evaluate_the_left_side_condition</text:span></text:p>
      <text:p text:style-name="P39"><text:span text:style-name="T39">It</text:span><text:span text:style-name="T27"> should_not_evaluate_the_right_side_condition</text:span></text:p>
      <text:p text:style-name="P5"/>
      <text:p text:style-name="P5">vemos que necesitamos que necesitamos:</text:p>
      <text:p text:style-name="P5"/>
      <text:p text:style-name="P35">left_side_specification.is_satisfied_by(item);</text:p>
      <text:p text:style-name="P5"/>
      <text:p text:style-name="P5">pero no:</text:p>
      <text:p text:style-name="P5"/>
      <text:p text:style-name="P36">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3">public</text:span><text:span text:style-name="T25"> OrSpecification(</text:span><text:span text:style-name="T38">ISpecification</text:span><text:span text:style-name="T25">&lt;T&gt; left_side_specification, </text:span></text:p>
      <text:p text:style-name="P15"><text:span text:style-name="T25"><text:s text:c="23"/></text:span><text:span text:style-name="T38">ISpecification</text:span><text:span text:style-name="T25">&lt;T&gt; right_side_specification)</text:span></text:p>
      <text:p text:style-name="P5"/>
      <text:p text:style-name="P5">Es decir, con este codigo que se muestra a continuacion conseguiriamos que los dos bloques IT compilasen y ademas cumpliesen los requisitos:</text:p>
      <text:p text:style-name="P5"/>
      <text:p text:style-name="P15"><text:span text:style-name="T13">public</text:span><text:span text:style-name="T25"> </text:span><text:span text:style-name="T13">class</text:span><text:span text:style-name="T25"> </text:span><text:span text:style-name="T48">OrSpecification</text:span><text:span text:style-name="T25">&lt;T&gt; : </text:span><text:span text:style-name="T38">ISpecification</text:span><text:span text:style-name="T25">&lt;T&gt;</text:span></text:p>
      <text:p text:style-name="P23">{</text:p>
      <text:p text:style-name="P39"><text:span text:style-name="T25"><text:s text:c="4"/></text:span><text:span text:style-name="T38">ISpecification</text:span><text:span text:style-name="T25">&lt;T&gt; left_side_specification;</text:span></text:p>
      <text:p text:style-name="P39"><text:span text:style-name="T25"><text:s text:c="4"/></text:span><text:span text:style-name="T38">ISpecification</text:span><text:span text:style-name="T25">&lt;T&gt; right_side_specification;</text:span></text:p>
      <text:p text:style-name="P23"/>
      <text:p text:style-name="P39"><text:span text:style-name="T25"><text:s text:c="4"/></text:span><text:span text:style-name="T13">public</text:span><text:span text:style-name="T25"> OrSpecification(</text:span><text:span text:style-name="T38">ISpecification</text:span><text:span text:style-name="T25">&lt;T&gt; left_side_specification, </text:span></text:p>
      <text:p text:style-name="P39"><text:span text:style-name="T25"><text:s text:c="27"/></text:span><text:span text:style-name="T38">ISpecification</text:span><text:span text:style-name="T25">&lt;T&gt; right_side_specification)</text:span></text:p>
      <text:p text:style-name="P23"><text:s text:c="4"/>{</text:p>
      <text:p text:style-name="P39"><text:span text:style-name="T25"><text:s text:c="8"/></text:span><text:span text:style-name="T13">this</text:span><text:span text:style-name="T25">.left_side_specification = left_side_specification;</text:span></text:p>
      <text:p text:style-name="P39"><text:span text:style-name="T25"><text:s text:c="8"/></text:span><text:span text:style-name="T13">this</text:span><text:span text:style-name="T25">.right_side_specification = right_side_specification;</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is_satisfied_by(T item)</text:span></text:p>
      <text:p text:style-name="P23"><text:s text:c="4"/>{</text:p>
      <text:p text:style-name="P23"><text:s text:c="8"/><text:span text:style-name="T11">this</text:span>.left_side_specification.is_satisfied_by(item); <text:s text:c="7"/></text:p>
      <text:p text:style-name="P39"><text:span text:style-name="T25"><text:s text:c="8"/></text:span><text:span text:style-name="T13">return</text:span><text:span text:style-name="T25"> </text:span><text:span text:style-name="T13">false</text:span><text:span text:style-name="T25">;</text:span></text:p>
      <text:p text:style-name="P23"><text:s text:c="4"/>}</text:p>
      <text:p text:style-name="P23">}</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38">It</text:span><text:span text:style-name="T25"> should_confirm_that_the_or_operator_specification_was_satisfied</text:span></text:p>
      <text:p text:style-name="P5"><text:soft-page-break/></text:p>
      <text:p text:style-name="P5">Pero tiene facil arreglo, basta con devolver true, en vez de false:</text:p>
      <text:p text:style-name="P5"/>
      <text:p text:style-name="P39"><text:span text:style-name="T13">public</text:span><text:span text:style-name="T25"> </text:span><text:span text:style-name="T13">bool</text:span><text:span text:style-name="T25"> is_satisfied_by(T item)</text:span></text:p>
      <text:p text:style-name="P23">{</text:p>
      <text:p text:style-name="P39"><text:span text:style-name="T25"><text:s text:c="4"/></text:span><text:span text:style-name="T13">this</text:span><text:span text:style-name="T25">.left_side_specification.is_satisfied_by(item); <text:s text:c="7"/></text:span></text:p>
      <text:p text:style-name="P39"><text:span text:style-name="T25"><text:s text:c="4"/></text:span><text:span text:style-name="T13">return</text:span><text:span text:style-name="T25"> </text:span><text:span text:style-name="T13">true</text:span><text:span text:style-name="T25">;</text:span></text:p>
      <text:p text:style-name="P26">}</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3"><text:span text:style-name="T11">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3">return</text:span><text:span text:style-name="T25"> </text:span><text:span text:style-name="T13">true</text:span><text:span text:style-name="T25">;</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Que es lo que ocurre entonces?</text:p>
      <text:p text:style-name="P5"/>
      <text:p text:style-name="P5">Pues que necesitamos programar las otras BDD_Specs que quedan:</text:p>
      <text:p text:style-name="P5"/>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5">»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3">public</text:span><text:span text:style-name="T25"> </text:span><text:span text:style-name="T13">bool</text:span><text:span text:style-name="T25"> is_satisfied_by(T item)</text:span></text:p>
      <text:p text:style-name="P23">{</text:p>
      <text:p text:style-name="P39"><text:span text:style-name="T25"><text:s text:c="4"/></text:span><text:span text:style-name="T13">return this</text:span><text:span text:style-name="T25">.left_side_specification.is_satisfied_by(item) || </text:span></text:p>
      <text:p text:style-name="P23"><text:s text:c="11"/><text:span text:style-name="T11">this</text:span>.right_side_specification.is_satisfied_by(item);</text:p>
      <text:p text:style-name="P23">}</text:p>
      <text:p text:style-name="P5"/>
      <text:p text:style-name="P5"><text:soft-page-break/>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9">Implementando los Scenarios restantes</text:span><text:span text:style-name="T68">:</text:span></text:p>
      <text:p text:style-name="P2"/>
      <text:p text:style-name="P2">Sin entrar en el nivel de detalle de la explicacion del primer Scenario ("Happy Day Scenario"), los Scenarios restantes</text:p>
      <text:p text:style-name="P2"/>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7">» It should evaluate the right side condition</text:p>
      <text:p text:style-name="P2"/>
      <text:p text:style-name="P2">se implementarian a traves del siguiente codigo:</text:p>
      <text:p text:style-name="P2"/>
      <text:p text:style-name="P22"><text:span text:style-name="T23">public</text:span><text:span text:style-name="T68"> </text:span><text:span text:style-name="T23">class</text:span><text:span text:style-name="T68"> </text:span><text:span text:style-name="T55">when_asked_if_an_item_that_meets_only_the_left_side_condition_satisfies_the_or_operator_specification</text:span><text:span text:style-name="T68"> : </text:span><text:span text:style-name="T55">concern_for_the_or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left_side_specification = an&lt;</text:span><text:span text:style-name="T38">ISpecification</text:span><text:span text:style-name="T25">&lt;</text:span><text:span text:style-name="T38">IWhateverType</text:span><text:span text:style-name="T25">&gt;&gt;();</text:span></text:p>
      <text:p text:style-name="P39"><text:span text:style-name="T25"><text:s text:c="8"/>right_side_specification = an&lt;</text:span><text:span text:style-name="T38">ISpecification</text:span><text:span text:style-name="T25">&lt;</text:span><text:span text:style-name="T38">IWhateverType</text:span><text:span text:style-name="T25">&gt;&gt;();</text:span></text:p>
      <text:p text:style-name="P39"><text:span text:style-name="T25"><text:s text:c="8"/>the_item_that_meets_the_left_side_condition = an&lt;</text:span><text:span text:style-name="T38">IWhateverType</text:span><text:span text:style-name="T25">&gt;();</text:span></text:p>
      <text:p text:style-name="P23"/>
      <text:p text:style-name="P23"><text:s text:c="8"/>left_side_specification</text:p>
      <text:p text:style-name="P23"><text:s text:c="11"/>.Stub(x =&gt; x.is_satisfied_by(the_item_that_meets_the_left_side_condition))</text:p>
      <text:p text:style-name="P39"><text:span text:style-name="T25"><text:s text:c="11"/>.Return(</text:span><text:span text:style-name="T13">true</text:span><text:span text:style-name="T25">);</text:span></text:p>
      <text:p text:style-name="P23"><text:s text:c="8"/>right_side_specification</text:p>
      <text:p text:style-name="P23"><text:s text:c="11"/>.Stub(x =&gt; x.is_satisfied_by(the_item_that_meets_the_left_side_condition))</text:p>
      <text:p text:style-name="P39"><text:span text:style-name="T25"><text:s text:c="11"/>.Return(</text:span><text:span text:style-name="T13">false</text:span><text:span text:style-name="T25">);</text:span></text:p>
      <text:p text:style-name="P23"/>
      <text:p text:style-name="P39"><text:span text:style-name="T25"><text:s text:c="8"/>create_sut_using(() =&gt; </text:span><text:span text:style-name="T13">new</text:span><text:span text:style-name="T25"> </text:span><text:span text:style-name="T48">OrSpecification</text:span><text:span text:style-name="T25">&lt;</text:span><text:span text:style-name="T38">IWhateverType</text:span><text:span text:style-name="T25">&gt;(</text:span></text:p>
      <text:p text:style-name="P23"><text:s text:c="60"/>left_side_specification, </text:p>
      <text:p text:style-name="P23"><text:s text:c="60"/>right_side_specification));</text:p>
      <text:p text:style-name="P23"><text:s text:c="4"/>};</text:p>
      <text:p text:style-name="P23"/>
      <text:p text:style-name="P39"><text:span text:style-name="T25"><text:s text:c="4"/></text:span><text:span text:style-name="T38">Because</text:span><text:span text:style-name="T25"> of = () =&gt; </text:span></text:p>
      <text:p text:style-name="P23"><text:s text:c="7"/>result = sut.is_satisfied_by(the_item_that_meets_the_left_side_condition);</text:p>
      <text:p text:style-name="P23"/>
      <text:p text:style-name="P39"><text:span text:style-name="T25"><text:s text:c="4"/></text:span><text:span text:style-name="T38">It</text:span><text:span text:style-name="T25"> should_confirm_that_the_or_operator_specification_was_satisfied = () =&gt; </text:span></text:p>
      <text:p text:style-name="P23"><text:s text:c="7"/>result.ShouldBeTrue();</text:p>
      <text:p text:style-name="P23"><text:s text:c="4"/></text:p>
      <text:p text:style-name="P39"><text:span text:style-name="T25"><text:s text:c="4"/></text:span><text:span text:style-name="T38">It</text:span><text:span text:style-name="T25"> should_evaluate_the_left_side_condition = () =&gt;</text:span></text:p>
      <text:p text:style-name="P23"><text:soft-page-break/><text:s text:c="7"/>left_side_specification</text:p>
      <text:p text:style-name="P23"><text:s text:c="10"/>.received(</text:p>
      <text:p text:style-name="P23"><text:s text:c="14"/>x =&gt; x.is_satisfied_by(the_item_that_meets_the_left_side_condition));</text:p>
      <text:p text:style-name="P23"><text:s text:c="4"/></text:p>
      <text:p text:style-name="P39"><text:span text:style-name="T25"><text:s text:c="4"/></text:span><text:span text:style-name="T38">It</text:span><text:span text:style-name="T25"> should_not_evaluate_the_right_side_condition = () =&gt;</text:span></text:p>
      <text:p text:style-name="P23"><text:s text:c="7"/>right_side_specification</text:p>
      <text:p text:style-name="P23"><text:s text:c="10"/>.never_received(</text:p>
      <text:p text:style-name="P23"><text:s text:c="13"/>x =&gt; x.is_satisfied_by(the_item_that_meets_the_left_side_conditio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left_side_specifica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right_side_specification;</text:span></text:p>
      <text:p text:style-name="P39"><text:span text:style-name="T25"><text:s text:c="4"/></text:span><text:span text:style-name="T13">static</text:span><text:span text:style-name="T25"> </text:span><text:span text:style-name="T38">IWhateverType</text:span><text:span text:style-name="T25"> the_item_that_meets_the_left_side_condition;</text:span></text:p>
      <text:p text:style-name="P23">}</text:p>
      <text:p text:style-name="P23"/>
      <text:p text:style-name="P39"><text:span text:style-name="T13">public</text:span><text:span text:style-name="T25"> </text:span><text:span text:style-name="T13">class</text:span><text:span text:style-name="T25"> </text:span><text:span text:style-name="T48">when_asked_if_an_item_that_meets_only_the_right_side_condition_satisfies_the_or_operator_specification</text:span><text:span text:style-name="T25"> : </text:span><text:span text:style-name="T48">concern_for_the_or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left_side_specification = an&lt;</text:span><text:span text:style-name="T38">ISpecification</text:span><text:span text:style-name="T25">&lt;</text:span><text:span text:style-name="T38">IWhateverType</text:span><text:span text:style-name="T25">&gt;&gt;();</text:span></text:p>
      <text:p text:style-name="P39"><text:span text:style-name="T25"><text:s text:c="8"/>right_side_specification = an&lt;</text:span><text:span text:style-name="T38">ISpecification</text:span><text:span text:style-name="T25">&lt;</text:span><text:span text:style-name="T38">IWhateverType</text:span><text:span text:style-name="T25">&gt;&gt;();</text:span></text:p>
      <text:p text:style-name="P39"><text:span text:style-name="T25"><text:s text:c="8"/>the_item_that_meets_the_right_side_condition = an&lt;</text:span><text:span text:style-name="T38">IWhateverType</text:span><text:span text:style-name="T25">&gt;();</text:span></text:p>
      <text:p text:style-name="P23"/>
      <text:p text:style-name="P23"><text:s text:c="8"/>left_side_specification</text:p>
      <text:p text:style-name="P23"><text:s text:c="11"/>.Stub(x =&gt; x.is_satisfied_by(the_item_that_meets_the_right_side_condition))</text:p>
      <text:p text:style-name="P39"><text:span text:style-name="T25"><text:s text:c="11"/>.Return(</text:span><text:span text:style-name="T13">false</text:span><text:span text:style-name="T25">);</text:span></text:p>
      <text:p text:style-name="P23"><text:s text:c="8"/>right_side_specification</text:p>
      <text:p text:style-name="P23"><text:s text:c="11"/>.Stub(x =&gt; x.is_satisfied_by(the_item_that_meets_the_right_side_condition))</text:p>
      <text:p text:style-name="P39"><text:span text:style-name="T25"><text:s text:c="11"/>.Return(</text:span><text:span text:style-name="T13">true</text:span><text:span text:style-name="T25">);</text:span></text:p>
      <text:p text:style-name="P23"/>
      <text:p text:style-name="P39"><text:span text:style-name="T25"><text:s text:c="8"/>create_sut_using(() =&gt; </text:span><text:span text:style-name="T13">new</text:span><text:span text:style-name="T25"> </text:span><text:span text:style-name="T48">OrSpecification</text:span><text:span text:style-name="T25">&lt;</text:span><text:span text:style-name="T38">IWhateverType</text:span><text:span text:style-name="T25">&gt;(</text:span></text:p>
      <text:p text:style-name="P23"><text:s text:c="60"/>left_side_specification, </text:p>
      <text:p text:style-name="P23"><text:s text:c="60"/>right_side_specification));</text:p>
      <text:p text:style-name="P23"><text:s text:c="4"/>};</text:p>
      <text:p text:style-name="P23"/>
      <text:p text:style-name="P39"><text:span text:style-name="T25"><text:s text:c="4"/></text:span><text:span text:style-name="T38">Because</text:span><text:span text:style-name="T25"> of = () =&gt; </text:span></text:p>
      <text:p text:style-name="P23"><text:s text:c="7"/>result = sut.is_satisfied_by(the_item_that_meets_the_right_side_condition);</text:p>
      <text:p text:style-name="P23"/>
      <text:p text:style-name="P39"><text:span text:style-name="T25"><text:s text:c="4"/></text:span><text:span text:style-name="T38">It</text:span><text:span text:style-name="T25"> should_confirm_that_the_or_operator_specification_was_satisfied = () =&gt; </text:span></text:p>
      <text:p text:style-name="P23"><text:s text:c="7"/>result.ShouldBeTrue();</text:p>
      <text:p text:style-name="P23"><text:s text:c="8"/></text:p>
      <text:p text:style-name="P39"><text:span text:style-name="T25"><text:s text:c="4"/></text:span><text:span text:style-name="T38">It</text:span><text:span text:style-name="T25">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5"><text:s text:c="4"/></text:span><text:span text:style-name="T38">It</text:span><text:span text:style-name="T25"> should_evaluate_the_right_side_condition = () =&gt;</text:span></text:p>
      <text:p text:style-name="P23"><text:s text:c="7"/>right_side_specification</text:p>
      <text:p text:style-name="P23"><text:s text:c="10"/>.received(</text:p>
      <text:p text:style-name="P23"><text:s text:c="13"/>x =&gt; x.is_satisfied_by(the_item_that_meets_the_right_side_conditio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left_side_specifica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right_side_specification;</text:span></text:p>
      <text:p text:style-name="P39"><text:span text:style-name="T25"><text:s text:c="4"/></text:span><text:span text:style-name="T13">static</text:span><text:span text:style-name="T25"> </text:span><text:span text:style-name="T38">IWhateverType</text:span><text:span text:style-name="T25"> the_item_that_meets_the_right_side_condition;</text:span></text:p>
      <text:p text:style-name="P23">}</text:p>
      <text:p text:style-name="P23"/>
      <text:p text:style-name="P39"><text:span text:style-name="T13">public</text:span><text:span text:style-name="T25"> </text:span><text:span text:style-name="T13">class</text:span><text:span text:style-name="T25"> </text:span><text:span text:style-name="T48">when_asked_if_an_item_that_does_not_meet_any_of_the_conditions_satisfies_the_or_operator_specification</text:span><text:span text:style-name="T25"> : </text:span><text:span text:style-name="T48">concern_for_the_or_specification</text:span></text:p>
      <text:p text:style-name="P23"><text:soft-page-break/>{</text:p>
      <text:p text:style-name="P39"><text:span text:style-name="T25"><text:s text:c="4"/></text:span><text:span text:style-name="T38">Establish</text:span><text:span text:style-name="T25"> context = () =&gt;</text:span></text:p>
      <text:p text:style-name="P23"><text:s text:c="4"/>{</text:p>
      <text:p text:style-name="P39"><text:span text:style-name="T25"><text:s text:c="8"/>left_side_specification = an&lt;</text:span><text:span text:style-name="T38">ISpecification</text:span><text:span text:style-name="T25">&lt;</text:span><text:span text:style-name="T38">IWhateverType</text:span><text:span text:style-name="T25">&gt;&gt;();</text:span></text:p>
      <text:p text:style-name="P39"><text:span text:style-name="T25"><text:s text:c="8"/>right_side_specification = an&lt;</text:span><text:span text:style-name="T38">ISpecification</text:span><text:span text:style-name="T25">&lt;</text:span><text:span text:style-name="T38">IWhateverType</text:span><text:span text:style-name="T25">&gt;&gt;();</text:span></text:p>
      <text:p text:style-name="P39"><text:span text:style-name="T25"><text:s text:c="8"/>the_item_that_meets_no_condition = an&lt;</text:span><text:span text:style-name="T38">IWhateverType</text:span><text:span text:style-name="T25">&gt;();</text:span></text:p>
      <text:p text:style-name="P23"/>
      <text:p text:style-name="P23"><text:s text:c="8"/>left_side_specification</text:p>
      <text:p text:style-name="P23"><text:s text:c="11"/>.Stub(x =&gt; x.is_satisfied_by(the_item_that_meets_no_condition))</text:p>
      <text:p text:style-name="P39"><text:span text:style-name="T25"><text:s text:c="11"/>.Return(</text:span><text:span text:style-name="T13">false</text:span><text:span text:style-name="T25">);</text:span></text:p>
      <text:p text:style-name="P23"><text:s text:c="8"/>right_side_specification</text:p>
      <text:p text:style-name="P23"><text:s text:c="11"/>.Stub(x =&gt; x.is_satisfied_by(the_item_that_meets_no_condition))</text:p>
      <text:p text:style-name="P39"><text:span text:style-name="T25"><text:s text:c="11"/>.Return(</text:span><text:span text:style-name="T13">false</text:span><text:span text:style-name="T25">);</text:span></text:p>
      <text:p text:style-name="P23"/>
      <text:p text:style-name="P39"><text:span text:style-name="T25"><text:s text:c="8"/>create_sut_using(() =&gt; </text:span><text:span text:style-name="T13">new</text:span><text:span text:style-name="T25"> </text:span><text:span text:style-name="T48">OrSpecification</text:span><text:span text:style-name="T25">&lt;</text:span><text:span text:style-name="T38">IWhateverType</text:span><text:span text:style-name="T25">&gt;(</text:span></text:p>
      <text:p text:style-name="P23"><text:s text:c="60"/>left_side_specification, </text:p>
      <text:p text:style-name="P23"><text:s text:c="60"/>right_side_specification));</text:p>
      <text:p text:style-name="P23"><text:s text:c="4"/>};</text:p>
      <text:p text:style-name="P23"/>
      <text:p text:style-name="P39"><text:span text:style-name="T25"><text:s text:c="4"/></text:span><text:span text:style-name="T38">Because</text:span><text:span text:style-name="T25"> of = () =&gt; result = sut.is_satisfied_by(the_item_that_meets_no_condition);</text:span></text:p>
      <text:p text:style-name="P23"/>
      <text:p text:style-name="P39"><text:span text:style-name="T25"><text:s text:c="4"/></text:span><text:span text:style-name="T38">It</text:span><text:span text:style-name="T25"> should_confirm_that_the_or_operator_specification_was_not_satisfied = () =&gt; </text:span></text:p>
      <text:p text:style-name="P23"><text:s text:c="7"/>result.ShouldBeFalse();</text:p>
      <text:p text:style-name="P23"/>
      <text:p text:style-name="P39"><text:span text:style-name="T25"><text:s text:c="4"/></text:span><text:span text:style-name="T38">It</text:span><text:span text:style-name="T25">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5"><text:s text:c="4"/></text:span><text:span text:style-name="T38">It</text:span><text:span text:style-name="T25"> should_evaluate_the_right_side_condition = () =&gt;</text:span></text:p>
      <text:p text:style-name="P23"><text:s text:c="7"/>right_side_specification</text:p>
      <text:p text:style-name="P23"><text:s text:c="10"/>.received(x =&gt; x.is_satisfied_by(the_item_that_meets_no_conditio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left_side_specifica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right_side_specification;</text:span></text:p>
      <text:p text:style-name="P39"><text:span text:style-name="T25"><text:s text:c="4"/></text:span><text:span text:style-name="T13">static</text:span><text:span text:style-name="T25"> </text:span><text:span text:style-name="T38">IWhateverType</text:span><text:span text:style-name="T25"> the_item_that_meets_no_condition;</text:span></text:p>
      <text:p text:style-name="P23">}</text:p>
      <text:p text:style-name="P2"/>
      <text:p text:style-name="P2">y que obligaria a nuestra clase OrSpecification a hacer lo correcto:</text:p>
      <text:p text:style-name="P2"/>
      <text:p text:style-name="P15"><text:span text:style-name="T19">public</text:span><text:span text:style-name="T30"> </text:span><text:span text:style-name="T19">class</text:span><text:span text:style-name="T30"> </text:span><text:span text:style-name="T52">OrSpecification</text:span><text:span text:style-name="T30">&lt;T&gt; : </text:span><text:span text:style-name="T42">ISpecification</text:span><text:span text:style-name="T30">&lt;T&gt;</text:span></text:p>
      <text:p text:style-name="P23">{</text:p>
      <text:p text:style-name="P39"><text:span text:style-name="T25"><text:s text:c="4"/></text:span><text:span text:style-name="T38">ISpecification</text:span><text:span text:style-name="T25">&lt;T&gt; left_side_specification;</text:span></text:p>
      <text:p text:style-name="P39"><text:span text:style-name="T25"><text:s text:c="4"/></text:span><text:span text:style-name="T38">ISpecification</text:span><text:span text:style-name="T25">&lt;T&gt; right_side_specification;</text:span></text:p>
      <text:p text:style-name="P23"/>
      <text:p text:style-name="P39"><text:span text:style-name="T25"><text:s text:c="4"/></text:span><text:span text:style-name="T13">public</text:span><text:span text:style-name="T25"> OrSpecification(</text:span><text:span text:style-name="T38">ISpecification</text:span><text:span text:style-name="T25">&lt;T&gt; left_side_specification, </text:span></text:p>
      <text:p text:style-name="P39"><text:span text:style-name="T25"><text:s text:c="27"/></text:span><text:span text:style-name="T38">ISpecification</text:span><text:span text:style-name="T25">&lt;T&gt; right_side_specification)</text:span></text:p>
      <text:p text:style-name="P23"><text:s text:c="4"/>{</text:p>
      <text:p text:style-name="P39"><text:span text:style-name="T25"><text:s text:c="8"/></text:span><text:span text:style-name="T13">this</text:span><text:span text:style-name="T25">.left_side_specification = left_side_specification;</text:span></text:p>
      <text:p text:style-name="P39"><text:span text:style-name="T25"><text:s text:c="8"/></text:span><text:span text:style-name="T13">this</text:span><text:span text:style-name="T25">.right_side_specification = right_side_specification;</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is_satisfied_by(T item)</text:span></text:p>
      <text:p text:style-name="P23"><text:s text:c="4"/>{</text:p>
      <text:p text:style-name="P39"><text:span text:style-name="T25"><text:s text:c="8"/></text:span><text:span text:style-name="T13">return</text:span><text:span text:style-name="T25"> </text:span><text:span text:style-name="T13">this</text:span><text:span text:style-name="T25">.left_side_specification.is_satisfied_by(item) || </text:span></text:p>
      <text:p text:style-name="P23"><text:s text:c="15"/><text:span text:style-name="T11">this</text:span>.right_side_specification.is_satisfied_by(item);</text:p>
      <text:p text:style-name="P23"><text:s text:c="4"/>}</text:p>
      <text:p text:style-name="P23">}</text:p>
      <text:p text:style-name="P2"/>
      <text:p text:style-name="P2">tal y como demuestra la salida de haber ejcutado esta BDD_Spec con TestDriven.NET:</text:p>
      <text:p text:style-name="P2"/>
      <text:p text:style-name="P44">------ Test started: Assembly: dddsample.specs.dll ------</text:p>
      <text:p text:style-name="P45"><text:soft-page-break/></text:p>
      <text:p text:style-name="P46">when asked if an item that meets both conditions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left side condition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right side condition satisfies the or operator specification</text:p>
      <text:p text:style-name="P43">» should confirm that the or operator specification was satisfied</text:p>
      <text:p text:style-name="P43">» should evaluate the left side condition</text:p>
      <text:p text:style-name="P43">» should evaluate the right side condition</text:p>
      <text:p text:style-name="P43"/>
      <text:p text:style-name="P43">when asked if an item that does not meet any of the conditions satisfies the or operator specification</text:p>
      <text:p text:style-name="P43">» should confirm that the or operator specification was not satisfied</text:p>
      <text:p text:style-name="P43">» should evaluate the left side condition</text:p>
      <text:p text:style-name="P43">» should evaluate the right side condition</text:p>
      <text:p text:style-name="P43"/>
      <text:p text:style-name="P43"/>
      <text:p text:style-name="P43">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abordados en el epigrafe "<text:span text:style-name="T59">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9">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44">When asked if an item that meets the condition satisfies the not operation specification</text:p>
      <text:p text:style-name="P43">» It should confirm that the original condition has been negated</text:p>
      <text:p text:style-name="P43">» It should evaluate the condition</text:p>
      <text:p text:style-name="P43"/>
      <text:p text:style-name="P43">When asked if an item that does not meet the condition satisfies the not operation specification</text:p>
      <text:p text:style-name="P43">» It should confirm that the original condition has been negated</text:p>
      <text:p text:style-name="P43">» It should evaluate the condition</text:p>
      <text:p text:style-name="P5"/>
      <text:p text:style-name="P5">El codigo que implementan ambas BDD_Specs:</text:p>
      <text:p text:style-name="P5"/>
      <text:p text:style-name="P22"><text:span text:style-name="T11">public</text:span> <text:span text:style-name="T11">class</text:span> <text:span text:style-name="T46">concern_for_the_not_specification</text:span> : </text:p>
      <text:p text:style-name="P22"><text:span text:style-name="T46"><text:s text:c="3"/>Observes</text:span>&lt;<text:span text:style-name="T36">ISpecification</text:span>&lt;<text:span text:style-name="T36">IWhateverType</text:span>&gt;, <text:span text:style-name="T46">NotSpecification</text:span>&lt;<text:span text:style-name="T36">IWhateverType</text:span>&gt;&gt; { }</text:p>
      <text:p text:style-name="P23"/>
      <text:p text:style-name="P39"><text:span text:style-name="T13">public</text:span><text:span text:style-name="T25"> </text:span><text:span text:style-name="T13">class</text:span><text:span text:style-name="T25"> </text:span><text:span text:style-name="T48">when_asked_if_an_item_that_meets_the_condition_satisfies_the_not_operation_specification</text:span><text:span text:style-name="T25"> : </text:span><text:span text:style-name="T48">concern_for_the_not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he_to_negate_specification = the_dependency&lt;</text:span><text:span text:style-name="T38">ISpecification</text:span><text:span text:style-name="T25">&lt;</text:span><text:span text:style-name="T38">IWhateverType</text:span><text:span text:style-name="T25">&gt;&gt;();</text:span></text:p>
      <text:p text:style-name="P39"><text:soft-page-break/><text:span text:style-name="T25"><text:s text:c="8"/>the_item_that_meets_the_condition = an&lt;</text:span><text:span text:style-name="T38">IWhateverType</text:span><text:span text:style-name="T25">&gt;();</text:span></text:p>
      <text:p text:style-name="P23"/>
      <text:p text:style-name="P23"><text:s text:c="8"/>the_to_negate_specification</text:p>
      <text:p text:style-name="P23"><text:s text:c="11"/>.Stub(x =&gt; x.is_satisfied_by(the_item_that_meets_the_condition))</text:p>
      <text:p text:style-name="P39"><text:span text:style-name="T25"><text:s text:c="11"/>.Return(</text:span><text:span text:style-name="T13">true</text:span><text:span text:style-name="T25">);</text:span></text:p>
      <text:p text:style-name="P23"><text:s text:c="4"/>};</text:p>
      <text:p text:style-name="P23"/>
      <text:p text:style-name="P39"><text:span text:style-name="T25"><text:s text:c="4"/></text:span><text:span text:style-name="T38">Because</text:span><text:span text:style-name="T25"> of = () =&gt; result = sut.is_satisfied_by(the_item_that_meets_the_condition);</text:span></text:p>
      <text:p text:style-name="P23"/>
      <text:p text:style-name="P39"><text:span text:style-name="T25"><text:s text:c="4"/></text:span><text:span text:style-name="T38">It</text:span><text:span text:style-name="T25"> should_confirm_that_the_original_condition_has_been_negated = () =&gt; </text:span></text:p>
      <text:p text:style-name="P23"><text:s text:c="7"/>result.ShouldBeFalse();</text:p>
      <text:p text:style-name="P23"/>
      <text:p text:style-name="P39"><text:span text:style-name="T25"><text:s text:c="4"/></text:span><text:span text:style-name="T38">It</text:span><text:span text:style-name="T25"> should_evaluate_the_condition = () =&gt;</text:span></text:p>
      <text:p text:style-name="P23"><text:s text:c="7"/>the_to_negate_specification</text:p>
      <text:p text:style-name="P23"><text:s text:c="10"/>.received(x =&gt; x.is_satisfied_by(the_item_that_meets_the_conditio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WhateverType</text:span><text:span text:style-name="T25"> the_item_that_meets_the_condi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the_to_negate_specification;</text:span></text:p>
      <text:p text:style-name="P23">}</text:p>
      <text:p text:style-name="P23"/>
      <text:p text:style-name="P39"><text:span text:style-name="T13">public</text:span><text:span text:style-name="T25"> </text:span><text:span text:style-name="T13">class</text:span><text:span text:style-name="T25"> </text:span><text:span text:style-name="T48">when_asked_if_an_item_that_does_not_meet_the_condition_satisfies_the_not_operation_specification</text:span><text:span text:style-name="T25"> : </text:span><text:span text:style-name="T48">concern_for_the_not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he_to_negate_specification = the_dependency&lt;</text:span><text:span text:style-name="T38">ISpecification</text:span><text:span text:style-name="T25">&lt;</text:span><text:span text:style-name="T38">IWhateverType</text:span><text:span text:style-name="T25">&gt;&gt;();</text:span></text:p>
      <text:p text:style-name="P39"><text:span text:style-name="T25"><text:s text:c="8"/>the_item_that_does_not_meet_the_condition = an&lt;</text:span><text:span text:style-name="T38">IWhateverType</text:span><text:span text:style-name="T25">&gt;();</text:span></text:p>
      <text:p text:style-name="P23"/>
      <text:p text:style-name="P23"><text:s text:c="8"/>the_to_negate_specification</text:p>
      <text:p text:style-name="P23"><text:s text:c="11"/>.Stub(x =&gt; x.is_satisfied_by(the_item_that_does_not_meet_the_condition))</text:p>
      <text:p text:style-name="P39"><text:span text:style-name="T25"><text:s text:c="11"/>.Return(</text:span><text:span text:style-name="T13">false</text:span><text:span text:style-name="T25">);</text:span></text:p>
      <text:p text:style-name="P23"><text:s text:c="4"/>};</text:p>
      <text:p text:style-name="P23"/>
      <text:p text:style-name="P39"><text:span text:style-name="T25"><text:s text:c="4"/></text:span><text:span text:style-name="T38">Because</text:span><text:span text:style-name="T25"> of = () =&gt; </text:span></text:p>
      <text:p text:style-name="P23"><text:s text:c="7"/>result = sut.is_satisfied_by(the_item_that_does_not_meet_the_condition);</text:p>
      <text:p text:style-name="P23"/>
      <text:p text:style-name="P39"><text:span text:style-name="T25"><text:s text:c="4"/></text:span><text:span text:style-name="T38">It</text:span><text:span text:style-name="T25"> should_confirm_that_the_original_condition_has_been_negated = () =&gt; </text:span></text:p>
      <text:p text:style-name="P23"><text:s text:c="7"/>result.ShouldBeTrue();</text:p>
      <text:p text:style-name="P23"/>
      <text:p text:style-name="P39"><text:span text:style-name="T25"><text:s text:c="4"/></text:span><text:span text:style-name="T38">It</text:span><text:span text:style-name="T25"> should_evaluate_the_condition = () =&gt;</text:span></text:p>
      <text:p text:style-name="P23"><text:s text:c="7"/>the_to_negate_specification</text:p>
      <text:p text:style-name="P23"><text:s text:c="10"/>.received(x =&gt; x.is_satisfied_by(the_item_that_does_not_meet_the_conditio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WhateverType</text:span><text:span text:style-name="T25"> the_item_that_does_not_meet_the_condi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the_to_negate_specification;</text:span></text:p>
      <text:p text:style-name="P23">}</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39397656" text:continue-list="list39407602" text:style-name="L4">
        <text:list-item>
          <text:p text:style-name="P64">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text:soft-page-break/>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3">public</text:span><text:span text:style-name="T25"> </text:span><text:span text:style-name="T13">class</text:span><text:span text:style-name="T25"> </text:span><text:span text:style-name="T48">NotSpecification</text:span><text:span text:style-name="T25">&lt;T&gt; : </text:span><text:span text:style-name="T38">ISpecification</text:span><text:span text:style-name="T25">&lt;T&gt; </text:span></text:p>
      <text:p text:style-name="P23">{</text:p>
      <text:p text:style-name="P39"><text:span text:style-name="T25"><text:s text:c="4"/></text:span><text:span text:style-name="T38">ISpecification</text:span><text:span text:style-name="T25">&lt;T&gt; to_negate_specification;</text:span></text:p>
      <text:p text:style-name="P23"/>
      <text:p text:style-name="P39"><text:span text:style-name="T25"><text:s text:c="4"/></text:span><text:span text:style-name="T13">public</text:span><text:span text:style-name="T25"> NotSpecification(</text:span><text:span text:style-name="T38">ISpecification</text:span><text:span text:style-name="T25">&lt;T&gt; to_negate_specification)</text:span></text:p>
      <text:p text:style-name="P23"><text:s text:c="4"/>{</text:p>
      <text:p text:style-name="P39"><text:span text:style-name="T25"><text:s text:c="8"/></text:span><text:span text:style-name="T13">this</text:span><text:span text:style-name="T25">.to_negate_specification = to_negate_specification;</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is_satisfied_by(T item)</text:span></text:p>
      <text:p text:style-name="P23"><text:s text:c="4"/>{</text:p>
      <text:p text:style-name="P39"><text:span text:style-name="T25"><text:s text:c="8"/></text:span><text:span text:style-name="T13">return</text:span><text:span text:style-name="T25"> !</text:span><text:span text:style-name="T13">this</text:span><text:span text:style-name="T25">.to_negate_specification.is_satisfied_by(item);</text:span></text:p>
      <text:p text:style-name="P23"><text:s text:c="4"/>}</text:p>
      <text:p text:style-name="P23">}</text:p>
      <text:p text:style-name="P5"/>
      <text:p text:style-name="P5">Y todo funciona segun lo previsto tal y como demuestra el log de TestDriven.NET:</text:p>
      <text:p text:style-name="P5"/>
      <text:p text:style-name="P44">------ Test started: Assembly: dddsample.specs.dll ------</text:p>
      <text:p text:style-name="P45"/>
      <text:p text:style-name="P44">when asked if an item that meets the condition satisfies the not operation specification</text:p>
      <text:p text:style-name="P43">» should confirm that the original condition has been negated</text:p>
      <text:p text:style-name="P43">» should evaluate the condition</text:p>
      <text:p text:style-name="P43"/>
      <text:p text:style-name="P43">when asked if an item that does not meet the condition satisfies the not operation specification</text:p>
      <text:p text:style-name="P43">» should confirm that the original condition has been negated</text:p>
      <text:p text:style-name="P43">» should evaluate the condition</text:p>
      <text:p text:style-name="P43"/>
      <text:p text:style-name="P43"/>
      <text:p text:style-name="P43">4 passed, 0 failed, 0 skipped, took 0,62 seconds (Machine.Specifications 0.3.0).</text:p>
      <text:p text:style-name="P11"/>
      <text:p text:style-name="P5"/>
      <text:p text:style-name="P2"><text:span text:style-name="T9">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44">When asked if an item that meets both conditions satisfies the and operator specification</text:p>
      <text:p text:style-name="P43">» It should confirm that the and operator specification was satisfied</text:p>
      <text:p text:style-name="P43">» It should evaluate the left side condition</text:p>
      <text:p text:style-name="P43">» It should evaluate the right side condition</text:p>
      <text:p text:style-name="P43"/>
      <text:p text:style-name="P43">When asked if an item that meets only the left side condition satisfies the and operator specification</text:p>
      <text:p text:style-name="P43">» It should confirm that the and operator specification was not satisfied</text:p>
      <text:p text:style-name="P43">» It should evaluate the left side condition</text:p>
      <text:p text:style-name="P43">» It should evaluate the right side condition</text:p>
      <text:p text:style-name="P43"/>
      <text:p text:style-name="P43">When asked if an item that meets only the right side condition satisfies the and operator <text:soft-page-break/>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43"/>
      <text:p text:style-name="P43">When asked if an item that does not meet any of the conditions satisfies the and operator 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3">public</text:span><text:span text:style-name="T25"> </text:span><text:span text:style-name="T13">class</text:span><text:span text:style-name="T25"> </text:span><text:span text:style-name="T48">concern_for_the_and_specification</text:span><text:span text:style-name="T25"> : </text:span></text:p>
      <text:p text:style-name="P13"><text:span text:style-name="T25"><text:s text:c="3"/></text:span><text:span text:style-name="T48">Observes</text:span><text:span text:style-name="T25">&lt;</text:span><text:span text:style-name="T38">ISpecification</text:span><text:span text:style-name="T25">&lt;</text:span><text:span text:style-name="T38">IWhateverType</text:span><text:span text:style-name="T25">&gt;, </text:span><text:span text:style-name="T48">AndSpecification</text:span><text:span text:style-name="T25">&lt;</text:span><text:span text:style-name="T38">IWhateverType</text:span><text:span text:style-name="T25">&gt;&gt; { }</text:span></text:p>
      <text:p text:style-name="P23"/>
      <text:p text:style-name="P39"><text:span text:style-name="T13">public</text:span><text:span text:style-name="T25"> </text:span><text:span text:style-name="T13">class</text:span><text:span text:style-name="T25"> </text:span><text:span text:style-name="T48">when_asked_if_an_item_that_meets_both_conditions_satisfies_the_and_operator_specification</text:span><text:span text:style-name="T25"> : </text:span><text:span text:style-name="T48">concern_for_the_and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left_side_specification = an&lt;</text:span><text:span text:style-name="T38">ISpecification</text:span><text:span text:style-name="T25">&lt;</text:span><text:span text:style-name="T38">IWhateverType</text:span><text:span text:style-name="T25">&gt;&gt;();</text:span></text:p>
      <text:p text:style-name="P39"><text:span text:style-name="T25"><text:s text:c="8"/>right_side_specification = an&lt;</text:span><text:span text:style-name="T38">ISpecification</text:span><text:span text:style-name="T25">&lt;</text:span><text:span text:style-name="T38">IWhateverType</text:span><text:span text:style-name="T25">&gt;&gt;();</text:span></text:p>
      <text:p text:style-name="P39"><text:span text:style-name="T25"><text:s text:c="8"/>the_item_that_meets_both_conditions = an&lt;</text:span><text:span text:style-name="T38">IWhateverType</text:span><text:span text:style-name="T25">&gt;();</text:span></text:p>
      <text:p text:style-name="P23"/>
      <text:p text:style-name="P23"><text:s text:c="8"/>left_side_specification</text:p>
      <text:p text:style-name="P23"><text:s text:c="11"/>.Stub(x =&gt; x.is_satisfied_by(the_item_that_meets_both_conditions))</text:p>
      <text:p text:style-name="P39"><text:span text:style-name="T25"><text:s text:c="11"/>.Return(</text:span><text:span text:style-name="T13">true</text:span><text:span text:style-name="T25">);</text:span></text:p>
      <text:p text:style-name="P23"><text:s text:c="8"/>right_side_specification</text:p>
      <text:p text:style-name="P23"><text:s text:c="11"/>.Stub(x =&gt; x.is_satisfied_by(the_item_that_meets_both_conditions))</text:p>
      <text:p text:style-name="P39"><text:span text:style-name="T25"><text:s text:c="11"/>.Return(</text:span><text:span text:style-name="T13">true</text:span><text:span text:style-name="T25">);</text:span></text:p>
      <text:p text:style-name="P23"/>
      <text:p text:style-name="P39"><text:span text:style-name="T25"><text:s text:c="8"/>create_sut_using(() =&gt; </text:span><text:span text:style-name="T13">new</text:span><text:span text:style-name="T25"> </text:span><text:span text:style-name="T48">AndSpecification</text:span><text:span text:style-name="T25">&lt;</text:span><text:span text:style-name="T38">IWhateverType</text:span><text:span text:style-name="T25">&gt;(</text:span></text:p>
      <text:p text:style-name="P23"><text:s text:c="60"/>left_side_specification, </text:p>
      <text:p text:style-name="P23"><text:s text:c="60"/>right_side_specification));</text:p>
      <text:p text:style-name="P23"><text:s text:c="4"/>};</text:p>
      <text:p text:style-name="P23"/>
      <text:p text:style-name="P39"><text:span text:style-name="T25"><text:s text:c="4"/></text:span><text:span text:style-name="T38">Because</text:span><text:span text:style-name="T25"> of = () =&gt; result = </text:span></text:p>
      <text:p text:style-name="P23"><text:s text:c="7"/>sut.is_satisfied_by(the_item_that_meets_both_conditions);</text:p>
      <text:p text:style-name="P23"/>
      <text:p text:style-name="P39"><text:span text:style-name="T25"><text:s text:c="4"/></text:span><text:span text:style-name="T38">It</text:span><text:span text:style-name="T25"> should_confirm_that_the_and_operator_specification_was_satisfied = () =&gt; </text:span></text:p>
      <text:p text:style-name="P23"><text:s text:c="7"/>result.ShouldBeTrue();</text:p>
      <text:p text:style-name="P23"/>
      <text:p text:style-name="P39"><text:span text:style-name="T25"><text:s text:c="4"/></text:span><text:span text:style-name="T38">It</text:span><text:span text:style-name="T25">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5"><text:s text:c="4"/></text:span><text:span text:style-name="T38">It</text:span><text:span text:style-name="T25"> should_evaluate_the_right_side_condition = () =&gt;</text:span></text:p>
      <text:p text:style-name="P23"><text:s text:c="7"/>right_side_specification</text:p>
      <text:p text:style-name="P23"><text:s text:c="10"/>.received(x =&gt; x.is_satisfied_by(the_item_that_meets_both_conditions));</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left_side_specifica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right_side_specification;</text:span></text:p>
      <text:p text:style-name="P39"><text:span text:style-name="T25"><text:s text:c="4"/></text:span><text:span text:style-name="T13">static</text:span><text:span text:style-name="T25"> </text:span><text:span text:style-name="T38">IWhateverType</text:span><text:span text:style-name="T25"> the_item_that_meets_both_conditions;</text:span></text:p>
      <text:p text:style-name="P23">}</text:p>
      <text:p text:style-name="P23"/>
      <text:p text:style-name="P39"><text:span text:style-name="T13">public</text:span><text:span text:style-name="T25"> </text:span><text:span text:style-name="T13">class</text:span><text:span text:style-name="T25"> </text:span><text:soft-page-break/><text:span text:style-name="T48">when_asked_if_an_item_that_meets_only_the_left_side_condition_satisfies_the_and_operator_specification</text:span><text:span text:style-name="T25"> : </text:span><text:span text:style-name="T48">concern_for_the_and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left_side_specification = an&lt;</text:span><text:span text:style-name="T38">ISpecification</text:span><text:span text:style-name="T25">&lt;</text:span><text:span text:style-name="T38">IWhateverType</text:span><text:span text:style-name="T25">&gt;&gt;();</text:span></text:p>
      <text:p text:style-name="P39"><text:span text:style-name="T25"><text:s text:c="8"/>right_side_specification = an&lt;</text:span><text:span text:style-name="T38">ISpecification</text:span><text:span text:style-name="T25">&lt;</text:span><text:span text:style-name="T38">IWhateverType</text:span><text:span text:style-name="T25">&gt;&gt;(); <text:s text:c="11"/></text:span></text:p>
      <text:p text:style-name="P39"><text:span text:style-name="T25"><text:s text:c="8"/>the_item_that_meets_the_left_side_condition = an&lt;</text:span><text:span text:style-name="T38">IWhateverType</text:span><text:span text:style-name="T25">&gt;();</text:span></text:p>
      <text:p text:style-name="P23"/>
      <text:p text:style-name="P23"><text:s text:c="8"/>left_side_specification</text:p>
      <text:p text:style-name="P23"><text:s text:c="11"/>.Stub(x =&gt; x.is_satisfied_by(the_item_that_meets_the_left_side_condition))</text:p>
      <text:p text:style-name="P39"><text:span text:style-name="T25"><text:s text:c="11"/>.Return(</text:span><text:span text:style-name="T13">true</text:span><text:span text:style-name="T25">);</text:span></text:p>
      <text:p text:style-name="P23"><text:s text:c="8"/>right_side_specification</text:p>
      <text:p text:style-name="P23"><text:s text:c="11"/>.Stub(x =&gt; x.is_satisfied_by(the_item_that_meets_the_left_side_condition))</text:p>
      <text:p text:style-name="P39"><text:span text:style-name="T25"><text:s text:c="11"/>.Return(</text:span><text:span text:style-name="T13">false</text:span><text:span text:style-name="T25">);</text:span></text:p>
      <text:p text:style-name="P23"/>
      <text:p text:style-name="P39"><text:span text:style-name="T25"><text:s text:c="8"/>create_sut_using(() =&gt; </text:span><text:span text:style-name="T13">new</text:span><text:span text:style-name="T25"> </text:span><text:span text:style-name="T48">AndSpecification</text:span><text:span text:style-name="T25">&lt;</text:span><text:span text:style-name="T38">IWhateverType</text:span><text:span text:style-name="T25">&gt;(</text:span></text:p>
      <text:p text:style-name="P23"><text:s text:c="60"/>left_side_specification, </text:p>
      <text:p text:style-name="P23"><text:s text:c="60"/>right_side_specification));</text:p>
      <text:p text:style-name="P23"><text:s text:c="4"/>};</text:p>
      <text:p text:style-name="P23"/>
      <text:p text:style-name="P39"><text:span text:style-name="T25"><text:s text:c="4"/></text:span><text:span text:style-name="T38">Because</text:span><text:span text:style-name="T25"> of = () =&gt; </text:span></text:p>
      <text:p text:style-name="P23"><text:s text:c="8"/>result = sut.is_satisfied_by(the_item_that_meets_the_left_side_condition);</text:p>
      <text:p text:style-name="P23"/>
      <text:p text:style-name="P39"><text:span text:style-name="T25"><text:s text:c="4"/></text:span><text:span text:style-name="T38">It</text:span><text:span text:style-name="T25"> should_confirm_that_the_and_operator_specification_was_not_satisfied = () =&gt; </text:span></text:p>
      <text:p text:style-name="P23"><text:s text:c="7"/>result.ShouldBeFalse();</text:p>
      <text:p text:style-name="P23"/>
      <text:p text:style-name="P39"><text:span text:style-name="T25"><text:s text:c="4"/></text:span><text:span text:style-name="T38">It</text:span><text:span text:style-name="T25"> should_evaluate_the_left_side_condition = () =&gt;</text:span></text:p>
      <text:p text:style-name="P23"><text:s text:c="7"/>left_side_specification</text:p>
      <text:p text:style-name="P23"><text:s text:c="10"/>.received(</text:p>
      <text:p text:style-name="P23"><text:s text:c="13"/>x =&gt; x.is_satisfied_by(the_item_that_meets_the_left_side_condition));</text:p>
      <text:p text:style-name="P23"/>
      <text:p text:style-name="P39"><text:span text:style-name="T25"><text:s text:c="4"/></text:span><text:span text:style-name="T38">It</text:span><text:span text:style-name="T25"> should_evaluate_the_right_side_condition = () =&gt;</text:span></text:p>
      <text:p text:style-name="P23"><text:s text:c="7"/>right_side_specification</text:p>
      <text:p text:style-name="P23"><text:s text:c="10"/>.received(</text:p>
      <text:p text:style-name="P23"><text:s text:c="13"/>x =&gt; x.is_satisfied_by(the_item_that_meets_the_left_side_conditio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left_side_specifica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right_side_specification;</text:span></text:p>
      <text:p text:style-name="P39"><text:span text:style-name="T25"><text:s text:c="4"/></text:span><text:span text:style-name="T13">static</text:span><text:span text:style-name="T25"> </text:span><text:span text:style-name="T38">IWhateverType</text:span><text:span text:style-name="T25"> the_item_that_meets_the_left_side_condition;</text:span></text:p>
      <text:p text:style-name="P23">}</text:p>
      <text:p text:style-name="P23"/>
      <text:p text:style-name="P39"><text:span text:style-name="T13">public</text:span><text:span text:style-name="T25"> </text:span><text:span text:style-name="T13">class</text:span><text:span text:style-name="T25"> </text:span><text:span text:style-name="T48">when_asked_if_an_item_that_meets_only_the_right_side_condition_satisfies_the_and_operator_specification</text:span><text:span text:style-name="T25"> : </text:span><text:span text:style-name="T48">concern_for_the_and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left_side_specification = an&lt;</text:span><text:span text:style-name="T38">ISpecification</text:span><text:span text:style-name="T25">&lt;</text:span><text:span text:style-name="T38">IWhateverType</text:span><text:span text:style-name="T25">&gt;&gt;();</text:span></text:p>
      <text:p text:style-name="P39"><text:span text:style-name="T25"><text:s text:c="8"/>right_side_specification = an&lt;</text:span><text:span text:style-name="T38">ISpecification</text:span><text:span text:style-name="T25">&lt;</text:span><text:span text:style-name="T38">IWhateverType</text:span><text:span text:style-name="T25">&gt;&gt;();</text:span></text:p>
      <text:p text:style-name="P39"><text:span text:style-name="T25"><text:s text:c="8"/>the_item_that_meets_the_right_side_condition = an&lt;</text:span><text:span text:style-name="T38">IWhateverType</text:span><text:span text:style-name="T25">&gt;();</text:span></text:p>
      <text:p text:style-name="P23"/>
      <text:p text:style-name="P23"><text:s text:c="8"/>left_side_specification</text:p>
      <text:p text:style-name="P23"><text:s text:c="11"/>.Stub(x =&gt; x.is_satisfied_by(the_item_that_meets_the_right_side_condition))</text:p>
      <text:p text:style-name="P39"><text:span text:style-name="T25"><text:s text:c="11"/>.Return(</text:span><text:span text:style-name="T13">false</text:span><text:span text:style-name="T25">);</text:span></text:p>
      <text:p text:style-name="P23"><text:s text:c="8"/>right_side_specification</text:p>
      <text:p text:style-name="P23"><text:s text:c="11"/>.Stub(x =&gt; x.is_satisfied_by(the_item_that_meets_the_right_side_condition))</text:p>
      <text:p text:style-name="P39"><text:span text:style-name="T25"><text:s text:c="11"/>.Return(</text:span><text:span text:style-name="T13">true</text:span><text:span text:style-name="T25">);</text:span></text:p>
      <text:p text:style-name="P23"/>
      <text:p text:style-name="P39"><text:span text:style-name="T25"><text:s text:c="8"/>create_sut_using(() =&gt; </text:span><text:span text:style-name="T13">new</text:span><text:span text:style-name="T25"> </text:span><text:span text:style-name="T48">AndSpecification</text:span><text:span text:style-name="T25">&lt;</text:span><text:span text:style-name="T38">IWhateverType</text:span><text:span text:style-name="T25">&gt;(</text:span></text:p>
      <text:p text:style-name="P23"><text:s text:c="60"/>left_side_specification, </text:p>
      <text:p text:style-name="P23"><text:soft-page-break/><text:s text:c="60"/>right_side_specification));</text:p>
      <text:p text:style-name="P23"><text:s text:c="4"/>};</text:p>
      <text:p text:style-name="P23"/>
      <text:p text:style-name="P39"><text:span text:style-name="T25"><text:s text:c="4"/></text:span><text:span text:style-name="T38">Because</text:span><text:span text:style-name="T25"> of = () =&gt; </text:span></text:p>
      <text:p text:style-name="P23"><text:s text:c="7"/>result = sut.is_satisfied_by(the_item_that_meets_the_right_side_condition);</text:p>
      <text:p text:style-name="P23"/>
      <text:p text:style-name="P39"><text:span text:style-name="T25"><text:s text:c="4"/></text:span><text:span text:style-name="T38">It</text:span><text:span text:style-name="T25"> should_confirm_that_the_and_operator_specification_was_not_satisfied = () =&gt; </text:span></text:p>
      <text:p text:style-name="P23"><text:s text:c="7"/>result.ShouldBeFalse();</text:p>
      <text:p text:style-name="P23"/>
      <text:p text:style-name="P39"><text:span text:style-name="T25"><text:s text:c="4"/></text:span><text:span text:style-name="T38">It</text:span><text:span text:style-name="T25">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5"><text:s text:c="4"/></text:span><text:span text:style-name="T38">It</text:span><text:span text:style-name="T25"> should_not_evaluate_the_right_side_condition = () =&gt;</text:span></text:p>
      <text:p text:style-name="P23"><text:s text:c="7"/>right_side_specification</text:p>
      <text:p text:style-name="P23"><text:s text:c="10"/>.never_received(</text:p>
      <text:p text:style-name="P23"><text:s text:c="13"/>x =&gt; x.is_satisfied_by(the_item_that_meets_the_right_side_conditio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left_side_specification;</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right_side_specification;</text:span></text:p>
      <text:p text:style-name="P39"><text:span text:style-name="T25"><text:s text:c="4"/></text:span><text:span text:style-name="T13">static</text:span><text:span text:style-name="T25"> </text:span><text:span text:style-name="T38">IWhateverType</text:span><text:span text:style-name="T25"> the_item_that_meets_the_right_side_condition;</text:span></text:p>
      <text:p text:style-name="P23">}</text:p>
      <text:p text:style-name="P23"/>
      <text:p text:style-name="P39"><text:span text:style-name="T13">public</text:span><text:span text:style-name="T25"> </text:span><text:span text:style-name="T13">class</text:span><text:span text:style-name="T25"> </text:span><text:span text:style-name="T48">when_asked_if_an_item_that_does_not_meet_any_of_the_conditions_satisfies_the_and_operator_specification</text:span><text:span text:style-name="T25"> : </text:span><text:span text:style-name="T48">concern_for_the_and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left_side_specification = an&lt;</text:span><text:span text:style-name="T38">ISpecification</text:span><text:span text:style-name="T25">&lt;</text:span><text:span text:style-name="T38">IWhateverType</text:span><text:span text:style-name="T25">&gt;&gt;();</text:span></text:p>
      <text:p text:style-name="P39"><text:span text:style-name="T25"><text:s text:c="8"/>right_side_specification = an&lt;</text:span><text:span text:style-name="T38">ISpecification</text:span><text:span text:style-name="T25">&lt;</text:span><text:span text:style-name="T38">IWhateverType</text:span><text:span text:style-name="T25">&gt;&gt;();</text:span></text:p>
      <text:p text:style-name="P39"><text:span text:style-name="T25"><text:s text:c="8"/>the_item_that_meets_no_condition = an&lt;</text:span><text:span text:style-name="T38">IWhateverType</text:span><text:span text:style-name="T25">&gt;();</text:span></text:p>
      <text:p text:style-name="P23"/>
      <text:p text:style-name="P23"><text:s text:c="8"/>left_side_specification</text:p>
      <text:p text:style-name="P23"><text:s text:c="11"/>.Stub(x =&gt; x.is_satisfied_by(the_item_that_meets_no_condition))</text:p>
      <text:p text:style-name="P39"><text:span text:style-name="T25"><text:s text:c="11"/>.Return(</text:span><text:span text:style-name="T13">false</text:span><text:span text:style-name="T25">);</text:span></text:p>
      <text:p text:style-name="P23"><text:s text:c="8"/>right_side_specification</text:p>
      <text:p text:style-name="P23"><text:s text:c="11"/>.Stub(x =&gt; x.is_satisfied_by(the_item_that_meets_no_condition))</text:p>
      <text:p text:style-name="P39"><text:span text:style-name="T25"><text:s text:c="11"/>.Return(</text:span><text:span text:style-name="T13">false</text:span><text:span text:style-name="T25">);</text:span></text:p>
      <text:p text:style-name="P23"/>
      <text:p text:style-name="P39"><text:span text:style-name="T25"><text:s text:c="8"/>create_sut_using(() =&gt; </text:span><text:span text:style-name="T13">new</text:span><text:span text:style-name="T25"> </text:span><text:span text:style-name="T48">AndSpecification</text:span><text:span text:style-name="T25">&lt;</text:span><text:span text:style-name="T38">IWhateverType</text:span><text:span text:style-name="T25">&gt;(</text:span></text:p>
      <text:p text:style-name="P23"><text:s text:c="60"/>left_side_specification, </text:p>
      <text:p text:style-name="P23"><text:s text:c="60"/>right_side_specification));</text:p>
      <text:p text:style-name="P23"><text:s text:c="4"/>};</text:p>
      <text:p text:style-name="P23"/>
      <text:p text:style-name="P39"><text:span text:style-name="T25"><text:s text:c="4"/></text:span><text:span text:style-name="T38">Because</text:span><text:span text:style-name="T25"> of = () =&gt; result = sut.is_satisfied_by(the_item_that_meets_no_condition);</text:span></text:p>
      <text:p text:style-name="P23"/>
      <text:p text:style-name="P39"><text:span text:style-name="T25"><text:s text:c="4"/></text:span><text:span text:style-name="T38">It</text:span><text:span text:style-name="T25"> should_confirm_that_the_and_operator_specification_was_not_satisfied = () =&gt; </text:span></text:p>
      <text:p text:style-name="P23"><text:s text:c="7"/>result.ShouldBeFalse();</text:p>
      <text:p text:style-name="P23"/>
      <text:p text:style-name="P39"><text:span text:style-name="T25"><text:s text:c="4"/></text:span><text:span text:style-name="T38">It</text:span><text:span text:style-name="T25">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5"><text:s text:c="4"/></text:span><text:span text:style-name="T38">It</text:span><text:span text:style-name="T25"> should_not_evaluate_the_right_side_condition = () =&gt;</text:span></text:p>
      <text:p text:style-name="P23"><text:s text:c="7"/>right_side_specification</text:p>
      <text:p text:style-name="P23"><text:s text:c="10"/>.never_received(x =&gt; x.is_satisfied_by(the_item_that_meets_no_conditio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Specification</text:span><text:span text:style-name="T25">&lt;</text:span><text:span text:style-name="T38">IWhateverType</text:span><text:span text:style-name="T25">&gt; left_side_specification;</text:span></text:p>
      <text:p text:style-name="P39"><text:soft-page-break/><text:span text:style-name="T25"><text:s text:c="4"/></text:span><text:span text:style-name="T13">static</text:span><text:span text:style-name="T25"> </text:span><text:span text:style-name="T38">ISpecification</text:span><text:span text:style-name="T25">&lt;</text:span><text:span text:style-name="T38">IWhateverType</text:span><text:span text:style-name="T25">&gt; right_side_specification;</text:span></text:p>
      <text:p text:style-name="P39"><text:span text:style-name="T25"><text:s text:c="4"/></text:span><text:span text:style-name="T13">static</text:span><text:span text:style-name="T25"> </text:span><text:span text:style-name="T38">IWhateverType</text:span><text:span text:style-name="T25"> the_item_that_meets_no_condition;</text:span></text:p>
      <text:p text:style-name="P23">}</text:p>
      <text:p text:style-name="P2"/>
      <text:p text:style-name="P2">y la clase que hace que se cumplan las BDD_Specs:</text:p>
      <text:p text:style-name="P2"/>
      <text:p text:style-name="P13"><text:span text:style-name="T13">public</text:span><text:span text:style-name="T25"> </text:span><text:span text:style-name="T13">class</text:span><text:span text:style-name="T25"> </text:span><text:span text:style-name="T48">AndSpecification</text:span><text:span text:style-name="T25">&lt;T&gt; : </text:span><text:span text:style-name="T38">ISpecification</text:span><text:span text:style-name="T25">&lt;T&gt;</text:span></text:p>
      <text:p text:style-name="P23">{</text:p>
      <text:p text:style-name="P39"><text:span text:style-name="T25"><text:s text:c="4"/></text:span><text:span text:style-name="T38">ISpecification</text:span><text:span text:style-name="T25">&lt;T&gt; left_side_specification;</text:span></text:p>
      <text:p text:style-name="P39"><text:span text:style-name="T25"><text:s text:c="4"/></text:span><text:span text:style-name="T38">ISpecification</text:span><text:span text:style-name="T25">&lt;T&gt; right_side_specification;</text:span></text:p>
      <text:p text:style-name="P23"/>
      <text:p text:style-name="P39"><text:span text:style-name="T25"><text:s text:c="4"/></text:span><text:span text:style-name="T13">public</text:span><text:span text:style-name="T25"> AndSpecification(</text:span><text:span text:style-name="T38">ISpecification</text:span><text:span text:style-name="T25">&lt;T&gt; left_side_specification, </text:span></text:p>
      <text:p text:style-name="P39"><text:span text:style-name="T25"><text:s text:c="28"/></text:span><text:span text:style-name="T38">ISpecification</text:span><text:span text:style-name="T25">&lt;T&gt; right_side_specification)</text:span></text:p>
      <text:p text:style-name="P23"><text:s text:c="4"/>{</text:p>
      <text:p text:style-name="P39"><text:span text:style-name="T25"><text:s text:c="8"/></text:span><text:span text:style-name="T13">this</text:span><text:span text:style-name="T25">.left_side_specification = left_side_specification;</text:span></text:p>
      <text:p text:style-name="P39"><text:span text:style-name="T25"><text:s text:c="8"/></text:span><text:span text:style-name="T13">this</text:span><text:span text:style-name="T25">.right_side_specification = right_side_specification;</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is_satisfied_by(T item)</text:span></text:p>
      <text:p text:style-name="P23"><text:s text:c="4"/>{</text:p>
      <text:p text:style-name="P39"><text:span text:style-name="T25"><text:s text:c="8"/></text:span><text:span text:style-name="T13">return</text:span><text:span text:style-name="T25"> </text:span><text:span text:style-name="T13">this</text:span><text:span text:style-name="T25">.left_side_specification.is_satisfied_by(item) &amp;&amp;</text:span></text:p>
      <text:p text:style-name="P39"><text:span text:style-name="T25"><text:s text:c="15"/></text:span><text:span text:style-name="T13">this</text:span><text:span text:style-name="T25">.right_side_specification.is_satisfied_by(item);</text:span></text:p>
      <text:p text:style-name="P23"><text:s text:c="4"/>}</text:p>
      <text:p text:style-name="P23">}</text:p>
      <text:p text:style-name="P2"/>
      <text:p text:style-name="P2"><text:span text:style-name="T9">¿Hemos acabado?</text:span>:</text:p>
      <text:p text:style-name="P2"/>
      <text:p text:style-name="P2">Vamos a listar a continuacion lo que ya hemos hecho, para de esa forma poder entender mejor las consecuencias y ademas poder tener una imagen mas clara de que es lo que nos falta para poder finalizar la implementacion del DDD_Specification:</text:p>
      <text:p text:style-name="P2"/>
      <text:list xml:id="list39152685" text:style-name="L9">
        <text:list-item>
          <text:p text:style-name="P75">Hemos conseguido eliminar completamente la necesidad de la clase base abstracta Specification&lt;T&gt;, que nos dificultaba tremendamente aplicar BDD.</text:p>
        </text:list-item>
        <text:list-item>
          <text:p text:style-name="P75">Hemos simplificado la interface ISpecification&lt;T&gt;, ganando en expresividad e intencion, y todo ello sin perder funcionalidad.</text:p>
        </text:list-item>
        <text:list-item>
          <text:p text:style-name="P75">Hemos aislado la implementacion de las clases AndSpecification&lt;T&gt;, OrSpecification&lt;T&gt; y NotSpecification&lt;T&gt; y les hemos aplicado BDD.</text:p>
        </text:list-item>
        <text:list-item>
          <text:p text:style-name="P75">Hemos aplicado tanto el SRP (Single Responsability Principle) como el OCP (Open-Closed Principle) al desarrollo realizado hasta ahora (aunque hayamos hecho especial incapie en ello):</text:p>
          <text:list>
            <text:list-item>
              <text:p text:style-name="P75">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75">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75">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39164623" text:style-name="L10">
        <text:list-item>
          <text:p text:style-name="P76">Encapsular la creacion de las clases And/Or/NotSpecification&lt;T&gt; para disponer de los metodos asociados a ISpecification&lt;T&gt;:</text:p>
          <text:p text:style-name="P76"/>
          <text:p text:style-name="P121"><text:soft-page-break/><text:span text:style-name="T15">public</text:span><text:span text:style-name="T28"> </text:span><text:span text:style-name="T40">ISpecification</text:span><text:span text:style-name="T28">&lt;T&gt; and(</text:span><text:span text:style-name="T40">ISpecification</text:span><text:span text:style-name="T28">&lt;T&gt; the_other)</text:span></text:p>
          <text:p text:style-name="P121"><text:span text:style-name="T15">public</text:span><text:span text:style-name="T28"> </text:span><text:span text:style-name="T40">ISpecification</text:span><text:span text:style-name="T28">&lt;T&gt; or(</text:span><text:span text:style-name="T40">ISpecification</text:span><text:span text:style-name="T28">&lt;T&gt; the_other)</text:span></text:p>
          <text:p text:style-name="P121"><text:span text:style-name="T15">public</text:span><text:span text:style-name="T28"> </text:span><text:span text:style-name="T40">ISpecification</text:span><text:span text:style-name="T28">&lt;T&gt; not()</text:span></text:p>
        </text:list-item>
      </text:list>
      <text:list xml:id="list39383234" text:continue-list="list39152685" text:style-name="L9">
        <text:list-header>
          <text:p text:style-name="P75"/>
          <text:p text:style-name="P75">ya que antes se ocupaba de ello la clase abstracta Specification&lt;T&gt;, y en algun sitio necesitamos poner los:</text:p>
          <text:p text:style-name="P75"/>
          <text:p text:style-name="P122"><text:span text:style-name="T15">new</text:span><text:span text:style-name="T28"> </text:span><text:span text:style-name="T50">AndSpecification</text:span><text:span text:style-name="T28">&lt;T&gt;(</text:span><text:span text:style-name="T15">this</text:span><text:span text:style-name="T28">, the_other);</text:span></text:p>
          <text:p text:style-name="P122"><text:span text:style-name="T15">new</text:span><text:span text:style-name="T28"> </text:span><text:span text:style-name="T50">OrSpecification</text:span><text:span text:style-name="T28">&lt;T&gt;(</text:span><text:span text:style-name="T15">this</text:span><text:span text:style-name="T28">, the_other);</text:span></text:p>
          <text:p text:style-name="P122"><text:span text:style-name="T15">new</text:span><text:span text:style-name="T28"> </text:span><text:span text:style-name="T50">NotSpecification</text:span><text:span text:style-name="T28">&lt;T&gt;(</text:span><text:span text:style-name="T15">this</text:span><text:span text:style-name="T28">);</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3">Implementando el metodo and()</text:span><text:span text:style-name="T1">:</text:span></text:p>
      <text:list xml:id="list39387850" text:continue-numbering="true" text:style-name="L9">
        <text:list-header>
          <text:p text:style-name="P75"/>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9">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3">static</text:span><text:span text:style-name="T25"> </text:span><text:span text:style-name="T13">public</text:span><text:span text:style-name="T25"> </text:span><text:span text:style-name="T13">class</text:span><text:span text:style-name="T25"> </text:span><text:span text:style-name="T48">SpecificationExtensions</text:span></text:p>
      <text:p text:style-name="P23">{</text:p>
      <text:p text:style-name="P39"><text:span text:style-name="T25"><text:s text:c="4"/></text:span><text:span text:style-name="T13">static</text:span><text:span text:style-name="T25"> </text:span><text:span text:style-name="T13">public</text:span><text:span text:style-name="T25"> </text:span><text:span text:style-name="T38">ISpecification</text:span><text:span text:style-name="T25">&lt;T&gt; and&lt;T&gt;(</text:span><text:span text:style-name="T13">this</text:span><text:span text:style-name="T25"> </text:span><text:span text:style-name="T38">ISpecification</text:span><text:span text:style-name="T25">&lt;T&gt; left_side, </text:span></text:p>
      <text:p text:style-name="P39"><text:span text:style-name="T25"><text:s text:c="43"/></text:span><text:span text:style-name="T38">ISpecification</text:span><text:span text:style-name="T25">&lt;T&gt; right_side) {}</text:span></text:p>
      <text:p text:style-name="P23">}</text:p>
      <text:p text:style-name="P5"/>
      <text:p text:style-name="P5">La implementacion tal y como prometimos nos ocupa una sola linea:</text:p>
      <text:p text:style-name="P5"/>
      <text:p text:style-name="P15"><text:span text:style-name="T13">return</text:span><text:span text:style-name="T25"> </text:span><text:span text:style-name="T13">new</text:span><text:span text:style-name="T25"> </text:span><text:span text:style-name="T48">AndSpecification</text:span><text:span text:style-name="T25">&lt;T&gt;(left_side, right_side);</text:span></text:p>
      <text:p text:style-name="P5"/>
      <text:p text:style-name="P5"><text:span text:style-name="T9">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3">static</text:span><text:span text:style-name="T25"> </text:span><text:span text:style-name="T13">public</text:span><text:span text:style-name="T25"> </text:span><text:span text:style-name="T13">class</text:span><text:span text:style-name="T25"> </text:span><text:span text:style-name="T48">SpecificationExtensions</text:span></text:p>
      <text:p text:style-name="P23">{</text:p>
      <text:p text:style-name="P39"><text:span text:style-name="T25"><text:s text:c="4"/></text:span><text:span text:style-name="T13">static</text:span><text:span text:style-name="T25"> </text:span><text:span text:style-name="T13">public</text:span><text:span text:style-name="T25"> </text:span><text:span text:style-name="T38">ISpecification</text:span><text:span text:style-name="T25">&lt;T&gt; and&lt;T&gt;(</text:span><text:span text:style-name="T13">this</text:span><text:span text:style-name="T25"> </text:span><text:span text:style-name="T38">ISpecification</text:span><text:span text:style-name="T25">&lt;T&gt; left_side, </text:span></text:p>
      <text:p text:style-name="P39"><text:span text:style-name="T25"><text:s text:c="43"/></text:span><text:span text:style-name="T38">ISpecification</text:span><text:span text:style-name="T25">&lt;T&gt; right_side)</text:span></text:p>
      <text:p text:style-name="P23"><text:s text:c="4"/>{</text:p>
      <text:p text:style-name="P39"><text:soft-page-break/><text:span text:style-name="T25"><text:s text:c="8"/></text:span><text:span text:style-name="T13">return</text:span><text:span text:style-name="T25"> </text:span><text:span text:style-name="T13">new</text:span><text:span text:style-name="T25"> </text:span><text:span text:style-name="T48">AndSpecification</text:span><text:span text:style-name="T25">&lt;T&gt;(left_side, right_side);</text:span></text:p>
      <text:p text:style-name="P23"><text:s text:c="4"/>}</text:p>
      <text:p text:style-name="P23"/>
      <text:p text:style-name="P39"><text:span text:style-name="T25"><text:s text:c="4"/></text:span><text:span text:style-name="T13">static</text:span><text:span text:style-name="T25"> </text:span><text:span text:style-name="T13">public</text:span><text:span text:style-name="T25"> </text:span><text:span text:style-name="T38">ISpecification</text:span><text:span text:style-name="T25">&lt;T&gt; or&lt;T&gt;(</text:span><text:span text:style-name="T13">this</text:span><text:span text:style-name="T25"> </text:span><text:span text:style-name="T38">ISpecification</text:span><text:span text:style-name="T25">&lt;T&gt; left_side, </text:span></text:p>
      <text:p text:style-name="P39"><text:span text:style-name="T25"><text:s text:c="42"/></text:span><text:span text:style-name="T38">ISpecification</text:span><text:span text:style-name="T25">&lt;T&gt; right_side)</text:span></text:p>
      <text:p text:style-name="P23"><text:s text:c="4"/>{</text:p>
      <text:p text:style-name="P39"><text:span text:style-name="T25"><text:s text:c="8"/></text:span><text:span text:style-name="T13">return</text:span><text:span text:style-name="T25"> </text:span><text:span text:style-name="T13">new</text:span><text:span text:style-name="T25"> </text:span><text:span text:style-name="T48">OrSpecification</text:span><text:span text:style-name="T25">&lt;T&gt;(left_side, right_side); <text:s/></text:span></text:p>
      <text:p text:style-name="P23"><text:s text:c="4"/>}</text:p>
      <text:p text:style-name="P23"/>
      <text:p text:style-name="P39"><text:span text:style-name="T25"><text:s text:c="4"/></text:span><text:span text:style-name="T13">static</text:span><text:span text:style-name="T25"> </text:span><text:span text:style-name="T13">public</text:span><text:span text:style-name="T25"> </text:span><text:span text:style-name="T38">ISpecification</text:span><text:span text:style-name="T25">&lt;T&gt; not&lt;T&gt;(</text:span><text:span text:style-name="T13">this</text:span><text:span text:style-name="T25"> </text:span><text:span text:style-name="T38">ISpecification</text:span><text:span text:style-name="T25">&lt;T&gt; to_negate)</text:span></text:p>
      <text:p text:style-name="P23"><text:s text:c="4"/>{</text:p>
      <text:p text:style-name="P39"><text:span text:style-name="T25"><text:s text:c="8"/></text:span><text:span text:style-name="T13">return</text:span><text:span text:style-name="T25"> </text:span><text:span text:style-name="T13">new</text:span><text:span text:style-name="T25"> </text:span><text:span text:style-name="T48">NotSpecification</text:span><text:span text:style-name="T25">&lt;T&gt;(to_negate);</text:span></text:p>
      <text:p text:style-name="P23"><text:s text:c="4"/>}</text:p>
      <text:p text:style-name="P23">}</text:p>
      <text:p text:style-name="P5"/>
      <text:p text:style-name="P5"><text:s/></text:p>
      <text:p text:style-name="P5">TODO: aplicar un tono mas positivo a esto ultimos puntos.</text:p>
      <text:p text:style-name="P5"/>
      <text:p text:style-name="P5"><text:span text:style-name="T9">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pan text:style-name="T9">Usando DDD_Specification en general y SpecificationExtensions en concreto</text:span>:</text:p>
      <text:p text:style-name="P5"/>
      <text:p text:style-name="P5">TODO: buscar un ejemplo.</text:p>
      <text:p text:style-name="P5"/>
      <text:p text:style-name="P5"/>
      <text:p text:style-name="P5"/>
      <text:p text:style-name="P9"><text:span text:style-name="T61">AGGREGATE ROOT CARGO</text:span>:</text:p>
      <text:p text:style-name="P5"/>
      <text:p text:style-name="P5"><text:span text:style-name="T9">Descripcion inicial (Por encima)</text:span>:</text:p>
      <text:p text:style-name="P5"/>
      <text:p text:style-name="P5">Los objetos que entran en juego son los siguientes:</text:p>
      <text:p text:style-name="P5"/>
      <text:list xml:id="list39139568" text:style-name="L11">
        <text:list-item>
          <text:p text:style-name="P69">public class Cargo : IEntity&lt;Cargo&gt; – Aggregate Root. </text:p>
          <text:p text:style-name="P69"/>
          <text:p text:style-name="P69">Por composicion:</text:p>
          <text:list>
            <text:list-item>
              <text:p text:style-name="P69">TrackingID</text:p>
            </text:list-item>
            <text:list-item>
              <text:p text:style-name="P69">Location</text:p>
            </text:list-item>
            <text:list-item>
              <text:p text:style-name="P69">RouteSpecification</text:p>
            </text:list-item>
            <text:list-item>
              <text:p text:style-name="P69">Itinerary</text:p>
            </text:list-item>
            <text:list-item>
              <text:p text:style-name="P69">Delivery</text:p>
              <text:p text:style-name="P69"/>
            </text:list-item>
          </text:list>
        </text:list-item>
        <text:list-item>
          <text:p text:style-name="P69">public interface ICargoRepository</text:p>
        </text:list-item>
        <text:list-item>
          <text:p text:style-name="P69">public class Delivery : IValueObject&lt;Delivery&gt;</text:p>
        </text:list-item>
        <text:list-item>
          <text:p text:style-name="P69">public class HandlingActivity : IValueObject&lt;Delivery&gt;</text:p>
        </text:list-item>
        <text:list-item>
          <text:p text:style-name="P69">public class Itinerary : IValueObject&lt;Delivery&gt;</text:p>
        </text:list-item>
        <text:list-item>
          <text:p text:style-name="P69">public class Leg : IValueObject&lt;Leg&gt;</text:p>
        </text:list-item>
        <text:list-item>
          <text:p text:style-name="P69">public class RouteSpecification : ISpecification&lt;Itinerary&gt;, IvalueObject&lt;RouteSpecification&gt;</text:p>
        </text:list-item>
        <text:list-item>
          <text:p text:style-name="P69">public enum RoutingStatus : IValueObject&lt;RoutingStatus&gt;</text:p>
        </text:list-item>
        <text:list-item>
          <text:p text:style-name="P69">public class TrackingID : IValueObject&lt;TrackingID&gt;</text:p>
        </text:list-item>
        <text:list-item>
          <text:p text:style-name="P69">public enum TransportStatus : IValueObject&lt;TransportStatus&gt;</text:p>
        </text:list-item>
      </text:list>
      <text:p text:style-name="P5"/>
      <text:p text:style-name="P5">Es decir:</text:p>
      <text:p text:style-name="P5"><text:soft-page-break/></text:p>
      <text:list xml:id="list39163186" text:style-name="L12">
        <text:list-item>
          <text:p text:style-name="P70">1 Aggregate (Root)</text:p>
        </text:list-item>
        <text:list-item>
          <text:p text:style-name="P70">1 Interface (al Repository)</text:p>
        </text:list-item>
        <text:list-item>
          <text:p text:style-name="P70">8 Value Objects:</text:p>
          <text:list>
            <text:list-item>
              <text:p text:style-name="P70">1 Ispecification.</text:p>
            </text:list-item>
          </text:list>
        </text:list-item>
      </text:list>
      <text:p text:style-name="P5"/>
      <text:p text:style-name="P5"><text:span text:style-name="T9">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9">Cargo Aggregate Root – BDD_Spec inicial</text:span>:</text:p>
      <text:p text:style-name="P5"/>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8"><text:span text:style-name="T14">using</text:span><text:span text:style-name="T27"> System;</text:span></text:p>
      <text:p text:style-name="P39"><text:span text:style-name="T13">using</text:span><text:span text:style-name="T25"> dddsample.domain.shared;</text:span></text:p>
      <text:p text:style-name="P39"><text:span text:style-name="T13">using</text:span><text:span text:style-name="T25"> Machine.Specifications;</text:span></text:p>
      <text:p text:style-name="P39"><text:span text:style-name="T13">using</text:span><text:span text:style-name="T25"> Machine.Specifications.DevelopWithPassion.Rhino;</text:span></text:p>
      <text:p text:style-name="P39"><text:span text:style-name="T13">using</text:span><text:span text:style-name="T25">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3">namespace</text:span><text:span text:style-name="T25"> dddsample.specs.domain.model.cargo.aggregate</text:span></text:p>
      <text:p text:style-name="P5"/>
      <text:p text:style-name="P5">Una vez aclarado este "prerequisito" para que todo funcione correctamente, vamos con la BDD_Spec en si:</text:p>
      <text:p text:style-name="P5"/>
      <text:p text:style-name="P55"><text:span text:style-name="T24">public</text:span><text:span text:style-name="T34"> </text:span><text:span text:style-name="T24">abstract</text:span><text:span text:style-name="T34"> </text:span><text:span text:style-name="T24">class</text:span><text:span text:style-name="T34"> </text:span><text:span text:style-name="T56">concern_for_cargo</text:span><text:span text:style-name="T34"> : </text:span><text:span text:style-name="T56">Observes</text:span><text:span text:style-name="T34">&lt;</text:span><text:span text:style-name="T70">ICargo</text:span><text:span text:style-name="T34">, </text:span><text:span text:style-name="T70">Cargo</text:span><text:span text:style-name="T34">&gt; </text:span><text:span text:style-name="T33">{}</text:span></text:p>
      <text:p text:style-name="P5"/>
      <text:p text:style-name="P5">A traves de "Observes&lt;Contract, ClassUnderTest&gt;" dejamos claro que:</text:p>
      <text:p text:style-name="P5"/>
      <text:list xml:id="list39157374" text:style-name="L13">
        <text:list-item>
          <text:p text:style-name="P71">Nuestro SUT (System Under Test) va a ser de tipo ICargo.</text:p>
        </text:list-item>
        <text:list-item>
          <text:p text:style-name="P71">Estas BDD_Specs dirigen el diseño e implementacion de la clase Cargo que implementa la interface ICargo.</text:p>
        </text:list-item>
        <text:list-item>
          <text:p text:style-name="P71">Con la clase abstracta concern_for_cargo, proporcionamos a nuestras BDD_Specs de <text:soft-page-break/>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8"><text:span text:style-name="T14">public</text:span><text:span text:style-name="T27"> </text:span><text:span text:style-name="T14">interface</text:span><text:span text:style-name="T27"> </text:span><text:span text:style-name="T39">ICargo </text:span><text:span text:style-name="T25">{}</text:span></text:p>
      <text:p text:style-name="P5"/>
      <text:p text:style-name="P5">Con esto ya conseguimos que la referencia a ICargo en concern_for_cargo adquiera un color mas saludable:</text:p>
      <text:p text:style-name="P5"/>
      <text:p text:style-name="P38"><text:span text:style-name="T14">public</text:span><text:span text:style-name="T27"> </text:span><text:span text:style-name="T14">abstract</text:span><text:span text:style-name="T27"> </text:span><text:span text:style-name="T14">class</text:span><text:span text:style-name="T27"> </text:span><text:span text:style-name="T49">concern_for_cargo</text:span><text:span text:style-name="T27"> : </text:span><text:span text:style-name="T49">Observes</text:span><text:span text:style-name="T27">&lt;</text:span><text:span text:style-name="T39">ICargo</text:span><text:span text:style-name="T27">, </text:span><text:span text:style-name="T71">Cargo</text:span><text:span text:style-name="T27">&gt; {}</text:span></text:p>
      <text:p text:style-name="P5"/>
      <text:p text:style-name="P5">A continuacion debemos generar la clase Cargo y obligarla a que implemente la interface ICargo:</text:p>
      <text:p text:style-name="P5"/>
      <text:p text:style-name="P38"><text:span text:style-name="T14">public</text:span><text:span text:style-name="T27"> </text:span><text:span text:style-name="T14">class</text:span><text:span text:style-name="T27"> </text:span><text:span text:style-name="T49">Cargo</text:span><text:span text:style-name="T27"> : </text:span><text:span text:style-name="T39">ICargo </text:span><text:span text:style-name="T25">{}</text:span></text:p>
      <text:p text:style-name="P5"/>
      <text:p text:style-name="P5">De esa forma concern_for_cargo ya compilaria (nada de rojo):</text:p>
      <text:p text:style-name="P5"/>
      <text:p text:style-name="P38"><text:span text:style-name="T14">public</text:span><text:span text:style-name="T27"> </text:span><text:span text:style-name="T14">abstract</text:span><text:span text:style-name="T27"> </text:span><text:span text:style-name="T14">class</text:span><text:span text:style-name="T27"> </text:span><text:span text:style-name="T49">concern_for_cargo</text:span><text:span text:style-name="T27"> : </text:span><text:span text:style-name="T49">Observes</text:span><text:span text:style-name="T27">&lt;</text:span><text:span text:style-name="T39">ICargo</text:span><text:span text:style-name="T27">, </text:span><text:span text:style-name="T49">Cargo</text:span><text:span text:style-name="T27">&gt; {}</text:span></text:p>
      <text:p text:style-name="P5"/>
      <text:p text:style-name="P5">en directo contraste con el inicial:</text:p>
      <text:p text:style-name="P5"/>
      <text:p text:style-name="P55"><text:span text:style-name="T24">public</text:span><text:span text:style-name="T34"> </text:span><text:span text:style-name="T24">abstract</text:span><text:span text:style-name="T34"> </text:span><text:span text:style-name="T24">class</text:span><text:span text:style-name="T34"> </text:span><text:span text:style-name="T56">concern_for_cargo</text:span><text:span text:style-name="T34"> : </text:span><text:span text:style-name="T56">Observes</text:span><text:span text:style-name="T34">&lt;</text:span><text:span text:style-name="T70">ICargo</text:span><text:span text:style-name="T34">, </text:span><text:span text:style-name="T70">Cargo</text:span><text:span text:style-name="T34">&gt; {}</text:span></text:p>
      <text:p text:style-name="P5"/>
      <text:p text:style-name="P5"/>
      <text:p text:style-name="P5">Pero no se acaba aqui la cosa, ya que, sabemos que Cargo es una DDD_Entity, por lo que debe implementar (lanzando una excepcion que diga que no esta implementado) a su vez la interface IEntity&lt;T&gt;, por lo que acabariamos con algo asi:</text:p>
      <text:p text:style-name="P5"/>
      <text:p text:style-name="P38"><text:span text:style-name="T14">public</text:span><text:span text:style-name="T27"> </text:span><text:span text:style-name="T14">class</text:span><text:span text:style-name="T27"> </text:span><text:span text:style-name="T49">Cargo</text:span><text:span text:style-name="T27"> : </text:span><text:span text:style-name="T39">ICargo</text:span><text:span text:style-name="T27">, </text:span><text:span text:style-name="T39">IEntity</text:span><text:span text:style-name="T27">&lt;</text:span><text:span text:style-name="T49">Cargo</text:span><text:span text:style-name="T27">&gt;</text:span></text:p>
      <text:p text:style-name="P23">{</text:p>
      <text:p text:style-name="P39"><text:span text:style-name="T25"><text:s text:c="4"/></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68">:</text:span></text:p>
      <text:p text:style-name="P5"/>
      <text:p text:style-name="P44">When asked about its tracking identificator</text:p>
      <text:p text:style-name="P43">»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p>
      <text:p text:style-name="P39"><text:span text:style-name="T25"><text:s text:c="4"/></text:span><text:span text:style-name="T38">It</text:span><text:span text:style-name="T25"> should_provide_the_cargo_id = () =&gt; </text:span><text:span text:style-name="T72">result</text:span><text:span text:style-name="T25">.ShouldEqual(</text:span><text:span text:style-name="T72">tracking_id</text:span><text:span text:style-name="T25">);</text:span></text:p>
      <text:p text:style-name="P23">}</text:p>
      <text:p text:style-name="P5"/>
      <text:p text:style-name="P5">para eliminar el color rojo, basta con definir result y tracking_id:</text:p>
      <text:p text:style-name="P5"/>
      <text:p text:style-name="P15"><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soft-page-break/>{</text:p>
      <text:p text:style-name="P39"><text:span text:style-name="T25"><text:s text:c="4"/></text:span><text:span text:style-name="T38">It</text:span><text:span text:style-name="T25"> should_provide_the_cargo_id = () =&gt; result.</text:span><text:span text:style-name="T72">ShouldEqual</text:span><text:span text:style-name="T25">(tracking_id);</text:span></text:p>
      <text:p text:style-name="P23"/>
      <text:p text:style-name="P39"><text:span text:style-name="T25"><text:s text:c="4"/></text:span><text:span text:style-name="T13">static</text:span><text:span text:style-name="T25"> </text:span><text:span text:style-name="T72">ITrackingId</text:span><text:span text:style-name="T25"> tracking_id;</text:span></text:p>
      <text:p text:style-name="P39"><text:span text:style-name="T25"><text:s text:c="4"/></text:span><text:span text:style-name="T13">static</text:span><text:span text:style-name="T25"> </text:span><text:span text:style-name="T72">ITrackingId</text:span><text:span text:style-name="T25"> result;</text:span></text:p>
      <text:p text:style-name="P23">}</text:p>
      <text:p text:style-name="P5"/>
      <text:p text:style-name="P5">pero esto a su vez nos genera mas codigo de color rojo que se resuelve definiendo la interface ITrackingId:</text:p>
      <text:p text:style-name="P5"/>
      <text:p text:style-name="P15"><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p>
      <text:p text:style-name="P39"><text:span text:style-name="T25"><text:s text:c="3"/></text:span><text:span text:style-name="T38">It</text:span><text:span text:style-name="T25"> should_provide_the_cargo_id = () =&gt; result.ShouldEqual(tracking_id);</text:span></text:p>
      <text:p text:style-name="P23"/>
      <text:p text:style-name="P39"><text:span text:style-name="T25"><text:s text:c="3"/></text:span><text:span text:style-name="T13">static</text:span><text:span text:style-name="T25"> </text:span><text:span text:style-name="T38">ITrackingId</text:span><text:span text:style-name="T25"> tracking_id;</text:span></text:p>
      <text:p text:style-name="P39"><text:span text:style-name="T25"><text:s text:c="3"/></text:span><text:span text:style-name="T13">static</text:span><text:span text:style-name="T25"> </text:span><text:span text:style-name="T38">ITrackingId</text:span><text:span text:style-name="T25"> result;</text:span></text:p>
      <text:p text:style-name="P23">}</text:p>
      <text:p text:style-name="P23"/>
      <text:p text:style-name="P39"><text:span text:style-name="T13">public</text:span><text:span text:style-name="T25"> </text:span><text:span text:style-name="T13">interface</text:span><text:span text:style-name="T25"> </text:span><text:span text:style-name="T38">ITrackingId</text:span><text:span text:style-name="T25">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3">using</text:span><text:span text:style-name="T25"> System;</text:span></text:p>
      <text:p text:style-name="P39"><text:span text:style-name="T13">using</text:span><text:span text:style-name="T25"> dddsample.domain.model.cargo.aggregate;</text:span></text:p>
      <text:p text:style-name="P39"><text:span text:style-name="T13">using</text:span><text:span text:style-name="T25"> dddsample.domain.shared;</text:span></text:p>
      <text:p text:style-name="P39"><text:span text:style-name="T13">using</text:span><text:span text:style-name="T25"> Machine.Specifications;</text:span></text:p>
      <text:p text:style-name="P39"><text:span text:style-name="T13">using</text:span><text:span text:style-name="T25"> Machine.Specifications.DevelopWithPassion.Rhino;</text:span></text:p>
      <text:p text:style-name="P39"><text:span text:style-name="T13">using</text:span><text:span text:style-name="T25"> Rhino.Mocks;</text:span></text:p>
      <text:p text:style-name="P23"/>
      <text:p text:style-name="P39"><text:span text:style-name="T13">namespace</text:span><text:span text:style-name="T25"> dddsample.specs.domain.model.cargo.aggregate</text:span></text:p>
      <text:p text:style-name="P23">{</text:p>
      <text:p text:style-name="P39"><text:span text:style-name="T25"><text:s text:c="4"/></text:span><text:span text:style-name="T13">public</text:span><text:span text:style-name="T25"> </text:span><text:span text:style-name="T13">abstract</text:span><text:span text:style-name="T25"> </text:span><text:span text:style-name="T13">class</text:span><text:span text:style-name="T25"> </text:span><text:span text:style-name="T48">concern_for_cargo</text:span><text:span text:style-name="T25"> : </text:span><text:span text:style-name="T48">Observes</text:span><text:span text:style-name="T25">&lt;</text:span><text:span text:style-name="T38">ICargo</text:span><text:span text:style-name="T25">, </text:span><text:span text:style-name="T48">Cargo</text:span><text:span text:style-name="T25">&gt; {}</text:span></text:p>
      <text:p text:style-name="P23"/>
      <text:p text:style-name="P39"><text:span text:style-name="T25"><text:s text:c="4"/></text:span><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s text:c="4"/>{</text:p>
      <text:p text:style-name="P39"><text:span text:style-name="T25"><text:s text:c="8"/></text:span><text:span text:style-name="T38">It</text:span><text:span text:style-name="T25"> should_provide_the_cargo_id = () =&gt; result.ShouldEqual(tracking_id);</text:span></text:p>
      <text:p text:style-name="P23"/>
      <text:p text:style-name="P39"><text:span text:style-name="T25"><text:s text:c="8"/></text:span><text:span text:style-name="T13">static</text:span><text:span text:style-name="T25"> </text:span><text:span text:style-name="T38">ITrackingId</text:span><text:span text:style-name="T25"> tracking_id;</text:span></text:p>
      <text:p text:style-name="P39"><text:span text:style-name="T25"><text:s text:c="8"/></text:span><text:span text:style-name="T13">static</text:span><text:span text:style-name="T25"> </text:span><text:span text:style-name="T38">ITrackingId</text:span><text:span text:style-name="T25"> result;</text:span></text:p>
      <text:p text:style-name="P23"><text:s text:c="4"/>}</text:p>
      <text:p text:style-name="P23"/>
      <text:p text:style-name="P39"><text:span text:style-name="T25"><text:s text:c="4"/></text:span><text:span text:style-name="T13">public</text:span><text:span text:style-name="T25"> </text:span><text:span text:style-name="T13">interface</text:span><text:span text:style-name="T25"> </text:span><text:span text:style-name="T38">ICargo</text:span><text:span text:style-name="T25"> { }</text:span></text:p>
      <text:p text:style-name="P23"/>
      <text:p text:style-name="P39"><text:span text:style-name="T25"><text:s text:c="4"/></text:span><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s text:c="4"/>{</text:p>
      <text:p text:style-name="P39"><text:span text:style-name="T25"><text:s text:c="8"/></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8"/>{</text:p>
      <text:p text:style-name="P39"><text:span text:style-name="T25"><text:s text:c="12"/></text:span><text:span text:style-name="T13">throw</text:span><text:span text:style-name="T25"> </text:span><text:span text:style-name="T13">new</text:span><text:span text:style-name="T25"> </text:span><text:span text:style-name="T57">NotImplementedException</text:span><text:span text:style-name="T26">();</text:span></text:p>
      <text:p text:style-name="P24"><text:soft-page-break/><text:s text:c="8"/>}</text:p>
      <text:p text:style-name="P24"><text:s text:c="4"/>}</text:p>
      <text:p text:style-name="P24"/>
      <text:p text:style-name="P39"><text:span text:style-name="T26"><text:s text:c="4"/></text:span><text:span text:style-name="T17">public</text:span><text:span text:style-name="T26"> </text:span><text:span text:style-name="T17">interface</text:span><text:span text:style-name="T26"> </text:span><text:span text:style-name="T41">ITrackingId</text:span><text:span text:style-name="T26"> { }</text:span></text:p>
      <text:p text:style-name="P24">}</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p>
      <text:p text:style-name="P39"><text:span text:style-name="T25"><text:s text:c="4"/></text:span><text:span text:style-name="T38">Because</text:span><text:span text:style-name="T25"> of = () =&gt; result = sut.</text:span><text:span text:style-name="T72">tracking_id</text:span><text:span text:style-name="T25">();</text:span></text:p>
      <text:p text:style-name="P23"/>
      <text:p text:style-name="P39"><text:span text:style-name="T25"><text:s text:c="4"/></text:span><text:span text:style-name="T38">It</text:span><text:span text:style-name="T25"> should_provide_the_cargo_id = () =&gt; result.ShouldEqual(tracking_id);</text:span></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TrackingId</text:span><text:span text:style-name="T25"> result;</text:span></text:p>
      <text:p text:style-name="P23">}</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3">public</text:span><text:span text:style-name="T25"> </text:span><text:span text:style-name="T13">interface</text:span><text:span text:style-name="T25"> </text:span><text:span text:style-name="T38">ICargo</text:span><text:span text:style-name="T25"> </text:span></text:p>
      <text:p text:style-name="P23">{</text:p>
      <text:p text:style-name="P39"><text:span text:style-name="T25"><text:s text:c="4"/></text:span><text:span text:style-name="T38">ITrackingId</text:span><text:span text:style-name="T25"> tracking_id();</text:span></text:p>
      <text:p text:style-name="P23">}</text:p>
      <text:p text:style-name="P5"/>
      <text:p text:style-name="P5">De esta forma se ha ido el color rojo de nuestra BDD_Spec:</text:p>
      <text:p text:style-name="P5"/>
      <text:p text:style-name="P15"><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p>
      <text:p text:style-name="P39"><text:span text:style-name="T25"><text:s text:c="4"/></text:span><text:span text:style-name="T38">Because</text:span><text:span text:style-name="T25"> of = () =&gt; result = sut.tracking_id();</text:span></text:p>
      <text:p text:style-name="P23"/>
      <text:p text:style-name="P39"><text:span text:style-name="T25"><text:s text:c="4"/></text:span><text:span text:style-name="T38">It</text:span><text:span text:style-name="T25"> should_provide_the_cargo_id = () =&gt; result.ShouldEqual(tracking_id);</text:span></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TrackingId</text:span><text:span text:style-name="T25"> result;</text:span></text:p>
      <text:p text:style-name="P23">}</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39"><text:span text:style-name="T25"><text:s text:c="4"/></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4"/>{</text:p>
      <text:p text:style-name="P39"><text:soft-page-break/><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41">ITrackingId</text:span><text:span text:style-name="T26"> tracking_id()</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text:span><text:span text:style-name="T72">route_specification</text:span><text:span text:style-name="T25"> = the_dependency&lt;</text:span><text:span text:style-name="T72">IRouteSpecification</text:span><text:span text:style-name="T25">&gt;();</text:span></text:p>
      <text:p text:style-name="P23"><text:s text:c="4"/>};</text:p>
      <text:p text:style-name="P23"/>
      <text:p text:style-name="P39"><text:span text:style-name="T25"><text:s text:c="4"/></text:span><text:span text:style-name="T38">Because</text:span><text:span text:style-name="T25"> of = () =&gt; result = sut.tracking_id();</text:span></text:p>
      <text:p text:style-name="P23"/>
      <text:p text:style-name="P39"><text:span text:style-name="T25"><text:s text:c="4"/></text:span><text:span text:style-name="T38">It</text:span><text:span text:style-name="T25"> should_provide_the_cargo_id = () =&gt; result.ShouldEqual(tracking_id);</text:span></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TrackingId</text:span><text:span text:style-name="T25"> result;</text:span></text:p>
      <text:p text:style-name="P23">}</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4">public</text:span><text:span text:style-name="T27"> </text:span><text:span text:style-name="T14">interface</text:span><text:span text:style-name="T27"> </text:span><text:span text:style-name="T39">IRouteSpecification </text:span><text:span text:style-name="T25">{}</text:span></text:p>
      <text:p text:style-name="P5"/>
      <text:p text:style-name="P5">y creamos el campo (field) route_specification del tipo IRouteSpecification:</text:p>
      <text:p text:style-name="P5"/>
      <text:p text:style-name="P15"><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text:s text:c="4"/>};</text:p>
      <text:p text:style-name="P23"/>
      <text:p text:style-name="P39"><text:span text:style-name="T25"><text:s text:c="4"/></text:span><text:span text:style-name="T38">Because</text:span><text:span text:style-name="T25"> of = () =&gt; result = sut.tracking_id();</text:span></text:p>
      <text:p text:style-name="P23"/>
      <text:p text:style-name="P39"><text:span text:style-name="T25"><text:s text:c="4"/></text:span><text:span text:style-name="T38">It</text:span><text:span text:style-name="T25"> should_provide_the_cargo_id = () =&gt; result.ShouldEqual(tracking_id);</text:span></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TrackingId</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3"><text:soft-page-break/>}</text:p>
      <text:p text:style-name="P5"/>
      <text:p text:style-name="P5">y con esto finalizamos la BDD_Spec:</text:p>
      <text:p text:style-name="P5"/>
      <text:p text:style-name="P44">When asked about its tracking identificator</text:p>
      <text:p text:style-name="P45">»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
      <text:p text:style-name="P39"><text:span text:style-name="T25"><text:s text:c="4"/></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41">ITrackingId</text:span><text:span text:style-name="T26"> tracking_id()</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text:p>
      <text:p text:style-name="P5"/>
      <text:p text:style-name="P5">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44">------ Test started: Assembly: dddsample.specs.dll ------</text:p>
      <text:p text:style-name="P43"/>
      <text:p text:style-name="P43">when asked about its tracking identificator</text:p>
      <text:p text:style-name="P43">» should provide the cargo id (FAIL)</text:p>
      <text:p text:style-name="P43"/>
      <text:p text:style-name="P43">Test 'should provide the cargo id'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Specs.cs(49,0): at dddsample.specs.domain.model.cargo.aggregate.Cargo.tracking_id()</text:p>
      <text:p text:style-name="P43"><text:tab/>domain\model\cargo.aggregate\CargoSpecs.cs(20,0): at dddsample.specs.domain.model.cargo.aggregate.when_asked_about_its_tracking_identificator.&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soft-page-break/><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43">when asked about its tracking identificator</text:p>
      <text:p text:style-name="P45">» should provide the cargo id (FAIL)</text:p>
      <text:p text:style-name="P5"/>
      <text:p text:style-name="P5">Dificil no notar ese (FAIL). Segundo:</text:p>
      <text:p text:style-name="P5"/>
      <text:p text:style-name="P45">Test 'should provide the cargo id' failed:</text:p>
      <text:p text:style-name="P5"/>
      <text:p text:style-name="P5">Sin comentarios. Tercero:</text:p>
      <text:p text:style-name="P5"/>
      <text:p text:style-name="P45">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39"><text:span text:style-name="T25"><text:s text:c="4"/></text:span><text:span text:style-name="T13">readonly</text:span><text:span text:style-name="T25"> </text:span><text:span text:style-name="T38">ITrackingId</text:span><text:span text:style-name="T25"> underlying_tracking_id;</text:span></text:p>
      <text:p text:style-name="P23"/>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39"><text:span text:style-name="T25"><text:s text:c="8"/></text:span><text:span text:style-name="T13">this</text:span><text:span text:style-name="T25">.underlying_tracking_id = tracking_id;</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oft-page-break/><text:s text:c="4"/>}</text:p>
      <text:p text:style-name="P24"/>
      <text:p text:style-name="P39"><text:span text:style-name="T26"><text:s text:c="4"/></text:span><text:span text:style-name="T17">public</text:span><text:span text:style-name="T26"> </text:span><text:span text:style-name="T41">ITrackingId</text:span><text:span text:style-name="T26"> tracking_id()</text:span></text:p>
      <text:p text:style-name="P24"><text:s text:c="4"/>{</text:p>
      <text:p text:style-name="P39"><text:span text:style-name="T26"><text:s text:c="8"/></text:span><text:span text:style-name="T17">return</text:span><text:span text:style-name="T26"> </text:span><text:span text:style-name="T17">this</text:span><text:span text:style-name="T26">.underlying_tracking_id;</text:span></text:p>
      <text:p text:style-name="P24"><text:s text:c="4"/>}</text:p>
      <text:p text:style-name="P24">}</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p>
      <text:p text:style-name="P39"><text:span text:style-name="T25"><text:s text:c="4"/></text:span><text:span text:style-name="T13">this</text:span><text:span text:style-name="T25">.</text:span><text:span text:style-name="T72">underlying_tracking_id</text:span><text:span text:style-name="T25"> = tracking_id;</text:span></text:p>
      <text:p text:style-name="P23">}</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38">ITrackingId</text:span><text:span text:style-name="T25"> underlying_tracking_id;</text:span></text:p>
      <text:p text:style-name="P5"/>
      <text:p text:style-name="P5">Una vez hecho esto, devolvemos el dato pedido:</text:p>
      <text:p text:style-name="P5"/>
      <text:p text:style-name="P15"><text:span text:style-name="T13">public</text:span><text:span text:style-name="T25"> </text:span><text:span text:style-name="T38">ITrackingId</text:span><text:span text:style-name="T25"> tracking_id()</text:span></text:p>
      <text:p text:style-name="P23">{</text:p>
      <text:p text:style-name="P39"><text:span text:style-name="T25"><text:s text:c="4"/></text:span><text:span text:style-name="T13">return</text:span><text:span text:style-name="T25"> </text:span><text:span text:style-name="T13">this</text:span><text:span text:style-name="T25">.underlying_tracking_id;</text:span></text:p>
      <text:p text:style-name="P23">}</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3">readonly</text:span><text:span text:style-name="T25"> </text:span><text:span text:style-name="T38">ITrackingId</text:span><text:span text:style-name="T25">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44">------ Test started: Assembly: dddsample.specs.dll ------</text:p>
      <text:p text:style-name="P43"/>
      <text:p text:style-name="P43">when asked about its tracking identificator</text:p>
      <text:p text:style-name="P43">» should provide the cargo id</text:p>
      <text:p text:style-name="P43"/>
      <text:p text:style-name="P43"/>
      <text:p text:style-name="P43">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39166624" text:style-name="L14">
        <text:list-item>
          <text:p text:style-name="P72">Deberia llamarnos la atencion que el constructor reciba dos parametros y solo use uno. Y lo mas increible es de todo compila y funciona. Esto dice mucho de la <text:soft-page-break/>potencia y flexibilidad del BDD, ya que te permite centrarte en una sola cosa a la vez.</text:p>
        </text:list-item>
        <text:list-item>
          <text:p text:style-name="P72">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72">¿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72"/>
          <text:list>
            <text:list-item>
              <text:p text:style-name="P72">Crear la BDD_Spec</text:p>
            </text:list-item>
            <text:list-item>
              <text:p text:style-name="P72">Diseñar</text:p>
            </text:list-item>
            <text:list-item>
              <text:p text:style-name="P72">Manejar las interacciones entre objetos y</text:p>
            </text:list-item>
            <text:list-item>
              <text:p text:style-name="P72">Finalmente implementar</text:p>
            </text:list-item>
          </text:list>
          <text:p text:style-name="P72"/>
          <text:p text:style-name="P72">desaparece y lo mas curioso es que pasas a sentir algo parecido cuando te encuentras con codigo fuente que no sigue el paradigma del BDD, o al menos dispone de una suite de tests bien diseñada.</text:p>
        </text:list-item>
        <text:list-item>
          <text:p text:style-name="P72"><text:s/></text:p>
        </text:list-item>
      </text:list>
      <text:p text:style-name="P5"/>
      <text:p text:style-name="P5">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43">When asked about its tracking identificator</text:p>
      <text:p text:style-name="P45">»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3">namespace</text:span><text:span text:style-name="T25">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8"><text:span text:style-name="T14">using</text:span><text:span text:style-name="T27"> System;</text:span></text:p>
      <text:p text:style-name="P39"><text:span text:style-name="T13">using</text:span><text:span text:style-name="T25"> dddsample.domain.shared;</text:span></text:p>
      <text:p text:style-name="P39"><text:span text:style-name="T13">using</text:span><text:span text:style-name="T25"> Machine.Specifications;</text:span></text:p>
      <text:p text:style-name="P39"><text:span text:style-name="T13">using</text:span><text:span text:style-name="T25"> Machine.Specifications.DevelopWithPassion.Rhino;</text:span></text:p>
      <text:p text:style-name="P16"><text:span text:style-name="T13">using</text:span><text:span text:style-name="T25"> Rhino.Mocks;</text:span></text:p>
      <text:p text:style-name="P5"/>
      <text:p text:style-name="P5">Todos han sido utilizados en esta primera BDD_Spec, excepto:</text:p>
      <text:p text:style-name="P5"/>
      <text:p text:style-name="P16"><text:span text:style-name="T13">using</text:span><text:span text:style-name="T25"> Rhino.Mocks;</text:span></text:p>
      <text:p text:style-name="P5"/>
      <text:p text:style-name="P5">que utilizaremos mas adelante.</text:p>
      <text:p text:style-name="P5"/>
      <text:p text:style-name="P5"><text:soft-page-break/>Ha llegado la hora de situar nuestras recien diseñandas clases e interfaces en su namespace correcto:</text:p>
      <text:p text:style-name="P5"/>
      <text:p text:style-name="P16"><text:span text:style-name="T13">namespace</text:span><text:span text:style-name="T25">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3">using</text:span><text:span text:style-name="T25">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59">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44">1 passed, 0 failed, 0 skipped, took 0,65 seconds (Machine.Specifications 0.3.0).</text:p>
      <text:p text:style-name="P5"/>
      <text:p text:style-name="P5">todo ha ido bien.</text:p>
      <text:p text:style-name="P5"/>
      <text:p text:style-name="P5">La siguente refactorizacion seria crear un fichero para cada clase e interface creada, de forma que podamos moverlos fisicamente a su sitio. Esto afectaria a:</text:p>
      <text:p text:style-name="P5"/>
      <text:list xml:id="list39143364" text:style-name="L15">
        <text:list-item>
          <text:p text:style-name="P73">ICargo</text:p>
        </text:list-item>
        <text:list-item>
          <text:p text:style-name="P73">Cargo</text:p>
        </text:list-item>
        <text:list-item>
          <text:p text:style-name="P73">ITrackingId</text:p>
        </text:list-item>
        <text:list-item>
          <text:p text:style-name="P73">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odo el grueso del mensaje</text:span><text:span text:style-name="T2">" que "</text:span><text:span text:style-name="T4">carece de relevancia para nosotros</text:span><text:span text:style-name="T2">", nos encontramos con:</text:span></text:p>
      <text:p text:style-name="P5"><text:soft-page-break/></text:p>
      <text:p text:style-name="P43">Test 'should provide the cargo id' failed:</text:p>
      <text:p text:style-name="P45"><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45">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45">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68">:</text:span></text:p>
      <text:p text:style-name="P2"/>
      <text:p text:style-name="P2">Tal y como hicimos en la BDD_Spec anterior, empezamos por definir la Spec en texto:</text:p>
      <text:p text:style-name="P2"/>
      <text:p text:style-name="P43">When asked about its route specification</text:p>
      <text:p text:style-name="P47">» It should provide the route specification</text:p>
      <text:p text:style-name="P2"/>
      <text:p text:style-name="P2">y luego en codigo:</text:p>
      <text:p text:style-name="P2"/>
      <text:p text:style-name="P17"><text:span text:style-name="T19">public</text:span><text:span text:style-name="T30"> </text:span><text:span text:style-name="T19">class</text:span><text:span text:style-name="T30"> </text:span><text:span text:style-name="T52">when_asked_about_its_route_specification</text:span><text:span text:style-name="T30"> : </text:span><text:span text:style-name="T52">concern_for_cargo</text:span></text:p>
      <text:p text:style-name="P23">{</text:p>
      <text:p text:style-name="P39"><text:span text:style-name="T25"><text:s text:c="4"/></text:span><text:span text:style-name="T38">It</text:span><text:span text:style-name="T25"> should_provide_the_route_specification = () =&gt; </text:span></text:p>
      <text:p text:style-name="P39"><text:span text:style-name="T25"><text:s text:c="7"/></text:span><text:span text:style-name="T72">result</text:span><text:span text:style-name="T25">.ShouldEqual(</text:span><text:span text:style-name="T72">route_specification</text:span><text:span text:style-name="T25">);</text:span></text:p>
      <text:p text:style-name="P23">}</text:p>
      <text:p text:style-name="P2"/>
      <text:p text:style-name="P2">nuestro primer objetivo es arreglar el codigo de color rojo, por lo tanto, basta con que definamos dos campos (fields):</text:p>
      <text:p text:style-name="P2"/>
      <text:p text:style-name="P17"><text:span text:style-name="T19">public</text:span><text:span text:style-name="T30"> </text:span><text:span text:style-name="T19">class</text:span><text:span text:style-name="T30"> </text:span><text:span text:style-name="T52">when_asked_about_its_route_specification</text:span><text:span text:style-name="T30"> : </text:span><text:span text:style-name="T52">concern_for_cargo</text:span></text:p>
      <text:p text:style-name="P23">{</text:p>
      <text:p text:style-name="P39"><text:span text:style-name="T25"><text:s text:c="4"/></text:span><text:span text:style-name="T38">It</text:span><text:span text:style-name="T25"> should_provide_the_route_specification = () =&gt; </text:span></text:p>
      <text:p text:style-name="P23"><text:s text:c="7"/>result.ShouldEqual(route_specification);</text:p>
      <text:p text:style-name="P23"/>
      <text:p text:style-name="P39"><text:span text:style-name="T25"><text:s text:c="4"/></text:span><text:span text:style-name="T13">static</text:span><text:span text:style-name="T25"> </text:span><text:span text:style-name="T38">IRouteSpecification</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3">}</text:p>
      <text:p text:style-name="P2"/>
      <text:p text:style-name="P2">Esta claro cual es el objetivo, asi que vamos con el bloque BECAUSE:</text:p>
      <text:p text:style-name="P2"/>
      <text:p text:style-name="P17"><text:span text:style-name="T19">public</text:span><text:span text:style-name="T30"> </text:span><text:span text:style-name="T19">class</text:span><text:span text:style-name="T30"> </text:span><text:span text:style-name="T52">when_asked_about_its_route_specification</text:span><text:span text:style-name="T30"> : </text:span><text:span text:style-name="T52">concern_for_cargo</text:span></text:p>
      <text:p text:style-name="P23">{</text:p>
      <text:p text:style-name="P39"><text:span text:style-name="T25"><text:s text:c="4"/></text:span><text:span text:style-name="T38">Because</text:span><text:span text:style-name="T25"> of = () =&gt; result = sut.</text:span><text:span text:style-name="T72">route_specification</text:span><text:span text:style-name="T25">();</text:span></text:p>
      <text:p text:style-name="P23"/>
      <text:p text:style-name="P39"><text:span text:style-name="T25"><text:s text:c="4"/></text:span><text:span text:style-name="T38">It</text:span><text:span text:style-name="T25"> should_provide_the_route_specification = () =&gt; </text:span></text:p>
      <text:p text:style-name="P23"><text:s text:c="7"/>result.ShouldEqual(route_specification);</text:p>
      <text:p text:style-name="P23"/>
      <text:p text:style-name="P39"><text:span text:style-name="T25"><text:s text:c="4"/></text:span><text:span text:style-name="T13">static</text:span><text:span text:style-name="T25"> </text:span><text:span text:style-name="T38">IRouteSpecification</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3">}</text:p>
      <text:p text:style-name="P2"/>
      <text:p text:style-name="P2"><text:soft-page-break/>Para poder arreglar el codigo de color rojo, necesitamos añadir un nuevo metodo a la interface ICargo, y a continuacion implementar su esqueleto (devolviendo un excepcion) en el DDD_Aggregate_Root Cargo.</text:p>
      <text:p text:style-name="P2"/>
      <text:p text:style-name="P17"><text:span text:style-name="T19">public</text:span><text:span text:style-name="T30"> </text:span><text:span text:style-name="T19">interface</text:span><text:span text:style-name="T30"> </text:span><text:span text:style-name="T42">ICargo</text:span></text:p>
      <text:p text:style-name="P23">{</text:p>
      <text:p text:style-name="P39"><text:span text:style-name="T25"><text:s text:c="4"/></text:span><text:span text:style-name="T38">ITrackingId</text:span><text:span text:style-name="T25"> tracking_id();</text:span></text:p>
      <text:p text:style-name="P39"><text:span text:style-name="T25"><text:s text:c="4"/></text:span><text:span text:style-name="T38">IRouteSpecification</text:span><text:span text:style-name="T25"> route_specification();</text:span></text:p>
      <text:p text:style-name="P23">}</text:p>
      <text:p text:style-name="P2"/>
      <text:p text:style-name="P2"/>
      <text:p text:style-name="P17"><text:span text:style-name="T19">public</text:span><text:span text:style-name="T30"> </text:span><text:span text:style-name="T19">class</text:span><text:span text:style-name="T30"> </text:span><text:span text:style-name="T52">Cargo</text:span><text:span text:style-name="T30"> : </text:span><text:span text:style-name="T42">ICargo</text:span><text:span text:style-name="T30">, </text:span><text:span text:style-name="T42">IEntity</text:span><text:span text:style-name="T30">&lt;</text:span><text:span text:style-name="T52">Cargo</text:span><text:span text:style-name="T30">&gt;</text:span></text:p>
      <text:p text:style-name="P23">{</text:p>
      <text:p text:style-name="P39"><text:span text:style-name="T25"><text:s text:c="4"/></text:span><text:span text:style-name="T13">readonly</text:span><text:span text:style-name="T25"> </text:span><text:span text:style-name="T38">ITrackingId</text:span><text:span text:style-name="T25"> underlying_tracking_id;</text:span></text:p>
      <text:p text:style-name="P23"/>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39"><text:span text:style-name="T25"><text:s text:c="8"/></text:span><text:span text:style-name="T13">this</text:span><text:span text:style-name="T25">.underlying_tracking_id = tracking_id;</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41">ITrackingId</text:span><text:span text:style-name="T26"> tracking_id()</text:span></text:p>
      <text:p text:style-name="P24"><text:s text:c="4"/>{</text:p>
      <text:p text:style-name="P39"><text:span text:style-name="T26"><text:s text:c="8"/></text:span><text:span text:style-name="T17">return</text:span><text:span text:style-name="T26"> </text:span><text:span text:style-name="T17">this</text:span><text:span text:style-name="T26">.underlying_tracking_id;</text:span></text:p>
      <text:p text:style-name="P24"><text:s text:c="4"/>}</text:p>
      <text:p text:style-name="P24"/>
      <text:p text:style-name="P39"><text:span text:style-name="T26"><text:s text:c="4"/></text:span><text:span text:style-name="T17">public</text:span><text:span text:style-name="T26"> </text:span><text:span text:style-name="T41">IRouteSpecification</text:span><text:span text:style-name="T26"> route_specification()</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68">:</text:span></text:p>
      <text:p text:style-name="P2"/>
      <text:p text:style-name="P2">Voy a detallar cual es el flujo de trabajo de esta ultima adicion de codigo:</text:p>
      <text:p text:style-name="P2"/>
      <text:p text:style-name="P2">Partimos de </text:p>
      <text:p text:style-name="P2"/>
      <text:p text:style-name="P17"><text:span text:style-name="T19">public</text:span><text:span text:style-name="T30"> </text:span><text:span text:style-name="T19">class</text:span><text:span text:style-name="T30"> </text:span><text:span text:style-name="T52">when_asked_about_its_route_specification</text:span><text:span text:style-name="T30"> : </text:span><text:span text:style-name="T52">concern_for_cargo</text:span></text:p>
      <text:p text:style-name="P23">{</text:p>
      <text:p text:style-name="P39"><text:span text:style-name="T25"><text:s text:c="4"/></text:span><text:span text:style-name="T38">Because</text:span><text:span text:style-name="T25"> of = () =&gt; result = sut.</text:span><text:span text:style-name="T72">route_specification</text:span><text:span text:style-name="T25">();</text:span></text:p>
      <text:p text:style-name="P23"><text:s text:c="4"/>(....)</text:p>
      <text:p text:style-name="P23">}</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text:soft-page-break/></text:p>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42">IRouteSpecification</text:span><text:span text:style-name="T30">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
      <text:p text:style-name="P17"><text:span text:style-name="T19">public</text:span><text:span text:style-name="T30"> </text:span><text:span text:style-name="T42">IRouteSpecification</text:span><text:span text:style-name="T30"> route_specification()</text:span></text:p>
      <text:p text:style-name="P23">{</text:p>
      <text:p text:style-name="P39"><text:span text:style-name="T25"><text:s text:c="4"/></text:span><text:span text:style-name="T13">throw</text:span><text:span text:style-name="T25"> </text:span><text:span text:style-name="T13">new</text:span><text:span text:style-name="T25"> </text:span><text:span text:style-name="T57">NotImplementedException</text:span><text:span text:style-name="T26">();</text:span></text:p>
      <text:p text:style-name="P24">}</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68">En el menu tecleamos en mayusculas las iniciales mayusculas de </text:span>C<text:span text:style-name="T68">argo</text:span>S<text:span text:style-name="T68">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text:soft-page-break/></text:p>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30">sut.</text:span><text:span text:style-name="T73">route_specification</text:span><text:span text:style-name="T30">();</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
      <text:p text:style-name="P17"><text:span text:style-name="T19">public</text:span><text:span text:style-name="T30"> </text:span><text:span text:style-name="T19">class</text:span><text:span text:style-name="T30"> </text:span><text:span text:style-name="T52">when_asked_about_its_route_specification</text:span><text:span text:style-name="T30"> : </text:span><text:span text:style-name="T52">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ext:span><text:span text:style-name="T72">tracking_id</text:span><text:span text:style-name="T25">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text:s text:c="4"/>};</text:p>
      <text:p text:style-name="P23"/>
      <text:p text:style-name="P39"><text:span text:style-name="T25"><text:s text:c="4"/></text:span><text:span text:style-name="T38">Because</text:span><text:span text:style-name="T25"> of = () =&gt; result = sut.route_specification();</text:span></text:p>
      <text:p text:style-name="P23"/>
      <text:p text:style-name="P39"><text:span text:style-name="T25"><text:s text:c="4"/></text:span><text:span text:style-name="T38">It</text:span><text:span text:style-name="T25"> should_provide_the_route_specification = () =&gt; </text:span></text:p>
      <text:p text:style-name="P23"><text:s text:c="7"/>result.ShouldEqual(route_specification);</text:p>
      <text:p text:style-name="P23"/>
      <text:p text:style-name="P39"><text:span text:style-name="T25"><text:s text:c="4"/></text:span><text:span text:style-name="T13">static</text:span><text:span text:style-name="T25"> </text:span><text:span text:style-name="T38">IRouteSpecification</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3">}</text:p>
      <text:p text:style-name="P2"/>
      <text:p text:style-name="P2">Igual que la vez anterior, solucionamos el codigo de color rojo simplemente con un campo (field) que lo defina. Por lo tanto nuestra BDD_Spec final es:</text:p>
      <text:p text:style-name="P2"/>
      <text:p text:style-name="P17"><text:span text:style-name="T19">public</text:span><text:span text:style-name="T30"> </text:span><text:span text:style-name="T19">class</text:span><text:span text:style-name="T30"> </text:span><text:span text:style-name="T52">when_asked_about_its_route_specification</text:span><text:span text:style-name="T30"> : </text:span><text:span text:style-name="T52">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text:s text:c="4"/>};</text:p>
      <text:p text:style-name="P23"/>
      <text:p text:style-name="P39"><text:span text:style-name="T25"><text:s text:c="4"/></text:span><text:span text:style-name="T38">Because</text:span><text:span text:style-name="T25"> of = () =&gt; result = sut.route_specification();</text:span></text:p>
      <text:p text:style-name="P23"/>
      <text:p text:style-name="P39"><text:span text:style-name="T25"><text:s text:c="4"/></text:span><text:span text:style-name="T38">It</text:span><text:span text:style-name="T25"> should_provide_the_route_specification = () =&gt; </text:span></text:p>
      <text:p text:style-name="P23"><text:s text:c="7"/>result.ShouldEqual(route_specification);</text:p>
      <text:p text:style-name="P23"/>
      <text:p text:style-name="P39"><text:span text:style-name="T25"><text:s text:c="4"/></text:span><text:span text:style-name="T13">static</text:span><text:span text:style-name="T25"> </text:span><text:span text:style-name="T38">IRouteSpecification</text:span><text:span text:style-name="T25"> result;</text:span></text:p>
      <text:p text:style-name="P39"><text:soft-page-break/><text:span text:style-name="T25"><text:s text:c="4"/></text:span><text:span text:style-name="T13">static</text:span><text:span text:style-name="T25"> </text:span><text:span text:style-name="T38">IRouteSpecification</text:span><text:span text:style-name="T25"> route_specification;</text:span></text:p>
      <text:p text:style-name="P39"><text:span text:style-name="T25"><text:s text:c="4"/></text:span><text:span text:style-name="T13">static</text:span><text:span text:style-name="T25"> </text:span><text:span text:style-name="T38">ITrackingId</text:span><text:span text:style-name="T25"> tracking_id;</text:span></text:p>
      <text:p text:style-name="P23">}</text:p>
      <text:p text:style-name="P2"/>
      <text:p text:style-name="P2">Ejecutamos la BDD_Spec a traves de TestDriven.NET (en nuestro caso), para confirmar que efectivamente el test falla y nos da un error de "No Implement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 (FAIL)</text:p>
      <text:p text:style-name="P43"/>
      <text:p text:style-name="P43"/>
      <text:p text:style-name="P43">Test 'should provide the route specifi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27,0): at dddsample.domain.model.cargo.aggregate.Cargo.route_specification()</text:p>
      <text:p text:style-name="P43"><text:tab/>domain\model\cargo.aggregate\CargoSpecs.cs(36,0): at dddsample.specs.domain.model.cargo.aggregate.when_asked_about_its_route_specification.&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19">public</text:span><text:span text:style-name="T30"> </text:span><text:span text:style-name="T19">class</text:span><text:span text:style-name="T30"> </text:span><text:span text:style-name="T52">Cargo</text:span><text:span text:style-name="T30"> : </text:span><text:span text:style-name="T42">ICargo</text:span><text:span text:style-name="T30">, </text:span><text:span text:style-name="T42">IEntity</text:span><text:span text:style-name="T30">&lt;</text:span><text:span text:style-name="T52">Cargo</text:span><text:span text:style-name="T30">&gt;</text:span></text:p>
      <text:p text:style-name="P23"><text:s text:c="4"/>{</text:p>
      <text:p text:style-name="P39"><text:span text:style-name="T25"><text:s text:c="8"/></text:span><text:span text:style-name="T13">readonly</text:span><text:span text:style-name="T25"> </text:span><text:span text:style-name="T38">ITrackingId</text:span><text:span text:style-name="T25"> underlying_tracking_id;</text:span></text:p>
      <text:p text:style-name="P39"><text:span text:style-name="T25"><text:s text:c="8"/></text:span><text:span text:style-name="T13">readonly</text:span><text:span text:style-name="T25"> </text:span><text:span text:style-name="T38">IRouteSpecification</text:span><text:span text:style-name="T25"> underlying_route_specification;</text:span></text:p>
      <text:p text:style-name="P23"/>
      <text:p text:style-name="P39"><text:span text:style-name="T25"><text:s text:c="8"/></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8"/>{</text:p>
      <text:p text:style-name="P39"><text:span text:style-name="T25"><text:s text:c="12"/></text:span><text:span text:style-name="T13">this</text:span><text:span text:style-name="T25">.underlying_tracking_id = tracking_id;</text:span></text:p>
      <text:p text:style-name="P39"><text:span text:style-name="T25"><text:s text:c="12"/></text:span><text:span text:style-name="T13">this</text:span><text:span text:style-name="T25">.underlying_route_specification = route_specification;</text:span></text:p>
      <text:p text:style-name="P23"><text:soft-page-break/><text:s text:c="8"/>}</text:p>
      <text:p text:style-name="P23"/>
      <text:p text:style-name="P39"><text:span text:style-name="T25"><text:s text:c="8"/></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8"/>{</text:p>
      <text:p text:style-name="P39"><text:span text:style-name="T25"><text:s text:c="12"/></text:span><text:span text:style-name="T13">throw</text:span><text:span text:style-name="T25"> </text:span><text:span text:style-name="T13">new</text:span><text:span text:style-name="T25"> </text:span><text:span text:style-name="T57">NotImplementedException</text:span><text:span text:style-name="T26">();</text:span></text:p>
      <text:p text:style-name="P24"><text:s text:c="8"/>}</text:p>
      <text:p text:style-name="P24"/>
      <text:p text:style-name="P39"><text:span text:style-name="T26"><text:s text:c="8"/></text:span><text:span text:style-name="T17">public</text:span><text:span text:style-name="T26"> </text:span><text:span text:style-name="T41">ITrackingId</text:span><text:span text:style-name="T26"> tracking_id()</text:span></text:p>
      <text:p text:style-name="P24"><text:s text:c="8"/>{</text:p>
      <text:p text:style-name="P39"><text:span text:style-name="T26"><text:s text:c="12"/></text:span><text:span text:style-name="T17">return</text:span><text:span text:style-name="T26"> </text:span><text:span text:style-name="T17">this</text:span><text:span text:style-name="T26">.underlying_tracking_id;</text:span></text:p>
      <text:p text:style-name="P24"><text:s text:c="8"/>}</text:p>
      <text:p text:style-name="P24"/>
      <text:p text:style-name="P39"><text:span text:style-name="T26"><text:s text:c="8"/></text:span><text:span text:style-name="T17">public</text:span><text:span text:style-name="T26"> </text:span><text:span text:style-name="T41">IRouteSpecification</text:span><text:span text:style-name="T26"> route_specification()</text:span></text:p>
      <text:p text:style-name="P24"><text:s text:c="8"/>{</text:p>
      <text:p text:style-name="P39"><text:span text:style-name="T26"><text:s text:c="12"/></text:span><text:span text:style-name="T17">return</text:span><text:span text:style-name="T26"> </text:span><text:span text:style-name="T17">this</text:span><text:span text:style-name="T26">.underlying_route_specification;</text:span></text:p>
      <text:p text:style-name="P24"><text:s text:c="8"/>}</text:p>
      <text:p text:style-name="P24"><text:s text:c="4"/>}</text:p>
      <text:p text:style-name="P2"/>
      <text:p text:style-name="P2">Vemos que por fin hemos completado el codigo del constructor. Pero no cantemos victoria antes de tiempo. Necesitamos lanzar nuestra BDD_Spec para confirmar que el test pas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
      <text:p text:style-name="P43">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68">:</text:span></text:p>
      <text:p text:style-name="P2"/>
      <text:p text:style-name="P2">Esta BDD_Spec es mas interesante, ya que vamos a tener dos bloques IT, ademas de otros sustos.</text:p>
      <text:p text:style-name="P2"/>
      <text:p text:style-name="P43">When asked about its origin location</text:p>
      <text:p text:style-name="P43">» It should provide the origin location</text:p>
      <text:p text:style-name="P47">» It should leverage the route specification origin location</text:p>
      <text:p text:style-name="P2"/>
      <text:p text:style-name="P2">En codigo:</text:p>
      <text:p text:style-name="P2"/>
      <text:p text:style-name="P13"><text:span text:style-name="T13">public</text:span><text:span text:style-name="T25"> </text:span><text:span text:style-name="T13">class</text:span><text:span text:style-name="T25"> </text:span><text:span text:style-name="T48">when_asked_about_its_origin_location</text:span><text:span text:style-name="T25"> : </text:span><text:span text:style-name="T48">concern_for_cargo</text:span></text:p>
      <text:p text:style-name="P23">{</text:p>
      <text:p text:style-name="P39"><text:span text:style-name="T25"><text:s text:c="4"/></text:span><text:span text:style-name="T38">It</text:span><text:span text:style-name="T25"> should_provide_the_origin_location = () =&gt; </text:span></text:p>
      <text:p text:style-name="P39"><text:span text:style-name="T25"><text:s text:c="7"/></text:span><text:span text:style-name="T72">result</text:span><text:span text:style-name="T25">.ShouldEqual(</text:span><text:span text:style-name="T72">the_origin_location</text:span><text:span text:style-name="T25">);</text:span></text:p>
      <text:p text:style-name="P23"/>
      <text:p text:style-name="P39"><text:span text:style-name="T25"><text:s text:c="4"/></text:span><text:span text:style-name="T38">It</text:span><text:span text:style-name="T25"> should_leverage_the_route_specification_origin_location = () =&gt; </text:span></text:p>
      <text:p text:style-name="P39"><text:span text:style-name="T25"><text:s text:c="7"/></text:span><text:span text:style-name="T72">route_specification</text:span><text:span text:style-name="T25">.received(x =&gt; x.</text:span><text:span text:style-name="T72">origin</text:span><text:span text:style-name="T25">());</text:span></text:p>
      <text:p text:style-name="P23"><text:s text:c="4"/>}</text:p>
      <text:p text:style-name="P2"/>
      <text:p text:style-name="P2">A por el codigo rojo. Esta vez la reaccion en cadena es un poco mas profunda:</text:p>
      <text:p text:style-name="P2"/>
      <text:p text:style-name="P13"><text:span text:style-name="T13">public</text:span><text:span text:style-name="T25"> </text:span><text:span text:style-name="T13">class</text:span><text:span text:style-name="T25"> </text:span><text:span text:style-name="T48">when_asked_about_its_origin_location</text:span><text:span text:style-name="T25"> : </text:span><text:span text:style-name="T48">concern_for_cargo</text:span></text:p>
      <text:p text:style-name="P23">{</text:p>
      <text:p text:style-name="P39"><text:span text:style-name="T25"><text:s text:c="4"/></text:span><text:span text:style-name="T38">It</text:span><text:span text:style-name="T25"> should_provide_the_origin_location = () =&gt; </text:span></text:p>
      <text:p text:style-name="P39"><text:span text:style-name="T25"><text:s text:c="7"/>result.</text:span><text:span text:style-name="T72">ShouldEqual</text:span><text:span text:style-name="T25">(the_origin_location);</text:span></text:p>
      <text:p text:style-name="P23"><text:soft-page-break/></text:p>
      <text:p text:style-name="P39"><text:span text:style-name="T25"><text:s text:c="4"/></text:span><text:span text:style-name="T38">It</text:span><text:span text:style-name="T25"> should_leverage_the_route_specification_origin_location = () =&gt; </text:span></text:p>
      <text:p text:style-name="P23"><text:s text:c="7"/>route_specification.received(x =&gt; x.origin());</text:p>
      <text:p text:style-name="P23"/>
      <text:p text:style-name="P39"><text:span text:style-name="T25"><text:s text:c="4"/></text:span><text:span text:style-name="T13">static</text:span><text:span text:style-name="T25"> </text:span><text:span text:style-name="T72">ILocation</text:span><text:span text:style-name="T25"> the_origin_location;</text:span></text:p>
      <text:p text:style-name="P39"><text:span text:style-name="T25"><text:s text:c="4"/></text:span><text:span text:style-name="T13">static</text:span><text:span text:style-name="T25"> </text:span><text:span text:style-name="T72">ILocation</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3">}</text:p>
      <text:p text:style-name="P2"/>
      <text:p text:style-name="P2">Ademas, para poder solucionar la parte relativa a x.origin(), hemos tenido que hacer:</text:p>
      <text:p text:style-name="P2"/>
      <text:p text:style-name="P13"><text:span text:style-name="T13">public</text:span><text:span text:style-name="T25"> </text:span><text:span text:style-name="T13">interface</text:span><text:span text:style-name="T25"> </text:span><text:span text:style-name="T38">IRouteSpecification</text:span></text:p>
      <text:p text:style-name="P23">{</text:p>
      <text:p text:style-name="P39"><text:span text:style-name="T25"><text:s text:c="4"/></text:span><text:span text:style-name="T72">ILocation</text:span><text:span text:style-name="T25"> origin();</text:span></text:p>
      <text:p text:style-name="P23">}</text:p>
      <text:p text:style-name="P2"/>
      <text:p text:style-name="P2">El codigo grita la necesidad de:</text:p>
      <text:p text:style-name="P2"/>
      <text:p text:style-name="P19"><text:span text:style-name="T15">public</text:span><text:span text:style-name="T28"> </text:span><text:span text:style-name="T15">interface</text:span><text:span text:style-name="T28"> </text:span><text:span text:style-name="T40">ILocation </text:span><text:span text:style-name="T25">{}</text:span></text:p>
      <text:p text:style-name="P2"/>
      <text:p text:style-name="P2">que situamos inmediatamente en su fichero correspondiente y en su namespace adecuado:</text:p>
      <text:p text:style-name="P2"/>
      <text:p text:style-name="P13"><text:span text:style-name="T13">namespace</text:span><text:span text:style-name="T25"> dddsample.domain.model.cargo.aggregate</text:span></text:p>
      <text:p text:style-name="P23">{</text:p>
      <text:p text:style-name="P39"><text:span text:style-name="T25"><text:s text:c="4"/></text:span><text:span text:style-name="T13">public</text:span><text:span text:style-name="T25"> </text:span><text:span text:style-name="T13">interface</text:span><text:span text:style-name="T25"> </text:span><text:span text:style-name="T38">ILocation </text:span><text:span text:style-name="T25">{}</text:span></text:p>
      <text:p text:style-name="P23">}</text:p>
      <text:p text:style-name="P2"/>
      <text:p text:style-name="P2">Con esto arreglamos todo el codigo rojo.</text:p>
      <text:p text:style-name="P2"/>
      <text:p text:style-name="P2">Continuamos con la causa que va a provocar que todo esto ocurra (bloque BECAUSE), nuestro diseño:</text:p>
      <text:p text:style-name="P2"/>
      <text:p text:style-name="P13"><text:span text:style-name="T13">public</text:span><text:span text:style-name="T25"> </text:span><text:span text:style-name="T13">class</text:span><text:span text:style-name="T25"> </text:span><text:span text:style-name="T48">when_asked_about_its_origin_location</text:span><text:span text:style-name="T25"> : </text:span><text:span text:style-name="T48">concern_for_cargo</text:span></text:p>
      <text:p text:style-name="P23">{</text:p>
      <text:p text:style-name="P39"><text:span text:style-name="T25"><text:s text:c="4"/></text:span><text:span text:style-name="T38">Because</text:span><text:span text:style-name="T25"> of = () =&gt; result = sut.</text:span><text:span text:style-name="T72">origin_location</text:span><text:span text:style-name="T25">();</text:span></text:p>
      <text:p text:style-name="P23"/>
      <text:p text:style-name="P39"><text:span text:style-name="T25"><text:s text:c="4"/></text:span><text:span text:style-name="T38">It</text:span><text:span text:style-name="T25"> should_provide_the_origin_location = () =&gt; </text:span></text:p>
      <text:p text:style-name="P23"><text:s text:c="7"/>result.ShouldEqual(the_origin_location);</text:p>
      <text:p text:style-name="P23"/>
      <text:p text:style-name="P39"><text:span text:style-name="T25"><text:s text:c="4"/></text:span><text:span text:style-name="T38">It</text:span><text:span text:style-name="T25"> should_leverage_the_route_specification_origin_location = () =&gt; </text:span></text:p>
      <text:p text:style-name="P23"><text:s text:c="7"/>route_specification.received(x =&gt; x.origin());</text:p>
      <text:p text:style-name="P23"/>
      <text:p text:style-name="P39"><text:span text:style-name="T25"><text:s text:c="4"/></text:span><text:span text:style-name="T13">static</text:span><text:span text:style-name="T25"> </text:span><text:span text:style-name="T38">ILocation</text:span><text:span text:style-name="T25"> the_origin_location;</text:span></text:p>
      <text:p text:style-name="P39"><text:span text:style-name="T25"><text:s text:c="4"/></text:span><text:span text:style-name="T13">static</text:span><text:span text:style-name="T25"> </text:span><text:span text:style-name="T38">ILocation</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3">}</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3">public</text:span><text:span text:style-name="T25"> </text:span><text:span text:style-name="T13">interface</text:span><text:span text:style-name="T25"> </text:span><text:span text:style-name="T38">ICargo</text:span></text:p>
      <text:p text:style-name="P23">{</text:p>
      <text:p text:style-name="P39"><text:span text:style-name="T25"><text:s text:c="4"/></text:span><text:span text:style-name="T38">ITrackingId</text:span><text:span text:style-name="T25"> tracking_id();</text:span></text:p>
      <text:p text:style-name="P39"><text:span text:style-name="T25"><text:s text:c="4"/></text:span><text:span text:style-name="T38">IRouteSpecification</text:span><text:span text:style-name="T25"> route_specification();</text:span></text:p>
      <text:p text:style-name="P39"><text:span text:style-name="T25"><text:s text:c="4"/></text:span><text:span text:style-name="T38">ILocation</text:span><text:span text:style-name="T25"> origin_location();</text:span></text:p>
      <text:p text:style-name="P23">}</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39"><text:span text:style-name="T25"><text:s text:c="4"/></text:span><text:span text:style-name="T13">readonly</text:span><text:span text:style-name="T25"> </text:span><text:span text:style-name="T38">ITrackingId</text:span><text:span text:style-name="T25"> underlying_tracking_id;</text:span></text:p>
      <text:p text:style-name="P39"><text:span text:style-name="T25"><text:s text:c="4"/></text:span><text:span text:style-name="T13">readonly</text:span><text:span text:style-name="T25"> </text:span><text:span text:style-name="T38">IRouteSpecification</text:span><text:span text:style-name="T25"> underlying_route_specification;</text:span></text:p>
      <text:p text:style-name="P23"><text:soft-page-break/></text:p>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39"><text:span text:style-name="T25"><text:s text:c="8"/></text:span><text:span text:style-name="T13">this</text:span><text:span text:style-name="T25">.underlying_tracking_id = tracking_id;</text:span></text:p>
      <text:p text:style-name="P39"><text:span text:style-name="T25"><text:s text:c="8"/></text:span><text:span text:style-name="T13">this</text:span><text:span text:style-name="T25">.underlying_route_specification = route_specification;</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41">ITrackingId</text:span><text:span text:style-name="T26"> tracking_id()</text:span></text:p>
      <text:p text:style-name="P24"><text:s text:c="4"/>{</text:p>
      <text:p text:style-name="P39"><text:span text:style-name="T26"><text:s text:c="8"/></text:span><text:span text:style-name="T17">return</text:span><text:span text:style-name="T26"> </text:span><text:span text:style-name="T17">this</text:span><text:span text:style-name="T26">.underlying_tracking_id;</text:span></text:p>
      <text:p text:style-name="P24"><text:s text:c="4"/>}</text:p>
      <text:p text:style-name="P24"/>
      <text:p text:style-name="P39"><text:span text:style-name="T26"><text:s text:c="4"/></text:span><text:span text:style-name="T17">public</text:span><text:span text:style-name="T26"> </text:span><text:span text:style-name="T41">IRouteSpecification</text:span><text:span text:style-name="T26"> route_specification()</text:span></text:p>
      <text:p text:style-name="P24"><text:s text:c="4"/>{</text:p>
      <text:p text:style-name="P39"><text:span text:style-name="T26"><text:s text:c="8"/></text:span><text:span text:style-name="T17">return</text:span><text:span text:style-name="T26"> </text:span><text:span text:style-name="T17">this</text:span><text:span text:style-name="T26">.underlying_route_specification;</text:span></text:p>
      <text:p text:style-name="P24"><text:s text:c="4"/>}</text:p>
      <text:p text:style-name="P24"/>
      <text:p text:style-name="P39"><text:span text:style-name="T26"><text:s text:c="4"/></text:span><text:span text:style-name="T17">public</text:span><text:span text:style-name="T26"> </text:span><text:span text:style-name="T41">ILocation</text:span><text:span text:style-name="T26"> origin_location()</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3">public</text:span><text:span text:style-name="T25"> </text:span><text:span text:style-name="T13">class</text:span><text:span text:style-name="T25"> </text:span><text:span text:style-name="T48">when_asked_about_its_origin_location</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
      <text:p text:style-name="P39"><text:span text:style-name="T25"><text:s text:c="8"/>the_origin_location = an&lt;</text:span><text:span text:style-name="T38">ILocation</text:span><text:span text:style-name="T25">&gt;();</text:span></text:p>
      <text:p text:style-name="P23"><text:s text:c="8"/>route_specification</text:p>
      <text:p text:style-name="P23"><text:s text:c="12"/>.Stub(x =&gt; x.origin())</text:p>
      <text:p text:style-name="P23"><text:s text:c="12"/>.Return(the_origin_location);</text:p>
      <text:p text:style-name="P23"><text:s text:c="4"/>};</text:p>
      <text:p text:style-name="P23"/>
      <text:p text:style-name="P39"><text:span text:style-name="T25"><text:s text:c="4"/></text:span><text:span text:style-name="T38">Because</text:span><text:span text:style-name="T25"> of = () =&gt; result = sut.origin_location();</text:span></text:p>
      <text:p text:style-name="P23"/>
      <text:p text:style-name="P39"><text:span text:style-name="T25"><text:s text:c="4"/></text:span><text:span text:style-name="T38">It</text:span><text:span text:style-name="T25"> should_provide_the_origin_location = () =&gt; </text:span></text:p>
      <text:p text:style-name="P23"><text:s text:c="7"/>result.ShouldEqual(the_origin_location);</text:p>
      <text:p text:style-name="P23"/>
      <text:p text:style-name="P39"><text:span text:style-name="T25"><text:s text:c="4"/></text:span><text:span text:style-name="T38">It</text:span><text:span text:style-name="T25"> should_leverage_the_route_specification_origin_location = () =&gt; </text:span></text:p>
      <text:p text:style-name="P23"><text:s text:c="7"/>route_specification.received(x =&gt; x.origin());</text:p>
      <text:p text:style-name="P23"/>
      <text:p text:style-name="P39"><text:span text:style-name="T25"><text:s text:c="4"/></text:span><text:span text:style-name="T13">static</text:span><text:span text:style-name="T25"> </text:span><text:span text:style-name="T38">ILocation</text:span><text:span text:style-name="T25"> the_origin_location;</text:span></text:p>
      <text:p text:style-name="P39"><text:span text:style-name="T25"><text:s text:c="4"/></text:span><text:span text:style-name="T13">static</text:span><text:span text:style-name="T25"> </text:span><text:span text:style-name="T38">ILocation</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39"><text:span text:style-name="T25"><text:s text:c="4"/></text:span><text:span text:style-name="T13">static</text:span><text:span text:style-name="T25"> </text:span><text:span text:style-name="T38">ITrackingId</text:span><text:span text:style-name="T25"> tracking_id;</text:span></text:p>
      <text:p text:style-name="P23">}</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text:soft-page-break/>debemos devolver el recien creado FAKE the_origin_location:</text:p>
      <text:p text:style-name="P2"/>
      <text:p text:style-name="P23">route_specification</text:p>
      <text:p text:style-name="P23"><text:s text:c="4"/>.Stub(x =&gt; x.origin())</text:p>
      <text:p text:style-name="P28"><text:s text:c="4"/>.Return(the_origin_location);</text:p>
      <text:p text:style-name="P2"/>
      <text:p text:style-name="P2">donde:</text:p>
      <text:p text:style-name="P2"/>
      <text:p text:style-name="P14"><text:span text:style-name="T25">the_origin_location = an&lt;</text:span><text:span text:style-name="T38">ILocation</text:span><text:span text:style-name="T25">&gt;();</text:span></text:p>
      <text:p text:style-name="P2"/>
      <text:p text:style-name="P2">Ahora es el momento de volver a hablar de:</text:p>
      <text:p text:style-name="P2"/>
      <text:p text:style-name="P39"><text:span text:style-name="T38">It</text:span><text:span text:style-name="T25"> should_leverage_the_route_specification_origin_location = () =&gt; </text:span></text:p>
      <text:p text:style-name="P28"><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8">route_specification.received(x =&gt; x.origin());</text:p>
      <text:p text:style-name="P2"/>
      <text:p text:style-name="P2">Corremos los dos tests que fallan porque no estan implementad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64"> origin location</text:span> (FAIL)</text:p>
      <text:p text:style-name="P43"/>
      <text:p text:style-name="P43"/>
      <text:p text:style-name="P43">Test 'should provide the origin lo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soft-page-break/><text:tab/>at Machine.Specifications.Model.Context.EstablishContext()</text:p>
      <text:p text:style-name="P43"/>
      <text:p text:style-name="P43">Test 'should leverage the route specification<text:span text:style-name="T64"> origin location</text:spa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2 passed, 2 failed, 0 skipped, took 2,22 seconds (Machine.Specifications 0.3.0).</text:p>
      <text:p text:style-name="P2"/>
      <text:p text:style-name="P2"/>
      <text:p text:style-name="P2">Vamos primero con el segundo bloque IT:</text:p>
      <text:p text:style-name="P2"/>
      <text:p text:style-name="P39"><text:span text:style-name="T38">It</text:span><text:span text:style-name="T25"> should_leverage_the_route_specification_origin_location = () =&gt; </text:span></text:p>
      <text:p text:style-name="P28"><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39"><text:span text:style-name="T25"><text:s text:c="4"/></text:span><text:span text:style-name="T13">readonly</text:span><text:span text:style-name="T25"> </text:span><text:span text:style-name="T38">ITrackingId</text:span><text:span text:style-name="T25"> underlying_tracking_id;</text:span></text:p>
      <text:p text:style-name="P39"><text:span text:style-name="T25"><text:s text:c="4"/></text:span><text:span text:style-name="T13">readonly</text:span><text:span text:style-name="T25"> </text:span><text:span text:style-name="T38">IRouteSpecification</text:span><text:span text:style-name="T25"> underlying_route_specification;</text:span></text:p>
      <text:p text:style-name="P23"><text:s text:c="4"/></text:p>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39"><text:span text:style-name="T25"><text:s text:c="8"/></text:span><text:span text:style-name="T13">this</text:span><text:span text:style-name="T25">.underlying_tracking_id = tracking_id;</text:span></text:p>
      <text:p text:style-name="P39"><text:span text:style-name="T25"><text:s text:c="8"/></text:span><text:span text:style-name="T13">this</text:span><text:span text:style-name="T25">.underlying_route_specification = route_specification;</text:span></text:p>
      <text:p text:style-name="P23"><text:s text:c="8"/>route_specification.origin();</text:p>
      <text:p text:style-name="P23"><text:s text:c="4"/>}</text:p>
      <text:p text:style-name="P23"/>
      <text:p text:style-name="P23"><text:s text:c="4"/>(....)</text:p>
      <text:p text:style-name="P23"/>
      <text:p text:style-name="P39"><text:span text:style-name="T25"><text:s text:c="4"/></text:span><text:span text:style-name="T17">public</text:span><text:span text:style-name="T26"> </text:span><text:span text:style-name="T41">ILocation</text:span><text:span text:style-name="T26"> origin_location()</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text:p>
      <text:p text:style-name="P2"/>
      <text:p text:style-name="P2"><text:soft-page-break/>la parte que hace que el test pase es la del constructor:</text:p>
      <text:p text:style-name="P2"/>
      <text:p text:style-name="P28">route_specification.origin();</text:p>
      <text:p text:style-name="P2"><text:s/></text:p>
      <text:p text:style-name="P2">Con eso solo, deberia pasar, pero no lo hace, ya que, inteligentemente, nos sigue dando el mismo error:</text:p>
      <text:p text:style-name="P2"/>
      <text:p text:style-name="P46">Test 'should leverage the route specification origin location' failed:</text:p>
      <text:p text:style-name="P43"><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38">Because</text:span><text:span text:style-name="T25"> of = () =&gt; result = sut.origin_location();</text:span></text:p>
      <text:p text:style-name="P2"/>
      <text:p text:style-name="P2">sigue lanzando una excepcion:</text:p>
      <text:p text:style-name="P2"/>
      <text:p text:style-name="P39"><text:span text:style-name="T17">public</text:span><text:span text:style-name="T26"> </text:span><text:span text:style-name="T41">ILocation</text:span><text:span text:style-name="T26"> origin_location()</text:span></text:p>
      <text:p text:style-name="P24">{</text:p>
      <text:p text:style-name="P39"><text:span text:style-name="T26"><text:s text:c="4"/></text:span><text:span text:style-name="T17">throw</text:span><text:span text:style-name="T26"> </text:span><text:span text:style-name="T17">new</text:span><text:span text:style-name="T26"> </text:span><text:span text:style-name="T57">NotImplementedException</text:span><text:span text:style-name="T26">();</text:span></text:p>
      <text:p text:style-name="P29">}</text:p>
      <text:p text:style-name="P2"/>
      <text:p text:style-name="P2">¿Y como podemos comprobar que esto que digo es verdad?</text:p>
      <text:p text:style-name="P2"/>
      <text:p text:style-name="P2">Muy facil, necesitamos que origin_location() devuelva un valor valido y no una excepcion, pero no tiene porque ser EL valor que buscamos. Es decir:</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23"><text:s text:c="4"/>(....)</text:p>
      <text:p text:style-name="P23"/>
      <text:p text:style-name="P39"><text:span text:style-name="T25"><text:s text:c="4"/></text:span><text:span text:style-name="T13">readonly</text:span><text:span text:style-name="T25"> </text:span><text:span text:style-name="T38">ILocation</text:span><text:span text:style-name="T25"> any_origin_location;</text:span></text:p>
      <text:p text:style-name="P23"/>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39"><text:span text:style-name="T25"><text:s text:c="8"/></text:span><text:span text:style-name="T13">this</text:span><text:span text:style-name="T25">.underlying_tracking_id = tracking_id;</text:span></text:p>
      <text:p text:style-name="P39"><text:span text:style-name="T25"><text:s text:c="8"/></text:span><text:span text:style-name="T13">this</text:span><text:span text:style-name="T25">.underlying_route_specification = route_specification;</text:span></text:p>
      <text:p text:style-name="P23"><text:s text:c="8"/>route_specification.origin();</text:p>
      <text:p text:style-name="P23"><text:s text:c="4"/>}</text:p>
      <text:p text:style-name="P23"/>
      <text:p text:style-name="P23"><text:s text:c="4"/>(....)</text:p>
      <text:p text:style-name="P24"/>
      <text:p text:style-name="P39"><text:span text:style-name="T26"><text:s text:c="4"/></text:span><text:span text:style-name="T17">public</text:span><text:span text:style-name="T26"> </text:span><text:span text:style-name="T41">ILocation</text:span><text:span text:style-name="T26"> origin_location()</text:span></text:p>
      <text:p text:style-name="P24"><text:s text:c="4"/>{</text:p>
      <text:p text:style-name="P39"><text:span text:style-name="T26"><text:s text:c="8"/></text:span><text:span text:style-name="T17">return</text:span><text:span text:style-name="T26"> </text:span><text:span text:style-name="T17">this</text:span><text:span text:style-name="T26">.any_origin_location;</text:span></text:p>
      <text:p text:style-name="P24"><text:s text:c="4"/>}</text:p>
      <text:p text:style-name="P24">}</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9"><text:span text:style-name="T17">public</text:span><text:span text:style-name="T26"> </text:span><text:span text:style-name="T41">ILocation</text:span><text:span text:style-name="T26"> origin_location()</text:span></text:p>
      <text:p text:style-name="P24">{</text:p>
      <text:p text:style-name="P39"><text:span text:style-name="T26"><text:s text:c="4"/></text:span><text:span text:style-name="T17">return</text:span><text:span text:style-name="T26"> </text:span><text:span text:style-name="T17">this</text:span><text:span text:style-name="T26">.any_origin_location;</text:span></text:p>
      <text:p text:style-name="P29">}</text:p>
      <text:p text:style-name="P2"/>
      <text:p text:style-name="P2">Es importante fijarse que en el constructor NO ASIGNAMOS el valor devuelto po route_specification.origin():</text:p>
      <text:p text:style-name="P2"><text:soft-page-break/></text:p>
      <text:p text:style-name="P39"><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p>
      <text:p text:style-name="P39"><text:span text:style-name="T25"><text:s text:c="4"/></text:span><text:span text:style-name="T28">(....)</text:span></text:p>
      <text:p text:style-name="P23"><text:s text:c="4"/>route_specification.origin();</text:p>
      <text:p text:style-name="P23">}<text:span text:style-name="T64"> <text:s text:c="3"/></text:span></text:p>
      <text:p text:style-name="P2"/>
      <text:p text:style-name="P2">Corremos el test ahora y obtene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64"> origin location</text:span></text:p>
      <text:p text:style-name="P43"/>
      <text:p text:style-name="P43"/>
      <text:p text:style-name="P43">Test 'should provide the origin location' failed:</text:p>
      <text:p text:style-name="P43"><text:tab/>Machine.Specifications.SpecificationException: Should equal ILocationProxy81c2704787ff43dc8a8ab67018e80010 but is [null]</text:p>
      <text:p text:style-name="P43"><text:tab/>at Machine.Specifications.ShouldExtensionMethods.ShouldEqual[T](T actual, T expected)</text:p>
      <text:p text:style-name="P43"><text:tab/>domain\model\cargo.aggregate\CargoSpecs.cs(60,0): at dddsample.specs.domain.model.cargo.aggregate.when_asked_about_its_origin_location.&lt;.ctor&gt;b__3()</text:p>
      <text:p text:style-name="P43"><text:tab/>at Machine.Specifications.Model.Specification.InvokeSpecificationField()</text:p>
      <text:p text:style-name="P43"><text:tab/>at Machine.Specifications.Model.Specification.Verify()</text:p>
      <text:p text:style-name="P43"/>
      <text:p text:style-name="P43">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9"><text:span text:style-name="T38">It</text:span><text:span text:style-name="T25"> should_provide_the_origin_location = () =&gt; </text:span></text:p>
      <text:p text:style-name="P28"><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43">Test 'should provide the origin location' failed:</text:p>
      <text:p text:style-name="P43"><text:tab/>Machine.Specifications.SpecificationException: Should equal ILocationProxy81c2704787ff43dc8a8ab67018e80010 but is [null]</text:p>
      <text:p text:style-name="P2"/>
      <text:p text:style-name="P2">Ya no es la consabida</text:p>
      <text:p text:style-name="P2"/>
      <text:p text:style-name="P47">The method or operation is not implemented.</text:p>
      <text:p text:style-name="P2"/>
      <text:p text:style-name="P2">Ahora nos dice que esperaba un valor concreto:</text:p>
      <text:p text:style-name="P2"/>
      <text:p text:style-name="P47">ILocationProxy81c2704787ff43dc8a8ab67018e80010</text:p>
      <text:p text:style-name="P2"/>
      <text:p text:style-name="P2">(no hay que asustarse por ese valor, ya que, es el resultado de como funciona internamente Rhino.Mocks) pero recibe otro distinto:</text:p>
      <text:p text:style-name="P2"/>
      <text:p text:style-name="P47">[null]</text:p>
      <text:p text:style-name="P2"/>
      <text:p text:style-name="P2">Y eso es justo lo que cabria esperar, ya que recordemos que estamos "engañando" al metodo origin_location(), enviandole el tipo correcto pero en realidad le estamos asignando <text:soft-page-break/>"null" y eso precisamente es lo que nos esta diciendo el error del test:</text:p>
      <text:p text:style-name="P2"/>
      <text:p text:style-name="P2">"<text:span text:style-name="T59">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9"><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p>
      <text:p text:style-name="P39"><text:span text:style-name="T25"><text:s text:c="4"/></text:span><text:span text:style-name="T28">(....)</text:span></text:p>
      <text:p text:style-name="P23"><text:s text:c="4"/>any_origin_location = route_specification.origin();</text:p>
      <text:p text:style-name="P28">}</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23"><text:s text:c="4"/>(....)</text:p>
      <text:p text:style-name="P39"><text:span text:style-name="T25"><text:s text:c="4"/></text:span><text:span text:style-name="T13">readonly</text:span><text:span text:style-name="T25"> </text:span><text:span text:style-name="T38">ILocation</text:span><text:span text:style-name="T25"> underlying_origin_location;</text:span></text:p>
      <text:p text:style-name="P23"/>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23"><text:s text:c="8"/>(....)</text:p>
      <text:p text:style-name="P23"><text:s text:c="8"/>route_specification.origin();</text:p>
      <text:p text:style-name="P23"><text:s text:c="4"/>}</text:p>
      <text:p text:style-name="P23"/>
      <text:p text:style-name="P23"><text:s text:c="4"/>(....)</text:p>
      <text:p text:style-name="P24"/>
      <text:p text:style-name="P39"><text:span text:style-name="T26"><text:s text:c="4"/></text:span><text:span text:style-name="T17">public</text:span><text:span text:style-name="T26"> </text:span><text:span text:style-name="T41">ILocation</text:span><text:span text:style-name="T26"> origin_location()</text:span></text:p>
      <text:p text:style-name="P23"><text:s text:c="4"/>{</text:p>
      <text:p text:style-name="P39"><text:span text:style-name="T25"><text:s text:c="8"/></text:span><text:span text:style-name="T13">return</text:span><text:span text:style-name="T25"> </text:span><text:span text:style-name="T13">this</text:span><text:span text:style-name="T25">.underlying_origin_location;</text:span></text:p>
      <text:p text:style-name="P23"><text:s text:c="4"/>}</text:p>
      <text:p text:style-name="P24">}</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23"><text:s text:c="4"/>(....)</text:p>
      <text:p text:style-name="P39"><text:span text:style-name="T25"><text:s text:c="4"/></text:span><text:span text:style-name="T13">readonly</text:span><text:span text:style-name="T25"> </text:span><text:span text:style-name="T38">ILocation</text:span><text:span text:style-name="T25"> underlying_origin_location;</text:span></text:p>
      <text:p text:style-name="P23"/>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23"><text:s text:c="8"/>(....)</text:p>
      <text:p text:style-name="P50"><text:span text:style-name="T29"><text:s text:c="8"/></text:span><text:span text:style-name="T18">this</text:span><text:span text:style-name="T29">.underlying_origin_location = route_specification.origin();</text:span></text:p>
      <text:p text:style-name="P23"><text:s text:c="4"/>}</text:p>
      <text:p text:style-name="P23"/>
      <text:p text:style-name="P23"><text:s text:c="4"/>(....)</text:p>
      <text:p text:style-name="P24"><text:soft-page-break/></text:p>
      <text:p text:style-name="P39"><text:span text:style-name="T26"><text:s text:c="4"/></text:span><text:span text:style-name="T17">public</text:span><text:span text:style-name="T26"> </text:span><text:span text:style-name="T41">ILocation</text:span><text:span text:style-name="T26"> origin_location()</text:span></text:p>
      <text:p text:style-name="P23"><text:s text:c="4"/>{</text:p>
      <text:p text:style-name="P39"><text:span text:style-name="T25"><text:s text:c="8"/></text:span><text:span text:style-name="T13">return</text:span><text:span text:style-name="T25"> </text:span><text:span text:style-name="T13">this</text:span><text:span text:style-name="T25">.underlying_origin_location;</text:span></text:p>
      <text:p text:style-name="P23"><text:s text:c="4"/>}</text:p>
      <text:p text:style-name="P29">}</text:p>
      <text:p text:style-name="P2"/>
      <text:p text:style-name="P2">que si pasa el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64"> origin location</text:span></text:p>
      <text:p text:style-name="P43"/>
      <text:p text:style-name="P43"/>
      <text:p text:style-name="P43">4 passed, 0 failed, 0 skipped, took 0,92 seconds (Machine.Specifications 0.3.0).</text:p>
      <text:p text:style-name="P2"/>
      <text:p text:style-name="P2">Nuestra clase Cargo (nuestro DDD_Aggregate_Root Cargo) quedaria asi, por lo tanto:</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span text:style-name="T25">, </text:span><text:span text:style-name="T38">IEntity</text:span><text:span text:style-name="T25">&lt;</text:span><text:span text:style-name="T48">Cargo</text:span><text:span text:style-name="T25">&gt;</text:span></text:p>
      <text:p text:style-name="P23">{</text:p>
      <text:p text:style-name="P39"><text:span text:style-name="T25"><text:s text:c="4"/></text:span><text:span text:style-name="T13">readonly</text:span><text:span text:style-name="T25"> </text:span><text:span text:style-name="T38">ITrackingId</text:span><text:span text:style-name="T25"> underlying_tracking_id;</text:span></text:p>
      <text:p text:style-name="P39"><text:span text:style-name="T25"><text:s text:c="4"/></text:span><text:span text:style-name="T13">readonly</text:span><text:span text:style-name="T25"> </text:span><text:span text:style-name="T38">IRouteSpecification</text:span><text:span text:style-name="T25"> underlying_route_specification;</text:span></text:p>
      <text:p text:style-name="P39"><text:span text:style-name="T25"><text:s text:c="4"/></text:span><text:span text:style-name="T13">readonly</text:span><text:span text:style-name="T25"> </text:span><text:span text:style-name="T38">ILocation</text:span><text:span text:style-name="T25"> underlying_origin_location;</text:span></text:p>
      <text:p text:style-name="P23"/>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39"><text:span text:style-name="T25"><text:s text:c="8"/></text:span><text:span text:style-name="T13">this</text:span><text:span text:style-name="T25">.underlying_tracking_id = tracking_id;</text:span></text:p>
      <text:p text:style-name="P39"><text:span text:style-name="T25"><text:s text:c="8"/></text:span><text:span text:style-name="T13">this</text:span><text:span text:style-name="T25">.underlying_route_specification = route_specification;</text:span></text:p>
      <text:p text:style-name="P39"><text:span text:style-name="T25"><text:s text:c="8"/></text:span><text:span text:style-name="T13">this</text:span><text:span text:style-name="T25">.underlying_origin_location = route_specification.origin();</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41">ITrackingId</text:span><text:span text:style-name="T26"> tracking_id()</text:span></text:p>
      <text:p text:style-name="P24"><text:s text:c="4"/>{</text:p>
      <text:p text:style-name="P39"><text:span text:style-name="T26"><text:s text:c="8"/></text:span><text:span text:style-name="T17">return</text:span><text:span text:style-name="T26"> </text:span><text:span text:style-name="T17">this</text:span><text:span text:style-name="T26">.underlying_tracking_id;</text:span></text:p>
      <text:p text:style-name="P24"><text:s text:c="4"/>}</text:p>
      <text:p text:style-name="P24"/>
      <text:p text:style-name="P39"><text:span text:style-name="T26"><text:s text:c="4"/></text:span><text:span text:style-name="T17">public</text:span><text:span text:style-name="T26"> </text:span><text:span text:style-name="T41">IRouteSpecification</text:span><text:span text:style-name="T26"> route_specification()</text:span></text:p>
      <text:p text:style-name="P24"><text:s text:c="4"/>{</text:p>
      <text:p text:style-name="P39"><text:span text:style-name="T26"><text:s text:c="8"/></text:span><text:span text:style-name="T17">return</text:span><text:span text:style-name="T26"> </text:span><text:span text:style-name="T17">this</text:span><text:span text:style-name="T26">.underlying_route_specification;</text:span></text:p>
      <text:p text:style-name="P24"><text:s text:c="4"/>}</text:p>
      <text:p text:style-name="P24"/>
      <text:p text:style-name="P39"><text:span text:style-name="T26"><text:s text:c="4"/></text:span><text:span text:style-name="T17">public</text:span><text:span text:style-name="T26"> </text:span><text:span text:style-name="T41">ILocation</text:span><text:span text:style-name="T26"> origin_location()</text:span></text:p>
      <text:p text:style-name="P24"><text:s text:c="4"/>{</text:p>
      <text:p text:style-name="P39"><text:span text:style-name="T26"><text:s text:c="8"/></text:span><text:span text:style-name="T17">return</text:span><text:span text:style-name="T26"> </text:span><text:span text:style-name="T17">this</text:span><text:span text:style-name="T26">.underlying_origin_location;</text:span></text:p>
      <text:p text:style-name="P24"><text:s text:c="4"/>}</text:p>
      <text:p text:style-name="P24">}</text:p>
      <text:p text:style-name="P2"/>
      <text:p text:style-name="P2">Estamos listos para empaquetarlo todo y mandarlo a github.</text:p>
      <text:p text:style-name="P2"/>
      <text:p text:style-name="P2"><text:span text:style-name="T9">BDD_Spec: When comparing the cargo identity</text:span>: </text:p>
      <text:p text:style-name="P2"><text:soft-page-break/></text:p>
      <text:p text:style-name="P2">Parece un buen momento para eliminar ese:</text:p>
      <text:p text:style-name="P2"/>
      <text:p text:style-name="P14"><text:span text:style-name="T13">throw</text:span><text:span text:style-name="T25"> </text:span><text:span text:style-name="T13">new</text:span><text:span text:style-name="T25"> </text:span><text:span text:style-name="T57">NotImplementedException</text:span><text:span text:style-name="T26">();</text:span></text:p>
      <text:p text:style-name="P2"/>
      <text:p text:style-name="P2">del metodo:</text:p>
      <text:p text:style-name="P2"/>
      <text:p text:style-name="P14"><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
      <text:p text:style-name="P2">Asi que vamos con esa BDD_Spec:</text:p>
      <text:p text:style-name="P2"/>
      <text:p text:style-name="P43">When comparing the cargo identity</text:p>
      <text:p text:style-name="P47">» It should leverage the tracking identity collaborator</text:p>
      <text:p text:style-name="P2"/>
      <text:p text:style-name="P2">que en codigo seria:</text:p>
      <text:p text:style-name="P2"/>
      <text:p text:style-name="P13"><text:span text:style-name="T13">public</text:span><text:span text:style-name="T25"> </text:span><text:span text:style-name="T13">class</text:span><text:span text:style-name="T25"> </text:span><text:span text:style-name="T48">when_comparing_the_cargo_identity</text:span><text:span text:style-name="T25"> : </text:span><text:span text:style-name="T48">concern_for_cargo</text:span></text:p>
      <text:p text:style-name="P23">{</text:p>
      <text:p text:style-name="P39"><text:span text:style-name="T25"><text:s text:c="4"/></text:span><text:span text:style-name="T38">It</text:span><text:span text:style-name="T25"> should_leverage_the_tracking_identity_collaborator = () =&gt; </text:span></text:p>
      <text:p text:style-name="P39"><text:span text:style-name="T25"><text:s text:c="7"/></text:span><text:span text:style-name="T72">tracking_id</text:span><text:span text:style-name="T25">.received(</text:span></text:p>
      <text:p text:style-name="P39"><text:span text:style-name="T25"><text:s text:c="10"/>x =&gt; x.</text:span><text:span text:style-name="T72">has_the_same_value_as</text:span><text:span text:style-name="T25">(</text:span><text:span text:style-name="T72">the_to_compare_cargo</text:span><text:span text:style-name="T25">.tracking_id()));</text:span></text:p>
      <text:p text:style-name="P23">}</text:p>
      <text:p text:style-name="P2"/>
      <text:p text:style-name="P2">Procedamos a arreglar el codigo de color rojo. El caso de tracking_id y the_to_compare_cargo es trivial, ya lo hemos visto varias veces:</text:p>
      <text:p text:style-name="P2"/>
      <text:p text:style-name="P13"><text:span text:style-name="T13">public</text:span><text:span text:style-name="T25"> </text:span><text:span text:style-name="T13">class</text:span><text:span text:style-name="T25"> </text:span><text:span text:style-name="T48">when_comparing_the_cargo_identity</text:span><text:span text:style-name="T25"> : </text:span><text:span text:style-name="T48">concern_for_cargo</text:span></text:p>
      <text:p text:style-name="P23">{</text:p>
      <text:p text:style-name="P39"><text:span text:style-name="T25"><text:s text:c="4"/></text:span><text:span text:style-name="T38">It</text:span><text:span text:style-name="T25"> should_leverage_the_tracking_identity_collaborator = () =&gt; </text:span></text:p>
      <text:p text:style-name="P23"><text:s text:c="7"/>tracking_id.received(</text:p>
      <text:p text:style-name="P39"><text:span text:style-name="T25"><text:s text:c="10"/>x =&gt; x.</text:span><text:span text:style-name="T72">has_the_same_value_as</text:span><text:span text:style-name="T25">(the_to_compare_cargo.tracking_id()));</text:span></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Cargo</text:span><text:span text:style-name="T25"> the_to_compare_cargo; <text:s text:c="3"/></text:span></text:p>
      <text:p text:style-name="P23">}</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text:soft-page-break/>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5">public</text:span><text:span text:style-name="T28"> </text:span><text:span text:style-name="T15">interface</text:span><text:span text:style-name="T28"> </text:span><text:span text:style-name="T40">ITrackingId</text:span><text:span text:style-name="T28"> : </text:span><text:span text:style-name="T40">IValueObject</text:span><text:span text:style-name="T28">&lt;</text:span><text:span text:style-name="T40">ITrackingId</text:span><text:span text:style-name="T28">&gt;</text:span><text:span text:style-name="T25">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2"><text:span text:style-name="T11">public</text:span> <text:span text:style-name="T11">class</text:span> <text:span text:style-name="T46">when_comparing_the_cargo_identity</text:span> : <text:span text:style-name="T46">concern_for_cargo</text:span></text:p>
      <text:p text:style-name="P23">{</text:p>
      <text:p text:style-name="P39"><text:span text:style-name="T25"><text:s text:c="4"/></text:span><text:span text:style-name="T38">Because</text:span><text:span text:style-name="T25"> of = () =&gt; result = sut.</text:span><text:span text:style-name="T72">has_the_same_identity_as</text:span><text:span text:style-name="T25">(the_to_compare_cargo);</text:span></text:p>
      <text:p text:style-name="P23"><text:s text:c="8"/></text:p>
      <text:p text:style-name="P39"><text:span text:style-name="T25"><text:s text:c="4"/></text:span><text:span text:style-name="T38">It</text:span><text:span text:style-name="T25">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Cargo</text:span><text:span text:style-name="T25"> the_to_compare_cargo;</text:span></text:p>
      <text:p text:style-name="P39"><text:span text:style-name="T25"><text:s text:c="4"/></text:span><text:span text:style-name="T13">static bool</text:span><text:span text:style-name="T25"> result;</text:span></text:p>
      <text:p text:style-name="P23">}</text:p>
      <text:p text:style-name="P2"/>
      <text:p text:style-name="P2">Y cual es nuestra sorpresa:</text:p>
      <text:p text:style-name="P2"/>
      <text:p text:style-name="P14"><text:span text:style-name="T25">sut.</text:span><text:span text:style-name="T72">has_the_same_identity_as</text:span><text:span text:style-name="T25">(the_to_compare_cargo);</text:span></text:p>
      <text:p text:style-name="P2"/>
      <text:p text:style-name="P2">No puede ser, nuestro SUT (es decir Cargo), implementa IEntity&lt;T&gt;:</text:p>
      <text:p text:style-name="P2"/>
      <text:p text:style-name="P13"><text:span text:style-name="T13">public</text:span><text:span text:style-name="T25"> </text:span><text:span text:style-name="T13">interface</text:span><text:span text:style-name="T25"> </text:span><text:span text:style-name="T38">IEntity</text:span><text:span text:style-name="T25">&lt;T&gt;</text:span></text:p>
      <text:p text:style-name="P23">{</text:p>
      <text:p text:style-name="P39"><text:span text:style-name="T25"><text:s text:c="4"/></text:span><text:span text:style-name="T13">bool</text:span><text:span text:style-name="T25"> has_the_same_identity_as(T the_other_entity);</text:span></text:p>
      <text:p text:style-name="P23">}</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5">public</text:span><text:span text:style-name="T28"> </text:span><text:span text:style-name="T15">class</text:span><text:span text:style-name="T28"> </text:span><text:span text:style-name="T50">Cargo</text:span><text:span text:style-name="T28"> : </text:span><text:span text:style-name="T40">ICargo</text:span><text:span text:style-name="T28">, </text:span><text:span text:style-name="T40">IEntity</text:span><text:span text:style-name="T28">&lt;</text:span><text:span text:style-name="T50">Cargo</text:span><text:span text:style-name="T28">&gt;</text:span><text:span text:style-name="T25"> {(....)}</text:span></text:p>
      <text:p text:style-name="P2"/>
      <text:p text:style-name="P2">sino de tipo ICargo:</text:p>
      <text:p text:style-name="P2"/>
      <text:p text:style-name="P19"><text:span text:style-name="T15">public</text:span><text:span text:style-name="T28"> </text:span><text:span text:style-name="T15">interface</text:span><text:span text:style-name="T28"> </text:span><text:span text:style-name="T40">ICargo</text:span><text:span text:style-name="T25">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oft-page-break/><text:span text:style-name="T13">public</text:span><text:span text:style-name="T25"> </text:span><text:span text:style-name="T13">interface</text:span><text:span text:style-name="T25"> </text:span><text:span text:style-name="T38">ITrackingId</text:span><text:span text:style-name="T25"> : </text:span><text:span text:style-name="T38">IValueObject</text:span><text:span text:style-name="T25">&lt;</text:span><text:span text:style-name="T38">ITrackingId</text:span><text:span text:style-name="T25">&gt; {}</text:span></text:p>
      <text:p text:style-name="P2"/>
      <text:p text:style-name="P2">Efectivamente, vamos a hacer que ICargo implemente IEntity&lt;T&gt; (antes lo implementaba Cargo), donde T ahora va a ser ICargo. Es decir:</text:p>
      <text:p text:style-name="P2"/>
      <text:p text:style-name="P19"><text:span text:style-name="T15">public</text:span><text:span text:style-name="T28"> </text:span><text:span text:style-name="T15">interface</text:span><text:span text:style-name="T28"> </text:span><text:span text:style-name="T40">ICargo</text:span><text:span text:style-name="T28"> : </text:span><text:span text:style-name="T40">IEntity</text:span><text:span text:style-name="T28">&lt;</text:span><text:span text:style-name="T40">ICargo</text:span><text:span text:style-name="T28">&gt;</text:span><text:span text:style-name="T25"> {(....)}</text:span></text:p>
      <text:p text:style-name="P2"/>
      <text:p text:style-name="P2">por lo que Cargo se convierte en:</text:p>
      <text:p text:style-name="P2"/>
      <text:p text:style-name="P19"><text:span text:style-name="T15">public</text:span><text:span text:style-name="T28"> </text:span><text:span text:style-name="T15">class</text:span><text:span text:style-name="T28"> </text:span><text:span text:style-name="T50">Cargo</text:span><text:span text:style-name="T28"> : </text:span><text:span text:style-name="T40">ICargo</text:span><text:span text:style-name="T25"> {(....)}</text:span></text:p>
      <text:p text:style-name="P2"/>
      <text:p text:style-name="P2">Y la reaccion en cadena no acaba ahi, ya que nuestro:</text:p>
      <text:p text:style-name="P2"/>
      <text:p text:style-name="P14"><text:span text:style-name="T13">public</text:span><text:span text:style-name="T25"> </text:span><text:span text:style-name="T13">bool</text:span><text:span text:style-name="T25"> has_the_same_identity_as(</text:span><text:span text:style-name="T48">Cargo</text:span><text:span text:style-name="T25"> the_other_entity)</text:span></text:p>
      <text:p text:style-name="P2"/>
      <text:p text:style-name="P2">ya no cumple con la signatura de IEntity&lt;ICargo&gt;. Deberia recibir un ICargo como argumento en vez de un Cargo. Por lo tanto:</text:p>
      <text:p text:style-name="P2"/>
      <text:p text:style-name="P13"><text:span text:style-name="T13">public</text:span><text:span text:style-name="T25"> </text:span><text:span text:style-name="T13">bool</text:span><text:span text:style-name="T25"> has_the_same_identity_as(</text:span><text:span text:style-name="T38">ICargo</text:span><text:span text:style-name="T25"> the_other_entity)</text:span></text:p>
      <text:p text:style-name="P23">{</text:p>
      <text:p text:style-name="P39"><text:span text:style-name="T25"><text:s text:c="4"/></text:span><text:span text:style-name="T13">throw</text:span><text:span text:style-name="T25"> </text:span><text:span text:style-name="T13">new</text:span><text:span text:style-name="T25"> </text:span><text:span text:style-name="T57">NotImplementedException</text:span><text:span text:style-name="T26">();</text:span></text:p>
      <text:p text:style-name="P24">}</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molestia de tener nuestra suite de BDD_Specs. Vamos a correr los tests y corregiremos lo que este roto. Per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64"> origin location</text:span></text:p>
      <text:p text:style-name="P43"/>
      <text:p text:style-name="P43">when comparing the cargo identity</text:p>
      <text:p text:style-name="P43">» should leverage the tracking identity<text:span text:style-name="T64"> collaborator</text:span> (FAIL)</text:p>
      <text:p text:style-name="P43"/>
      <text:p text:style-name="P43"/>
      <text:p text:style-name="P43">Test 'should leverage the tracking identity collaborator'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text:soft-page-break/>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3">public</text:span><text:span text:style-name="T25"> </text:span><text:span text:style-name="T13">class</text:span><text:span text:style-name="T25"> </text:span><text:span text:style-name="T48">when_comparing_the_cargo_identity</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
      <text:p text:style-name="P39"><text:span text:style-name="T25"><text:s text:c="8"/>the_to_compare_cargo = an&lt;</text:span><text:span text:style-name="T38">ICargo</text:span><text:span text:style-name="T25">&gt;();</text:span></text:p>
      <text:p text:style-name="P23"><text:s text:c="8"/>tracking_id</text:p>
      <text:p text:style-name="P23"><text:s text:c="11"/>.Stub(x =&gt; x.has_the_same_value_as(the_to_compare_cargo.tracking_id()))</text:p>
      <text:p text:style-name="P39"><text:span text:style-name="T25"><text:s text:c="11"/>.Return(</text:span><text:span text:style-name="T13">true</text:span><text:span text:style-name="T25">);</text:span></text:p>
      <text:p text:style-name="P23"><text:s text:c="4"/>};</text:p>
      <text:p text:style-name="P23"/>
      <text:p text:style-name="P39"><text:span text:style-name="T25"><text:s text:c="4"/></text:span><text:span text:style-name="T38">Because</text:span><text:span text:style-name="T25"> of = () =&gt; result = sut.has_the_same_identity_as(the_to_compare_cargo);</text:span></text:p>
      <text:p text:style-name="P23"><text:s text:c="8"/></text:p>
      <text:p text:style-name="P39"><text:span text:style-name="T25"><text:s text:c="4"/></text:span><text:span text:style-name="T38">It</text:span><text:span text:style-name="T25">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Cargo</text:span><text:span text:style-name="T25"> the_to_compare_cargo;</text:span></text:p>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3">}</text:p>
      <text:p text:style-name="P2"/>
      <text:p text:style-name="P2">Lo unico reseñable seria:</text:p>
      <text:p text:style-name="P2"/>
      <text:p text:style-name="P23">tracking_id</text:p>
      <text:p text:style-name="P23"><text:s text:c="3"/>.Stub(x =&gt; x.has_the_same_value_as(the_to_compare_cargo.tracking_id()))</text:p>
      <text:p text:style-name="P14"><text:span text:style-name="T25"><text:s text:c="3"/>.Return(</text:span><text:span text:style-name="T13">true</text:span><text:span text:style-name="T25">);</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64"> collaborator</text:span> (FAIL)</text:p>
      <text:p text:style-name="P43"/>
      <text:p text:style-name="P43"/>
      <text:p text:style-name="P43">Test 'should leverage the tracking identity<text:span text:style-name="T64"> collaborator</text:span>' failed:</text:p>
      <text:p text:style-name="P43"><text:soft-page-break/><text:tab/>System.Reflection.TargetInvocationException: Exception has been thrown by the target of an invocation. ---&gt; System.NotImplementedException: The method or operation is not implemented.</text:p>
      <text:p text:style-name="P43"/>
      <text:p text:style-name="P43"><text:tab/>(....)</text:p>
      <text:p text:style-name="P43"/>
      <text:p text:style-name="P43">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p>
      <text:p text:style-name="P23">{</text:p>
      <text:p text:style-name="P39"><text:span text:style-name="T25"><text:s text:c="4"/></text:span><text:span text:style-name="T13">readonly</text:span><text:span text:style-name="T25"> </text:span><text:span text:style-name="T38">ITrackingId</text:span><text:span text:style-name="T25"> underlying_tracking_id;</text:span></text:p>
      <text:p text:style-name="P39"><text:span text:style-name="T25"><text:s text:c="4"/></text:span><text:span text:style-name="T13">readonly</text:span><text:span text:style-name="T25"> </text:span><text:span text:style-name="T38">IRouteSpecification</text:span><text:span text:style-name="T25"> underlying_route_specification;</text:span></text:p>
      <text:p text:style-name="P39"><text:span text:style-name="T25"><text:s text:c="4"/></text:span><text:span text:style-name="T13">readonly</text:span><text:span text:style-name="T25"> </text:span><text:span text:style-name="T38">ILocation</text:span><text:span text:style-name="T25"> underlying_origin_location;</text:span></text:p>
      <text:p text:style-name="P23"/>
      <text:p text:style-name="P39"><text:span text:style-name="T25"><text:s text:c="4"/></text:span><text:span text:style-name="T13">public</text:span><text:span text:style-name="T25"> Cargo(</text:span><text:span text:style-name="T38">ITrackingId</text:span><text:span text:style-name="T25"> tracking_id, </text:span><text:span text:style-name="T38">IRouteSpecification</text:span><text:span text:style-name="T25"> route_specification)</text:span></text:p>
      <text:p text:style-name="P23"><text:s text:c="4"/>{</text:p>
      <text:p text:style-name="P39"><text:span text:style-name="T25"><text:s text:c="8"/></text:span><text:span text:style-name="T13">this</text:span><text:span text:style-name="T25">.underlying_tracking_id = tracking_id;</text:span></text:p>
      <text:p text:style-name="P39"><text:span text:style-name="T25"><text:s text:c="8"/></text:span><text:span text:style-name="T13">this</text:span><text:span text:style-name="T25">.underlying_route_specification = route_specification;</text:span></text:p>
      <text:p text:style-name="P39"><text:span text:style-name="T25"><text:s text:c="8"/></text:span><text:span text:style-name="T13">this</text:span><text:span text:style-name="T25">.underlying_origin_location = route_specification.origin();</text:span></text:p>
      <text:p text:style-name="P23"><text:s text:c="4"/>}</text:p>
      <text:p text:style-name="P23"/>
      <text:p text:style-name="P39"><text:span text:style-name="T25"><text:s text:c="4"/></text:span><text:span text:style-name="T13">public</text:span><text:span text:style-name="T25"> </text:span><text:span text:style-name="T13">bool</text:span><text:span text:style-name="T25"> has_the_same_identity_as(</text:span><text:span text:style-name="T38">ICargo</text:span><text:span text:style-name="T25"> the_other_entity)</text:span></text:p>
      <text:p text:style-name="P23"><text:s text:c="4"/>{</text:p>
      <text:p text:style-name="P23"><text:s text:c="8"/>underlying_tracking_id.has_the_same_value_as(the_other_entity.tracking_id());</text:p>
      <text:p text:style-name="P39"><text:span text:style-name="T25"><text:s text:c="8"/></text:span><text:span text:style-name="T13">return</text:span><text:span text:style-name="T25"> </text:span><text:span text:style-name="T13">false</text:span><text:span text:style-name="T25">;</text:span></text:p>
      <text:p text:style-name="P23"><text:s text:c="4"/>}</text:p>
      <text:p text:style-name="P23"/>
      <text:p text:style-name="P23"><text:s text:c="4"/>(....)</text:p>
      <text:p text:style-name="P23"/>
      <text:p text:style-name="P23">}</text:p>
      <text:p text:style-name="P2"/>
      <text:p text:style-name="P2">deberia bastar para pasar el test. Mas en concreto con:</text:p>
      <text:p text:style-name="P2"/>
      <text:p text:style-name="P39"><text:span text:style-name="T13">public</text:span><text:span text:style-name="T25"> </text:span><text:span text:style-name="T13">bool</text:span><text:span text:style-name="T25"> has_the_same_identity_as(</text:span><text:span text:style-name="T38">ICargo</text:span><text:span text:style-name="T25"> the_other_entity)</text:span></text:p>
      <text:p text:style-name="P23">{</text:p>
      <text:p text:style-name="P23"><text:s text:c="4"/>underlying_tracking_id.has_the_same_value_as(the_other_entity.tracking_id());</text:p>
      <text:p text:style-name="P39"><text:span text:style-name="T25"><text:s text:c="4"/></text:span><text:span text:style-name="T13">return</text:span><text:span text:style-name="T25"> </text:span><text:span text:style-name="T13">false</text:span><text:span text:style-name="T25">;</text:span></text:p>
      <text:p text:style-name="P28">}</text:p>
      <text:p text:style-name="P2"/>
      <text:p text:style-name="P2">Asi que antes de hacer mas comentarios (que estamos seguros de que te has dado cuenta de que hay que hacerlos), vamos a correr los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64"> collaborator</text:span></text:p>
      <text:p text:style-name="P43"/>
      <text:p text:style-name="P43"/>
      <text:p text:style-name="P43"><text:soft-page-break/>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39145396" text:style-name="L16">
        <text:list-item>
          <text:p text:style-name="P77">El test funciona, y la funcionalidad asociada al test hace lo que tiene que hacer (delega el calculo de la igualdad al objeto que queremos (SRP)).</text:p>
        </text:list-item>
        <text:list-item>
          <text:p text:style-name="P77">Si bien es cierto el punto anterior, no es menos cierto que, no tenemos en cuenta para nada el resultado del calculo.</text:p>
        </text:list-item>
        <text:list-item>
          <text:p text:style-name="P77">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46">When comparing two equal cargoes</text:p>
      <text:p text:style-name="P43">» It should leverage the tracking identity<text:span text:style-name="T64"> collaborator</text:span></text:p>
      <text:p text:style-name="P2"/>
      <text:p text:style-name="P2">que no el antiguo:</text:p>
      <text:p text:style-name="P2"/>
      <text:p text:style-name="P46">When comparing the cargo identity</text:p>
      <text:p text:style-name="P46">» It should leverage the tracking identity collaborator</text:p>
      <text:p text:style-name="P2"/>
      <text:p text:style-name="P2">ya que si atendemos al contexto que hemos definido en el bloque ESTABLISH:</text:p>
      <text:p text:style-name="P2"/>
      <text:p text:style-name="P23">tracking_id</text:p>
      <text:p text:style-name="P23"><text:s text:c="3"/>.Stub(x =&gt; x.has_the_same_value_as(the_to_compare_cargo.tracking_id()))</text:p>
      <text:p text:style-name="P14"><text:span text:style-name="T25"><text:s text:c="3"/>.Return(</text:span><text:span text:style-name="T13">true</text:span><text:span text:style-name="T25">);</text:span></text:p>
      <text:p text:style-name="P2"/>
      <text:p text:style-name="P2">Con ese:</text:p>
      <text:p text:style-name="P2"/>
      <text:p text:style-name="P14"><text:span text:style-name="T25">Return(</text:span><text:span text:style-name="T13">true</text:span><text:span text:style-name="T25">);</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46">When comparing two equal cargoes</text:p>
      <text:p text:style-name="P43">» It should confirm that they have the same identity</text:p>
      <text:p text:style-name="P43">» It should leverage the tracking identity<text:span text:style-name="T64"> collaborator</text:span></text:p>
      <text:p text:style-name="P2"/>
      <text:p text:style-name="P2">que en codigo seria:</text:p>
      <text:p text:style-name="P2"/>
      <text:p text:style-name="P13"><text:span text:style-name="T38">It</text:span><text:span text:style-name="T25"> should_confirm_that_they_have_the_same_identity = () =&gt; result.ShouldBeTrue();</text:span></text:p>
      <text:p text:style-name="P2"/>
      <text:p text:style-name="P2">y que como hemos obligado a devolver false siempre en:</text:p>
      <text:p text:style-name="P2"/>
      <text:p text:style-name="P39"><text:span text:style-name="T13">public</text:span><text:span text:style-name="T25"> </text:span><text:span text:style-name="T13">bool</text:span><text:span text:style-name="T25"> has_the_same_identity_as(</text:span><text:span text:style-name="T38">ICargo</text:span><text:span text:style-name="T25"> the_other_entity)</text:span></text:p>
      <text:p text:style-name="P23">{</text:p>
      <text:p text:style-name="P23"><text:s text:c="4"/>underlying_tracking_id.has_the_same_value_as(the_other_entity.tracking_id());</text:p>
      <text:p text:style-name="P39"><text:span text:style-name="T25"><text:s text:c="4"/></text:span><text:span text:style-name="T13">return</text:span><text:span text:style-name="T25"> </text:span><text:span text:style-name="T13">false</text:span><text:span text:style-name="T25">;</text:span></text:p>
      <text:p text:style-name="P28">}</text:p>
      <text:p text:style-name="P2"/>
      <text:p text:style-name="P2">Por lo que al ejecutar la suite de BDD_Specs, nos hace obtener como resultado un FAIL como un mundo:</text:p>
      <text:p text:style-name="P2"/>
      <text:p text:style-name="P46">------ Test started: Assembly: dddsample.specs.dll ------</text:p>
      <text:p text:style-name="P43"/>
      <text:p text:style-name="P43"><text:soft-page-break/>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 (FAIL)</text:p>
      <text:p text:style-name="P43">» should leverage the tracking identity<text:span text:style-name="T64"> collaborator</text:span></text:p>
      <text:p text:style-name="P43"/>
      <text:p text:style-name="P43"/>
      <text:p text:style-name="P43">Test 'should confirm that they have the same identity' failed:</text:p>
      <text:p text:style-name="P43"><text:tab/>Machine.Specifications.SpecificationException: Should be [true] but is [false]</text:p>
      <text:p text:style-name="P43"><text:tab/>at Machine.Specifications.ShouldExtensionMethods.ShouldBeTrue(Boolean condition)</text:p>
      <text:p text:style-name="P43"><text:tab/>domain\model\cargo.aggregate\CargoSpecs.cs(94,0): at dddsample.specs.domain.model.cargo.aggregate.when_comparing_two_equal_cargoes.&lt;.ctor&gt;b__3()</text:p>
      <text:p text:style-name="P43"><text:tab/>at Machine.Specifications.Model.Specification.InvokeSpecificationField()</text:p>
      <text:p text:style-name="P43"><text:tab/>at Machine.Specifications.Model.Specification.Verify()</text:p>
      <text:p text:style-name="P43"/>
      <text:p text:style-name="P43">5 passed, 1 failed, 0 skipped, took 0,90 seconds (Machine.Specifications 0.3.0).</text:p>
      <text:p text:style-name="P2"/>
      <text:p text:style-name="P2">Si nos fijamos en la razon concreta por la que falla:</text:p>
      <text:p text:style-name="P2"/>
      <text:p text:style-name="P43">Test 'should confirm that they have the same identity' failed:</text:p>
      <text:p text:style-name="P47"><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59">escribir el codigo mas simple posible para que el test pase</text:span>" como reza el conocido principio del TDD:</text:p>
      <text:p text:style-name="P2"/>
      <text:p text:style-name="P39"><text:span text:style-name="T13">public</text:span><text:span text:style-name="T25"> </text:span><text:span text:style-name="T13">bool</text:span><text:span text:style-name="T25"> has_the_same_identity_as(</text:span><text:span text:style-name="T38">ICargo</text:span><text:span text:style-name="T25"> the_other_entity)</text:span></text:p>
      <text:p text:style-name="P23">{</text:p>
      <text:p text:style-name="P23"><text:s text:c="4"/>underlying_tracking_id.has_the_same_value_as(the_other_entity.tracking_id());</text:p>
      <text:p text:style-name="P39"><text:span text:style-name="T25"><text:s text:c="4"/></text:span><text:span text:style-name="T13">return true</text:span><text:span text:style-name="T25">;</text:span></text:p>
      <text:p text:style-name="P28">}</text:p>
      <text:p text:style-name="P2"/>
      <text:p text:style-name="P2">sino que vamos a intentar "<text:span text:style-name="T59">escribir el codigo mas simple posible Y QUE ADEMAS, TENGA SENTIDO, para que el test pase</text:span>", frase atribuida a Jean-Paul Boodhoo, qye en nuestro caso, claramente seria:</text:p>
      <text:p text:style-name="P2"/>
      <text:p text:style-name="P13"><text:span text:style-name="T13">public</text:span><text:span text:style-name="T25"> </text:span><text:span text:style-name="T13">bool</text:span><text:span text:style-name="T25"> has_the_same_identity_as(</text:span><text:span text:style-name="T38">ICargo</text:span><text:span text:style-name="T25"> the_other_entity)</text:span></text:p>
      <text:p text:style-name="P23">{</text:p>
      <text:p text:style-name="P39"><text:span text:style-name="T25"><text:s text:c="3"/></text:span><text:span text:style-name="T13">return</text:span><text:span text:style-name="T25"> underlying_tracking_id.has_the_same_value_as(the_other_entity.tracking_id());</text:span></text:p>
      <text:p text:style-name="P23">}</text:p>
      <text:p text:style-name="P2"/>
      <text:p text:style-name="P2">y que ademas deberia satisfacer nuestra ultima asercion. Comproba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text:soft-page-break/>when comparing two equal cargoes</text:p>
      <text:p text:style-name="P43">» should confirm that they have the same identity</text:p>
      <text:p text:style-name="P43">» should leverage the tracking identity<text:span text:style-name="T64"> collaborator</text:span></text:p>
      <text:p text:style-name="P43"/>
      <text:p text:style-name="P43"/>
      <text:p text:style-name="P43">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43">When comparing two equal cargoes</text:p>
      <text:p text:style-name="P43">» It should confirm that they have the same identity</text:p>
      <text:p text:style-name="P2"/>
      <text:p text:style-name="P2">¿no deberiamos comprobar tambien esto otro?:</text:p>
      <text:p text:style-name="P2"/>
      <text:p text:style-name="P43">When comparing two different cargoes</text:p>
      <text:p text:style-name="P47">»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43">When comparing two equal cargoes</text:p>
      <text:p text:style-name="P43">» It should confirm that they have the same identity</text:p>
      <text:p text:style-name="P43">» It should leverage the tracking identity<text:span text:style-name="T64"> collaborator</text:span></text:p>
      <text:p text:style-name="P2"/>
      <text:p text:style-name="P2">tuviesemos esto otro:</text:p>
      <text:p text:style-name="P2"/>
      <text:p text:style-name="P43">When comparing two equal cargoes</text:p>
      <text:p text:style-name="P47">» It should confirm that they have the same identity</text:p>
      <text:p text:style-name="P2"/>
      <text:p text:style-name="P2">Entonces, la respuesta si que es contundente. Es necesario implementar:</text:p>
      <text:p text:style-name="P2"/>
      <text:p text:style-name="P43">When comparing two different cargoes</text:p>
      <text:p text:style-name="P47">» It should confirm that they have different identity</text:p>
      <text:p text:style-name="P2"/>
      <text:p text:style-name="P2">Pero la clave en nuestro caso esta en:</text:p>
      <text:p text:style-name="P2"/>
      <text:p text:style-name="P43">When comparing two equal cargoes</text:p>
      <text:p text:style-name="P47">»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39161643" text:style-name="L17">
        <text:list-item>
          <text:p text:style-name="P78">TDD "Tradicional": Compruebo que cuando le paso 15 y 20 me devuelve 35 y quizas tambien compruebo que cuando le paso 6 y 10 me devuelve 16.</text:p>
        </text:list-item>
        <text:list-item>
          <text:p text:style-name="P78">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text:soft-page-break/></text:p>
      <text:p text:style-name="P2">Claramente, al tener:</text:p>
      <text:p text:style-name="P2"/>
      <text:p text:style-name="P43">When comparing two equal cargoes</text:p>
      <text:p text:style-name="P47">» It should leverage the tracking identity collaborator</text:p>
      <text:p text:style-name="P2"/>
      <text:p text:style-name="P12"><text:span text:style-name="T1">no podemos negar que nos estamos situando del lado "mockista" o lo que es lo mismo del "Interaction Based Testing". Usando la analogia de la calculadora, estariamos comprobando que "</text:span><text:span text:style-name="T5">cuando le paso dos enteros se produce una unica llamada a la funcion suma de la calculadora...</text:span><text:span text:style-name="T1">" Y al tener a mayores:</text:span></text:p>
      <text:p text:style-name="P2"/>
      <text:p text:style-name="P43">When comparing two equal cargoes</text:p>
      <text:p text:style-name="P47">» It should confirm that they have the same identity</text:p>
      <text:p text:style-name="P2"/>
      <text:p text:style-name="P12"><text:span text:style-name="T1">estariamos comprobando tambien que "</text:span><text:span text:style-name="T5">...y esta me devuelve un unico valor que es tambien un entero.</text:span><text:span text:style-name="T1">". Por lo tanto, en nuestro caso:</text:span></text:p>
      <text:p text:style-name="P2"/>
      <text:p text:style-name="P43">When comparing two different cargoes</text:p>
      <text:p text:style-name="P47">»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cuenta la vocacion pedagogica de este documento, la hemos implementado:</text:p>
      <text:p text:style-name="P2"/>
      <text:p text:style-name="P38"><text:span text:style-name="T15">public</text:span><text:span text:style-name="T28"> </text:span><text:span text:style-name="T15">class</text:span><text:span text:style-name="T28"> </text:span><text:span text:style-name="T50">when_comparing_two_different_cargoes</text:span><text:span text:style-name="T28"> : </text:span><text:span text:style-name="T50">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
      <text:p text:style-name="P39"><text:span text:style-name="T25"><text:s text:c="8"/>the_to_compare_cargo = an&lt;</text:span><text:span text:style-name="T38">ICargo</text:span><text:span text:style-name="T25">&gt;();</text:span></text:p>
      <text:p text:style-name="P23"><text:s text:c="8"/>tracking_id</text:p>
      <text:p text:style-name="P23"><text:s text:c="11"/>.Stub(x =&gt; x.has_the_same_value_as(the_to_compare_cargo.tracking_id()))</text:p>
      <text:p text:style-name="P39"><text:span text:style-name="T25"><text:s text:c="11"/>.Return(</text:span><text:span text:style-name="T13">false</text:span><text:span text:style-name="T25">);</text:span></text:p>
      <text:p text:style-name="P23"><text:s text:c="4"/>};</text:p>
      <text:p text:style-name="P23"/>
      <text:p text:style-name="P39"><text:span text:style-name="T25"><text:s text:c="4"/></text:span><text:span text:style-name="T38">Because</text:span><text:span text:style-name="T25"> of = () =&gt; result = sut.has_the_same_identity_as(the_to_compare_cargo);</text:span></text:p>
      <text:p text:style-name="P23"/>
      <text:p text:style-name="P39"><text:span text:style-name="T25"><text:s text:c="4"/></text:span><text:span text:style-name="T38">It</text:span><text:span text:style-name="T25"> should_confirm_that_they_have_different_identity = () =&gt; result.ShouldBeFalse();</text:span></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Cargo</text:span><text:span text:style-name="T25"> the_to_compare_cargo;</text:span></text:p>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3">}</text:p>
      <text:p text:style-name="P2"/>
      <text:p text:style-name="P2">Si bien no consideramos hacer ningun comentario a mayores, mas alla de mostrar la prueba de que sin haber tocado el codigo de nuestro DDD_Aggregate_Root Cargo, funcion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text:soft-page-break/>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4"> collaborator</text:span></text:p>
      <text:p text:style-name="P43"/>
      <text:p text:style-name="P43">when comparing two different cargoes</text:p>
      <text:p text:style-name="P43">» should confirm that they have different identity</text:p>
      <text:p text:style-name="P43"/>
      <text:p text:style-name="P43"/>
      <text:p text:style-name="P43">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68">:</text:span></text:p>
      <text:p text:style-name="P2"/>
      <text:p text:style-name="P2">Desde el principio hemos tenido la clase abstracta concern_for_cargo</text:p>
      <text:p text:style-name="P2"/>
      <text:p text:style-name="P17"><text:span text:style-name="T19">public</text:span><text:span text:style-name="T30"> </text:span><text:span text:style-name="T19">abstract</text:span><text:span text:style-name="T30"> </text:span><text:span text:style-name="T19">class</text:span><text:span text:style-name="T30"> </text:span><text:span text:style-name="T52">concern_for_cargo</text:span><text:span text:style-name="T30"> : </text:span><text:span text:style-name="T52">Observes</text:span><text:span text:style-name="T30">&lt;</text:span><text:span text:style-name="T42">ICargo</text:span><text:span text:style-name="T30">, </text:span><text:span text:style-name="T52">Cargo</text:span><text:span text:style-name="T30">&gt;</text:span></text:p>
      <text:p text:style-name="P2"/>
      <text:p text:style-name="P2">y no le hemos sacado mucho partido, mas alla de usarla como simple intermediario para declarar el Observes&lt;Contract, ClassUnderTest&gt;.</text:p>
      <text:p text:style-name="P2"/>
      <text:p text:style-name="P2">Eso va a cambiar, ya que nos va a ayudar a reducir el "ruido" de nuestras BDD_Specs.</text:p>
      <text:p text:style-name="P2"/>
      <text:p text:style-name="P2">Para ello, vamos a escribir:</text:p>
      <text:p text:style-name="P2"/>
      <text:p text:style-name="P17"><text:span text:style-name="T19">public</text:span><text:span text:style-name="T30"> </text:span><text:span text:style-name="T19">abstract</text:span><text:span text:style-name="T30"> </text:span><text:span text:style-name="T19">class</text:span><text:span text:style-name="T30"> </text:span><text:span text:style-name="T52">concern_for_cargo</text:span><text:span text:style-name="T30"> : </text:span><text:span text:style-name="T52">Observes</text:span><text:span text:style-name="T30">&lt;</text:span><text:span text:style-name="T42">ICargo</text:span><text:span text:style-name="T30">, </text:span><text:span text:style-name="T52">Cargo</text:span><text:span text:style-name="T30">&gt;</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text:s text:c="4"/>};</text:p>
      <text:p text:style-name="P23"/>
      <text:p text:style-name="P39"><text:span text:style-name="T25"><text:s text:c="4"/></text:span><text:span text:style-name="T13">protected</text:span><text:span text:style-name="T25"> </text:span><text:span text:style-name="T13">static</text:span><text:span text:style-name="T25"> </text:span><text:span text:style-name="T38">ITrackingId</text:span><text:span text:style-name="T25"> tracking_id;</text:span></text:p>
      <text:p text:style-name="P39"><text:span text:style-name="T25"><text:s text:c="4"/></text:span><text:span text:style-name="T13">protected</text:span><text:span text:style-name="T25"> </text:span><text:span text:style-name="T13">static</text:span><text:span text:style-name="T25"> </text:span><text:span text:style-name="T38">IRouteSpecification</text:span><text:span text:style-name="T25"> route_specification;</text:span></text:p>
      <text:p text:style-name="P23">}</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text:s text:c="4"/>};</text:p>
      <text:p text:style-name="P23"/>
      <text:p text:style-name="P39"><text:span text:style-name="T25"><text:s text:c="4"/></text:span><text:span text:style-name="T38">Because</text:span><text:span text:style-name="T25"> of = () =&gt; result = sut.tracking_id();</text:span></text:p>
      <text:p text:style-name="P23"/>
      <text:p text:style-name="P39"><text:span text:style-name="T25"><text:s text:c="4"/></text:span><text:span text:style-name="T38">It</text:span><text:span text:style-name="T25"> should_provide_the_cargo_id = () =&gt; result.ShouldEqual(tracking_id);</text:span></text:p>
      <text:p text:style-name="P23"><text:soft-page-break/></text:p>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TrackingId</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8">}</text:p>
      <text:p text:style-name="P2"/>
      <text:p text:style-name="P2"/>
      <text:p text:style-name="P13"><text:span text:style-name="T13">public</text:span><text:span text:style-name="T25"> </text:span><text:span text:style-name="T13">class</text:span><text:span text:style-name="T25"> </text:span><text:span text:style-name="T48">when_asked_about_its_tracking_identificator</text:span><text:span text:style-name="T25"> : </text:span><text:span text:style-name="T48">concern_for_cargo</text:span></text:p>
      <text:p text:style-name="P23">{</text:p>
      <text:p text:style-name="P39"><text:span text:style-name="T25"><text:s text:c="4"/></text:span><text:span text:style-name="T38">Because</text:span><text:span text:style-name="T25"> of = () =&gt; result = sut.tracking_id();</text:span></text:p>
      <text:p text:style-name="P23"/>
      <text:p text:style-name="P39"><text:span text:style-name="T25"><text:s text:c="4"/></text:span><text:span text:style-name="T38">It</text:span><text:span text:style-name="T25"> should_provide_the_cargo_id = () =&gt; result.ShouldEqual(tracking_id);</text:span></text:p>
      <text:p text:style-name="P23"/>
      <text:p text:style-name="P39"><text:span text:style-name="T25"><text:s text:c="4"/></text:span><text:span text:style-name="T13">static</text:span><text:span text:style-name="T25"> </text:span><text:span text:style-name="T38">ITrackingId</text:span><text:span text:style-name="T25"> result;</text:span></text:p>
      <text:p text:style-name="P23">}</text:p>
      <text:p text:style-name="P2"/>
      <text:p text:style-name="P2">o uno un poco mas complejo como:</text:p>
      <text:p text:style-name="P2"/>
      <text:p text:style-name="P38"><text:span text:style-name="T15">public</text:span><text:span text:style-name="T28"> </text:span><text:span text:style-name="T15">class</text:span><text:span text:style-name="T28"> </text:span><text:span text:style-name="T50">when_comparing_two_equal_cargoes</text:span><text:span text:style-name="T28"> : </text:span><text:span text:style-name="T50">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
      <text:p text:style-name="P39"><text:span text:style-name="T25"><text:s text:c="8"/>the_to_compare_cargo = an&lt;</text:span><text:span text:style-name="T38">ICargo</text:span><text:span text:style-name="T25">&gt;();</text:span></text:p>
      <text:p text:style-name="P23"><text:s text:c="8"/>tracking_id</text:p>
      <text:p text:style-name="P23"><text:s text:c="11"/>.Stub(x =&gt; x.has_the_same_value_as(the_to_compare_cargo.tracking_id()))</text:p>
      <text:p text:style-name="P39"><text:span text:style-name="T25"><text:s text:c="11"/>.Return(</text:span><text:span text:style-name="T13">true</text:span><text:span text:style-name="T25">);</text:span></text:p>
      <text:p text:style-name="P23"><text:s text:c="4"/>};</text:p>
      <text:p text:style-name="P23"/>
      <text:p text:style-name="P39"><text:span text:style-name="T25"><text:s text:c="4"/></text:span><text:span text:style-name="T38">Because</text:span><text:span text:style-name="T25"> of = () =&gt; result = sut.has_the_same_identity_as(the_to_compare_cargo);</text:span></text:p>
      <text:p text:style-name="P23"/>
      <text:p text:style-name="P39"><text:span text:style-name="T25"><text:s text:c="4"/></text:span><text:span text:style-name="T38">It</text:span><text:span text:style-name="T25"> should_confirm_that_they_have_the_same_identity = () =&gt; result.ShouldBeTrue();</text:span></text:p>
      <text:p text:style-name="P23"/>
      <text:p text:style-name="P39"><text:span text:style-name="T25"><text:s text:c="4"/></text:span><text:span text:style-name="T38">It</text:span><text:span text:style-name="T25">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5"><text:s text:c="4"/></text:span><text:span text:style-name="T13">static</text:span><text:span text:style-name="T25"> </text:span><text:span text:style-name="T38">ITrackingId</text:span><text:span text:style-name="T25"> tracking_id;</text:span></text:p>
      <text:p text:style-name="P39"><text:span text:style-name="T25"><text:s text:c="4"/></text:span><text:span text:style-name="T13">static</text:span><text:span text:style-name="T25"> </text:span><text:span text:style-name="T38">ICargo</text:span><text:span text:style-name="T25"> the_to_compare_cargo;</text:span></text:p>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RouteSpecification</text:span><text:span text:style-name="T25"> route_specification;</text:span></text:p>
      <text:p text:style-name="P28">}</text:p>
      <text:p text:style-name="P2"/>
      <text:p text:style-name="P13"><text:span text:style-name="T13">public</text:span><text:span text:style-name="T25"> </text:span><text:span text:style-name="T13">class</text:span><text:span text:style-name="T25"> </text:span><text:span text:style-name="T48">when_comparing_two_equal_cargoes</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he_to_compare_cargo = an&lt;</text:span><text:span text:style-name="T38">ICargo</text:span><text:span text:style-name="T25">&gt;();</text:span></text:p>
      <text:p text:style-name="P23"><text:s text:c="8"/>tracking_id</text:p>
      <text:p text:style-name="P23"><text:s text:c="12"/>.Stub(x =&gt; x.has_the_same_value_as(the_to_compare_cargo.tracking_id()))</text:p>
      <text:p text:style-name="P39"><text:span text:style-name="T25"><text:s text:c="12"/>.Return(</text:span><text:span text:style-name="T13">true</text:span><text:span text:style-name="T25">);</text:span></text:p>
      <text:p text:style-name="P23"><text:s text:c="4"/>};</text:p>
      <text:p text:style-name="P23"/>
      <text:p text:style-name="P39"><text:span text:style-name="T25"><text:s text:c="4"/></text:span><text:span text:style-name="T38">Because</text:span><text:span text:style-name="T25"> of = () =&gt; result = sut.has_the_same_identity_as(the_to_compare_cargo);</text:span></text:p>
      <text:p text:style-name="P23"/>
      <text:p text:style-name="P39"><text:span text:style-name="T25"><text:s text:c="4"/></text:span><text:span text:style-name="T38">It</text:span><text:span text:style-name="T25"> should_confirm_that_they_have_the_same_identity = () =&gt; result.ShouldBeTrue();</text:span></text:p>
      <text:p text:style-name="P23"/>
      <text:p text:style-name="P39"><text:span text:style-name="T25"><text:s text:c="4"/></text:span><text:span text:style-name="T38">It</text:span><text:span text:style-name="T25"> should_leverage_the_tracking_identity_collaborator = () =&gt; </text:span></text:p>
      <text:p text:style-name="P23"><text:s text:c="7"/>tracking_id.received(</text:p>
      <text:p text:style-name="P23"><text:s text:c="10"/>x =&gt; x.has_the_same_value_as(the_to_compare_cargo.tracking_id()));</text:p>
      <text:p text:style-name="P23"><text:soft-page-break/></text:p>
      <text:p text:style-name="P39"><text:span text:style-name="T25"><text:s text:c="4"/></text:span><text:span text:style-name="T13">static</text:span><text:span text:style-name="T25"> </text:span><text:span text:style-name="T38">ICargo</text:span><text:span text:style-name="T25"> the_to_compare_cargo;</text:span></text:p>
      <text:p text:style-name="P39"><text:span text:style-name="T25"><text:s text:c="4"/></text:span><text:span text:style-name="T13">static</text:span><text:span text:style-name="T25"> </text:span><text:span text:style-name="T13">bool</text:span><text:span text:style-name="T25"> result;</text:span></text:p>
      <text:p text:style-name="P23">}</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46">7 passed, 0 failed, 0 skipped, took 1,38 seconds (Machine.Specifications 0.3.0).</text:p>
      <text:p text:style-name="P2"/>
      <text:p text:style-name="P2"><text:span text:style-name="T9">BDD_Spec: When comparing to a null cargo</text:span>:</text:p>
      <text:p text:style-name="P2"/>
      <text:p text:style-name="P2">Nuestro metodo has_the_same_identity_as(ICargo the_other_cargo) tiene una vulnerabilidad muy grande, y es que al no comprobar que the_other_cargo no sea null y tener como caracteristica:</text:p>
      <text:p text:style-name="P2"/>
      <text:p text:style-name="P43">When comparing two equal cargoes</text:p>
      <text:p text:style-name="P43">» It should leverage the tracking identity collaborator</text:p>
      <text:p text:style-name="P2"/>
      <text:p text:style-name="P2">al efectuarse esa llamada, el sistema lanzaria una excepcion, ya que:</text:p>
      <text:p text:style-name="P2"/>
      <text:p text:style-name="P28">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46">When comparing to a null cargo</text:p>
      <text:p text:style-name="P43">» It should confirm that they have different identity</text:p>
      <text:p text:style-name="P43">» It should not leverage the tracking identity<text:span text:style-name="T64">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7">»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7">»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3">public</text:span><text:span text:style-name="T25"> </text:span><text:span text:style-name="T13">class</text:span><text:span text:style-name="T25"> </text:span><text:span text:style-name="T48">when_comparing_to_a_null_cargo</text:span><text:span text:style-name="T25"> : </text:span><text:span text:style-name="T48">concern_for_cargo</text:span></text:p>
      <text:p text:style-name="P23"><text:soft-page-break/>{</text:p>
      <text:p text:style-name="P39"><text:span text:style-name="T25"><text:s text:c="4"/></text:span><text:span text:style-name="T38">Establish</text:span><text:span text:style-name="T25"> context = () =&gt;</text:span></text:p>
      <text:p text:style-name="P23"><text:s text:c="4"/>{</text:p>
      <text:p text:style-name="P39"><text:span text:style-name="T25"><text:s text:c="8"/>a_null_to_compare_cargo = </text:span><text:span text:style-name="T13">null</text:span><text:span text:style-name="T25">;</text:span></text:p>
      <text:p text:style-name="P23"><text:s text:c="8"/>tracking_id</text:p>
      <text:p text:style-name="P39"><text:span text:style-name="T25"><text:s text:c="11"/>.Stub(x =&gt; x.has_the_same_value_as(an&lt;</text:span><text:span text:style-name="T38">ICargo</text:span><text:span text:style-name="T25">&gt;().tracking_id()));</text:span></text:p>
      <text:p text:style-name="P23"><text:s text:c="4"/>};</text:p>
      <text:p text:style-name="P23"/>
      <text:p text:style-name="P39"><text:span text:style-name="T25"><text:s text:c="4"/></text:span><text:span text:style-name="T38">Because</text:span><text:span text:style-name="T25"> of = () =&gt; result = sut.has_the_same_identity_as(a_null_to_compare_cargo);</text:span></text:p>
      <text:p text:style-name="P23"/>
      <text:p text:style-name="P39"><text:span text:style-name="T25"><text:s text:c="4"/></text:span><text:span text:style-name="T38">It</text:span><text:span text:style-name="T25"> should_confirm_that_they_have_different_identity = () =&gt; result.ShouldBeFalse();</text:span></text:p>
      <text:p text:style-name="P23"/>
      <text:p text:style-name="P39"><text:span text:style-name="T25"><text:s text:c="4"/></text:span><text:span text:style-name="T38">It</text:span><text:span text:style-name="T25"> should_not_leverage_the_tracking_identity_collaborator = () =&gt;</text:span></text:p>
      <text:p text:style-name="P23"><text:s text:c="7"/>tracking_id.never_received(</text:p>
      <text:p text:style-name="P39"><text:span text:style-name="T25"><text:s text:c="10"/>x =&gt; x.has_the_same_value_as(an&lt;</text:span><text:span text:style-name="T38">ICargo</text:span><text:span text:style-name="T25">&gt;().tracking_id()));</text:spa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Cargo</text:span><text:span text:style-name="T25"> a_null_to_compare_cargo;</text:span></text:p>
      <text:p text:style-name="P23">}</text:p>
      <text:p text:style-name="P2"/>
      <text:p text:style-name="P2">Y recordemos que:</text:p>
      <text:p text:style-name="P2"/>
      <text:p text:style-name="P13"><text:span text:style-name="T13">public</text:span><text:span text:style-name="T25"> </text:span><text:span text:style-name="T13">abstract</text:span><text:span text:style-name="T25"> </text:span><text:span text:style-name="T13">class</text:span><text:span text:style-name="T25"> </text:span><text:span text:style-name="T48">concern_for_cargo</text:span><text:span text:style-name="T25"> : </text:span><text:span text:style-name="T48">Observes</text:span><text:span text:style-name="T25">&lt;</text:span><text:span text:style-name="T38">ICargo</text:span><text:span text:style-name="T25">, </text:span><text:span text:style-name="T48">Cargo</text:span><text:span text:style-name="T25">&gt;</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racking_id = the_dependency&lt;</text:span><text:span text:style-name="T38">ITrackingId</text:span><text:span text:style-name="T25">&gt;();</text:span></text:p>
      <text:p text:style-name="P39"><text:span text:style-name="T25"><text:s text:c="8"/>route_specification = the_dependency&lt;</text:span><text:span text:style-name="T38">IRouteSpecification</text:span><text:span text:style-name="T25">&gt;();</text:span></text:p>
      <text:p text:style-name="P23"><text:s text:c="4"/>};</text:p>
      <text:p text:style-name="P23"/>
      <text:p text:style-name="P39"><text:span text:style-name="T25"><text:s text:c="4"/></text:span><text:span text:style-name="T13">protected</text:span><text:span text:style-name="T25"> </text:span><text:span text:style-name="T13">static</text:span><text:span text:style-name="T25"> </text:span><text:span text:style-name="T38">ITrackingId</text:span><text:span text:style-name="T25"> tracking_id;</text:span></text:p>
      <text:p text:style-name="P39"><text:span text:style-name="T25"><text:s text:c="4"/></text:span><text:span text:style-name="T13">protected</text:span><text:span text:style-name="T25"> </text:span><text:span text:style-name="T13">static</text:span><text:span text:style-name="T25"> </text:span><text:span text:style-name="T38">IRouteSpecification</text:span><text:span text:style-name="T25"> route_specification;</text:span></text:p>
      <text:p text:style-name="P23">}</text:p>
      <text:p text:style-name="P2"/>
      <text:p text:style-name="P2">Simplemente comentar que:</text:p>
      <text:p text:style-name="P2"/>
      <text:p text:style-name="P14"><text:span text:style-name="T25">an&lt;</text:span><text:span text:style-name="T38">ICargo</text:span><text:span text:style-name="T25">&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38">Establish</text:span><text:span text:style-name="T25"> context = () =&gt;</text:span></text:p>
      <text:p text:style-name="P23">{</text:p>
      <text:p text:style-name="P39"><text:span text:style-name="T25"><text:s text:c="4"/>a_null_to_compare_cargo = </text:span><text:span text:style-name="T13">null</text:span><text:span text:style-name="T25">;</text:span></text:p>
      <text:p text:style-name="P39"><text:span text:style-name="T25"><text:s text:c="4"/>an_icargo = an&lt;</text:span><text:span text:style-name="T38">ICargo</text:span><text:span text:style-name="T25">&gt;();</text:span></text:p>
      <text:p text:style-name="P23"><text:s text:c="4"/>an_icargo_tracking_id = an_icargo.tracking_id();</text:p>
      <text:p text:style-name="P39"><text:span text:style-name="T25"><text:s text:c="4"/>an_itracking_id = an&lt;</text:span><text:span text:style-name="T38">ITrackingId</text:span><text:span text:style-name="T25">&gt;();</text:span></text:p>
      <text:p text:style-name="P23">};</text:p>
      <text:p text:style-name="P2"/>
      <text:list xml:id="list39146703" text:style-name="L18">
        <text:list-item>
          <text:p text:style-name="P79">a_null_to_compare_cargo: Aqui no hay discusion posible, es null.</text:p>
        </text:list-item>
        <text:list-item>
          <text:p text:style-name="P79">an_icargo: No es null, es algo del estilo a {IcargoProxyf74dc6fd2e1646dcb0f3298a11c08e36}.</text:p>
        </text:list-item>
        <text:list-item>
          <text:p text:style-name="P79">an_icargo_tracking_id: Este es el mismo caso de nuestra BDD_Spec. Es null.</text:p>
        </text:list-item>
        <text:list-item>
          <text:p text:style-name="P79">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text:soft-page-break/></text:p>
      <text:p text:style-name="P13"><text:span text:style-name="T13">public</text:span><text:span text:style-name="T25"> </text:span><text:span text:style-name="T13">class</text:span><text:span text:style-name="T25"> </text:span><text:span text:style-name="T48">when_comparing_to_a_null_cargo</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a_null_to_compare_cargo = </text:span><text:span text:style-name="T13">null</text:span><text:span text:style-name="T25">;</text:span></text:p>
      <text:p text:style-name="P23"><text:s text:c="8"/>tracking_id</text:p>
      <text:p text:style-name="P39"><text:span text:style-name="T25"><text:s text:c="11"/>.Stub(x =&gt; x.has_the_same_value_as(</text:span><text:span text:style-name="T13">null</text:span><text:span text:style-name="T25">));</text:span></text:p>
      <text:p text:style-name="P23"><text:s text:c="4"/>};</text:p>
      <text:p text:style-name="P23"/>
      <text:p text:style-name="P39"><text:span text:style-name="T25"><text:s text:c="4"/></text:span><text:span text:style-name="T38">Because</text:span><text:span text:style-name="T25"> of = () =&gt; result = sut.has_the_same_identity_as(a_null_to_compare_cargo);</text:span></text:p>
      <text:p text:style-name="P23"/>
      <text:p text:style-name="P39"><text:span text:style-name="T25"><text:s text:c="4"/></text:span><text:span text:style-name="T38">It</text:span><text:span text:style-name="T25"> should_confirm_that_they_have_diferent_identity = () =&gt; result.ShouldBeFalse();</text:span></text:p>
      <text:p text:style-name="P23"/>
      <text:p text:style-name="P39"><text:span text:style-name="T25"><text:s text:c="4"/></text:span><text:span text:style-name="T38">It</text:span><text:span text:style-name="T25"> should_not_leverage_the_tracking_identity_collaborator = () =&gt;</text:span></text:p>
      <text:p text:style-name="P39"><text:span text:style-name="T25"><text:s text:c="7"/>tracking_id.never_received(x =&gt; x.has_the_same_value_as(</text:span><text:span text:style-name="T13">null</text:span><text:span text:style-name="T25">));</text:span></text:p>
      <text:p text:style-name="P23"/>
      <text:p text:style-name="P39"><text:span text:style-name="T25"><text:s text:c="4"/></text:span><text:span text:style-name="T13">static</text:span><text:span text:style-name="T25"> </text:span><text:span text:style-name="T13">bool</text:span><text:span text:style-name="T25"> result;</text:span></text:p>
      <text:p text:style-name="P39"><text:span text:style-name="T25"><text:s text:c="4"/></text:span><text:span text:style-name="T13">static</text:span><text:span text:style-name="T25"> </text:span><text:span text:style-name="T38">ICargo</text:span><text:span text:style-name="T25"> a_null_to_compare_cargo;</text:span></text:p>
      <text:p text:style-name="P23">}</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
      <text:p text:style-name="P2">Para satisfacer ambas aserciones, basta con:</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p>
      <text:p text:style-name="P23">{</text:p>
      <text:p text:style-name="P23"><text:s text:c="4"/>(....)</text:p>
      <text:p text:style-name="P23"/>
      <text:p text:style-name="P39"><text:span text:style-name="T25"><text:s text:c="4"/></text:span><text:span text:style-name="T13">public</text:span><text:span text:style-name="T25"> </text:span><text:span text:style-name="T13">bool</text:span><text:span text:style-name="T25"> has_the_same_identity_as(</text:span><text:span text:style-name="T38">ICargo</text:span><text:span text:style-name="T25"> the_other_entity)</text:span></text:p>
      <text:p text:style-name="P23"><text:s text:c="4"/>{</text:p>
      <text:p text:style-name="P39"><text:span text:style-name="T25"><text:s text:c="8"/></text:span><text:span text:style-name="T13">return</text:span><text:span text:style-name="T25"> the_other_entity != </text:span><text:span text:style-name="T13">null</text:span><text:span text:style-name="T25"> &amp;&amp; </text:span></text:p>
      <text:p text:style-name="P23"><text:s text:c="10"/>underlying_tracking_id.has_the_same_value_as(the_other_entity.tracking_id());</text:p>
      <text:p text:style-name="P23"><text:s text:c="4"/>}</text:p>
      <text:p text:style-name="P23"/>
      <text:p text:style-name="P23"><text:s text:c="4"/>(....)</text:p>
      <text:p text:style-name="P23">}</text:p>
      <text:p text:style-name="P2"/>
      <text:p text:style-name="P2">para obtene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4"> collaborator</text:span></text:p>
      <text:p text:style-name="P43"/>
      <text:p text:style-name="P43">when comparing two different cargoes</text:p>
      <text:p text:style-name="P43">» should confirm that they have different identity</text:p>
      <text:p text:style-name="P43"/>
      <text:p text:style-name="P43">when comparing to a null cargo</text:p>
      <text:p text:style-name="P43"><text:soft-page-break/>» should confirm that they have different identity</text:p>
      <text:p text:style-name="P43">» should not leverage the tracking identity<text:span text:style-name="T64"> collaborator</text:span></text:p>
      <text:p text:style-name="P43"/>
      <text:p text:style-name="P43"/>
      <text:p text:style-name="P43">9 passed, 0 failed, 0 skipped, took 0,90 seconds (Machine.Specifications 0.3.0).</text:p>
      <text:p text:style-name="P3"/>
      <text:p text:style-name="P2">Y precisamente al leer este log nos damos cuenta de que hay algo que chirria, ya que tanto cuando:</text:p>
      <text:p text:style-name="P2"/>
      <text:p text:style-name="P43">when comparing two equal cargoes</text:p>
      <text:p text:style-name="P43">» should confirm that they have the same identity</text:p>
      <text:p text:style-name="P47">» should leverage the tracking identity collaborator</text:p>
      <text:p text:style-name="P2"/>
      <text:p text:style-name="P2">como cuando:</text:p>
      <text:p text:style-name="P2"/>
      <text:p text:style-name="P43">when comparing to a null cargo</text:p>
      <text:p text:style-name="P43">» should confirm that they have different identity</text:p>
      <text:p text:style-name="P47">» should not leverage the tracking identity collaborator</text:p>
      <text:p text:style-name="P2"/>
      <text:p text:style-name="P2">tenemos claro cual es el comportamiento esperado con respecto a la interaccion con ITrackingId:</text:p>
      <text:p text:style-name="P2"/>
      <text:list xml:id="list39165029" text:style-name="L19">
        <text:list-item>
          <text:p text:style-name="P80">En el primer caso: Delega.</text:p>
        </text:list-item>
        <text:list-item>
          <text:p text:style-name="P80">En el segundo caso: No delega.</text:p>
        </text:list-item>
      </text:list>
      <text:p text:style-name="P2"/>
      <text:p text:style-name="P2">Pero, ¿que ocurre en este caso?</text:p>
      <text:p text:style-name="P2"/>
      <text:p text:style-name="P43">when comparing two different cargoes</text:p>
      <text:p text:style-name="P47">»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43">When comparing two different cargoes</text:p>
      <text:p text:style-name="P43">» It should confirm that they have different identity</text:p>
      <text:p text:style-name="P47">»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text:soft-page-break/>»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4"> collaborator</text:span></text:p>
      <text:p text:style-name="P43"/>
      <text:p text:style-name="P43">when comparing two different cargoes</text:p>
      <text:p text:style-name="P43">» should confirm that they have different identity</text:p>
      <text:p text:style-name="P43">» should leverage the tracking identity<text:span text:style-name="T64"> collaborator</text:span></text:p>
      <text:p text:style-name="P43"/>
      <text:p text:style-name="P43">when comparing to a null cargo</text:p>
      <text:p text:style-name="P43">» should confirm that they have different identity</text:p>
      <text:p text:style-name="P43">» should not leverage the tracking identity<text:span text:style-name="T64"> collaborator</text:span></text:p>
      <text:p text:style-name="P43"/>
      <text:p text:style-name="P43"/>
      <text:p text:style-name="P43">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9">BDD_Spec: Sobreescribiendo los metodos de Object GetHashCode() y ToString()</text:span>:</text:p>
      <text:p text:style-name="P2"/>
      <text:p text:style-name="P2">Se considera buena practica, sobreescribir los metodos de Object, a saber:</text:p>
      <text:p text:style-name="P2"/>
      <text:list xml:id="list39145208" text:style-name="L20">
        <text:list-item>
          <text:p text:style-name="P81">GetHashCode()</text:p>
        </text:list-item>
        <text:list-item>
          <text:p text:style-name="P81">ToString()</text:p>
        </text:list-item>
        <text:list-item>
          <text:p text:style-name="P81">Equals()</text:p>
        </text:list-item>
      </text:list>
      <text:p text:style-name="P2"/>
      <text:p text:style-name="P2">Vamos a dedicar este epigrafe a esa tarea.</text:p>
      <text:p text:style-name="P2"/>
      <text:p text:style-name="P2">Las BDD_Specs de los dos primeros serian algo como:</text:p>
      <text:p text:style-name="P2"/>
      <text:p text:style-name="P46">When asked about its hash code</text:p>
      <text:p text:style-name="P43">» It should leverage the tracking identity hash code</text:p>
      <text:p text:style-name="P43"/>
      <text:p text:style-name="P43">When asked about its string representation</text:p>
      <text:p text:style-name="P43">»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8"><text:span text:style-name="T15">public</text:span><text:span text:style-name="T28"> </text:span><text:span text:style-name="T15">class</text:span><text:span text:style-name="T28"> </text:span><text:span text:style-name="T50">when_asked_about_its_hash_code</text:span><text:span text:style-name="T28"> : </text:span><text:span text:style-name="T50">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23"><text:s text:c="8"/>tracking_id</text:p>
      <text:p text:style-name="P23"><text:s text:c="11"/>.Stub(x =&gt; x.GetHashCode())</text:p>
      <text:p text:style-name="P39"><text:span text:style-name="T25"><text:s text:c="11"/>.Return(</text:span><text:span text:style-name="T13">new</text:span><text:span text:style-name="T25"> </text:span><text:span text:style-name="T13">int</text:span><text:span text:style-name="T25">());</text:span></text:p>
      <text:p text:style-name="P23"><text:s text:c="4"/>};</text:p>
      <text:p text:style-name="P23"/>
      <text:p text:style-name="P39"><text:span text:style-name="T25"><text:s text:c="4"/></text:span><text:span text:style-name="T38">Because</text:span><text:span text:style-name="T25"> of = () =&gt; sut.GetHashCode();</text:span></text:p>
      <text:p text:style-name="P23"/>
      <text:p text:style-name="P39"><text:span text:style-name="T25"><text:s text:c="4"/></text:span><text:span text:style-name="T38">It</text:span><text:span text:style-name="T25"> should_leverage_the_tracking_identity_hash_code = () =&gt;</text:span></text:p>
      <text:p text:style-name="P23"><text:s text:c="7"/>tracking_id.received(x =&gt; x.GetHashCode());</text:p>
      <text:p text:style-name="P23">}</text:p>
      <text:p text:style-name="P23"/>
      <text:p text:style-name="P39"><text:span text:style-name="T13">public</text:span><text:span text:style-name="T25"> </text:span><text:span text:style-name="T13">class</text:span><text:span text:style-name="T25"> </text:span><text:span text:style-name="T48">when_asked_about_its_string_representation</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23"><text:soft-page-break/><text:s text:c="8"/>tracking_id</text:p>
      <text:p text:style-name="P23"><text:s text:c="11"/>.Stub(x =&gt; x.ToString())</text:p>
      <text:p text:style-name="P39"><text:span text:style-name="T25"><text:s text:c="11"/>.Return(</text:span><text:span text:style-name="T13">string</text:span><text:span text:style-name="T25">.Empty);</text:span></text:p>
      <text:p text:style-name="P23"><text:s text:c="4"/>};</text:p>
      <text:p text:style-name="P23"/>
      <text:p text:style-name="P39"><text:span text:style-name="T25"><text:s text:c="4"/></text:span><text:span text:style-name="T38">Because</text:span><text:span text:style-name="T25"> of = () =&gt; sut.ToString();</text:span></text:p>
      <text:p text:style-name="P23"/>
      <text:p text:style-name="P39"><text:span text:style-name="T25"><text:s text:c="4"/></text:span><text:span text:style-name="T38">It</text:span><text:span text:style-name="T25"> should_leverage_the_tracking_identity_string_representation = () =&gt;</text:span></text:p>
      <text:p text:style-name="P23"><text:s text:c="7"/>tracking_id.received(x =&gt; x.ToString());</text:p>
      <text:p text:style-name="P23">}</text:p>
      <text:p text:style-name="P2"/>
      <text:p text:style-name="P2">que nos sugieren los siguientes cambios en las interfaces:</text:p>
      <text:p text:style-name="P2"/>
      <text:p text:style-name="P38"><text:span text:style-name="T15">public</text:span><text:span text:style-name="T28"> </text:span><text:span text:style-name="T15">interface</text:span><text:span text:style-name="T28"> </text:span><text:span text:style-name="T40">ITrackingId</text:span><text:span text:style-name="T28"> : </text:span><text:span text:style-name="T40">IValueObject</text:span><text:span text:style-name="T28">&lt;</text:span><text:span text:style-name="T40">ITrackingId</text:span><text:span text:style-name="T28">&gt;</text:span></text:p>
      <text:p text:style-name="P23">{</text:p>
      <text:p text:style-name="P39"><text:span text:style-name="T25"><text:s text:c="4"/></text:span><text:span text:style-name="T13">int</text:span><text:span text:style-name="T25"> GetHashCode();</text:span></text:p>
      <text:p text:style-name="P39"><text:span text:style-name="T25"><text:s text:c="4"/></text:span><text:span text:style-name="T13">string</text:span><text:span text:style-name="T25"> ToString();</text:span></text:p>
      <text:p text:style-name="P23">}</text:p>
      <text:p text:style-name="P2"/>
      <text:p text:style-name="P13"><text:span text:style-name="T13">public</text:span><text:span text:style-name="T25"> </text:span><text:span text:style-name="T13">interface</text:span><text:span text:style-name="T25"> </text:span><text:span text:style-name="T38">ICargo</text:span><text:span text:style-name="T25"> : </text:span><text:span text:style-name="T38">IEntity</text:span><text:span text:style-name="T25">&lt;</text:span><text:span text:style-name="T38">ICargo</text:span><text:span text:style-name="T25">&gt;</text:span></text:p>
      <text:p text:style-name="P23">{</text:p>
      <text:p text:style-name="P39"><text:span text:style-name="T25"><text:s text:c="4"/></text:span><text:span text:style-name="T38">ITrackingId</text:span><text:span text:style-name="T25"> tracking_id();</text:span></text:p>
      <text:p text:style-name="P39"><text:span text:style-name="T25"><text:s text:c="4"/></text:span><text:span text:style-name="T38">IRouteSpecification</text:span><text:span text:style-name="T25"> route_specification();</text:span></text:p>
      <text:p text:style-name="P39"><text:span text:style-name="T25"><text:s text:c="4"/></text:span><text:span text:style-name="T38">ILocation</text:span><text:span text:style-name="T25"> origin_location();</text:span></text:p>
      <text:p text:style-name="P23"/>
      <text:p text:style-name="P39"><text:span text:style-name="T25"><text:s text:c="4"/></text:span><text:span text:style-name="T13">int</text:span><text:span text:style-name="T25"> GetHashCode();</text:span></text:p>
      <text:p text:style-name="P39"><text:span text:style-name="T25"><text:s text:c="4"/></text:span><text:span text:style-name="T13">string</text:span><text:span text:style-name="T25"> ToString();</text:span></text:p>
      <text:p text:style-name="P23">}</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p>
      <text:p text:style-name="P23">{</text:p>
      <text:p text:style-name="P23"><text:s text:c="4"/>(....)</text:p>
      <text:p text:style-name="P23"/>
      <text:p text:style-name="P39"><text:span text:style-name="T25"><text:s text:c="4"/></text:span><text:span text:style-name="T13">public</text:span><text:span text:style-name="T25"> </text:span><text:span text:style-name="T13">override</text:span><text:span text:style-name="T25"> </text:span><text:span text:style-name="T13">int</text:span><text:span text:style-name="T25"> GetHashCode()</text:span></text:p>
      <text:p text:style-name="P23"><text:s text:c="4"/>{</text:p>
      <text:p text:style-name="P39"><text:span text:style-name="T25"><text:s text:c="8"/></text:span><text:span text:style-name="T13">return</text:span><text:span text:style-name="T25"> underlying_tracking_id.GetHashCode();</text:span></text:p>
      <text:p text:style-name="P23"><text:s text:c="4"/>}</text:p>
      <text:p text:style-name="P23"/>
      <text:p text:style-name="P39"><text:span text:style-name="T25"><text:s text:c="4"/></text:span><text:span text:style-name="T13">public</text:span><text:span text:style-name="T25"> </text:span><text:span text:style-name="T13">override</text:span><text:span text:style-name="T25"> </text:span><text:span text:style-name="T13">string</text:span><text:span text:style-name="T25"> ToString()</text:span></text:p>
      <text:p text:style-name="P23"><text:s text:c="4"/>{</text:p>
      <text:p text:style-name="P39"><text:span text:style-name="T25"><text:s text:c="8"/></text:span><text:span text:style-name="T13">return</text:span><text:span text:style-name="T25"> underlying_tracking_id.ToString();</text:span></text:p>
      <text:p text:style-name="P23"><text:s text:c="4"/>}</text:p>
      <text:p text:style-name="P23"/>
      <text:p text:style-name="P23"><text:s text:c="4"/>(....)</text:p>
      <text:p text:style-name="P23">}</text:p>
      <text:p text:style-name="P2"/>
      <text:p text:style-name="P2"/>
      <text:p text:style-name="P2">Obteniendo como resultado el esper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text:soft-page-break/>»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 collaborator</text:p>
      <text:p text:style-name="P43"/>
      <text:p text:style-name="P43">when comparing two diferent cargoes</text:p>
      <text:p text:style-name="P43">» should confirm that they have diferent identity</text:p>
      <text:p text:style-name="P43">» should leverage the tracking identity collaborator</text:p>
      <text:p text:style-name="P43"/>
      <text:p text:style-name="P43">when comparing to a null cargo</text:p>
      <text:p text:style-name="P43">» should confirm that they have diferent identity</text:p>
      <text:p text:style-name="P43">» should not leverage the tracking identity collaborator</text:p>
      <text:p text:style-name="P43"/>
      <text:p text:style-name="P43">when asked about its hash code</text:p>
      <text:p text:style-name="P43">» should leverage the tracking identity hash code</text:p>
      <text:p text:style-name="P43"/>
      <text:p text:style-name="P43">when asked about its string representation</text:p>
      <text:p text:style-name="P43">» should leverage the tracking identity string representation</text:p>
      <text:p text:style-name="P43"/>
      <text:p text:style-name="P43"/>
      <text:p text:style-name="P43">12 passed, 0 failed, 0 skipped, took 1,29 seconds (Machine.Specifications 0.3.0).</text:p>
      <text:p text:style-name="P2"/>
      <text:p text:style-name="P2">Hasta aqui nada nuevo ni excesivamente complicado, mas alla de seguir usando las 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3">underlying_tracking_id.GetHashCode();</text:p>
      <text:p text:style-name="P23">underlying_tracking_id.ToString();</text:p>
      <text:p text:style-name="P2"/>
      <text:p text:style-name="P2">sin ni siquiera haber escrito una sola implementacion concreta de ITrackingId, por poner un ejemplo.</text:p>
      <text:p text:style-name="P2"/>
      <text:p text:style-name="P2"><text:span text:style-name="T9">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9">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39150402" text:style-name="L21">
        <text:list-item>
          <text:p text:style-name="P82">Un identificador (ITrackinId) que nos permite distinguirlo de los demas envios.</text:p>
        </text:list-item>
        <text:list-item>
          <text:p text:style-name="P82">Un origen (ILocation).</text:p>
        </text:list-item>
        <text:list-item>
          <text:p text:style-name="P82">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text:soft-page-break/>assign_the_route_described_by(IITinerary this_itinerary).</text:p>
      <text:p text:style-name="P2"/>
      <text:p text:style-name="P2">Vamos a ello</text:p>
      <text:p text:style-name="P2"/>
      <text:p text:style-name="P2"><text:span text:style-name="T9">BDD_Spec: When assigning a route described by an itinerary</text:span>:</text:p>
      <text:p text:style-name="P2"/>
      <text:p text:style-name="P2">Inicialmente parece que esta seria una descripcion bastante ajustada de lo que queremos:</text:p>
      <text:p text:style-name="P2"/>
      <text:p text:style-name="P46">When assigning a route described by an itinerary</text:p>
      <text:p text:style-name="P43">» It should validate it is a not null itinerary</text:p>
      <text:p text:style-name="P43">» It should be stored somewhere</text:p>
      <text:p text:style-name="P43">»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3">public</text:span><text:span text:style-name="T25"> </text:span><text:span text:style-name="T13">class</text:span><text:span text:style-name="T25"> </text:span><text:span text:style-name="T48">when_assigning_a_route_described_by_an_itinerary</text:span><text:span text:style-name="T25"> : </text:span><text:span text:style-name="T48">concern_for_cargo</text:span></text:p>
      <text:p text:style-name="P23">{</text:p>
      <text:p text:style-name="P39"><text:span text:style-name="T25"><text:s text:c="4"/></text:span><text:span text:style-name="T38">It</text:span><text:span text:style-name="T25"> should_validate_it_is_a_not_null_itinerary = () =&gt; </text:span></text:p>
      <text:p text:style-name="P39"><text:span text:style-name="T25"><text:s text:c="7"/>the_itinerary.</text:span><text:span text:style-name="T72">ShouldNotBeNull</text:span><text:span text:style-name="T25">();</text:span></text:p>
      <text:p text:style-name="P23"/>
      <text:p text:style-name="P39"><text:span text:style-name="T25"><text:s text:c="4"/></text:span><text:span text:style-name="T38">It</text:span><text:span text:style-name="T25"> should_be_stored_somewhere = () =&gt; sut.</text:span><text:span text:style-name="T72">itinerary</text:span><text:span text:style-name="T25">().ShouldEqual(the_itinerary);</text:span></text:p>
      <text:p text:style-name="P23"/>
      <text:p text:style-name="P39"><text:span text:style-name="T25"><text:s text:c="4"/></text:span><text:span text:style-name="T38">It</text:span><text:span text:style-name="T25"> should_reflect_into_the_actual_transportation_of_the_cargo = () =&gt; </text:span></text:p>
      <text:p text:style-name="P39"><text:span text:style-name="T25"><text:s text:c="7"/>sut.</text:span><text:span text:style-name="T72">delivery</text:span><text:span text:style-name="T25">().</text:span><text:span text:style-name="T72">received</text:span><text:span text:style-name="T25">(</text:span></text:p>
      <text:p text:style-name="P39"><text:span text:style-name="T25"><text:s text:c="11"/>x =&gt; x.</text:span><text:span text:style-name="T72">update_on_routing</text:span><text:span text:style-name="T25">(the_route_specification, the_itinerary));</text:span></text:p>
      <text:p text:style-name="P23"/>
      <text:p text:style-name="P39"><text:span text:style-name="T25"><text:s text:c="4"/></text:span><text:span text:style-name="T13">static</text:span><text:span text:style-name="T25"> </text:span><text:span text:style-name="T72">IItinerary</text:span><text:span text:style-name="T25"> the_itinerary;</text:span></text:p>
      <text:p text:style-name="P39"><text:span text:style-name="T25"><text:s text:c="4"/></text:span><text:span text:style-name="T13">static</text:span><text:span text:style-name="T25"> </text:span><text:span text:style-name="T72">IDelivery</text:span><text:span text:style-name="T25"> the_delivery;</text:span></text:p>
      <text:p text:style-name="P23">}</text:p>
      <text:p text:style-name="P2"/>
      <text:p text:style-name="P2">Como siempre, la reaccion en cadena nos lleva a crear dos nuevas interfaces:</text:p>
      <text:p text:style-name="P2"/>
      <text:p text:style-name="P19"><text:span text:style-name="T15">public</text:span><text:span text:style-name="T28"> </text:span><text:span text:style-name="T15">interface</text:span><text:span text:style-name="T28"> </text:span><text:span text:style-name="T40">IDelivery</text:span><text:span text:style-name="T25"> {}</text:span></text:p>
      <text:p text:style-name="P39"><text:span text:style-name="T13">public</text:span><text:span text:style-name="T25"> </text:span><text:span text:style-name="T13">interface</text:span><text:span text:style-name="T25"> </text:span><text:span text:style-name="T38">IItinerary</text:span><text:span text:style-name="T25"> {}</text:span></text:p>
      <text:p text:style-name="P2"/>
      <text:p text:style-name="P2">y en IDelivery necesitamos:</text:p>
      <text:p text:style-name="P2"/>
      <text:p text:style-name="P13"><text:span text:style-name="T13">public</text:span><text:span text:style-name="T25"> </text:span><text:span text:style-name="T13">interface</text:span><text:span text:style-name="T25"> </text:span><text:span text:style-name="T38">IDelivery</text:span></text:p>
      <text:p text:style-name="P23">{</text:p>
      <text:p text:style-name="P39"><text:span text:style-name="T25"><text:s text:c="4"/></text:span><text:span text:style-name="T13">void</text:span><text:span text:style-name="T25"> update_on_routing(</text:span><text:span text:style-name="T38">IRouteSpecification</text:span><text:span text:style-name="T25"> the_route_specification, </text:span></text:p>
      <text:p text:style-name="P39"><text:span text:style-name="T25"><text:s text:c="27"/></text:span><text:span text:style-name="T38">IItinerary</text:span><text:span text:style-name="T25"> the_itinerary);</text:span></text:p>
      <text:p text:style-name="P23">}</text:p>
      <text:p text:style-name="P2"/>
      <text:p text:style-name="P2">mientras que en ICargo (y como consecuencia, en Cargo) aparecen dos nuevos metodos que nos devuelve un Iitinerary y un IDelivery respectivamente:</text:p>
      <text:p text:style-name="P2"/>
      <text:p text:style-name="P13"><text:span text:style-name="T13">public</text:span><text:span text:style-name="T25"> </text:span><text:span text:style-name="T13">interface</text:span><text:span text:style-name="T25"> </text:span><text:span text:style-name="T38">ICargo</text:span><text:span text:style-name="T25"> : </text:span><text:span text:style-name="T38">IEntity</text:span><text:span text:style-name="T25">&lt;</text:span><text:span text:style-name="T38">ICargo</text:span><text:span text:style-name="T25">&gt;</text:span></text:p>
      <text:p text:style-name="P23">{</text:p>
      <text:p text:style-name="P23"><text:s text:c="4"/>(....)</text:p>
      <text:p text:style-name="P23"/>
      <text:p text:style-name="P39"><text:span text:style-name="T25"><text:s text:c="4"/></text:span><text:span text:style-name="T38">IItinerary</text:span><text:span text:style-name="T25"> itinerary();</text:span></text:p>
      <text:p text:style-name="P39"><text:span text:style-name="T25"><text:s text:c="4"/></text:span><text:span text:style-name="T38">IDelivery</text:span><text:span text:style-name="T25"> delivery();</text:span></text:p>
      <text:p text:style-name="P23"/>
      <text:p text:style-name="P23"><text:s text:c="4"/>(....)</text:p>
      <text:p text:style-name="P23">}</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p>
      <text:p text:style-name="P23">{</text:p>
      <text:p text:style-name="P23"><text:s text:c="4"/>(....)</text:p>
      <text:p text:style-name="P23"><text:soft-page-break/></text:p>
      <text:p text:style-name="P39"><text:span text:style-name="T25"><text:s text:c="4"/></text:span><text:span text:style-name="T13">public</text:span><text:span text:style-name="T25"> </text:span><text:span text:style-name="T38">IItinerary</text:span><text:span text:style-name="T25"> itinerary()</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24"><text:span text:style-name="T11"><text:s text:c="4"/>public</text:span> <text:span text:style-name="T36">IDelivery</text:span> delivery()</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24"><text:s text:c="4"/>(....)</text:p>
      <text:p text:style-name="P24">}</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3">public</text:span><text:span text:style-name="T25"> </text:span><text:span text:style-name="T13">class</text:span><text:span text:style-name="T25"> </text:span><text:span text:style-name="T48">when_assigning_a_route_described_by_an_itinerary</text:span><text:span text:style-name="T25"> : </text:span><text:span text:style-name="T48">concern_for_cargo</text:span></text:p>
      <text:p text:style-name="P23">{</text:p>
      <text:p text:style-name="P39"><text:span text:style-name="T25"><text:s text:c="4"/></text:span><text:span text:style-name="T38">Because</text:span><text:span text:style-name="T25"> of = () =&gt; sut.</text:span><text:span text:style-name="T72">assing_the_route_described_by</text:span><text:span text:style-name="T25">(the_itinerary);</text:span></text:p>
      <text:p text:style-name="P23"/>
      <text:p text:style-name="P39"><text:span text:style-name="T25"><text:s text:c="4"/></text:span><text:span text:style-name="T38">It</text:span><text:span text:style-name="T25"> should_validate_it_is_a_not_null_itinerary = () =&gt; </text:span></text:p>
      <text:p text:style-name="P23"><text:s text:c="7"/>the_itinerary.ShouldNotBeNull();</text:p>
      <text:p text:style-name="P23"/>
      <text:p text:style-name="P39"><text:span text:style-name="T25"><text:s text:c="4"/></text:span><text:span text:style-name="T38">It</text:span><text:span text:style-name="T25"> should_be_stored_somewhere = () =&gt; sut.itinerary().ShouldEqual(the_itinerary);</text:span></text:p>
      <text:p text:style-name="P23"/>
      <text:p text:style-name="P39"><text:span text:style-name="T25"><text:s text:c="4"/></text:span><text:span text:style-name="T38">It</text:span><text:span text:style-name="T25">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5"><text:s text:c="4"/></text:span><text:span text:style-name="T13">static</text:span><text:span text:style-name="T25"> </text:span><text:span text:style-name="T38">IItinerary</text:span><text:span text:style-name="T25"> the_itinerary;</text:span></text:p>
      <text:p text:style-name="P39"><text:span text:style-name="T25"><text:s text:c="4"/></text:span><text:span text:style-name="T13">static</text:span><text:span text:style-name="T25"> </text:span><text:span text:style-name="T38">IDelivery</text:span><text:span text:style-name="T25"> the_delivery;</text:span></text:p>
      <text:p text:style-name="P23">}</text:p>
      <text:p text:style-name="P2"/>
      <text:p text:style-name="P2">Para deshacernos del codigo rojo, basta con añadir ese metodo a la tupla ICargo/Cargo:</text:p>
      <text:p text:style-name="P2"/>
      <text:p text:style-name="P13"><text:span text:style-name="T13">public</text:span><text:span text:style-name="T25"> </text:span><text:span text:style-name="T13">interface</text:span><text:span text:style-name="T25"> </text:span><text:span text:style-name="T38">ICargo</text:span><text:span text:style-name="T25"> : </text:span><text:span text:style-name="T38">IEntity</text:span><text:span text:style-name="T25">&lt;</text:span><text:span text:style-name="T38">ICargo</text:span><text:span text:style-name="T25">&gt;</text:span></text:p>
      <text:p text:style-name="P23">{</text:p>
      <text:p text:style-name="P23"><text:s text:c="4"/>(....)</text:p>
      <text:p text:style-name="P23"/>
      <text:p text:style-name="P39"><text:span text:style-name="T25"><text:s text:c="4"/></text:span><text:span text:style-name="T15">void</text:span><text:span text:style-name="T26"> assing_the_route_described_by(</text:span><text:span text:style-name="T41">IItinerary</text:span><text:span text:style-name="T26"> the_itinerary)</text:span><text:span text:style-name="T25">;</text:span></text:p>
      <text:p text:style-name="P23"/>
      <text:p text:style-name="P23"><text:s text:c="4"/>(....)</text:p>
      <text:p text:style-name="P23">}</text:p>
      <text:p text:style-name="P2"/>
      <text:p text:style-name="P13"><text:span text:style-name="T13">public</text:span><text:span text:style-name="T25"> </text:span><text:span text:style-name="T13">class</text:span><text:span text:style-name="T25"> </text:span><text:span text:style-name="T48">Cargo</text:span><text:span text:style-name="T25"> : </text:span><text:span text:style-name="T38">ICargo</text:span></text:p>
      <text:p text:style-name="P23">{</text:p>
      <text:p text:style-name="P23"><text:s text:c="4"/>(....)</text:p>
      <text:p text:style-name="P23"/>
      <text:p text:style-name="P39"><text:span text:style-name="T25"><text:s text:c="4"/></text:span><text:span text:style-name="T17">public</text:span><text:span text:style-name="T26"> </text:span><text:span text:style-name="T16">void</text:span><text:span text:style-name="T26"> assing_the_route_described_by(</text:span><text:span text:style-name="T41">IItinerary</text:span><text:span text:style-name="T26"> the_itinerary)</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24"><text:s text:c="4"/>(....)</text:p>
      <text:p text:style-name="P29">}</text:p>
      <text:p text:style-name="P2"/>
      <text:p text:style-name="P2">y una vez hecho esto, establecer el contexto es muy sencillo, tal y como se muestra en la BDD_Spec ya finalizada:</text:p>
      <text:p text:style-name="P2"/>
      <text:p text:style-name="P13"><text:soft-page-break/><text:span text:style-name="T13">public</text:span><text:span text:style-name="T25"> </text:span><text:span text:style-name="T13">class</text:span><text:span text:style-name="T25"> </text:span><text:span text:style-name="T48">when_assigning_a_route_described_by_an_itinerary</text:span><text:span text:style-name="T25"> : </text:span><text:span text:style-name="T48">concern_for_cargo</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he_itinerary = an&lt;</text:span><text:span text:style-name="T38">IItinerary</text:span><text:span text:style-name="T25">&gt;();</text:span></text:p>
      <text:p text:style-name="P39"><text:span text:style-name="T25"><text:s text:c="8"/>the_delivery = an&lt;</text:span><text:span text:style-name="T38">IDelivery</text:span><text:span text:style-name="T25">&gt;();</text:span></text:p>
      <text:p text:style-name="P23"/>
      <text:p text:style-name="P23"><text:s text:c="8"/>the_delivery</text:p>
      <text:p text:style-name="P23"><text:s text:c="11"/>.Stub(x =&gt; x.update_on_routing(the_route_specification, the_itinerary));</text:p>
      <text:p text:style-name="P23"><text:s text:c="4"/>};</text:p>
      <text:p text:style-name="P23"/>
      <text:p text:style-name="P39"><text:span text:style-name="T25"><text:s text:c="4"/></text:span><text:span text:style-name="T38">Because</text:span><text:span text:style-name="T25"> of = () =&gt; sut.assing_the_route_described_by(the_itinerary);</text:span></text:p>
      <text:p text:style-name="P23"/>
      <text:p text:style-name="P39"><text:span text:style-name="T25"><text:s text:c="4"/></text:span><text:span text:style-name="T38">It</text:span><text:span text:style-name="T25"> should_validate_it_is_a_not_null_itinerary = () =&gt; </text:span></text:p>
      <text:p text:style-name="P23"><text:s text:c="7"/>the_itinerary.ShouldNotBeNull();</text:p>
      <text:p text:style-name="P23"/>
      <text:p text:style-name="P39"><text:span text:style-name="T25"><text:s text:c="4"/></text:span><text:span text:style-name="T38">It</text:span><text:span text:style-name="T25"> should_be_stored_somewhere = () =&gt; sut.itinerary().ShouldEqual(the_itinerary);</text:span></text:p>
      <text:p text:style-name="P23"/>
      <text:p text:style-name="P39"><text:span text:style-name="T25"><text:s text:c="4"/></text:span><text:span text:style-name="T38">It</text:span><text:span text:style-name="T25">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5"><text:s text:c="4"/></text:span><text:span text:style-name="T13">static</text:span><text:span text:style-name="T25"> </text:span><text:span text:style-name="T38">IItinerary</text:span><text:span text:style-name="T25"> the_itinerary;</text:span></text:p>
      <text:p text:style-name="P39"><text:span text:style-name="T25"><text:s text:c="4"/></text:span><text:span text:style-name="T13">static</text:span><text:span text:style-name="T25"> </text:span><text:span text:style-name="T38">IDelivery</text:span><text:span text:style-name="T25"> the_delivery;</text:span></text:p>
      <text:p text:style-name="P23">}</text:p>
      <text:p text:style-name="P2"/>
      <text:p text:style-name="P2">Una vez obtenido el error esperado al ejecutar la BDD_Spec:</text:p>
      <text:p text:style-name="P2"/>
      <text:p text:style-name="P46">System.Reflection.TargetInvocationException: </text:p>
      <text:p text:style-name="P46">Exception has been thrown by the target of an invocation.</text:p>
      <text:p text:style-name="P46"><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39160487" text:style-name="L22">
        <text:list-item>
          <text:p text:style-name="P83">RED</text:p>
        </text:list-item>
        <text:list-item>
          <text:p text:style-name="P83">GREEN</text:p>
        </text:list-item>
        <text:list-item>
          <text:p text:style-name="P83">REFACTOR</text:p>
        </text:list-item>
      </text:list>
      <text:p text:style-name="P2"/>
      <text:p text:style-name="P2">y en particular el estilo que debemos perseguir con las BDD_Specs, conocido como, AAA:</text:p>
      <text:p text:style-name="P2"/>
      <text:list xml:id="list39153471" text:style-name="L23">
        <text:list-item>
          <text:p text:style-name="P84">Arrange</text:p>
        </text:list-item>
        <text:list-item>
          <text:p text:style-name="P84">Assign</text:p>
        </text:list-item>
        <text:list-item>
          <text:p text:style-name="P84">Assert</text:p>
        </text:list-item>
      </text:list>
      <text:p text:style-name="P2"/>
      <text:p text:style-name="P2">escritos en el siguiente orden con su equivalente en bloque de machine.specification:</text:p>
      <text:p text:style-name="P2"/>
      <text:list xml:id="list39148268" text:style-name="L24">
        <text:list-item>
          <text:p text:style-name="P85">Assert --&gt; bloques IT</text:p>
        </text:list-item>
        <text:list-item>
          <text:p text:style-name="P85">Assign --&gt; bloque BECAUSE</text:p>
        </text:list-item>
        <text:list-item>
          <text:p text:style-name="P85">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9"><text:span text:style-name="T38">It</text:span><text:span text:style-name="T25"> should_validate_it_is_a_not_null_itinerary = () =&gt; </text:span></text:p>
      <text:p text:style-name="P28"><text:s text:c="3"/>the_itinerary.ShouldNotBeNull();</text:p>
      <text:p text:style-name="P2"/>
      <text:p text:style-name="P2"><text:soft-page-break/>La intencion es clara, sin embargo la realizacion es incorrecta. Si comprobamos que:</text:p>
      <text:p text:style-name="P2"/>
      <text:p text:style-name="P28">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38">It</text:span><text:span text:style-name="T25"> should_validate_it_is_a_not_null_itinerary = () =&gt; </text:span></text:p>
      <text:p text:style-name="P27"><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lo rechaza, no lo asigna internamente, con lo que:</text:p>
      <text:p text:style-name="P2"/>
      <text:p text:style-name="P27">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46">When assigning a route described by a null itinerary</text:p>
      <text:p text:style-name="P43">»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38">It</text:span><text:span text:style-name="T25">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oft-page-break/><text:span text:style-name="T38">IItinerary</text:span><text:span text:style-name="T25"> underlying_itinerary;</text:span></text:p>
      <text:p text:style-name="P23"><text:s text:c="8"/></text:p>
      <text:p text:style-name="P39"><text:span text:style-name="T13">public void</text:span><text:span text:style-name="T25"> assing_the_route_described_by(</text:span><text:span text:style-name="T38">IItinerary</text:span><text:span text:style-name="T25"> the_itinerary)</text:span></text:p>
      <text:p text:style-name="P23">{</text:p>
      <text:p text:style-name="P39"><text:span text:style-name="T25"><text:s text:c="4"/></text:span><text:span text:style-name="T13">this</text:span><text:span text:style-name="T25">.underlying_itinerary = the_itinerary;</text:span></text:p>
      <text:p text:style-name="P23">}</text:p>
      <text:p text:style-name="P2"/>
      <text:p text:style-name="P2">y para el metodo itinerary():</text:p>
      <text:p text:style-name="P2"/>
      <text:p text:style-name="P13"><text:span text:style-name="T13">public</text:span><text:span text:style-name="T25"> </text:span><text:span text:style-name="T38">IItinerary</text:span><text:span text:style-name="T25"> itinerary()</text:span></text:p>
      <text:p text:style-name="P23">{</text:p>
      <text:p text:style-name="P39"><text:span text:style-name="T25"><text:s text:c="4"/></text:span><text:span text:style-name="T13">return</text:span><text:span text:style-name="T25"> underlying_itinerary</text:span></text:p>
      <text:p text:style-name="P23">}</text:p>
      <text:p text:style-name="P2"/>
      <text:p text:style-name="P2">Esto deberia bastar:</text:p>
      <text:p text:style-name="P2"/>
      <text:p text:style-name="P46">------ Test started: Assembly: dddsample.specs.dll ------</text:p>
      <text:p text:style-name="P43"/>
      <text:p text:style-name="P43">(....)</text:p>
      <text:p text:style-name="P43"/>
      <text:p text:style-name="P43">when assigning a route described by an itinerary</text:p>
      <text:p text:style-name="P43">» should be stored somewhere</text:p>
      <text:p text:style-name="P43">» should reflect into the actual transportation of the cargo (FAIL)</text:p>
      <text:p text:style-name="P43"/>
      <text:p text:style-name="P43"/>
      <text:p text:style-name="P43">Test 'should reflect into the actual transportation of the cargo' failed:</text:p>
      <text:p text:style-name="P43"><text:tab/>System.NotImplementedException: The method or operation is not implemented.</text:p>
      <text:p text:style-name="P43"><text:tab/>domain\model\cargo.aggregate\Cargo.cs(42,0): at dddsample.domain.model.cargo.aggregate.Cargo.delivery()</text:p>
      <text:p text:style-name="P43"><text:tab/>domain\model\cargo.aggregate\CargoSpecs.cs(172,0): at dddsample.specs.domain.model.cargo.aggregate.when_assigning_a_route_described_by_an_itinerary.&lt;.ctor&gt;b__4()</text:p>
      <text:p text:style-name="P43"><text:tab/>at Machine.Specifications.Model.Specification.InvokeSpecificationField()</text:p>
      <text:p text:style-name="P43"><text:tab/>at Machine.Specifications.Model.Specification.Verify()</text:p>
      <text:p text:style-name="P43"/>
      <text:p text:style-name="P43">13 passed, 1 failed, 0 skipped, took 1,22 seconds (Machine.Specifications 0.3.0).</text:p>
      <text:p text:style-name="P2"/>
      <text:p text:style-name="P2">Por fin algo de GREEN.</text:p>
      <text:p text:style-name="P2"/>
      <text:p text:style-name="P2">Vamos con el tercer bloque IT:</text:p>
      <text:p text:style-name="P2"/>
      <text:p text:style-name="P39"><text:span text:style-name="T38">It</text:span><text:span text:style-name="T25"> should_reflect_into_the_actual_transportation_of_the_cargo = () =&gt; </text:span></text:p>
      <text:p text:style-name="P23"><text:s text:c="3"/>sut.delivery().received(</text:p>
      <text:p text:style-name="P28"><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39161465" text:style-name="L25">
        <text:list-item>
          <text:p text:style-name="P86">Seguir el camino marcado por el codigo original en java y declarar el metodo static con lo que ya podemos olvidarnos de mockar IDelivery y hacer aserciones sobre si se ha invocado determinado metodo en el.</text:p>
        </text:list-item>
        <text:list-item>
          <text:p text:style-name="P86">Considerar el metodo static como un factoria que devuelve objetos IDelivery. <text:soft-page-break/>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9">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39159628" text:style-name="L26">
        <text:list-item>
          <text:p text:style-name="P87">DDD_Sample Proceso.odt: La base de esta guia.</text:p>
        </text:list-item>
        <text:list-item>
          <text:p text:style-name="P87">CargoSpecs.cs</text:p>
        </text:list-item>
        <text:list-item>
          <text:p text:style-name="P87">dddsample.csproj.</text:p>
        </text:list-item>
        <text:list-item>
          <text:p text:style-name="P87">Cargo.cs</text:p>
        </text:list-item>
        <text:list-item>
          <text:p text:style-name="P87">ICargo.cs</text:p>
        </text:list-item>
      </text:list>
      <text:p text:style-name="P2"><text:s/></text:p>
      <text:p text:style-name="P2">Y estos han sido creados:</text:p>
      <text:p text:style-name="P2"/>
      <text:list xml:id="list39140586" text:style-name="L27">
        <text:list-item>
          <text:p text:style-name="P88">IDelivery</text:p>
        </text:list-item>
        <text:list-item>
          <text:p text:style-name="P88">IItinerary</text:p>
        </text:list-item>
      </text:list>
      <text:p text:style-name="P2"/>
      <text:p text:style-name="P2">Esta es la descripcion de "donde estamos".</text:p>
      <text:p text:style-name="P2"><text:soft-page-break/></text:p>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39152771" text:style-name="L28">
        <text:list-item>
          <text:p text:style-name="P89">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39164494" text:style-name="L29">
        <text:list-item>
          <text:p text:style-name="P90">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39162199" text:style-name="L30">
        <text:list-item>
          <text:p text:style-name="P91">git commit -m "MENSAJE"</text:p>
        </text:list-item>
      </text:list>
      <text:p text:style-name="P2"/>
      <text:p text:style-name="P2">o en caso de que tengas configurado git con un editor por defecto:</text:p>
      <text:p text:style-name="P2"/>
      <text:list xml:id="list39143537" text:style-name="L31">
        <text:list-item>
          <text:p text:style-name="P92">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39138865" text:style-name="L32">
        <text:list-item>
          <text:p text:style-name="P93">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39140539" text:style-name="L33">
        <text:list-item>
          <text:p text:style-name="P94">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39149304" text:style-name="L34">
        <text:list-item>
          <text:p text:style-name="P95">git reset --hard</text:p>
        </text:list-item>
        <text:list-item>
          <text:p text:style-name="P95"><text:soft-page-break/>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39135014" text:style-name="L35">
        <text:list-item>
          <text:p text:style-name="P96">git checkout master</text:p>
        </text:list-item>
        <text:list-item>
          <text:p text:style-name="P96">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39162016" text:style-name="L36">
        <text:list-item>
          <text:p text:style-name="P97">git push origin master</text:p>
        </text:list-item>
      </text:list>
      <text:p text:style-name="P2"/>
      <text:p text:style-name="P2">Otro paso mas habitual en el "check-in dance".</text:p>
      <text:p text:style-name="P2"/>
      <text:p text:style-name="P2">Octavo y ultimo – Volvemos a la rama (branch) dev para seguir trabajando en una nueva caracteristica. Para ello ejecutamos el "conocido":</text:p>
      <text:p text:style-name="P2"/>
      <text:list xml:id="list39150100" text:style-name="L37">
        <text:list-item>
          <text:p text:style-name="P98">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10">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59">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text:soft-page-break/>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9">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3">namespace</text:span><text:span text:style-name="T25"> dddsample.specs.domain.model.cargo.aggregate</text:span></text:p>
      <text:p text:style-name="P23">{</text:p>
      <text:p text:style-name="P39"><text:span text:style-name="T25"><text:s text:c="4"/></text:span><text:span text:style-name="T13">public</text:span><text:span text:style-name="T25"> </text:span><text:span text:style-name="T13">abstract</text:span><text:span text:style-name="T25"> </text:span><text:span text:style-name="T13">class</text:span><text:span text:style-name="T25"> </text:span><text:span text:style-name="T48">concern_for_route_specification</text:span><text:span text:style-name="T25"> : </text:span></text:p>
      <text:p text:style-name="P39"><text:span text:style-name="T25"><text:s text:c="26"/></text:span><text:span text:style-name="T48">Observes</text:span><text:span text:style-name="T25">&lt;</text:span><text:span text:style-name="T38">IRouteSpecification</text:span><text:span text:style-name="T25">, </text:span><text:span text:style-name="T72">RouteSpecification</text:span><text:span text:style-name="T25">&gt;{}</text:span></text:p>
      <text:p text:style-name="P39"><text:span text:style-name="T25">}</text:span><text:span text:style-name="T25"> </text:span></text:p>
      <text:p text:style-name="P2"/>
      <text:p text:style-name="P2">Si hacemos como Dorothy y seguimos el camino de baldosas rojas, tendremos que:</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23">{</text:p>
      <text:p text:style-name="P39"><text:span text:style-name="T25"><text:s text:c="4"/></text:span><text:span text:style-name="T13">public</text:span><text:span text:style-name="T25"> </text:span><text:span text:style-name="T38">ILocation</text:span><text:span text:style-name="T25"> origin()</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3">public</text:span><text:span text:style-name="T25"> </text:span><text:span text:style-name="T13">interface</text:span><text:span text:style-name="T25"> </text:span><text:span text:style-name="T38">IRouteSpecification</text:span><text:span text:style-name="T25"> : </text:span><text:span text:style-name="T38">IValueObject</text:span><text:span text:style-name="T25">&lt;</text:span><text:span text:style-name="T38">IRouteSpecification</text:span><text:span text:style-name="T25">&gt;</text:span></text:p>
      <text:p text:style-name="P23">{</text:p>
      <text:p text:style-name="P39"><text:span text:style-name="T25"><text:s text:c="4"/></text:span><text:span text:style-name="T38">ILocation</text:span><text:span text:style-name="T25"> origin();</text:span></text:p>
      <text:p text:style-name="P23">}</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23">{</text:p>
      <text:p text:style-name="P39"><text:span text:style-name="T25"><text:s text:c="4"/></text:span><text:span text:style-name="T13">public</text:span><text:span text:style-name="T25"> </text:span><text:span text:style-name="T38">ILocation</text:span><text:span text:style-name="T25"> origin()</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17">bool</text:span><text:span text:style-name="T26"> has_the_same_value_as(</text:span><text:span text:style-name="T41">IRouteSpecification</text:span><text:span text:style-name="T26"> the_other_value_object)</text:span></text:p>
      <text:p text:style-name="P24"><text:soft-page-break/><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41">IRouteSpecification</text:span><text:span text:style-name="T26"> copy_into_this()</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3">public</text:span><text:span text:style-name="T25"> </text:span><text:span text:style-name="T13">interface</text:span><text:span text:style-name="T25"> </text:span><text:span text:style-name="T38">IRouteSpecification</text:span><text:span text:style-name="T25"> : <text:s/></text:span><text:span text:style-name="T38">ISpecification</text:span><text:span text:style-name="T25">&lt;</text:span><text:span text:style-name="T72">IItinerary</text:span><text:span text:style-name="T25">&gt;, </text:span></text:p>
      <text:p text:style-name="P13"><text:span text:style-name="T25"><text:s text:c="40"/></text:span><text:span text:style-name="T38">IValueObject</text:span><text:span text:style-name="T25">&lt;</text:span><text:span text:style-name="T38">IRouteSpecification</text:span><text:span text:style-name="T25">&gt;</text:span></text:p>
      <text:p text:style-name="P23">{</text:p>
      <text:p text:style-name="P39"><text:span text:style-name="T25"><text:s text:c="4"/></text:span><text:span text:style-name="T38">ILocation</text:span><text:span text:style-name="T25"> origin();</text:span></text:p>
      <text:p text:style-name="P23">}</text:p>
      <text:p text:style-name="P2"/>
      <text:p text:style-name="P2">lo que para eliminar el color rojo nos obliga a:</text:p>
      <text:p text:style-name="P2"/>
      <text:p text:style-name="P19"><text:span text:style-name="T15">public</text:span><text:span text:style-name="T28"> </text:span><text:span text:style-name="T15">interface</text:span><text:span text:style-name="T28"> </text:span><text:span text:style-name="T40">IItinerary</text:span><text:span text:style-name="T25">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23">{</text:p>
      <text:p text:style-name="P39"><text:span text:style-name="T25"><text:s text:c="4"/></text:span><text:span text:style-name="T13">public</text:span><text:span text:style-name="T25"> </text:span><text:span text:style-name="T38">ILocation</text:span><text:span text:style-name="T25"> origin()</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17">bool</text:span><text:span text:style-name="T26"> has_the_same_value_as(</text:span><text:span text:style-name="T41">IRouteSpecification</text:span><text:span text:style-name="T26"> the_other_value_object)</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41">IRouteSpecification</text:span><text:span text:style-name="T26"> copy_into_this()</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
      <text:p text:style-name="P39"><text:span text:style-name="T26"><text:s text:c="4"/></text:span><text:span text:style-name="T17">public</text:span><text:span text:style-name="T26"> </text:span><text:span text:style-name="T17">bool</text:span><text:span text:style-name="T26"> is_satisfied_by(</text:span><text:span text:style-name="T41">IItinerary</text:span><text:span text:style-name="T26"> </text:span><text:span text:style-name="T26">this_itinerary)</text:span></text:p>
      <text:p text:style-name="P24"><text:s text:c="4"/>{</text:p>
      <text:p text:style-name="P39"><text:span text:style-name="T26"><text:s text:c="8"/></text:span><text:span text:style-name="T17">throw</text:span><text:span text:style-name="T26"> </text:span><text:span text:style-name="T17">new</text:span><text:span text:style-name="T26"> </text:span><text:span text:style-name="T57">NotImplementedException</text:span><text:span text:style-name="T26">();</text:span></text:p>
      <text:p text:style-name="P24"><text:s text:c="4"/>}</text:p>
      <text:p text:style-name="P24">}</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3">namespace</text:span><text:span text:style-name="T25"> dddsample.domain.model.cargo.aggregate</text:span></text:p>
      <text:p text:style-name="P2"><text:soft-page-break/><text:s/></text:p>
      <text:p text:style-name="P2">y podemos empezar con nuestra primera BDD_Spec.</text:p>
      <text:p text:style-name="P2"/>
      <text:p text:style-name="P2"><text:span text:style-name="T9">RouteSpecificationSpecs: When </text:span><text:span text:style-name="T9">asked for its origin location</text:span>:</text:p>
      <text:p text:style-name="P2"/>
      <text:p text:style-name="P2">Vamos con la primera BDD_Spec de RouteSpecification, y es algo que deberia resultarnos familiar:</text:p>
      <text:p text:style-name="P2"/>
      <text:p text:style-name="P43">When asked for its origin location</text:p>
      <text:p text:style-name="P47">»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3">public</text:span><text:span text:style-name="T25"> </text:span><text:span text:style-name="T13">class</text:span><text:span text:style-name="T25"> </text:span><text:span text:style-name="T48">when_asked_for_its_origin_location</text:span><text:span text:style-name="T25"> : </text:span><text:span text:style-name="T48">concern_for_route_specification</text:span></text:p>
      <text:p text:style-name="P39"><text:span text:style-name="T25">{</text:span><text:span text:style-name="T25"> <text:s text:c="6"/></text:span></text:p>
      <text:p text:style-name="P39"><text:span text:style-name="T25"><text:s text:c="4"/></text:span><text:span text:style-name="T38">It</text:span><text:span text:style-name="T25"> should_give_back_the_origin_location = () =&gt; </text:span></text:p>
      <text:p text:style-name="P23"><text:s text:c="8"/>result.ShouldEqual(the_origin_location);</text:p>
      <text:p text:style-name="P23"/>
      <text:p text:style-name="P39"><text:span text:style-name="T25"><text:s text:c="4"/></text:span><text:span text:style-name="T13">static</text:span><text:span text:style-name="T25"> </text:span><text:span text:style-name="T38">ILocation</text:span><text:span text:style-name="T25"> result;</text:span></text:p>
      <text:p text:style-name="P39"><text:span text:style-name="T25"><text:s text:c="4"/></text:span><text:span text:style-name="T13">static</text:span><text:span text:style-name="T25"> </text:span><text:span text:style-name="T38">ILocation</text:span><text:span text:style-name="T25"> the_origin_location; <text:s text:c="2"/></text:span></text:p>
      <text:p text:style-name="P28">}</text:p>
      <text:p text:style-name="P2"/>
      <text:p text:style-name="P2">Ejercitamos el SUT con un bloque BECAUSE:</text:p>
      <text:p text:style-name="P2"/>
      <text:p text:style-name="P13"><text:span text:style-name="T13">public</text:span><text:span text:style-name="T25"> </text:span><text:span text:style-name="T13">class</text:span><text:span text:style-name="T25"> </text:span><text:span text:style-name="T48">when_asked_for_its_origin_location</text:span><text:span text:style-name="T25"> : </text:span><text:span text:style-name="T48">concern_for_route_specification</text:span></text:p>
      <text:p text:style-name="P39"><text:span text:style-name="T25">{</text:span><text:span text:style-name="T25"> <text:s text:c="3"/></text:span></text:p>
      <text:p text:style-name="P39"><text:span text:style-name="T25"><text:s text:c="4"/></text:span><text:span text:style-name="T38">Because</text:span><text:span text:style-name="T25"> of = () =&gt; result = sut.origin();</text:span></text:p>
      <text:p text:style-name="P23"><text:s text:c="8"/></text:p>
      <text:p text:style-name="P39"><text:span text:style-name="T25"><text:s text:c="4"/></text:span><text:span text:style-name="T38">It</text:span><text:span text:style-name="T25"> should_give_back_the_origin_location = () =&gt; </text:span></text:p>
      <text:p text:style-name="P23"><text:s text:c="8"/>result.ShouldEqual(the_origin_location);</text:p>
      <text:p text:style-name="P23"/>
      <text:p text:style-name="P39"><text:span text:style-name="T25"><text:s text:c="4"/></text:span><text:span text:style-name="T13">static</text:span><text:span text:style-name="T25"> </text:span><text:span text:style-name="T38">ILocation</text:span><text:span text:style-name="T25"> result;</text:span></text:p>
      <text:p text:style-name="P39"><text:span text:style-name="T25"><text:s text:c="4"/></text:span><text:span text:style-name="T13">static</text:span><text:span text:style-name="T25"> </text:span><text:span text:style-name="T38">ILocation</text:span><text:span text:style-name="T25"> the_origin_location;</text:span></text:p>
      <text:p text:style-name="P28">}</text:p>
      <text:p text:style-name="P2"/>
      <text:p text:style-name="P2">y finalmente establecemos las condiciones en las que queremos que esto ocurra con un bloque ESTABLISH que ayuda a describir el contexto inicial:</text:p>
      <text:p text:style-name="P2"/>
      <text:p text:style-name="P13"><text:span text:style-name="T13">public</text:span><text:span text:style-name="T25"> </text:span><text:span text:style-name="T13">class</text:span><text:span text:style-name="T25"> </text:span><text:span text:style-name="T48">when_asked_for_its_origin_location</text:span><text:span text:style-name="T25"> : </text:span><text:span text:style-name="T48">concern_for_route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he_origin_location = an&lt;</text:span><text:span text:style-name="T38">ILocation</text:span><text:span text:style-name="T25">&gt;();</text:span></text:p>
      <text:p text:style-name="P39"><text:span text:style-name="T25"><text:s text:c="8"/>the_destination_location = an&lt;</text:span><text:span text:style-name="T38">ILocation</text:span><text:span text:style-name="T25">&gt;();</text:span></text:p>
      <text:p text:style-name="P39"><text:span text:style-name="T25"><text:s text:c="8"/>the_arrival_deadline = </text:span><text:span text:style-name="T13">new</text:span><text:span text:style-name="T25"> </text:span><text:span text:style-name="T38">DateTime</text:span><text:span text:style-name="T25">();</text:span></text:p>
      <text:p text:style-name="P23"/>
      <text:p text:style-name="P23"><text:s text:c="8"/>create_sut_using(() =&gt; </text:p>
      <text:p text:style-name="P39"><text:span text:style-name="T25"><text:s text:c="11"/></text:span><text:span text:style-name="T13">new</text:span><text:span text:style-name="T25"> </text:span><text:span text:style-name="T48">RouteSpecification</text:span><text:span text:style-name="T25">(the_origin_location, </text:span></text:p>
      <text:p text:style-name="P23"><text:s text:c="34"/>the_destination_location, </text:p>
      <text:p text:style-name="P23"><text:s text:c="34"/>the_arrival_deadline));</text:p>
      <text:p text:style-name="P23"><text:s text:c="4"/>};</text:p>
      <text:p text:style-name="P23"/>
      <text:p text:style-name="P39"><text:span text:style-name="T25"><text:s text:c="4"/></text:span><text:span text:style-name="T38">Because</text:span><text:span text:style-name="T25"> of = () =&gt; result = sut.origin();</text:span></text:p>
      <text:p text:style-name="P23"><text:s text:c="8"/></text:p>
      <text:p text:style-name="P39"><text:span text:style-name="T25"><text:s text:c="4"/></text:span><text:span text:style-name="T38">It</text:span><text:span text:style-name="T25"> should_give_back_the_origin_location = () =&gt; </text:span></text:p>
      <text:p text:style-name="P23"><text:s text:c="8"/>result.ShouldEqual(the_origin_location);</text:p>
      <text:p text:style-name="P23"/>
      <text:p text:style-name="P39"><text:span text:style-name="T25"><text:s text:c="4"/></text:span><text:span text:style-name="T13">static</text:span><text:span text:style-name="T25"> </text:span><text:span text:style-name="T38">ILocation</text:span><text:span text:style-name="T25"> result;</text:span></text:p>
      <text:p text:style-name="P39"><text:span text:style-name="T25"><text:s text:c="4"/></text:span><text:span text:style-name="T13">static</text:span><text:span text:style-name="T25"> </text:span><text:span text:style-name="T38">ILocation</text:span><text:span text:style-name="T25"> the_origin_location;</text:span></text:p>
      <text:p text:style-name="P39"><text:span text:style-name="T25"><text:s text:c="4"/></text:span><text:span text:style-name="T13">static</text:span><text:span text:style-name="T25"> </text:span><text:span text:style-name="T38">ILocation</text:span><text:span text:style-name="T25"> the_destination_location;</text:span></text:p>
      <text:p text:style-name="P39"><text:span text:style-name="T25"><text:s text:c="4"/></text:span><text:span text:style-name="T13">static</text:span><text:span text:style-name="T25"> </text:span><text:span text:style-name="T38">DateTime</text:span><text:span text:style-name="T25"> the_arrival_deadline;</text:span></text:p>
      <text:p text:style-name="P23"><text:soft-page-break/>}</text:p>
      <text:p text:style-name="P2"/>
      <text:p text:style-name="P2">Destacar la necesidad de crear el SUT manualmente, en oposicion a:</text:p>
      <text:p text:style-name="P2"/>
      <text:p text:style-name="P13"><text:span text:style-name="T38">Establish</text:span><text:span text:style-name="T25"> context = () =&gt;</text:span></text:p>
      <text:p text:style-name="P23">{</text:p>
      <text:p text:style-name="P39"><text:span text:style-name="T25"><text:s text:c="4"/>the_origin_location = </text:span><text:span text:style-name="T25">the_dependency&lt;</text:span><text:span text:style-name="T38">ILocation</text:span><text:span text:style-name="T25">&gt;();</text:span></text:p>
      <text:p text:style-name="P56"><text:span text:style-name="T33"><text:s text:c="4"/>the_destination_location = </text:span><text:span text:style-name="T33">the_dependency</text:span><text:span text:style-name="T33">&lt;</text:span><text:span text:style-name="T45">ILocation</text:span><text:span text:style-name="T33">&gt;();</text:span></text:p>
      <text:p text:style-name="P56"><text:span text:style-name="T33"><text:s text:c="4"/></text:span>provide_a_basic_sut_constructor_argument(<text:span text:style-name="T22">new</text:span><text:span text:style-name="T33"> </text:span><text:span text:style-name="T45">DateTime</text:span><text:span text:style-name="T33">());</text:span></text:p>
      <text:p text:style-name="P34">};</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23">{</text:p>
      <text:p text:style-name="P39"><text:span text:style-name="T25"><text:s text:c="4"/></text:span><text:span text:style-name="T13">public</text:span><text:span text:style-name="T25"> RouteSpecification(</text:span><text:span text:style-name="T38">ILocation</text:span><text:span text:style-name="T25"> the_origin_location, </text:span></text:p>
      <text:p text:style-name="P39"><text:span text:style-name="T25"><text:s text:c="30"/></text:span><text:span text:style-name="T38">ILocation</text:span><text:span text:style-name="T25"> the_destination_location, </text:span></text:p>
      <text:p text:style-name="P39"><text:span text:style-name="T25"><text:s text:c="30"/></text:span><text:span text:style-name="T38">DateTime</text:span><text:span text:style-name="T25"> the_arrival_deadline)</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
      <text:p text:style-name="P24"><text:s text:c="4"/>(....)</text:p>
      <text:p text:style-name="P24">}</text:p>
      <text:p text:style-name="P2"/>
      <text:p text:style-name="P2">Volvemos a intentar obtener nuestro fallo:</text:p>
      <text:p text:style-name="P2"/>
      <text:p text:style-name="P46">------ Test started: Assembly: dddsample.specs.dll ------</text:p>
      <text:p text:style-name="P43"/>
      <text:p text:style-name="P43">when asked for its origin location</text:p>
      <text:p text:style-name="P43">» should give back the origin location (FAIL)</text:p>
      <text:p text:style-name="P43"/>
      <text:p text:style-name="P43">Test 'should give back the origi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23">{</text:p>
      <text:p text:style-name="P39"><text:span text:style-name="T25"><text:s text:c="4"/></text:span><text:span text:style-name="T13">readonly</text:span><text:span text:style-name="T25"> </text:span><text:span text:style-name="T38">ILocation</text:span><text:span text:style-name="T25"> underlying_origin_location;</text:span></text:p>
      <text:p text:style-name="P23"/>
      <text:p text:style-name="P39"><text:span text:style-name="T25"><text:s text:c="4"/></text:span><text:span text:style-name="T13">public</text:span><text:span text:style-name="T25"> RouteSpecification(</text:span><text:span text:style-name="T38">ILocation</text:span><text:span text:style-name="T25"> the_origin_location, </text:span></text:p>
      <text:p text:style-name="P39"><text:span text:style-name="T25"><text:s text:c="30"/></text:span><text:span text:style-name="T38">ILocation</text:span><text:span text:style-name="T25"> the_destination_location, </text:span></text:p>
      <text:p text:style-name="P39"><text:span text:style-name="T25"><text:s text:c="30"/></text:span><text:span text:style-name="T38">DateTime</text:span><text:span text:style-name="T25"> the_arrival_deadline)</text:span></text:p>
      <text:p text:style-name="P23"><text:s text:c="4"/>{</text:p>
      <text:p text:style-name="P39"><text:span text:style-name="T25"><text:s text:c="8"/></text:span><text:span text:style-name="T13">this</text:span><text:span text:style-name="T25">.underlying_origin_location = the_origin_location;</text:span></text:p>
      <text:p text:style-name="P23"><text:s text:c="4"/>}</text:p>
      <text:p text:style-name="P23"/>
      <text:p text:style-name="P39"><text:soft-page-break/><text:span text:style-name="T25"><text:s text:c="4"/></text:span><text:span text:style-name="T13">public</text:span><text:span text:style-name="T25"> </text:span><text:span text:style-name="T38">ILocation</text:span><text:span text:style-name="T25"> origin()</text:span></text:p>
      <text:p text:style-name="P23"><text:s text:c="4"/>{</text:p>
      <text:p text:style-name="P39"><text:span text:style-name="T25"><text:s text:c="8"/></text:span><text:span text:style-name="T13">return</text:span><text:span text:style-name="T25"> </text:span><text:span text:style-name="T13">this</text:span><text:span text:style-name="T25">.underlying_origin_location;</text:span></text:p>
      <text:p text:style-name="P23"><text:s text:c="4"/>}</text:p>
      <text:p text:style-name="P23"/>
      <text:p text:style-name="P23"><text:s text:c="4"/>(....)</text:p>
      <text:p text:style-name="P23">}</text:p>
      <text:p text:style-name="P2"/>
      <text:p text:style-name="P2">Comprobamos:</text:p>
      <text:p text:style-name="P2"/>
      <text:p text:style-name="P46">------ Test started: Assembly: dddsample.specs.dll ------</text:p>
      <text:p text:style-name="P43"/>
      <text:p text:style-name="P43">when asked for its origin location</text:p>
      <text:p text:style-name="P43">» should give back the origin location</text:p>
      <text:p text:style-name="P43"/>
      <text:p text:style-name="P43"/>
      <text:p text:style-name="P43">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9">RouteSpecificationSpecs: When </text:span><text:span text:style-name="T9">asked for its destination location</text:span>:</text:p>
      <text:p text:style-name="P2"/>
      <text:p text:style-name="P2">BDD_Spec:</text:p>
      <text:p text:style-name="P2"/>
      <text:p text:style-name="P43">When asked for its destination location</text:p>
      <text:p text:style-name="P47">» It should give back the destination location</text:p>
      <text:p text:style-name="P2"/>
      <text:p text:style-name="P2">En codigo:</text:p>
      <text:p text:style-name="P2"/>
      <text:p text:style-name="P13"><text:span text:style-name="T13">public</text:span><text:span text:style-name="T25"> </text:span><text:span text:style-name="T13">class</text:span><text:span text:style-name="T25"> </text:span><text:span text:style-name="T48">when_asked_for_its_destination_location</text:span><text:span text:style-name="T25"> : </text:span><text:span text:style-name="T48">concern_for_route_specification</text:span></text:p>
      <text:p text:style-name="P23">{</text:p>
      <text:p text:style-name="P39"><text:span text:style-name="T25"><text:s text:c="4"/></text:span><text:span text:style-name="T38">Establish</text:span><text:span text:style-name="T25"> context = () =&gt;</text:span></text:p>
      <text:p text:style-name="P23"><text:s text:c="4"/>{</text:p>
      <text:p text:style-name="P39"><text:span text:style-name="T25"><text:s text:c="8"/>the_origin_location = an&lt;</text:span><text:span text:style-name="T38">ILocation</text:span><text:span text:style-name="T25">&gt;();</text:span></text:p>
      <text:p text:style-name="P39"><text:span text:style-name="T25"><text:s text:c="8"/>the_destination_location = an&lt;</text:span><text:span text:style-name="T38">ILocation</text:span><text:span text:style-name="T25">&gt;();</text:span></text:p>
      <text:p text:style-name="P39"><text:span text:style-name="T25"><text:s text:c="8"/>the_arrival_deadline = </text:span><text:span text:style-name="T13">new</text:span><text:span text:style-name="T25"> </text:span><text:span text:style-name="T38">DateTime</text:span><text:span text:style-name="T25">();</text:span></text:p>
      <text:p text:style-name="P23"/>
      <text:p text:style-name="P23"><text:s text:c="8"/>create_sut_using(() =&gt; </text:p>
      <text:p text:style-name="P39"><text:span text:style-name="T25"><text:s text:c="11"/></text:span><text:span text:style-name="T13">new</text:span><text:span text:style-name="T25"> </text:span><text:span text:style-name="T48">RouteSpecification</text:span><text:span text:style-name="T25">(the_origin_location, </text:span></text:p>
      <text:p text:style-name="P23"><text:s text:c="34"/>the_destination_location, </text:p>
      <text:p text:style-name="P23"><text:s text:c="34"/>the_arrival_deadline));</text:p>
      <text:p text:style-name="P23"><text:s text:c="4"/>};</text:p>
      <text:p text:style-name="P23"/>
      <text:p text:style-name="P39"><text:span text:style-name="T25"><text:s text:c="4"/></text:span><text:span text:style-name="T38">Because</text:span><text:span text:style-name="T25"> of = () =&gt; result = sut.</text:span><text:span text:style-name="T72">destination</text:span><text:span text:style-name="T25">();</text:span></text:p>
      <text:p text:style-name="P23"/>
      <text:p text:style-name="P39"><text:span text:style-name="T25"><text:s text:c="4"/></text:span><text:span text:style-name="T38">It</text:span><text:span text:style-name="T25"> should_give_back_the_destination_location = () =&gt; </text:span></text:p>
      <text:p text:style-name="P23"><text:s text:c="7"/>result.ShouldEqual(the_destination_location);</text:p>
      <text:p text:style-name="P23"/>
      <text:p text:style-name="P39"><text:span text:style-name="T25"><text:s text:c="4"/></text:span><text:span text:style-name="T13">static</text:span><text:span text:style-name="T25"> </text:span><text:span text:style-name="T38">ILocation</text:span><text:span text:style-name="T25"> result;</text:span></text:p>
      <text:p text:style-name="P39"><text:span text:style-name="T25"><text:s text:c="4"/></text:span><text:span text:style-name="T13">static</text:span><text:span text:style-name="T25"> </text:span><text:span text:style-name="T38">ILocation</text:span><text:span text:style-name="T25"> the_origin_location;</text:span></text:p>
      <text:p text:style-name="P39"><text:span text:style-name="T25"><text:s text:c="4"/></text:span><text:span text:style-name="T13">static</text:span><text:span text:style-name="T25"> </text:span><text:span text:style-name="T38">ILocation</text:span><text:span text:style-name="T25"> the_destination_location;</text:span></text:p>
      <text:p text:style-name="P39"><text:span text:style-name="T25"><text:s text:c="4"/></text:span><text:span text:style-name="T13">static</text:span><text:span text:style-name="T25"> </text:span><text:span text:style-name="T38">DateTime</text:span><text:span text:style-name="T25"> the_arrival_deadline;</text:span></text:p>
      <text:p text:style-name="P23">}</text:p>
      <text:p text:style-name="P2"/>
      <text:p text:style-name="P2">Reaccion en cadena:</text:p>
      <text:p text:style-name="P2"/>
      <text:p text:style-name="P13"><text:span text:style-name="T13">public</text:span><text:span text:style-name="T25"> </text:span><text:span text:style-name="T13">interface</text:span><text:span text:style-name="T25"> </text:span><text:span text:style-name="T38">IRouteSpecification</text:span><text:span text:style-name="T25"> : <text:s/></text:span><text:span text:style-name="T38">ISpecification</text:span><text:span text:style-name="T25">&lt;</text:span><text:span text:style-name="T38">IItinerary</text:span><text:span text:style-name="T25">&gt;, </text:span></text:p>
      <text:p text:style-name="P13"><text:span text:style-name="T25"><text:s text:c="40"/></text:span><text:span text:style-name="T38">IValueObject</text:span><text:span text:style-name="T25">&lt;</text:span><text:span text:style-name="T38">IRouteSpecification</text:span><text:span text:style-name="T25">&gt;</text:span></text:p>
      <text:p text:style-name="P23">{</text:p>
      <text:p text:style-name="P39"><text:soft-page-break/><text:span text:style-name="T25"><text:s text:c="4"/></text:span><text:span text:style-name="T38">ILocation</text:span><text:span text:style-name="T25"> origin();</text:span></text:p>
      <text:p text:style-name="P39"><text:span text:style-name="T25"><text:s text:c="4"/></text:span><text:span text:style-name="T38">ILocation</text:span><text:span text:style-name="T25"> destination();</text:span></text:p>
      <text:p text:style-name="P23">}</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23">{</text:p>
      <text:p text:style-name="P39"><text:span text:style-name="T25"><text:s text:c="4"/></text:span><text:span text:style-name="T13">readonly</text:span><text:span text:style-name="T25"> </text:span><text:span text:style-name="T38">ILocation</text:span><text:span text:style-name="T25"> underlying_origin_location;</text:span></text:p>
      <text:p text:style-name="P23"/>
      <text:p text:style-name="P39"><text:span text:style-name="T25"><text:s text:c="4"/></text:span><text:span text:style-name="T13">public</text:span><text:span text:style-name="T25"> RouteSpecification(</text:span><text:span text:style-name="T38">ILocation</text:span><text:span text:style-name="T25"> the_origin_location, </text:span></text:p>
      <text:p text:style-name="P39"><text:span text:style-name="T25"><text:s text:c="30"/></text:span><text:span text:style-name="T38">ILocation</text:span><text:span text:style-name="T25"> the_destination_location, </text:span></text:p>
      <text:p text:style-name="P39"><text:span text:style-name="T25"><text:s text:c="30"/></text:span><text:span text:style-name="T38">DateTime</text:span><text:span text:style-name="T25"> the_arrival_deadline)</text:span></text:p>
      <text:p text:style-name="P23"><text:s text:c="4"/>{</text:p>
      <text:p text:style-name="P39"><text:span text:style-name="T25"><text:s text:c="8"/></text:span><text:span text:style-name="T13">this</text:span><text:span text:style-name="T25">.underlying_origin_location = the_origin_location;</text:span></text:p>
      <text:p text:style-name="P23"><text:s text:c="4"/>}</text:p>
      <text:p text:style-name="P23"/>
      <text:p text:style-name="P39"><text:span text:style-name="T25"><text:s text:c="4"/></text:span><text:span text:style-name="T13">public</text:span><text:span text:style-name="T25"> </text:span><text:span text:style-name="T38">ILocation</text:span><text:span text:style-name="T25"> origin()</text:span></text:p>
      <text:p text:style-name="P23"><text:s text:c="4"/>{</text:p>
      <text:p text:style-name="P39"><text:span text:style-name="T25"><text:s text:c="8"/></text:span><text:span text:style-name="T13">return</text:span><text:span text:style-name="T25"> </text:span><text:span text:style-name="T13">this</text:span><text:span text:style-name="T25">.underlying_origin_location;</text:span></text:p>
      <text:p text:style-name="P23"><text:s text:c="4"/>}</text:p>
      <text:p text:style-name="P23"/>
      <text:p text:style-name="P39"><text:span text:style-name="T25"><text:s text:c="4"/></text:span><text:span text:style-name="T13">public</text:span><text:span text:style-name="T25"> </text:span><text:span text:style-name="T38">ILocation</text:span><text:span text:style-name="T25"> destination()</text:span></text:p>
      <text:p text:style-name="P23"><text:s text:c="4"/>{</text:p>
      <text:p text:style-name="P39"><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24"><text:s text:c="4"/>}</text:p>
      <text:p text:style-name="P24">}</text:p>
      <text:p text:style-name="P2"/>
      <text:p text:style-name="P2">Nuestro fallo:</text:p>
      <text:p text:style-name="P2"/>
      <text:p text:style-name="P46">------ Test started: Assembly: dddsample.specs.dll ------</text:p>
      <text:p text:style-name="P43"/>
      <text:p text:style-name="P43">when asked for its destination location</text:p>
      <text:p text:style-name="P43">» should give back the destination location (FAIL)</text:p>
      <text:p text:style-name="P43"/>
      <text:p text:style-name="P43">Test 'should give back the destinatio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
      <text:p text:style-name="P43">0 passed, 1 failed, 0 skipped, took 2,59 seconds (Machine.Specifications 0.3.0).</text:p>
      <text:p text:style-name="P2"/>
      <text:p text:style-name="P2">Arreglamos el fallo:</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23">{</text:p>
      <text:p text:style-name="P39"><text:span text:style-name="T25"><text:s text:c="4"/></text:span><text:span text:style-name="T13">readonly</text:span><text:span text:style-name="T25"> </text:span><text:span text:style-name="T38">ILocation</text:span><text:span text:style-name="T25"> underlying_origin_location;</text:span></text:p>
      <text:p text:style-name="P39"><text:span text:style-name="T25"><text:s text:c="4"/></text:span><text:span text:style-name="T13">readonly</text:span><text:span text:style-name="T25"> </text:span><text:span text:style-name="T38">ILocation</text:span><text:span text:style-name="T25"> underlying_destination_location;</text:span></text:p>
      <text:p text:style-name="P23"/>
      <text:p text:style-name="P39"><text:span text:style-name="T25"><text:s text:c="4"/></text:span><text:span text:style-name="T13">public</text:span><text:span text:style-name="T25"> RouteSpecification(</text:span><text:span text:style-name="T38">ILocation</text:span><text:span text:style-name="T25"> the_origin_location, </text:span></text:p>
      <text:p text:style-name="P39"><text:span text:style-name="T25"><text:s text:c="30"/></text:span><text:span text:style-name="T38">ILocation</text:span><text:span text:style-name="T25"> the_destination_location, </text:span></text:p>
      <text:p text:style-name="P39"><text:span text:style-name="T25"><text:s text:c="30"/></text:span><text:span text:style-name="T38">DateTime</text:span><text:span text:style-name="T25"> the_arrival_deadline)</text:span></text:p>
      <text:p text:style-name="P23"><text:s text:c="4"/>{</text:p>
      <text:p text:style-name="P39"><text:span text:style-name="T25"><text:s text:c="8"/></text:span><text:span text:style-name="T13">this</text:span><text:span text:style-name="T25">.underlying_origin_location = the_origin_location;</text:span></text:p>
      <text:p text:style-name="P39"><text:span text:style-name="T25"><text:s text:c="8"/></text:span><text:span text:style-name="T13">this</text:span><text:span text:style-name="T25">.underlying_destination_location = the_destination_location;</text:span></text:p>
      <text:p text:style-name="P23"><text:s text:c="4"/>}</text:p>
      <text:p text:style-name="P23"/>
      <text:p text:style-name="P39"><text:span text:style-name="T25"><text:s text:c="4"/></text:span><text:span text:style-name="T13">public</text:span><text:span text:style-name="T25"> </text:span><text:span text:style-name="T38">ILocation</text:span><text:span text:style-name="T25"> destination()</text:span></text:p>
      <text:p text:style-name="P23"><text:s text:c="4"/>{</text:p>
      <text:p text:style-name="P39"><text:span text:style-name="T25"><text:s text:c="8"/></text:span><text:span text:style-name="T13">return</text:span><text:span text:style-name="T25"> </text:span><text:span text:style-name="T13">this</text:span><text:span text:style-name="T25">.underlying_destination_location;</text:span></text:p>
      <text:p text:style-name="P23"><text:s text:c="4"/>}</text:p>
      <text:p text:style-name="P23"><text:soft-page-break/></text:p>
      <text:p text:style-name="P23"><text:s text:c="4"/>(....)</text:p>
      <text:p text:style-name="P23">}</text:p>
      <text:p text:style-name="P2"/>
      <text:p text:style-name="P2">Nos felicitamos por pasar el test:</text:p>
      <text:p text:style-name="P2"/>
      <text:p text:style-name="P46">------ Test started: Assembly: dddsample.specs.dll ------</text:p>
      <text:p text:style-name="P43"/>
      <text:p text:style-name="P43">when asked for its destination location</text:p>
      <text:p text:style-name="P43">» should give back the destination location</text:p>
      <text:p text:style-name="P43"/>
      <text:p text:style-name="P43"/>
      <text:p text:style-name="P43">1 passed, 0 failed, 0 skipped, took 0,58 seconds (Machine.Specifications 0.3.0).</text:p>
      <text:p text:style-name="P3"/>
      <text:p text:style-name="P2">Ahora si, empaquetamos y a github.</text:p>
      <text:p text:style-name="P2"/>
      <text:p text:style-name="P2"><text:span text:style-name="T9">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49">When asked for its arrival deadline</text:p>
      <text:p text:style-name="P47">» It should give back the arrival deadline</text:p>
      <text:p text:style-name="P2"/>
      <text:p text:style-name="P2">Que en codigo seria algo asi como:</text:p>
      <text:p text:style-name="P2"/>
      <text:p text:style-name="P13"><text:span text:style-name="T13">public</text:span><text:span text:style-name="T25"> </text:span><text:span text:style-name="T13">class</text:span><text:span text:style-name="T25"> </text:span><text:span text:style-name="T48">when_asked_for_its_arrival_deadline</text:span><text:span text:style-name="T25"> : </text:span><text:span text:style-name="T48">concern_for_route_specification</text:span></text:p>
      <text:p text:style-name="P31">{</text:p>
      <text:p text:style-name="P39"><text:span text:style-name="T25"><text:s text:c="4"/></text:span><text:span text:style-name="T38">Establish</text:span><text:span text:style-name="T25"> context = () =&gt;</text:span></text:p>
      <text:p text:style-name="P23"><text:s text:c="4"/>{</text:p>
      <text:p text:style-name="P39"><text:span text:style-name="T25"><text:s text:c="8"/>the_origin_location = an&lt;</text:span><text:span text:style-name="T38">ILocation</text:span><text:span text:style-name="T25">&gt;();</text:span></text:p>
      <text:p text:style-name="P39"><text:span text:style-name="T25"><text:s text:c="8"/>the_destination_location = an&lt;</text:span><text:span text:style-name="T38">ILocation</text:span><text:span text:style-name="T25">&gt;();</text:span></text:p>
      <text:p text:style-name="P39"><text:span text:style-name="T25"><text:s text:c="8"/>the_arrival_deadline = </text:span><text:span text:style-name="T13">new</text:span><text:span text:style-name="T25"> </text:span><text:span text:style-name="T38">DateTime</text:span><text:span text:style-name="T25">();</text:span></text:p>
      <text:p text:style-name="P23"/>
      <text:p text:style-name="P23"><text:s text:c="8"/>create_sut_using(() =&gt; </text:p>
      <text:p text:style-name="P39"><text:span text:style-name="T25"><text:s text:c="11"/></text:span><text:span text:style-name="T13">new</text:span><text:span text:style-name="T25"> </text:span><text:span text:style-name="T48">RouteSpecification</text:span><text:span text:style-name="T25">(the_origin_location, </text:span></text:p>
      <text:p text:style-name="P23"><text:s text:c="34"/>the_destination_location, </text:p>
      <text:p text:style-name="P23"><text:s text:c="34"/>the_arrival_deadline));</text:p>
      <text:p text:style-name="P23"><text:s text:c="4"/>};</text:p>
      <text:p text:style-name="P31"/>
      <text:p text:style-name="P41"><text:span text:style-name="T25"><text:s text:c="4"/></text:span><text:span text:style-name="T38">Because</text:span><text:span text:style-name="T25"> of = () =&gt; result = sut.</text:span><text:span text:style-name="T72">arrival_deadline</text:span><text:span text:style-name="T25">();</text:span></text:p>
      <text:p text:style-name="P31"/>
      <text:p text:style-name="P41"><text:span text:style-name="T25"><text:s text:c="4"/></text:span><text:span text:style-name="T38">It</text:span><text:span text:style-name="T25"> should_give_back_the_arrival_deadline = () =&gt; </text:span></text:p>
      <text:p text:style-name="P31"><text:s text:c="7"/>result.ShouldEqual(the_arrival_deadline);</text:p>
      <text:p text:style-name="P31"/>
      <text:p text:style-name="P31"/>
      <text:p text:style-name="P41"><text:span text:style-name="T25"><text:s text:c="4"/></text:span><text:span text:style-name="T13">static</text:span><text:span text:style-name="T25"> </text:span><text:span text:style-name="T38">DateTime</text:span><text:span text:style-name="T25"> result;</text:span></text:p>
      <text:p text:style-name="P41"><text:span text:style-name="T25"><text:s text:c="4"/></text:span><text:span text:style-name="T13">static</text:span><text:span text:style-name="T25"> </text:span><text:span text:style-name="T38">ILocation</text:span><text:span text:style-name="T25"> the_origin_location;</text:span></text:p>
      <text:p text:style-name="P41"><text:span text:style-name="T25"><text:s text:c="4"/></text:span><text:span text:style-name="T13">static</text:span><text:span text:style-name="T25"> </text:span><text:span text:style-name="T38">ILocation</text:span><text:span text:style-name="T25"> the_destination_location;</text:span></text:p>
      <text:p text:style-name="P41"><text:span text:style-name="T25"><text:s text:c="4"/></text:span><text:span text:style-name="T13">static</text:span><text:span text:style-name="T25"> </text:span><text:span text:style-name="T38">DateTime</text:span><text:span text:style-name="T25"> the_arrival_deadline;</text:span></text:p>
      <text:p text:style-name="P31">}</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text:soft-page-break/>Pero hay un pequeño matiz que queriamos tratar, un matiz de diseño.</text:p>
      <text:p text:style-name="P2"/>
      <text:p text:style-name="P2">La dependencia (puesto que es inyectada en el constructor de RouteSpecification):</text:p>
      <text:p text:style-name="P2"/>
      <text:p text:style-name="P14"><text:span text:style-name="T13">static</text:span><text:span text:style-name="T25"> </text:span><text:span text:style-name="T38">DateTime</text:span><text:span text:style-name="T25"> the_arrival_deadline = </text:span><text:span text:style-name="T13">new</text:span><text:span text:style-name="T25"> </text:span><text:span text:style-name="T38">DateTime</text:span><text:span text:style-name="T25">();</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3">public</text:span><text:span text:style-name="T25"> </text:span><text:span text:style-name="T13">class</text:span><text:span text:style-name="T25"> </text:span><text:span text:style-name="T48">when_asked_for_its_arrival_deadline</text:span><text:span text:style-name="T25"> : </text:span><text:span text:style-name="T48">concern_for_route_specification</text:span></text:p>
      <text:p text:style-name="P31">{</text:p>
      <text:p text:style-name="P41"><text:span text:style-name="T25"><text:s text:c="4"/></text:span><text:span text:style-name="T38">It</text:span><text:span text:style-name="T25"> should_give_back_the_arrival_deadline = () =&gt; </text:span></text:p>
      <text:p text:style-name="P31"><text:s text:c="7"/>result.ShouldEqual(the_arrival_deadline);</text:p>
      <text:p text:style-name="P31"/>
      <text:p text:style-name="P41"><text:span text:style-name="T25"><text:s text:c="4"/></text:span><text:span text:style-name="T38">It</text:span><text:span text:style-name="T25"> should_leverage_the_arrival_deadline_property = () =&gt; </text:span></text:p>
      <text:p text:style-name="P31"><text:s text:c="7"/>the_arrival_deadline</text:p>
      <text:p text:style-name="P41"><text:span text:style-name="T25"><text:s text:c="10"/>.received(x =&gt; x.</text:span><text:span text:style-name="T72">MyMethod</text:span><text:span text:style-name="T25">());</text:span></text:p>
      <text:p text:style-name="P31">}</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3">public</text:span><text:span text:style-name="T25"> </text:span><text:span text:style-name="T13">interface</text:span><text:span text:style-name="T25"> </text:span><text:span text:style-name="T38">IRouteSpecification</text:span><text:span text:style-name="T25"> : <text:s/></text:span><text:span text:style-name="T38">ISpecification</text:span><text:span text:style-name="T25">&lt;</text:span><text:span text:style-name="T38">IItinerary</text:span><text:span text:style-name="T25">&gt;, </text:span></text:p>
      <text:p text:style-name="P13"><text:span text:style-name="T25"><text:s text:c="40"/></text:span><text:span text:style-name="T38">IValueObject</text:span><text:span text:style-name="T25">&lt;</text:span><text:span text:style-name="T38">IRouteSpecification</text:span><text:span text:style-name="T25">&gt;</text:span></text:p>
      <text:p text:style-name="P31">{</text:p>
      <text:p text:style-name="P41"><text:span text:style-name="T25"><text:s text:c="4"/></text:span><text:span text:style-name="T38">ILocation</text:span><text:span text:style-name="T25"> origin();</text:span></text:p>
      <text:p text:style-name="P41"><text:span text:style-name="T25"><text:s text:c="4"/></text:span><text:span text:style-name="T38">ILocation</text:span><text:span text:style-name="T25"> destination();</text:span></text:p>
      <text:p text:style-name="P41"><text:span text:style-name="T25"><text:s text:c="4"/></text:span><text:span text:style-name="T38">DateTime</text:span><text:span text:style-name="T25"> arrival_dealine();</text:span></text:p>
      <text:p text:style-name="P31">}</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31">{</text:p>
      <text:p text:style-name="P31"><text:s text:c="4"/>(....)</text:p>
      <text:p text:style-name="P31"><text:s text:c="8"/></text:p>
      <text:p text:style-name="P41"><text:span text:style-name="T25"><text:s text:c="4"/></text:span><text:span text:style-name="T13">public</text:span><text:span text:style-name="T25"> </text:span><text:span text:style-name="T38">DateTime</text:span><text:span text:style-name="T25"> arrival_dealine()</text:span></text:p>
      <text:p text:style-name="P31"><text:s text:c="4"/>{</text:p>
      <text:p text:style-name="P41"><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32"><text:s text:c="4"/>}</text:p>
      <text:p text:style-name="P32"/>
      <text:p text:style-name="P32"><text:soft-page-break/><text:s text:c="4"/>(....)</text:p>
      <text:p text:style-name="P32">}</text:p>
      <text:p text:style-name="P2"/>
      <text:p text:style-name="P46">------ Test started: Assembly: dddsample.specs.dll ------</text:p>
      <text:p text:style-name="P49"/>
      <text:p text:style-name="P49">when asked for its arrival deadline</text:p>
      <text:p text:style-name="P49">» should give back the arrival deadline (FAIL)</text:p>
      <text:p text:style-name="P49"/>
      <text:p text:style-name="P49">Test 'should give back the arrival deadline'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63 seconds (Machine.Specifications 0.3.0).</text:p>
      <text:p text:style-name="P2"/>
      <text:p text:style-name="P2">Implementamos la funcionalidad y comprobamos que el test pasa:</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31">{</text:p>
      <text:p text:style-name="P41"><text:span text:style-name="T25"><text:s text:c="4"/></text:span><text:span text:style-name="T13">readonly</text:span><text:span text:style-name="T25"> </text:span><text:span text:style-name="T38">ILocation</text:span><text:span text:style-name="T25"> underlying_origin_location;</text:span></text:p>
      <text:p text:style-name="P41"><text:span text:style-name="T25"><text:s text:c="4"/></text:span><text:span text:style-name="T13">readonly</text:span><text:span text:style-name="T25"> </text:span><text:span text:style-name="T38">ILocation</text:span><text:span text:style-name="T25"> underlying_destination_location;</text:span></text:p>
      <text:p text:style-name="P41"><text:span text:style-name="T25"><text:s text:c="4"/></text:span><text:span text:style-name="T13">readonly</text:span><text:span text:style-name="T25"> </text:span><text:span text:style-name="T38">DateTime</text:span><text:span text:style-name="T25"> underlying_arrival_deadline;</text:span></text:p>
      <text:p text:style-name="P31"/>
      <text:p text:style-name="P41"><text:span text:style-name="T25"><text:s text:c="4"/></text:span><text:span text:style-name="T13">public</text:span><text:span text:style-name="T25"> RouteSpecification(</text:span><text:span text:style-name="T38">ILocation</text:span><text:span text:style-name="T25"> the_origin_location, </text:span></text:p>
      <text:p text:style-name="P41"><text:span text:style-name="T25"><text:s text:c="30"/></text:span><text:span text:style-name="T38">ILocation</text:span><text:span text:style-name="T25"> the_destination_location, </text:span></text:p>
      <text:p text:style-name="P41"><text:span text:style-name="T25"><text:s text:c="30"/></text:span><text:span text:style-name="T38">DateTime</text:span><text:span text:style-name="T25"> the_arrival_deadline)</text:span></text:p>
      <text:p text:style-name="P31"><text:s text:c="4"/>{</text:p>
      <text:p text:style-name="P41"><text:span text:style-name="T25"><text:s text:c="8"/></text:span><text:span text:style-name="T13">this</text:span><text:span text:style-name="T25">.underlying_origin_location = the_origin_location;</text:span></text:p>
      <text:p text:style-name="P41"><text:span text:style-name="T25"><text:s text:c="8"/></text:span><text:span text:style-name="T13">this</text:span><text:span text:style-name="T25">.underlying_destination_location = the_destination_location;</text:span></text:p>
      <text:p text:style-name="P41"><text:span text:style-name="T25"><text:s text:c="8"/></text:span><text:span text:style-name="T13">this</text:span><text:span text:style-name="T25">.underlying_arrival_deadline = the_arrival_deadline;</text:span></text:p>
      <text:p text:style-name="P31"><text:s text:c="4"/>}</text:p>
      <text:p text:style-name="P31"/>
      <text:p text:style-name="P41"><text:span text:style-name="T25"><text:s text:c="4"/></text:span><text:span text:style-name="T13">public</text:span><text:span text:style-name="T25"> </text:span><text:span text:style-name="T38">ILocation</text:span><text:span text:style-name="T25"> origin()</text:span></text:p>
      <text:p text:style-name="P31"><text:s text:c="4"/>{</text:p>
      <text:p text:style-name="P41"><text:span text:style-name="T25"><text:s text:c="8"/></text:span><text:span text:style-name="T13">return</text:span><text:span text:style-name="T25"> </text:span><text:span text:style-name="T13">this</text:span><text:span text:style-name="T25">.underlying_origin_location;</text:span></text:p>
      <text:p text:style-name="P31"><text:s text:c="4"/>}</text:p>
      <text:p text:style-name="P31"/>
      <text:p text:style-name="P41"><text:span text:style-name="T25"><text:s text:c="4"/></text:span><text:span text:style-name="T13">public</text:span><text:span text:style-name="T25"> </text:span><text:span text:style-name="T38">ILocation</text:span><text:span text:style-name="T25"> destination()</text:span></text:p>
      <text:p text:style-name="P31"><text:s text:c="4"/>{</text:p>
      <text:p text:style-name="P41"><text:span text:style-name="T25"><text:s text:c="8"/></text:span><text:span text:style-name="T13">return</text:span><text:span text:style-name="T25"> </text:span><text:span text:style-name="T13">this</text:span><text:span text:style-name="T25">.underlying_destination_location;</text:span></text:p>
      <text:p text:style-name="P31"><text:s text:c="4"/>}</text:p>
      <text:p text:style-name="P31"/>
      <text:p text:style-name="P41"><text:span text:style-name="T25"><text:s text:c="4"/></text:span><text:span text:style-name="T13">public</text:span><text:span text:style-name="T25"> </text:span><text:span text:style-name="T38">DateTime</text:span><text:span text:style-name="T25"> arrival_dealine()</text:span></text:p>
      <text:p text:style-name="P31"><text:s text:c="4"/>{</text:p>
      <text:p text:style-name="P41"><text:span text:style-name="T25"><text:s text:c="8"/></text:span><text:span text:style-name="T13">return</text:span><text:span text:style-name="T25"> </text:span><text:span text:style-name="T13">this</text:span><text:span text:style-name="T25">.underlying_arrival_deadline;</text:span></text:p>
      <text:p text:style-name="P31"><text:s text:c="4"/>}</text:p>
      <text:p text:style-name="P31"/>
      <text:p text:style-name="P31"><text:s text:c="4"/>(....)</text:p>
      <text:p text:style-name="P31">}</text:p>
      <text:p text:style-name="P2"/>
      <text:p text:style-name="P46">------ Test started: Assembly: dddsample.specs.dll ------</text:p>
      <text:p text:style-name="P49"/>
      <text:p text:style-name="P49">when asked for its arrival deadline</text:p>
      <text:p text:style-name="P49">» should give back the arrival deadline</text:p>
      <text:p text:style-name="P49"/>
      <text:p text:style-name="P49"/>
      <text:p text:style-name="P49">1 passed, 0 failed, 0 skipped, took 0,66 seconds (Machine.Specifications 0.3.0).</text:p>
      <text:p text:style-name="P2"/>
      <text:p text:style-name="P2">Empaquetamos y a github.</text:p>
      <text:p text:style-name="P2"/>
      <text:p text:style-name="P2"/>
      <text:p text:style-name="P2"><text:soft-page-break/><text:span text:style-name="T9">RouteSpecificationSpecs: When asked if the specifcation is satisfied by an itinerary that satisfies the route specification</text:span>:</text:p>
      <text:p text:style-name="P2"/>
      <text:p text:style-name="P2">Vamos ahora con la BDD_Spec mas interesante del DDD_Value_Object IRouteSpecification, la que nos va a permitir implementar el contrato fijado por ISpecification&lt;T&gt; y que asumimos al establecer que:</text:p>
      <text:p text:style-name="P2"/>
      <text:p text:style-name="P13"><text:span text:style-name="T13">interface</text:span><text:span text:style-name="T25"> </text:span><text:span text:style-name="T38">IRouteSpecification</text:span><text:span text:style-name="T25"> : <text:s/></text:span><text:span text:style-name="T38">ISpecification</text:span><text:span text:style-name="T25">&lt;</text:span><text:span text:style-name="T38">IItinerary</text:span><text:span text:style-name="T25">&gt;</text:span></text:p>
      <text:p text:style-name="P2"/>
      <text:p text:style-name="P2">La BDD_Spec, por tanto, seria esta:</text:p>
      <text:p text:style-name="P2"/>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check that the arrival deadline is met</text:p>
      <text:p text:style-name="P2"/>
      <text:p text:style-name="P2">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2"/>
      <text:p text:style-name="P2">Lo segundo sea, probablemente, confirmar que, tal y como expusimos en el epigrafe anterior, vamos a necesitar un contrato propio para nuestra "fecha de entrega limite", y es que:</text:p>
      <text:p text:style-name="P2"/>
      <text:p text:style-name="P47">» It should check that the arrival deadline is met</text:p>
      <text:p text:style-name="P2"/>
      <text:p text:style-name="P2">nos deja muy poco margen.</text:p>
      <text:p text:style-name="P2"/>
      <text:p text:style-name="P2">Pero vamos a dejar este segundo punto para el final, y empecemos (esta vez si, paso a paso) con el resto de las aserciones (o specifications si usamos la nomenclatura propia del Context/Specification).</text:p>
      <text:p text:style-name="P2"/>
      <text:p text:style-name="P2"><text:span text:style-name="T9">Como implementar en codigo (y #1)</text:span>:</text:p>
      <text:p text:style-name="P2"/>
      <text:p text:style-name="P47">» It should confirm that the itinerary satisfies the route specification</text:p>
      <text:p text:style-name="P2"/>
      <text:p text:style-name="P2">No deberia ser un problema, ya que hemos hecho cosas parecidas con anterioridad:</text:p>
      <text:p text:style-name="P2"/>
      <text:p text:style-name="P13"><text:span text:style-name="T38">It</text:span><text:span text:style-name="T25"> should_confirm_that_the_itinerary_satisfies_the_route_specification = () =&gt; </text:span></text:p>
      <text:p text:style-name="P13"><text:span text:style-name="T25"><text:s text:c="3"/></text:span><text:span text:style-name="T72">result</text:span><text:span text:style-name="T25">.ShouldBeTrue();</text:span></text:p>
      <text:p text:style-name="P2"/>
      <text:p text:style-name="P2">si seguimos el camino de las baldosas rojas, nos obliga a definir result como:</text:p>
      <text:p text:style-name="P2"/>
      <text:p text:style-name="P13"><text:span text:style-name="T13">static</text:span><text:span text:style-name="T25"> </text:span><text:span text:style-name="T13">bool</text:span><text:span text:style-name="T25"> result;</text:span></text:p>
      <text:p text:style-name="P2"/>
      <text:p text:style-name="P2">Mientras que la ejecucion del SUT a traves de un bloque BEACAUSE seria:</text:p>
      <text:p text:style-name="P2"/>
      <text:p text:style-name="P13"><text:span text:style-name="T38">Because</text:span><text:span text:style-name="T25"> of = () =&gt; </text:span></text:p>
      <text:p text:style-name="P13"><text:span text:style-name="T25"><text:s text:c="3"/>result = sut.is_satisfied_by(</text:span><text:span text:style-name="T72">the_itinerary_that_satisfies_the_route_specification</text:span><text:span text:style-name="T25">);</text:span></text:p>
      <text:p text:style-name="P2"/>
      <text:p text:style-name="P2">donde, para eliminar el codigo de color rojo, necesitamos que:</text:p>
      <text:p text:style-name="P2"/>
      <text:p text:style-name="P13"><text:span text:style-name="T13">static</text:span><text:span text:style-name="T25"> </text:span><text:span text:style-name="T38">IItinerary</text:span><text:span text:style-name="T25"> the_itinerary_that_satisfies_the_route_specification;</text:span></text:p>
      <text:p text:style-name="P2"/>
      <text:p text:style-name="P2">Es importante comentar que:</text:p>
      <text:p text:style-name="P2"/>
      <text:list xml:id="list39159882" text:style-name="L38">
        <text:list-item>
          <text:p text:style-name="P99">Empezamos por al implementacion de la BDD_Spec correspondiente al "Happy Day <text:soft-page-break/>Scenario".</text:p>
        </text:list-item>
        <text:list-item>
          <text:p text:style-name="P99">Dentro de esta BDD_Spec, empezamos a su vez por la que se encarga del resultado de ejercitar el SUT, lo que nos permite definir el bloque BECAUSE, que sabemos sera comun a todos los demas bloques IT de la BDD_Spec.</text:p>
        </text:list-item>
        <text:list-item>
          <text:p text:style-name="P99">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2"/>
      <text:p text:style-name="P2">Vamos ahora a ver todo este codigo junto:</text:p>
      <text:p text:style-name="P2"/>
      <text:p text:style-name="P40"><text:span text:style-name="T20">public</text:span><text:span text:style-name="T31"> </text:span><text:span text:style-name="T20">class</text:span><text:span text:style-name="T31"> </text:span><text:span text:style-name="T53">when_asked_if_the_specification_is_satisfied_by_an_itinerary_that_satisfies_the_route_specification</text:span><text:span text:style-name="T31"> : </text:span></text:p>
      <text:p text:style-name="P52">concern_for_route_specification</text:p>
      <text:p text:style-name="P31">{</text:p>
      <text:p text:style-name="P41"><text:span text:style-name="T25"><text:s text:c="4"/></text:span><text:span text:style-name="T38">Because</text:span><text:span text:style-name="T25"> of = () =&gt; result = </text:span></text:p>
      <text:p text:style-name="P31"><text:s text:c="7"/>sut.is_satisfied_by(the_itinerary_that_satisfies_the_route_specification);</text:p>
      <text:p text:style-name="P31"/>
      <text:p text:style-name="P41"><text:span text:style-name="T25"><text:s text:c="4"/></text:span><text:span text:style-name="T38">It</text:span><text:span text:style-name="T25"> should_confirm_that_the_itinerary_satisfies_the_route_specification = () =&gt; </text:span></text:p>
      <text:p text:style-name="P31"><text:s text:c="7"/>result.ShouldBeTrue();</text:p>
      <text:p text:style-name="P31"><text:s/></text:p>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Itinerary</text:span><text:span text:style-name="T25"> the_itinerary_that_satisfies_the_route_specification;</text:span></text:p>
      <text:p text:style-name="P31">}</text:p>
      <text:p text:style-name="P2"/>
      <text:p text:style-name="P2">Vamos ahora establecer el contexto en el que se ejerce el SUT, a traves de un bloque ESTABLISH:</text:p>
      <text:p text:style-name="P2"/>
      <text:p text:style-name="P40"><text:span text:style-name="T43">Establish</text:span><text:span text:style-name="T31"> context = () =&gt;</text:span></text:p>
      <text:p text:style-name="P31">{</text:p>
      <text:p text:style-name="P41"><text:span text:style-name="T25"><text:s text:c="4"/>the_origin_location = an&lt;</text:span><text:span text:style-name="T38">ILocation</text:span><text:span text:style-name="T25">&gt;();</text:span></text:p>
      <text:p text:style-name="P41"><text:span text:style-name="T25"><text:s text:c="4"/>the_destination_location = an&lt;</text:span><text:span text:style-name="T38">ILocation</text:span><text:span text:style-name="T25">&gt;();</text:span></text:p>
      <text:p text:style-name="P41"><text:span text:style-name="T25"><text:s text:c="4"/>the_arrival_deadline = </text:span><text:span text:style-name="T13">new</text:span><text:span text:style-name="T25"> </text:span><text:span text:style-name="T38">DateTime</text:span><text:span text:style-name="T25">();</text:span></text:p>
      <text:p text:style-name="P31"/>
      <text:p text:style-name="P23"><text:s text:c="4"/>create_sut_using(() =&gt; </text:p>
      <text:p text:style-name="P39"><text:span text:style-name="T25"><text:s text:c="7"/></text:span><text:span text:style-name="T13">new</text:span><text:span text:style-name="T25"> </text:span><text:span text:style-name="T48">RouteSpecification</text:span><text:span text:style-name="T25">(the_origin_location, </text:span></text:p>
      <text:p text:style-name="P23"><text:s text:c="30"/>the_destination_location, </text:p>
      <text:p text:style-name="P23"><text:s text:c="30"/>the_arrival_deadline));</text:p>
      <text:p text:style-name="P31">};</text:p>
      <text:p text:style-name="P31"/>
      <text:p text:style-name="P41"><text:span text:style-name="T13">static</text:span><text:span text:style-name="T25"> </text:span><text:span text:style-name="T38">ILocation</text:span><text:span text:style-name="T25"> the_origin_location;</text:span></text:p>
      <text:p text:style-name="P41"><text:span text:style-name="T13">static</text:span><text:span text:style-name="T25"> </text:span><text:span text:style-name="T38">ILocation</text:span><text:span text:style-name="T25"> the_destination_location;</text:span></text:p>
      <text:p text:style-name="P41"><text:span text:style-name="T13">static</text:span><text:span text:style-name="T25"> </text:span><text:span text:style-name="T38">DateTime</text:span><text:span text:style-name="T25"> the_arrival_deadline;</text:span></text:p>
      <text:p text:style-name="P2"/>
      <text:p text:style-name="P2">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2"/>
      <text:p text:style-name="P13"><text:span text:style-name="T13">public</text:span><text:span text:style-name="T25"> </text:span><text:span text:style-name="T13">abstract</text:span><text:span text:style-name="T25"> </text:span><text:span text:style-name="T13">class</text:span><text:span text:style-name="T25"> </text:span><text:span text:style-name="T48">concern_for_route_specification</text:span><text:span text:style-name="T25"> : </text:span></text:p>
      <text:p text:style-name="P13"><text:span text:style-name="T25"><text:s text:c="22"/></text:span><text:span text:style-name="T48">Observes</text:span><text:span text:style-name="T25">&lt;</text:span><text:span text:style-name="T38">IRouteSpecification</text:span><text:span text:style-name="T25">, </text:span><text:span text:style-name="T48">RouteSpecification</text:span><text:span text:style-name="T25">&gt;</text:spa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rigin_location = an&lt;</text:span><text:span text:style-name="T38">ILocation</text:span><text:span text:style-name="T25">&gt;();</text:span></text:p>
      <text:p text:style-name="P41"><text:span text:style-name="T25"><text:s text:c="8"/>the_destination_location = an&lt;</text:span><text:span text:style-name="T38">ILocation</text:span><text:span text:style-name="T25">&gt;();</text:span></text:p>
      <text:p text:style-name="P41"><text:span text:style-name="T25"><text:s text:c="8"/>the_arrival_deadline = </text:span><text:span text:style-name="T13">new</text:span><text:span text:style-name="T25"> </text:span><text:span text:style-name="T38">DateTime</text:span><text:span text:style-name="T25">();</text:span></text:p>
      <text:p text:style-name="P31"/>
      <text:p text:style-name="P23"><text:soft-page-break/><text:s text:c="8"/>create_sut_using(() =&gt; </text:p>
      <text:p text:style-name="P39"><text:span text:style-name="T25"><text:s text:c="11"/></text:span><text:span text:style-name="T13">new</text:span><text:span text:style-name="T25"> </text:span><text:span text:style-name="T48">RouteSpecification</text:span><text:span text:style-name="T25">(the_origin_location, </text:span></text:p>
      <text:p text:style-name="P23"><text:s text:c="34"/>the_destination_location, </text:p>
      <text:p text:style-name="P23"><text:s text:c="34"/>the_arrival_deadline));</text:p>
      <text:p text:style-name="P31"><text:s text:c="4"/>};</text:p>
      <text:p text:style-name="P31"/>
      <text:p text:style-name="P41"><text:span text:style-name="T25"><text:s text:c="4"/></text:span><text:span text:style-name="T13">protected static</text:span><text:span text:style-name="T25"> </text:span><text:span text:style-name="T38">ILocation</text:span><text:span text:style-name="T25"> the_origin_location;</text:span></text:p>
      <text:p text:style-name="P41"><text:span text:style-name="T25"><text:s text:c="4"/></text:span><text:span text:style-name="T13">protected static</text:span><text:span text:style-name="T25"> </text:span><text:span text:style-name="T38">ILocation</text:span><text:span text:style-name="T25"> the_destination_location;</text:span></text:p>
      <text:p text:style-name="P41"><text:span text:style-name="T25"><text:s text:c="4"/></text:span><text:span text:style-name="T13">protected static</text:span><text:span text:style-name="T25"> </text:span><text:span text:style-name="T38">DateTime</text:span><text:span text:style-name="T25"> the_arrival_deadline;</text:span></text:p>
      <text:p text:style-name="P31">}</text:p>
      <text:p text:style-name="P2"/>
      <text:p text:style-name="P2">Un cambio asi hace que tengamos que refactorizar las BDD_Specs ya existentes, eliminando el codigo repetido.</text:p>
      <text:p text:style-name="P2"/>
      <text:p text:style-name="P2">Asi, las tres BDD_Specs creadas en los epigrafes anteriores quedarian:</text:p>
      <text:p text:style-name="P2"/>
      <text:p text:style-name="P13"><text:span text:style-name="T13">public</text:span><text:span text:style-name="T25"> </text:span><text:span text:style-name="T13">class</text:span><text:span text:style-name="T25"> </text:span><text:span text:style-name="T48">when_asked_for_its_origin_location</text:span><text:span text:style-name="T25"> : </text:span><text:span text:style-name="T48">concern_for_route_specification</text:span></text:p>
      <text:p text:style-name="P31">{</text:p>
      <text:p text:style-name="P41"><text:span text:style-name="T25"><text:s text:c="4"/></text:span><text:span text:style-name="T38">Because</text:span><text:span text:style-name="T25"> of = () =&gt; result = sut.origin();</text:span></text:p>
      <text:p text:style-name="P31"><text:s text:c="8"/></text:p>
      <text:p text:style-name="P41"><text:span text:style-name="T25"><text:s text:c="4"/></text:span><text:span text:style-name="T38">It</text:span><text:span text:style-name="T25"> should_give_back_the_origin_location = () =&gt; </text:span></text:p>
      <text:p text:style-name="P31"><text:s text:c="7"/>result.ShouldEqual(the_origin_location);</text:p>
      <text:p text:style-name="P31"/>
      <text:p text:style-name="P41"><text:span text:style-name="T25"><text:s text:c="4"/></text:span><text:span text:style-name="T13">static</text:span><text:span text:style-name="T25"> </text:span><text:span text:style-name="T38">ILocation</text:span><text:span text:style-name="T25"> result;</text:span></text:p>
      <text:p text:style-name="P31">}</text:p>
      <text:p text:style-name="P31"/>
      <text:p text:style-name="P41"><text:span text:style-name="T13">public</text:span><text:span text:style-name="T25"> </text:span><text:span text:style-name="T13">class</text:span><text:span text:style-name="T25"> </text:span><text:span text:style-name="T48">when_asked_for_its_destination_location</text:span><text:span text:style-name="T25"> : </text:span><text:span text:style-name="T48">concern_for_route_specification</text:span></text:p>
      <text:p text:style-name="P31">{</text:p>
      <text:p text:style-name="P41"><text:span text:style-name="T25"><text:s text:c="4"/></text:span><text:span text:style-name="T38">Because</text:span><text:span text:style-name="T25"> of = () =&gt; result = sut.destination();</text:span></text:p>
      <text:p text:style-name="P31"/>
      <text:p text:style-name="P41"><text:span text:style-name="T25"><text:s text:c="4"/></text:span><text:span text:style-name="T38">It</text:span><text:span text:style-name="T25"> should_give_back_the_destination_location = () =&gt; </text:span></text:p>
      <text:p text:style-name="P31"><text:s text:c="7"/>result.ShouldEqual(the_destination_location);</text:p>
      <text:p text:style-name="P31"/>
      <text:p text:style-name="P41"><text:span text:style-name="T25"><text:s text:c="4"/></text:span><text:span text:style-name="T13">static</text:span><text:span text:style-name="T25"> </text:span><text:span text:style-name="T38">ILocation</text:span><text:span text:style-name="T25"> result;</text:span></text:p>
      <text:p text:style-name="P31">}</text:p>
      <text:p text:style-name="P31"/>
      <text:p text:style-name="P41"><text:span text:style-name="T13">public</text:span><text:span text:style-name="T25"> </text:span><text:span text:style-name="T13">class</text:span><text:span text:style-name="T25"> </text:span><text:span text:style-name="T48">when_asked_for_its_arrival_deadline</text:span><text:span text:style-name="T25"> : </text:span><text:span text:style-name="T48">concern_for_route_specification</text:span></text:p>
      <text:p text:style-name="P31">{</text:p>
      <text:p text:style-name="P41"><text:span text:style-name="T25"><text:s text:c="4"/></text:span><text:span text:style-name="T38">Because</text:span><text:span text:style-name="T25"> of = () =&gt; result = sut.arrival_dealine();</text:span></text:p>
      <text:p text:style-name="P31"/>
      <text:p text:style-name="P41"><text:span text:style-name="T25"><text:s text:c="4"/></text:span><text:span text:style-name="T38">It</text:span><text:span text:style-name="T25"> should_give_back_the_arrival_deadline = () =&gt; </text:span></text:p>
      <text:p text:style-name="P31"><text:s text:c="8"/>result.ShouldEqual(the_arrival_deadline);</text:p>
      <text:p text:style-name="P31"/>
      <text:p text:style-name="P41"><text:span text:style-name="T25"><text:s text:c="4"/></text:span><text:span text:style-name="T13">static</text:span><text:span text:style-name="T25"> </text:span><text:span text:style-name="T38">DateTime</text:span><text:span text:style-name="T25"> result;</text:span></text:p>
      <text:p text:style-name="P31">}</text:p>
      <text:p text:style-name="P2"/>
      <text:p text:style-name="P2">Antes de proseguir con nuestra BDD_Spec, necesitamos confirmar que con esta refactorizacion no hemos roto nada. Para ello ejecutamos nuestra suite de BDD_Specs:</text:p>
      <text:p text:style-name="P2"/>
      <text:p text:style-name="P46">------ Test started: Assembly: dddsample.specs.dll ------</text:p>
      <text:p text:style-name="P49"/>
      <text:p text:style-name="P49">(....)</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
      <text:p text:style-name="P49"><text:soft-page-break/>15 passed, 0 failed, 0 skipped, took 1,18 seconds (Machine.Specifications 0.3.0).</text:p>
      <text:p text:style-name="P2"/>
      <text:p text:style-name="P2">Y podemos estar satisfechos ya que todo va bien.</text:p>
      <text:p text:style-name="P2"/>
      <text:p text:style-name="P2">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2"/>
      <text:p text:style-name="P2">Tras esta pequeña deriva, vamos a continuar con nuestra BDD_Spec, de la que, recordemos:</text:p>
      <text:p text:style-name="P2"/>
      <text:list xml:id="list39139749" text:style-name="L39">
        <text:list-item>
          <text:p text:style-name="P100">Tenemos definida la asercion a traves del bloque IT.</text:p>
        </text:list-item>
        <text:list-item>
          <text:p text:style-name="P100">Tenemos definida la ejecucion del SUT a traves del bloque BECAUSE.</text:p>
        </text:list-item>
        <text:list-item>
          <text:p text:style-name="P100">Tenemos definido el contexto a traves de la clase base abstracta concern_for_route_specification y su bloque ESTABLISH.</text:p>
        </text:list-item>
      </text:list>
      <text:p text:style-name="P2"/>
      <text:p text:style-name="P2">Por lo tanto, siguiendo con el proceso, deberiamos poder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 (FAIL)</text:p>
      <text:p text:style-name="P49"/>
      <text:p text:style-name="P49">Test 'should confirm that the itinerary satisfies the route specification'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75 seconds (Machine.Specifications 0.3.0).</text:p>
      <text:p text:style-name="P2"/>
      <text:p text:style-name="P2">Y de hecho, lo obtenemos.</text:p>
      <text:p text:style-name="P2"/>
      <text:p text:style-name="P2">El siguiente paso debe ser, escribir el codigo que nos permita pasar el test. A saber:</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31">{</text:p>
      <text:p text:style-name="P41"><text:span text:style-name="T26"><text:s text:c="4"/></text:span><text:span text:style-name="T17">public</text:span><text:span text:style-name="T26"> </text:span><text:span text:style-name="T17">bool</text:span><text:span text:style-name="T26"> is_satisfied_by(</text:span><text:span text:style-name="T41">IItinerary</text:span><text:span text:style-name="T26"> the_itinerary)</text:span></text:p>
      <text:p text:style-name="P32"><text:s text:c="4"/>{</text:p>
      <text:p text:style-name="P41"><text:span text:style-name="T26"><text:s text:c="8"/></text:span><text:span text:style-name="T17">return</text:span><text:span text:style-name="T26"> </text:span><text:span text:style-name="T17">true</text:span><text:span text:style-name="T26">;</text:span></text:p>
      <text:p text:style-name="P32"><text:s text:c="4"/>}</text:p>
      <text:p text:style-name="P32">}</text:p>
      <text:p text:style-name="P2"><text:s text:c="2"/></text:p>
      <text:p text:style-name="P2">que efectivamente nos asegura pasar el test, como prueba el siguiente log:</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text:p text:style-name="P49"/>
      <text:p text:style-name="P49">1 passed, 0 failed, 0 skipped, took 0,66 seconds (Machine.Specifications 0.3.0).</text:p>
      <text:p text:style-name="P2"/>
      <text:p text:style-name="P2">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text:soft-page-break/>pero cuando nos encontremos con escenarios mas complejos, la vuelta a los origenes nos va a ayudar a no perdernos por los vericuetos de la implementacion, a ir andando un paso tras otro.</text:p>
      <text:p text:style-name="P2"/>
      <text:p text:style-name="P2">Lo bueno de este planteamiento es que podemos ir con el siguiente bloque IT.</text:p>
      <text:p text:style-name="P2"/>
      <text:p text:style-name="P2"><text:span text:style-name="T9">Como implementar en codigo (y #2)</text:span>:</text:p>
      <text:p text:style-name="P2"/>
      <text:p text:style-name="P47">» It should leverage the itinerary initial departure location</text:p>
      <text:p text:style-name="P2"/>
      <text:p text:style-name="P2">Este estilo de aserciones son el paradigma del BDD y de su primo hermano el "TDD Mockista" o "Interaction based Testing". No vamos a repetir lo que ya hemos tratado con anterioridad.</text:p>
      <text:p text:style-name="P2"/>
      <text:p text:style-name="P2">Vamos por tanto con el su version en codigo:</text:p>
      <text:p text:style-name="P2"/>
      <text:p text:style-name="P13"><text:span text:style-name="T38">It</text:span><text:span text:style-name="T25"> should_leverage_the_itinerary_initial_departure_location = () =&gt; </text:span></text:p>
      <text:p text:style-name="P31"><text:s text:c="3"/>the_itinerary_that_satisfies_the_route_specification</text:p>
      <text:p text:style-name="P41"><text:span text:style-name="T25"><text:s text:c="6"/>.received(x =&gt; x.</text:span><text:span text:style-name="T72">initial_departure_location</text:span><text:span text:style-name="T25">());</text:span></text:p>
      <text:p text:style-name="P2"/>
      <text:p text:style-name="P2">Esto provoca una mini reaccion en cadena, obligandonos a definir el metodo en la interface Iitinerary para eliminar el codigo rojo:</text:p>
      <text:p text:style-name="P2"/>
      <text:p text:style-name="P40"><text:span text:style-name="T20">public</text:span><text:span text:style-name="T31"> </text:span><text:span text:style-name="T20">interface</text:span><text:span text:style-name="T31"> </text:span><text:span text:style-name="T43">IItinerary</text:span></text:p>
      <text:p text:style-name="P31">{</text:p>
      <text:p text:style-name="P41"><text:span text:style-name="T25"><text:s text:c="4"/></text:span><text:span text:style-name="T38">ILocation</text:span><text:span text:style-name="T25"> initial_departure_location();</text:span></text:p>
      <text:p text:style-name="P31">}</text:p>
      <text:p text:style-name="P2"/>
      <text:p text:style-name="P2">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2"/>
      <text:p text:style-name="P2">Antes de obtener nuestro fallo, necesitamos definir the_itinerary_satisfies_the_route_specification como un mock y asignarle el comportamiento deseado. Para ello nos valemos de un bloque ESTABLISH:</text:p>
      <text:p text:style-name="P2"/>
      <text:p text:style-name="P40"><text:span text:style-name="T43">Establish</text:span><text:span text:style-name="T31"> context = () =&gt;</text:span></text:p>
      <text:p text:style-name="P31">{</text:p>
      <text:p text:style-name="P41"><text:span text:style-name="T25"><text:s text:c="4"/>the_itinerary_that_satisfies_the_route_specification = an&lt;</text:span><text:span text:style-name="T38">IItinerary</text:span><text:span text:style-name="T25">&gt;();</text:span></text:p>
      <text:p text:style-name="P31"><text:s text:c="4"/>the_itinerary_that_satisfies_the_route_specification</text:p>
      <text:p text:style-name="P31"><text:s text:c="7"/>.Stub(x =&gt; x.initial_departure_location())</text:p>
      <text:p text:style-name="P41"><text:span text:style-name="T25"><text:s text:c="7"/>.Return(an&lt;</text:span><text:span text:style-name="T38">ILocation</text:span><text:span text:style-name="T25">&gt;());</text:span></text:p>
      <text:p text:style-name="P31">};</text:p>
      <text:p text:style-name="P2"/>
      <text:p text:style-name="P2">Con lo que ya estamos listos para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 (FAIL)</text:p>
      <text:p text:style-name="P49"/>
      <text:p text:style-name="P49"/>
      <text:p text:style-name="P49">Test 'should leverage the itinerary initial departure location' failed:</text:p>
      <text:p text:style-name="P49"><text:tab/>Rhino.Mocks.Exceptions.ExpectationViolationException: IItinerary.initial_departure_location(); Expected #1..2147483647, Actual #0.</text:p>
      <text:p text:style-name="P49"><text:tab/>at Rhino.Mocks.RhinoMocksExtensions.AssertWasCalled[T](T mock, Action`1 action, Action`1 setupConstraints)</text:p>
      <text:p text:style-name="P49"><text:tab/>at Machine.Specifications.DevelopWithPassion.Rhino.VoidMethodCallOccurance`1..ctor(T mock, Action`1 action)</text:p>
      <text:p text:style-name="P49"><text:tab/>at Machine.Specifications.DevelopWithPassion.Rhino.RhinoMocksExtensions.received[T](T <text:soft-page-break/>mock, Action`1 item)</text:p>
      <text:p text:style-name="P49"><text:tab/>domain\model\cargo.aggregate\RouteSpecificationSpecs.cs(68,0): at dddsample.specs.domain.model.cargo.aggregate.when_asked_if_the_specification_is_satisfied_by_an_itinerary_that_satisfies_the_route_specification.&lt;.ctor&gt;b__4()</text:p>
      <text:p text:style-name="P49"><text:tab/>at Machine.Specifications.Model.Specification.InvokeSpecificationField()</text:p>
      <text:p text:style-name="P49"><text:tab/>at Machine.Specifications.Model.Specification.Verify()</text:p>
      <text:p text:style-name="P49"/>
      <text:p text:style-name="P49">1 passed, 1 failed, 0 skipped, took 1,05 seconds (Machine.Specifications 0.3.0).</text:p>
      <text:p text:style-name="P2"/>
      <text:p text:style-name="P2">y efecdtivamente, nuestro test anterior sigue pasando:</text:p>
      <text:p text:style-name="P2"/>
      <text:p text:style-name="P47">» should confirm that the itinerary satisfies the route specification</text:p>
      <text:p text:style-name="P2"/>
      <text:p text:style-name="P2">mientras que nuestro test actual no pasa:</text:p>
      <text:p text:style-name="P2"/>
      <text:p text:style-name="P49">» should leverage the itinerary initial departure location (FAIL)</text:p>
      <text:p text:style-name="P2"/>
      <text:p text:style-name="P2">y ademas nos da el fallo adecuado:</text:p>
      <text:p text:style-name="P2"/>
      <text:p text:style-name="P47">Rhino.Mocks.Exceptions.ExpectationViolationException: IItinerary.initial_departure_location(); Expected #1..2147483647, Actual #0.</text:p>
      <text:p text:style-name="P2"/>
      <text:p text:style-name="Standard"><text:span text:style-name="T6">Es decir, Rhino.Mocks esperaba que se produjese 1 llamada (el "Expected #1") a Iitinerary.initial_departure_location() pero en realidad no se ha producido ninguna (el </text:span><text:span text:style-name="T6">"Actual #0").</text:span></text:p>
      <text:p text:style-name="P2"/>
      <text:p text:style-name="P2">El siguiente paso es escribir el codigo que nos permita pasar el test y que de nuevo no tienen mayor complicacion:</text:p>
      <text:p text:style-name="P2"/>
      <text:p text:style-name="P40"><text:span text:style-name="T20">public</text:span><text:span text:style-name="T31"> </text:span><text:span text:style-name="T20">class</text:span><text:span text:style-name="T31"> </text:span><text:span text:style-name="T53">RouteSpecification</text:span><text:span text:style-name="T31"> : </text:span><text:span text:style-name="T43">IRouteSpecification</text:span></text:p>
      <text:p text:style-name="P31">{</text:p>
      <text:p text:style-name="P31"><text:s text:c="4"/></text:p>
      <text:p text:style-name="P32"><text:s text:c="4"/>(....)</text:p>
      <text:p text:style-name="P32"/>
      <text:p text:style-name="P41"><text:span text:style-name="T26"><text:s text:c="4"/></text:span><text:span text:style-name="T17">public</text:span><text:span text:style-name="T26"> </text:span><text:span text:style-name="T17">bool</text:span><text:span text:style-name="T26"> is_satisfied_by(</text:span><text:span text:style-name="T41">IItinerary</text:span><text:span text:style-name="T26"> the_itinerary)</text:span></text:p>
      <text:p text:style-name="P32"><text:s text:c="4"/>{</text:p>
      <text:p text:style-name="P32"><text:s text:c="7"/>the_itinerary.initial_departure_location();</text:p>
      <text:p text:style-name="P41"><text:span text:style-name="T26"><text:s text:c="7"/></text:span><text:span text:style-name="T17">return</text:span><text:span text:style-name="T26"> </text:span><text:span text:style-name="T17">true</text:span><text:span text:style-name="T26">;</text:span></text:p>
      <text:p text:style-name="P32"><text:s text:c="4"/>}</text:p>
      <text:p text:style-name="P32"/>
      <text:p text:style-name="P32"><text:s text:c="4"/>(....)</text:p>
      <text:p text:style-name="P32">}</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text:p text:style-name="P49"/>
      <text:p text:style-name="P49">2 passed, 0 failed, 0 skipped, took 0,80 seconds (Machine.Specifications 0.3.0).</text:p>
      <text:p text:style-name="P2"/>
      <text:p text:style-name="P2">Siguiente bloque IT.</text:p>
      <text:p text:style-name="P2"/>
      <text:p text:style-name="P2"><text:span text:style-name="T9">Como implementar en codigo (y #3)</text:span>:</text:p>
      <text:p text:style-name="P2"/>
      <text:p text:style-name="P47">» It should leverage the origin location identity comparer</text:p>
      <text:p text:style-name="P2"/>
      <text:p text:style-name="P2">Otra asercion de "diseño". Volvemos a delegar.</text:p>
      <text:p text:style-name="P2"/>
      <text:p text:style-name="P2">Su version en codigo es muy interesante, pues pone en funcionamiento lo escrito en la asercion anterior:</text:p>
      <text:p text:style-name="P2"><text:soft-page-break/></text:p>
      <text:p text:style-name="P13"><text:span text:style-name="T38">It</text:span><text:span text:style-name="T25"> should_leverage_the_origin_location_identity_comparer = () =&gt;</text:span></text:p>
      <text:p text:style-name="P31"><text:s text:c="3"/>the_origin_location</text:p>
      <text:p text:style-name="P41"><text:span text:style-name="T25"><text:s text:c="6"/>.received(x =&gt; x.</text:span><text:span text:style-name="T72">has_the_same_value_as</text:span><text:span text:style-name="T25">(</text:span></text:p>
      <text:p text:style-name="P31"><text:s text:c="9"/>the_itinerary_that_satisfies_the_route_specification</text:p>
      <text:p text:style-name="P31"><text:s text:c="12"/>.initial_departure_location()));</text:p>
      <text:p text:style-name="P2"/>
      <text:p text:style-name="P2">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2"/>
      <text:p text:style-name="P2">Para que el codigo de color rojo deje de tener ese color, necesitamos definir la naturaleza de ILocation. Y esta no es otra que la de DDD_Value_Object, con lo que solo necesitamos implementar la interface IValueObject:</text:p>
      <text:p text:style-name="P2"/>
      <text:p text:style-name="P40"><text:span text:style-name="T20">public</text:span><text:span text:style-name="T31"> </text:span><text:span text:style-name="T20">interface</text:span><text:span text:style-name="T31"> </text:span><text:span text:style-name="T43">ILocation</text:span><text:span text:style-name="T31"> : </text:span><text:span text:style-name="T43">IValueObject</text:span><text:span text:style-name="T31">&lt;</text:span><text:span text:style-name="T43">ILocation</text:span><text:span text:style-name="T31">&gt;</text:span><text:span text:style-name="T25"> {}</text:span></text:p>
      <text:p text:style-name="P2"/>
      <text:p text:style-name="P2">Nueva constatacion de algo que hemos repetido hasta la saciedad, con el BDD no escribes codigo, con el BDD diseñas el codigo.</text:p>
      <text:p text:style-name="P2"/>
      <text:p text:style-name="Standard"><text:span text:style-name="T6">Exactamente igual que con el bloque IT anterior, antes de obtener nuestro fallo, necesitamos definir the_origin_location como un mock y asignarle el comportamiento </text:span><text:span text:style-name="T6">deseado. En este caso ya hemos definido the_origin_location como un mock a traves de la clase base abstracta concern_for_route_specification:</text:span></text:p>
      <text:p text:style-name="P2"/>
      <text:p text:style-name="P40"><text:span text:style-name="T31">the_origin_location = an&lt;</text:span><text:span text:style-name="T43">ILocation</text:span><text:span text:style-name="T31">&gt;();</text:span></text:p>
      <text:p text:style-name="P2"/>
      <text:p text:style-name="P2">y no olvidemos que ademas es una dependencia de nuestro SUT:</text:p>
      <text:p text:style-name="P2"/>
      <text:p text:style-name="P23">create_sut_using(() =&gt; </text:p>
      <text:p text:style-name="P39"><text:span text:style-name="T25"><text:s text:c="3"/></text:span><text:span text:style-name="T13">new</text:span><text:span text:style-name="T25"> </text:span><text:span text:style-name="T48">RouteSpecification</text:span><text:span text:style-name="T25">(the_origin_location, </text:span></text:p>
      <text:p text:style-name="P23"><text:s text:c="26"/>the_destination_location, </text:p>
      <text:p text:style-name="P23"><text:s text:c="26"/>the_arrival_deadline));</text:p>
      <text:p text:style-name="P2"/>
      <text:p text:style-name="P2">Pero no nos perdamos en recordatorios y vamos con la parte de "asignarle el comportamiento deseado".</text:p>
      <text:p text:style-name="P2"/>
      <text:p text:style-name="P2">Dentro del bloque ESTABLISH:</text:p>
      <text:p text:style-name="P2"/>
      <text:p text:style-name="P40"><text:span text:style-name="T43">Establish</text:span><text:span text:style-name="T31"> context = () =&gt;</text:span></text:p>
      <text:p text:style-name="P31">{</text:p>
      <text:p text:style-name="P41"><text:span text:style-name="T25"><text:s text:c="4"/>the_itinerary_that_satisfies_the_route_specification = an&lt;</text:span><text:span text:style-name="T38">IItinerary</text:span><text:span text:style-name="T25">&gt;();</text:span></text:p>
      <text:p text:style-name="P31"><text:s text:c="4"/>the_itinerary_that_satisfies_the_route_specification</text:p>
      <text:p text:style-name="P31"><text:s text:c="7"/>.Stub(x =&gt; x.initial_departure_location())</text:p>
      <text:p text:style-name="P41"><text:span text:style-name="T25"><text:s text:c="7"/>.Return(an&lt;</text:span><text:span text:style-name="T38">ILocation</text:span><text:span text:style-name="T25">&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5"><text:s text:c="7"/>.Return(</text:span><text:span text:style-name="T13">true</text:span><text:span text:style-name="T25">);</text:span></text:p>
      <text:p text:style-name="P31">};</text:p>
      <text:p text:style-name="P2"/>
      <text:p text:style-name="P2">que nos permite obtener nuestro fallo sin afectar al resto de las aserciones ya codificadas:</text:p>
      <text:p text:style-name="P2"/>
      <text:p text:style-name="P46">------ Test started: Assembly: dddsample.specs.dll ------</text:p>
      <text:p text:style-name="P49"/>
      <text:p text:style-name="P49">when asked if the specification is satisfied by an itinerary that satisfies the route specification</text:p>
      <text:p text:style-name="P49"><text:soft-page-break/>» should confirm that the itinerary satisfies the route specification</text:p>
      <text:p text:style-name="P49">» should leverage the itinerary initial departure location</text:p>
      <text:p text:style-name="P49">» should leverage the origin location identity comparer (FAIL)</text:p>
      <text:p text:style-name="P49"/>
      <text:p text:style-name="P49"/>
      <text:p text:style-name="P49">Test 'should leverage the origin location identity comparer' failed:</text:p>
      <text:p text:style-name="P49"><text:tab/>Rhino.Mocks.Exceptions.ExpectationViolationException: IValueObject`1.has_the_same_value_as(ILocationProxy075bbe2c85fe451390e963c1ae35e4d4); Expected #1..2147483647, Actual #0.</text:p>
      <text:p text:style-name="P49"/>
      <text:p text:style-name="P49">(....)</text:p>
      <text:p text:style-name="P49"/>
      <text:p text:style-name="P49">2 passed, 1 failed, 0 skipped, took 0,86 seconds (Machine.Specifications 0.3.0).</text:p>
      <text:p text:style-name="P2"/>
      <text:p text:style-name="P2">Es decir, esperabamos 1 llamada a has_the_same_value_as(...) ("Expected #1") pero esta no se produce ("Actual #0").</text:p>
      <text:p text:style-name="P2"/>
      <text:p text:style-name="P2">Para remediarlo necestimos implementar el comportamiento descrito en nuestro DDD_Value_Object RouteSpecification, tal que asi:</text:p>
      <text:p text:style-name="P2"/>
      <text:p text:style-name="P13"><text:span text:style-name="T13">public</text:span><text:span text:style-name="T25"> </text:span><text:span text:style-name="T13">class</text:span><text:span text:style-name="T25"> </text:span><text:span text:style-name="T48">RouteSpecification</text:span><text:span text:style-name="T25"> : </text:span><text:span text:style-name="T38">IRouteSpecification</text:span></text:p>
      <text:p text:style-name="P31">{</text:p>
      <text:p text:style-name="P41"><text:span text:style-name="T25"><text:s text:c="4"/></text:span><text:span text:style-name="T13">readonly</text:span><text:span text:style-name="T25"> </text:span><text:span text:style-name="T38">ILocation</text:span><text:span text:style-name="T25"> underlying_origin_location;</text:span></text:p>
      <text:p text:style-name="P41"><text:span text:style-name="T25"><text:s text:c="4"/></text:span><text:span text:style-name="T13">readonly</text:span><text:span text:style-name="T25"> </text:span><text:span text:style-name="T38">ILocation</text:span><text:span text:style-name="T25"> underlying_destination_location;</text:span></text:p>
      <text:p text:style-name="P41"><text:span text:style-name="T25"><text:s text:c="4"/></text:span><text:span text:style-name="T13">readonly</text:span><text:span text:style-name="T25"> </text:span><text:span text:style-name="T38">DateTime</text:span><text:span text:style-name="T25"> underlying_arrival_deadline;</text:span></text:p>
      <text:p text:style-name="P31"/>
      <text:p text:style-name="P41"><text:span text:style-name="T25"><text:s text:c="4"/></text:span><text:span text:style-name="T13">public</text:span><text:span text:style-name="T25"> RouteSpecification(</text:span><text:span text:style-name="T38">ILocation</text:span><text:span text:style-name="T25"> the_origin_location, </text:span></text:p>
      <text:p text:style-name="P41"><text:span text:style-name="T25"><text:s text:c="30"/></text:span><text:span text:style-name="T38">ILocation</text:span><text:span text:style-name="T25"> the_destination_location, </text:span></text:p>
      <text:p text:style-name="P41"><text:span text:style-name="T25"><text:s text:c="30"/></text:span><text:span text:style-name="T38">DateTime</text:span><text:span text:style-name="T25"> the_arrival_deadline)</text:span></text:p>
      <text:p text:style-name="P31"><text:s text:c="4"/>{</text:p>
      <text:p text:style-name="P41"><text:span text:style-name="T25"><text:s text:c="8"/></text:span><text:span text:style-name="T13">this</text:span><text:span text:style-name="T25">.underlying_origin_location = the_origin_location;</text:span></text:p>
      <text:p text:style-name="P41"><text:span text:style-name="T25"><text:s text:c="8"/></text:span><text:span text:style-name="T13">this</text:span><text:span text:style-name="T25">.underlying_destination_location = the_destination_location;</text:span></text:p>
      <text:p text:style-name="P41"><text:span text:style-name="T25"><text:s text:c="8"/></text:span><text:span text:style-name="T13">this</text:span><text:span text:style-name="T25">.underlying_arrival_deadline = the_arrival_deadline;</text:span></text:p>
      <text:p text:style-name="P31"><text:s text:c="4"/>}</text:p>
      <text:p text:style-name="P31"/>
      <text:p text:style-name="P31"><text:s text:c="4"/>(....)</text:p>
      <text:p text:style-name="P31"/>
      <text:p text:style-name="P41"><text:span text:style-name="T25"><text:s text:c="4"/></text:span><text:span text:style-name="T17">public</text:span><text:span text:style-name="T26"> </text:span><text:span text:style-name="T17">bool</text:span><text:span text:style-name="T26"> is_satisfied_by(</text:span><text:span text:style-name="T41">IItinerary</text:span><text:span text:style-name="T26"> the_itinerary)</text:span></text:p>
      <text:p text:style-name="P32"><text:s text:c="4"/>{</text:p>
      <text:p text:style-name="P32"><text:s text:c="8"/>underlying_origin_location.has_the_same_value_as(</text:p>
      <text:p text:style-name="P32"><text:s text:c="11"/>the_itinerary.initial_departure_location());</text:p>
      <text:p text:style-name="P32"/>
      <text:p text:style-name="P41"><text:span text:style-name="T26"><text:s text:c="8"/></text:span><text:span text:style-name="T17">return</text:span><text:span text:style-name="T26"> </text:span><text:span text:style-name="T17">true</text:span><text:span text:style-name="T26">;</text:span></text:p>
      <text:p text:style-name="P32"><text:s text:c="4"/>} <text:s text:c="4"/></text:p>
      <text:p text:style-name="P32">}</text:p>
      <text:p text:style-name="P2"/>
      <text:p text:style-name="P2">Que provoca que el test pase:</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text:p text:style-name="P49"/>
      <text:p text:style-name="P49">3 passed, 0 failed, 0 skipped, took 0,78 seconds (Machine.Specifications 0.3.0).</text:p>
      <text:p text:style-name="P2"/>
      <text:p text:style-name="P2">Esto ya va tomando forma.</text:p>
      <text:p text:style-name="P2"/>
      <text:p text:style-name="P2"><text:span text:style-name="T9">Como implementar en codigo (y #4)</text:span>:</text:p>
      <text:p text:style-name="P2"/>
      <text:p text:style-name="P49"><text:soft-page-break/>» It should leverage the itinerary final arrival location</text:p>
      <text:p text:style-name="P2"/>
      <text:p text:style-name="P2">Mas "diseño". Esta vez en una situacion analoga a "<text:span text:style-name="T59">Como implementar en codigo (y #2)</text:span>". Por lo tanto, todo lo que era aplicable en ese caso, lo es tambien en este.</text:p>
      <text:p text:style-name="P2"/>
      <text:p text:style-name="P2">El codigo de la asercion es:</text:p>
      <text:p text:style-name="P2"/>
      <text:p text:style-name="P13"><text:span text:style-name="T38">It</text:span><text:span text:style-name="T25"> should_leverage_the_itinerary_final_arrival_location = () =&gt;</text:span></text:p>
      <text:p text:style-name="P31"><text:s text:c="3"/>the_itinerary_that_satisfies_the_route_specification</text:p>
      <text:p text:style-name="P41"><text:span text:style-name="T25"><text:s text:c="6"/>.received(x =&gt; x.</text:span><text:span text:style-name="T72">final_arrival_location</text:span><text:span text:style-name="T25">());</text:span></text:p>
      <text:p text:style-name="P2"/>
      <text:p text:style-name="P2">Que provoca la reaccion en cadena:</text:p>
      <text:p text:style-name="P2"/>
      <text:p text:style-name="P13"><text:span text:style-name="T13">public</text:span><text:span text:style-name="T25"> </text:span><text:span text:style-name="T13">interface</text:span><text:span text:style-name="T25"> </text:span><text:span text:style-name="T38">IItinerary</text:span></text:p>
      <text:p text:style-name="P31">{</text:p>
      <text:p text:style-name="P41"><text:span text:style-name="T25"><text:s text:c="4"/></text:span><text:span text:style-name="T38">ILocation</text:span><text:span text:style-name="T25"> initial_departure_location();</text:span></text:p>
      <text:p text:style-name="P41"><text:span text:style-name="T25"><text:s text:c="4"/></text:span><text:span text:style-name="T38">ILocation</text:span><text:span text:style-name="T25"> final_arrival_location();</text:span></text:p>
      <text:p text:style-name="P31">}</text:p>
      <text:p text:style-name="P2"/>
      <text:p text:style-name="P2">que soluciona el codigo en rojo.</text:p>
      <text:p text:style-name="P2"/>
      <text:p text:style-name="P2">En el bloque ESTABLISH definimos el comportamiento esperado para el mock (las ultimas tres lineas de codigo):</text:p>
      <text:p text:style-name="P2"/>
      <text:p text:style-name="P13"><text:span text:style-name="T38">Establish</text:span><text:span text:style-name="T25"> context = () =&gt;</text:span></text:p>
      <text:p text:style-name="P31">{</text:p>
      <text:p text:style-name="P41"><text:span text:style-name="T25"><text:s text:c="4"/>the_itinerary_that_satisfies_the_route_specification = an&lt;</text:span><text:span text:style-name="T38">IItinerary</text:span><text:span text:style-name="T25">&gt;();</text:span></text:p>
      <text:p text:style-name="P31"><text:s text:c="4"/>the_itinerary_that_satisfies_the_route_specification</text:p>
      <text:p text:style-name="P31"><text:s text:c="7"/>.Stub(x =&gt; x.initial_departure_location())</text:p>
      <text:p text:style-name="P41"><text:span text:style-name="T25"><text:s text:c="7"/>.Return(an&lt;</text:span><text:span text:style-name="T38">ILocation</text:span><text:span text:style-name="T25">&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5"><text:s text:c="7"/>.Return(</text:span><text:span text:style-name="T13">true</text:span><text:span text:style-name="T25">);</text:span></text:p>
      <text:p text:style-name="P31"/>
      <text:p text:style-name="P31"><text:s text:c="4"/>the_itinerary_that_satisfies_the_route_specification</text:p>
      <text:p text:style-name="P31"><text:s text:c="7"/>.Stub(x =&gt; x.final_arrival_location())</text:p>
      <text:p text:style-name="P41"><text:span text:style-name="T25"><text:s text:c="7"/>.Return(an&lt;</text:span><text:span text:style-name="T38">ILocation</text:span><text:span text:style-name="T25">&gt;());</text:span></text:p>
      <text:p text:style-name="P31">};</text:p>
      <text:p text:style-name="P2"/>
      <text:p text:style-name="P2">Fijemonos en, tal y como comentabamos unas lineas atras, la similitud con el "<text:span text:style-name="T59">Como implementar en codigo (y #2)</text:span>":</text:p>
      <text:p text:style-name="P2"/>
      <text:p text:style-name="P31">#2</text:p>
      <text:p text:style-name="P31"><text:s text:c="4"/>the_itinerary_that_satisfies_the_route_specification</text:p>
      <text:p text:style-name="P31"><text:s text:c="7"/>.Stub(x =&gt; x.initial_departure_location())</text:p>
      <text:p text:style-name="P41"><text:span text:style-name="T25"><text:s text:c="7"/>.Return(an&lt;</text:span><text:span text:style-name="T38">ILocation</text:span><text:span text:style-name="T25">&gt;());</text:span></text:p>
      <text:p text:style-name="P31"/>
      <text:p text:style-name="P31">#4</text:p>
      <text:p text:style-name="P31"><text:s text:c="4"/>the_itinerary_that_satisfies_the_route_specification</text:p>
      <text:p text:style-name="P31"><text:s text:c="7"/>.Stub(x =&gt; x.final_arrival_location())</text:p>
      <text:p text:style-name="P14"><text:span text:style-name="T25"><text:s text:c="7"/>.Return(an&lt;</text:span><text:span text:style-name="T38">ILocation</text:span><text:span text:style-name="T25">&gt;());</text:span></text:p>
      <text:p text:style-name="P2"/>
      <text:p text:style-name="P2">Vamos con nuestro fallo del tip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 (FAIL)</text:p>
      <text:p text:style-name="P49"/>
      <text:p text:style-name="P49"/>
      <text:p text:style-name="P49">Test 'should leverage the itinerary final arrival location' failed:</text:p>
      <text:p text:style-name="P49"><text:tab/>Rhino.Mocks.Exceptions.ExpectationViolationException: IItinerary.final_arrival_location(); Expected #1..2147483647, Actual #0.</text:p>
      <text:p text:style-name="P49"/>
      <text:p text:style-name="P49">(....)</text:p>
      <text:p text:style-name="P49"/>
      <text:p text:style-name="P49">3 passed, 1 failed, 0 skipped, took 0,93 seconds (Machine.Specifications 0.3.0).</text:p>
      <text:p text:style-name="P2"/>
      <text:p text:style-name="P2">Escribimos el codigo necesario para que el test pase:</text:p>
      <text:p text:style-name="P2"/>
      <text:p text:style-name="P13"><text:span text:style-name="T13">public</text:span><text:span text:style-name="T25"> </text:span><text:span text:style-name="T13">bool</text:span><text:span text:style-name="T25"> is_satisfied_by(</text:span><text:span text:style-name="T38">IItinerary</text:span><text:span text:style-name="T25"> the_itinerary)</text:span></text:p>
      <text:p text:style-name="P31">{</text:p>
      <text:p text:style-name="P31"><text:s text:c="4"/>underlying_origin_location.has_the_same_value_as(</text:p>
      <text:p text:style-name="P31"><text:s text:c="7"/>the_itinerary.initial_departure_location());</text:p>
      <text:p text:style-name="P31"/>
      <text:p text:style-name="P31"><text:s text:c="4"/>the_itinerary.final_arrival_location();</text:p>
      <text:p text:style-name="P31"><text:s text:c="12"/></text:p>
      <text:p text:style-name="P41"><text:span text:style-name="T25"><text:s text:c="4"/></text:span><text:span text:style-name="T13">return</text:span><text:span text:style-name="T25"> </text:span><text:span text:style-name="T13">true</text:span><text:span text:style-name="T25">;</text:span></text:p>
      <text:p text:style-name="P31">}</text:p>
      <text:p text:style-name="P2"/>
      <text:p text:style-name="P2">Y compro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text:p text:style-name="P49"/>
      <text:p text:style-name="P49">4 passed, 0 failed, 0 skipped, took 0,86 seconds (Machine.Specifications 0.3.0).</text:p>
      <text:p text:style-name="P2"/>
      <text:p text:style-name="P2">Listo.</text:p>
      <text:p text:style-name="P2"/>
      <text:p text:style-name="P2"><text:span text:style-name="T9">Como implementar en codigo (y #5)</text:span>:</text:p>
      <text:p text:style-name="P2"/>
      <text:p text:style-name="P49">» It should leverage the destination location identity comparer</text:p>
      <text:p text:style-name="P2"/>
      <text:p text:style-name="P2">Analoga a "<text:span text:style-name="T59">Como implementar en codigo (y #3)</text:span>".</text:p>
      <text:p text:style-name="P2"/>
      <text:p text:style-name="P2">Empezamos por el bloque IT:</text:p>
      <text:p text:style-name="P2"/>
      <text:p text:style-name="P13"><text:span text:style-name="T38">It</text:span><text:span text:style-name="T25"> should_leverage_the_destination_location_identity_comparer = () =&gt;</text:span></text:p>
      <text:p text:style-name="P31"><text:s text:c="3"/>the_destination_location</text:p>
      <text:p text:style-name="P31"><text:s text:c="6"/>.received(x =&gt; x.has_the_same_value_as(</text:p>
      <text:p text:style-name="P31"><text:s text:c="9"/>the_itinerary_that_satisfies_the_route_specification</text:p>
      <text:p text:style-name="P31"><text:s text:c="12"/>.final_arrival_location()));</text:p>
      <text:p text:style-name="P2"/>
      <text:p text:style-name="P2">Que en realidad simplemente establece que the_destination_location va a recibir una llamada a su metodo has_the_same_value_as() con el argumento the_itinerary_that_satisfies_the_route_specification.fnal_arrival_location().</text:p>
      <text:p text:style-name="P2"/>
      <text:p text:style-name="P2">El comportamiento del mock, lo marcamos en el bloque ESTABLISH (las ultimas cuatro lineas de codigo):</text:p>
      <text:p text:style-name="P2"/>
      <text:p text:style-name="P13"><text:span text:style-name="T38">Establish</text:span><text:span text:style-name="T25"> context = () =&gt;</text:span></text:p>
      <text:p text:style-name="P31"><text:soft-page-break/>{</text:p>
      <text:p text:style-name="P41"><text:span text:style-name="T25"><text:s text:c="4"/>the_itinerary_that_satisfies_the_route_specification = an&lt;</text:span><text:span text:style-name="T38">IItinerary</text:span><text:span text:style-name="T25">&gt;();</text:span></text:p>
      <text:p text:style-name="P31"><text:s text:c="4"/>the_itinerary_that_satisfies_the_route_specification</text:p>
      <text:p text:style-name="P31"><text:s text:c="7"/>.Stub(x =&gt; x.initial_departure_location())</text:p>
      <text:p text:style-name="P41"><text:span text:style-name="T25"><text:s text:c="7"/>.Return(an&lt;</text:span><text:span text:style-name="T38">ILocation</text:span><text:span text:style-name="T25">&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5"><text:s text:c="7"/>.Return(</text:span><text:span text:style-name="T13">true</text:span><text:span text:style-name="T25">);</text:span></text:p>
      <text:p text:style-name="P31"/>
      <text:p text:style-name="P31"><text:s text:c="4"/>the_itinerary_that_satisfies_the_route_specification</text:p>
      <text:p text:style-name="P31"><text:s text:c="7"/>.Stub(x =&gt; x.final_arrival_location())</text:p>
      <text:p text:style-name="P31"><text:s text:c="7"/>.Return(an&lt;<text:span text:style-name="T36">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5"><text:s text:c="7"/>.Return(</text:span><text:span text:style-name="T13">true</text:span><text:span text:style-name="T25">);</text:span></text:p>
      <text:p text:style-name="P31">};</text:p>
      <text:p text:style-name="P2"/>
      <text:p text:style-name="P2">Nuevamente, resulta interesante señalar la similitud con el "<text:span text:style-name="T59">Como implementar en codigo (y #3)</text:span>":</text:p>
      <text:p text:style-name="P2"/>
      <text:p text:style-name="P31">#3</text:p>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5"><text:s text:c="7"/>.Return(</text:span><text:span text:style-name="T13">true</text:span><text:span text:style-name="T25">);</text:span></text:p>
      <text:p text:style-name="P31"/>
      <text:p text:style-name="P31">#5</text:p>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14"><text:span text:style-name="T25"><text:s text:c="7"/>.Return(</text:span><text:span text:style-name="T13">true</text:span><text:span text:style-name="T25">);</text:span></text:p>
      <text:p text:style-name="P2"/>
      <text:p text:style-name="P2">Nuestro fall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 (FAIL)</text:p>
      <text:p text:style-name="P49"/>
      <text:p text:style-name="P49"/>
      <text:p text:style-name="P49">Test 'should leverage the destination location identity comparer' failed:</text:p>
      <text:p text:style-name="P49"><text:tab/>Rhino.Mocks.Exceptions.ExpectationViolationException: IValueObject`1.has_the_same_value_as(ILocationProxy24c923ecb3a441929f6b06270468b877); Expected #1..2147483647, Actual #0.</text:p>
      <text:p text:style-name="P49"/>
      <text:p text:style-name="P49">(....)</text:p>
      <text:p text:style-name="P49"/>
      <text:p text:style-name="P49"/>
      <text:p text:style-name="P49">4 passed, 1 failed, 0 skipped, took 1,32 seconds (Machine.Specifications 0.3.0).</text:p>
      <text:p text:style-name="P2"/>
      <text:p text:style-name="P2"><text:soft-page-break/>Y la solucion al mismo:</text:p>
      <text:p text:style-name="P2"/>
      <text:p text:style-name="P13"><text:span text:style-name="T13">public</text:span><text:span text:style-name="T25"> </text:span><text:span text:style-name="T13">bool</text:span><text:span text:style-name="T25"> is_satisfied_by(</text:span><text:span text:style-name="T38">IItinerary</text:span><text:span text:style-name="T25">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41"><text:span text:style-name="T25"><text:s text:c="4"/></text:span><text:span text:style-name="T13">return</text:span><text:span text:style-name="T25"> </text:span><text:span text:style-name="T13">true</text:span><text:span text:style-name="T25">;</text:span></text:p>
      <text:p text:style-name="P28">}</text:p>
      <text:p text:style-name="P2"/>
      <text:p text:style-name="P2">Ahora nuestro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text:p text:style-name="P49"/>
      <text:p text:style-name="P49">5 passed, 0 failed, 0 skipped, took 0,82 seconds (Machine.Specifications 0.3.0).</text:p>
      <text:p text:style-name="P2"/>
      <text:p text:style-name="P2">A por otra.</text:p>
      <text:p text:style-name="P2"/>
      <text:p text:style-name="P2"><text:span text:style-name="T9">Como implementar en codigo (y #6)</text:span>:</text:p>
      <text:p text:style-name="P2"/>
      <text:p text:style-name="P47">» It should leverage the itinerary final arrival date</text:p>
      <text:p text:style-name="P2"/>
      <text:p text:style-name="P2">Analoga a Analoga a "<text:span text:style-name="T59">Como implementar en codigo (y #2)</text:span>" y a "<text:span text:style-name="T59">Como implementar en codigo (y #4)</text:span>".</text:p>
      <text:p text:style-name="P2"/>
      <text:p text:style-name="P2">Sin mas distraccion, el bloque IT:</text:p>
      <text:p text:style-name="P2"/>
      <text:p text:style-name="P13"><text:span text:style-name="T38">It</text:span><text:span text:style-name="T25"> should_leverage_the_itinerary_final_arrival_date = () =&gt; </text:span></text:p>
      <text:p text:style-name="P31"><text:s text:c="3"/>the_itinerary_that_satisfies_the_route_specification</text:p>
      <text:p text:style-name="P41"><text:span text:style-name="T25"><text:s text:c="6"/>.received(x =&gt; x.</text:span><text:span text:style-name="T72">final_arrival_date</text:span><text:span text:style-name="T25">());</text:span></text:p>
      <text:p text:style-name="P2"/>
      <text:p text:style-name="P2">Que nos obliga, para eliminar el codigo rojo, a:</text:p>
      <text:p text:style-name="P2"/>
      <text:p text:style-name="P13"><text:span text:style-name="T13">public</text:span><text:span text:style-name="T25"> </text:span><text:span text:style-name="T13">interface</text:span><text:span text:style-name="T25"> </text:span><text:span text:style-name="T38">IItinerary</text:span></text:p>
      <text:p text:style-name="P31">{</text:p>
      <text:p text:style-name="P41"><text:span text:style-name="T25"><text:s text:c="4"/></text:span><text:span text:style-name="T38">ILocation</text:span><text:span text:style-name="T25"> initial_departure_location();</text:span></text:p>
      <text:p text:style-name="P41"><text:span text:style-name="T25"><text:s text:c="4"/></text:span><text:span text:style-name="T38">ILocation</text:span><text:span text:style-name="T25"> final_arrival_location();</text:span></text:p>
      <text:p text:style-name="P41"><text:span text:style-name="T25"><text:s text:c="4"/></text:span><text:span text:style-name="T38">DateTime</text:span><text:span text:style-name="T25"> final_arrival_date();</text:span></text:p>
      <text:p text:style-name="P31">}</text:p>
      <text:p text:style-name="P2"/>
      <text:p text:style-name="P2">Definimos el comportamiento del mock (las tres ultima lineas):</text:p>
      <text:p text:style-name="P2"/>
      <text:p text:style-name="P13"><text:span text:style-name="T38">Establish</text:span><text:span text:style-name="T25"> context = () =&gt;</text:span></text:p>
      <text:p text:style-name="P31">{</text:p>
      <text:p text:style-name="P41"><text:span text:style-name="T25"><text:s text:c="4"/>the_itinerary_that_satisfies_the_route_specification = an&lt;</text:span><text:span text:style-name="T38">IItinerary</text:span><text:span text:style-name="T25">&gt;();</text:span></text:p>
      <text:p text:style-name="P31"><text:s text:c="4"/>the_itinerary_that_satisfies_the_route_specification</text:p>
      <text:p text:style-name="P31"><text:s text:c="7"/>.Stub(x =&gt; x.initial_departure_location())</text:p>
      <text:p text:style-name="P41"><text:span text:style-name="T25"><text:s text:c="7"/>.Return(an&lt;</text:span><text:span text:style-name="T38">ILocation</text:span><text:span text:style-name="T25">&gt;());</text:span></text:p>
      <text:p text:style-name="P31"/>
      <text:p text:style-name="P31"><text:s text:c="4"/>the_origin_location</text:p>
      <text:p text:style-name="P31"><text:s text:c="7"/>.Stub(x =&gt; x.has_the_same_value_as(</text:p>
      <text:p text:style-name="P31"><text:soft-page-break/><text:s text:c="10"/>the_itinerary_that_satisfies_the_route_specification</text:p>
      <text:p text:style-name="P31"><text:s text:c="13"/>.initial_departure_location()))</text:p>
      <text:p text:style-name="P41"><text:span text:style-name="T25"><text:s text:c="7"/>.Return(</text:span><text:span text:style-name="T13">true</text:span><text:span text:style-name="T25">);</text:span></text:p>
      <text:p text:style-name="P31"/>
      <text:p text:style-name="P31"><text:s text:c="4"/>the_itinerary_that_satisfies_the_route_specification</text:p>
      <text:p text:style-name="P31"><text:s text:c="7"/>.Stub(x =&gt; x.final_arrival_location())</text:p>
      <text:p text:style-name="P31"><text:s text:c="7"/>.Return(an&lt;<text:span text:style-name="T36">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5"><text:s text:c="7"/>.Return(</text:span><text:span text:style-name="T13">true</text:span><text:span text:style-name="T25">);</text:span></text:p>
      <text:p text:style-name="P31"/>
      <text:p text:style-name="P31"><text:s text:c="4"/>the_itinerary_that_satisfies_the_route_specification</text:p>
      <text:p text:style-name="P31"><text:s text:c="7"/>.Stub(x =&gt; x.final_arrival_date())</text:p>
      <text:p text:style-name="P41"><text:span text:style-name="T25"><text:s text:c="7"/>.Return(</text:span><text:span text:style-name="T13">new</text:span><text:span text:style-name="T25"> </text:span><text:span text:style-name="T38">DateTime</text:span><text:span text:style-name="T25">());</text:span></text:p>
      <text:p text:style-name="P31">};</text:p>
      <text:p text:style-name="P2"/>
      <text:p text:style-name="P2">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 (FAIL)</text:p>
      <text:p text:style-name="P49"/>
      <text:p text:style-name="P49"/>
      <text:p text:style-name="P49">Test 'should leverage the itinerary final arrival date' failed:</text:p>
      <text:p text:style-name="P49"><text:tab/>Rhino.Mocks.Exceptions.ExpectationViolationException: IItinerary.final_arrival_date(); Expected #1..2147483647, Actual #0.</text:p>
      <text:p text:style-name="P49"/>
      <text:p text:style-name="P49">(....)</text:p>
      <text:p text:style-name="P49"/>
      <text:p text:style-name="P49">5 passed, 1 failed, 0 skipped, took 1,01 seconds (Machine.Specifications 0.3.0).</text:p>
      <text:p text:style-name="P2"/>
      <text:p text:style-name="P2">La implementacion de la funcionalidad:</text:p>
      <text:p text:style-name="P2"/>
      <text:p text:style-name="P13"><text:span text:style-name="T13">public</text:span><text:span text:style-name="T25"> </text:span><text:span text:style-name="T13">bool</text:span><text:span text:style-name="T25"> is_satisfied_by(</text:span><text:span text:style-name="T38">IItinerary</text:span><text:span text:style-name="T25">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31"><text:s text:c="4"/>the_itinerary.final_arrival_date();</text:p>
      <text:p text:style-name="P31"/>
      <text:p text:style-name="P41"><text:span text:style-name="T25"><text:s text:c="4"/></text:span><text:span text:style-name="T13">return</text:span><text:span text:style-name="T25"> </text:span><text:span text:style-name="T13">true</text:span><text:span text:style-name="T25">;</text:span></text:p>
      <text:p text:style-name="P31">}</text:p>
      <text:p text:style-name="P2"/>
      <text:p text:style-name="P2">Y la prueba de que todo ha ido tal y como espera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text:p text:style-name="P49"/>
      <text:p text:style-name="P49">6 passed, 0 failed, 0 skipped, took 0,80 seconds (Machine.Specifications 0.3.0).</text:p>
      <text:p text:style-name="P2"/>
      <text:p text:style-name="P2">Vamos con el ultimo bloque IT.</text:p>
      <text:p text:style-name="P2"/>
      <text:p text:style-name="P2"><text:span text:style-name="T9">Como implementar en codigo (y #7)</text:span>:</text:p>
      <text:p text:style-name="P2"/>
      <text:p text:style-name="P47">» It should check that the arrival deadline is met</text:p>
      <text:p text:style-name="P2"/>
      <text:p text:style-name="P2">Considerando como hemos definido </text:p>
      <text:p text:style-name="P2"/>
      <text:p text:style-name="P13"><text:span text:style-name="T38">DateTime</text:span><text:span text:style-name="T25"> the_arrival_deadline</text:span></text:p>
      <text:p text:style-name="P2"/>
      <text:p text:style-name="P2">no podemos comprobarlo, lo que deberia hacer que nos planteasemos, al menos, las dos siguientes preguntas:</text:p>
      <text:p text:style-name="P2"/>
      <text:list xml:id="list39165878" text:style-name="L40">
        <text:list-item>
          <text:p text:style-name="P101">¿Por que no podemos comprobarlo?</text:p>
        </text:list-item>
        <text:list-item>
          <text:p text:style-name="P120"><text:span text:style-name="T6">Si no podemos comprobarlo, ¿como es que teniamos ese requisito, ese "It should </text:span><text:span text:style-name="T6">check that the arrival deadline is met"?</text:span></text:p>
        </text:list-item>
      </text:list>
      <text:p text:style-name="P2"/>
      <text:p text:style-name="P2">Vamos con las respuestas:</text:p>
      <text:p text:style-name="P2"/>
      <text:p text:style-name="P2">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2"/>
      <text:p text:style-name="P2">Para responder a la segunda pregunta, tenemos que referirnos a la raiz misma del BDD, lo que pretende es establecer la necesidad de que, de alguna forma, comprobemos que para que </text:p>
      <text:p text:style-name="P2">se cumpla la condicion (lease "is_satisfied_by() devuelva true"), necesitamos establecer una condicion que se aplica al "arrival deadline".</text:p>
      <text:p text:style-name="P2"/>
      <text:p text:style-name="P2">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59">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2"/>
      <text:p text:style-name="P2">Esa decision (que es la decision que tomaron en el ejemplo original en java), desde un punto exclusivamente orientado por el BDD, ya no nos parecio del todo correcta (de nuevo, consultar la discusion inicial de "<text:span text:style-name="T59">RouteSpecificationSpecs: When asked for its arrival deadline</text:span>" donde mostramos nuestras reticencias). Y ahora se confirma que no es una buena decision de diseño, si quiere que el BDD guie dicho diseño.</text:p>
      <text:p text:style-name="P2"/>
      <text:p text:style-name="P2">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2"><text:soft-page-break/></text:p>
      <text:p text:style-name="P2">Al final, es nuestro "diseño" el que se pone de color rojo.</text:p>
      <text:p text:style-name="P2"/>
      <text:p text:style-name="P2">Procedamos con el cambio.</text:p>
      <text:p text:style-name="P2"/>
      <text:p text:style-name="P2"><text:span text:style-name="T9">Modificando un diseño incorrecto previo, para poder implementar la Specification "</text:span><text:span text:style-name="T61">Como implementar en codigo (y #7)</text:span><text:span text:style-name="T9">"</text:span>:</text:p>
      <text:p text:style-name="P2"/>
      <text:p text:style-name="P2">Vamos a intentar ir paso a paso para que limitar los daños colaterales.</text:p>
      <text:p text:style-name="P2"/>
      <text:p text:style-name="P2">Primero. Crear la interface IarrivalDeadline.</text:p>
      <text:p text:style-name="P2"/>
      <text:p text:style-name="P21"><text:span text:style-name="T20">public</text:span><text:span text:style-name="T31"> </text:span><text:span text:style-name="T20">interface</text:span><text:span text:style-name="T31"> </text:span><text:span text:style-name="T43">IArrivalDeadline</text:span><text:span text:style-name="T25"> {}</text:span></text:p>
      <text:p text:style-name="P2"/>
      <text:p text:style-name="P2">Segundo. Darle sentido dentro de un entorno DDD. En este caso seria un DDD_Value_Object:</text:p>
      <text:p text:style-name="P2"/>
      <text:p text:style-name="P21"><text:span text:style-name="T20">public</text:span><text:span text:style-name="T31"> </text:span><text:span text:style-name="T20">interface</text:span><text:span text:style-name="T31"> </text:span><text:span text:style-name="T43">IArrivalDeadline</text:span><text:span text:style-name="T31"> : </text:span><text:span text:style-name="T43">IValueObject</text:span><text:span text:style-name="T31">&lt;</text:span><text:span text:style-name="T43">IArrivalDeadline</text:span><text:span text:style-name="T31">&gt;</text:span><text:span text:style-name="T25"> {}</text:span></text:p>
      <text:p text:style-name="P2"/>
      <text:p text:style-name="P2">Con estos dos simples pasos, ya habriamos creado el tipo del objeto.</text:p>
      <text:p text:style-name="P2"/>
      <text:p text:style-name="P2">Tercero. Cambiar el constructor de RouteSpecification, para que admita un IArrivalDeadline en lugar de un Datetime como argumento:</text:p>
      <text:p text:style-name="P2"/>
      <text:p text:style-name="P2">En este tercer paso, vamos a echar mano de la magnifica capacidad que tiene ReSharper para refactorizar codigo.</text:p>
      <text:p text:style-name="P2"/>
      <text:p text:style-name="P2">Ctrl + F6: Sobre el constructor, te permite cambiar la signatura del mismo.</text:p>
      <text:p text:style-name="P2"/>
      <text:p text:style-name="P13"><text:span text:style-name="T13">public</text:span><text:span text:style-name="T25"> RouteSpecification(</text:span><text:span text:style-name="T38">ILocation</text:span><text:span text:style-name="T25"> the_origin_location, </text:span></text:p>
      <text:p text:style-name="P13"><text:span text:style-name="T25"><text:s text:c="26"/></text:span><text:span text:style-name="T38">ILocation</text:span><text:span text:style-name="T25"> the_destination_location, </text:span></text:p>
      <text:p text:style-name="P13"><text:span text:style-name="T25"><text:s text:c="26"/></text:span><text:span text:style-name="T38">IArrivalDeadline</text:span><text:span text:style-name="T25"> the_arrival_deadline)</text:span></text:p>
      <text:p text:style-name="P2"/>
      <text:p text:style-name="P2">Cuarto. Dentro de RouteSpecification, cambiar el tipo del campo (field) underlying_arrival_deadline de Datetime a IarrivalDealine:</text:p>
      <text:p text:style-name="P2"/>
      <text:p text:style-name="P13"><text:span text:style-name="T13">readonly</text:span><text:span text:style-name="T25"> </text:span><text:span text:style-name="T38">IArrivalDeadline</text:span><text:span text:style-name="T25"> underlying_arrival_deadline;</text:span></text:p>
      <text:p text:style-name="P2"/>
      <text:p text:style-name="P2">Quinto. Dentro de IRouteSpecification, cambiar la signatura del metodo arrival_deadline()</text:p>
      <text:p text:style-name="P2"/>
      <text:p text:style-name="P2">Otra vez haciendo uso de ReSharper: Ctrl + F6.</text:p>
      <text:p text:style-name="P2"/>
      <text:p text:style-name="P13"><text:span text:style-name="T38">IArrivalDeadline</text:span><text:span text:style-name="T25"> arrival_dealine();</text:span></text:p>
      <text:p text:style-name="P2"/>
      <text:p text:style-name="P2">y gracias al ReSharper, obtenemos de rebote en RouteSpecification:</text:p>
      <text:p text:style-name="P2"/>
      <text:p text:style-name="P13"><text:span text:style-name="T13">public</text:span><text:span text:style-name="T25"> </text:span><text:span text:style-name="T38">IArrivalDeadline</text:span><text:span text:style-name="T25"> arrival_dealine()</text:span></text:p>
      <text:p text:style-name="P31">{</text:p>
      <text:p text:style-name="P41"><text:span text:style-name="T25"><text:s text:c="4"/></text:span><text:span text:style-name="T13">return</text:span><text:span text:style-name="T25"> </text:span><text:span text:style-name="T13">this</text:span><text:span text:style-name="T25">.underlying_arrival_deadline;</text:span></text:p>
      <text:p text:style-name="P31">}</text:p>
      <text:p text:style-name="P2"/>
      <text:p text:style-name="P2">En este momento, IRouteSpecification y RouteSpecification, no tienen ya ninguna dependecia de DateTime, sino que dependen de IrouteSpecification.</text:p>
      <text:p text:style-name="P2"/>
      <text:p text:style-name="P2">Sexto. En RouteSpecificationSpecs buscamos cuales son las puntos que ya no compilan.</text:p>
      <text:p text:style-name="P2"/>
      <text:p text:style-name="P2">ReSharper al rescate: Alt + F12, nos permite detectar y saltar entre esto puntos.</text:p>
      <text:p text:style-name="P2"/>
      <text:p text:style-name="P2">Encontramos 2 puntos, que solucionamos cambiando el tipo DateTime por IArrivalDeadline:</text:p>
      <text:p text:style-name="P2"/>
      <text:p text:style-name="P40"><text:span text:style-name="T20">public</text:span><text:span text:style-name="T31"> </text:span><text:span text:style-name="T20">abstract</text:span><text:span text:style-name="T31"> </text:span><text:span text:style-name="T20">class</text:span><text:span text:style-name="T31"> </text:span><text:span text:style-name="T53">concern_for_route_specification</text:span><text:span text:style-name="T31"> : </text:span><text:span text:style-name="T53">Observes</text:span><text:span text:style-name="T31">&lt;</text:span><text:span text:style-name="T43">IRouteSpecification</text:span><text:span text:style-name="T31">, </text:span><text:span text:style-name="T53">RouteSpecification</text:span><text:span text:style-name="T31">&gt;</text:span></text:p>
      <text:p text:style-name="P31">{</text:p>
      <text:p text:style-name="P41"><text:soft-page-break/><text:span text:style-name="T25"><text:s text:c="4"/></text:span><text:span text:style-name="T38">Establish</text:span><text:span text:style-name="T25"> context = () =&gt;</text:span></text:p>
      <text:p text:style-name="P31"><text:s text:c="4"/>{</text:p>
      <text:p text:style-name="P41"><text:span text:style-name="T25"><text:s text:c="8"/>the_origin_location = an&lt;</text:span><text:span text:style-name="T38">ILocation</text:span><text:span text:style-name="T25">&gt;();</text:span></text:p>
      <text:p text:style-name="P41"><text:span text:style-name="T25"><text:s text:c="8"/>the_destination_location = an&lt;</text:span><text:span text:style-name="T38">ILocation</text:span><text:span text:style-name="T25">&gt;();</text:span></text:p>
      <text:p text:style-name="P41"><text:span text:style-name="T25"><text:s text:c="8"/>the_arrival_deadline = an&lt;</text:span><text:span text:style-name="T38">IArrivalDeadline</text:span><text:span text:style-name="T25">&gt;();</text:span></text:p>
      <text:p text:style-name="P31"/>
      <text:p text:style-name="P23"><text:s text:c="8"/>create_sut_using(() =&gt; </text:p>
      <text:p text:style-name="P39"><text:span text:style-name="T25"><text:s text:c="11"/></text:span><text:span text:style-name="T13">new</text:span><text:span text:style-name="T25"> </text:span><text:span text:style-name="T48">RouteSpecification</text:span><text:span text:style-name="T25">(the_origin_location, </text:span></text:p>
      <text:p text:style-name="P23"><text:s text:c="34"/>the_destination_location, </text:p>
      <text:p text:style-name="P23"><text:s text:c="34"/>the_arrival_deadline));</text:p>
      <text:p text:style-name="P23"><text:s text:c="4"/>};</text:p>
      <text:p text:style-name="P31"/>
      <text:p text:style-name="P41"><text:span text:style-name="T25"><text:s text:c="4"/></text:span><text:span text:style-name="T13">protected</text:span><text:span text:style-name="T25"> </text:span><text:span text:style-name="T13">static</text:span><text:span text:style-name="T25"> </text:span><text:span text:style-name="T38">ILocation</text:span><text:span text:style-name="T25"> the_origin_location;</text:span></text:p>
      <text:p text:style-name="P41"><text:span text:style-name="T25"><text:s text:c="4"/></text:span><text:span text:style-name="T13">protected</text:span><text:span text:style-name="T25"> </text:span><text:span text:style-name="T13">static</text:span><text:span text:style-name="T25"> </text:span><text:span text:style-name="T38">ILocation</text:span><text:span text:style-name="T25"> the_destination_location;</text:span></text:p>
      <text:p text:style-name="P41"><text:span text:style-name="T25"><text:s text:c="4"/></text:span><text:span text:style-name="T13">protected</text:span><text:span text:style-name="T25"> </text:span><text:span text:style-name="T13">static</text:span><text:span text:style-name="T25"> </text:span><text:span text:style-name="T38">IArrivalDeadline</text:span><text:span text:style-name="T25"> the_arrival_deadline;</text:span></text:p>
      <text:p text:style-name="P31">}</text:p>
      <text:p text:style-name="P2"/>
      <text:p text:style-name="P40"><text:span text:style-name="T20">public</text:span><text:span text:style-name="T31"> </text:span><text:span text:style-name="T20">class</text:span><text:span text:style-name="T31"> </text:span><text:span text:style-name="T53">when_asked_for_its_arrival_deadline</text:span><text:span text:style-name="T31"> : </text:span><text:span text:style-name="T53">concern_for_route_specification</text:span></text:p>
      <text:p text:style-name="P31">{</text:p>
      <text:p text:style-name="P41"><text:span text:style-name="T25"><text:s text:c="4"/></text:span><text:span text:style-name="T38">Because</text:span><text:span text:style-name="T25"> of = () =&gt; result = sut.arrival_dealine();</text:span></text:p>
      <text:p text:style-name="P31"/>
      <text:p text:style-name="P41"><text:span text:style-name="T25"><text:s text:c="4"/></text:span><text:span text:style-name="T38">It</text:span><text:span text:style-name="T25"> should_give_back_the_arrival_deadline = () =&gt; </text:span></text:p>
      <text:p text:style-name="P31"><text:s text:c="7"/>result.ShouldEqual(the_arrival_deadline);</text:p>
      <text:p text:style-name="P31"/>
      <text:p text:style-name="P41"><text:span text:style-name="T25"><text:s text:c="4"/></text:span><text:span text:style-name="T13">static</text:span><text:span text:style-name="T25"> </text:span><text:span text:style-name="T38">IArrivalDeadline</text:span><text:span text:style-name="T25"> result;</text:span></text:p>
      <text:p text:style-name="P31">}</text:p>
      <text:p text:style-name="P2"/>
      <text:p text:style-name="P2">Septimo</text:p>
      <text:p text:style-name="P2"/>
      <text:p text:style-name="P2">Septimo. Ejecutamos la suite de BDD_Specs, para comprobar si hemos roto algo:</text:p>
      <text:p text:style-name="P2"/>
      <text:p text:style-name="P46">21 passed, 0 failed, 0 skipped, took 1,93 seconds (Machine.Specifications 0.3.0).</text:p>
      <text:p text:style-name="P2"/>
      <text:p text:style-name="P2">Octavo. Hacemos una ultima comprobacion para ver que no nos dejamos ningun DateTime atras. Vamos a por las interfaces que representan a l s colaboradores de RouteSpecification. Es decir: </text:p>
      <text:p text:style-name="P2"/>
      <text:list xml:id="list39161410" text:style-name="L41">
        <text:list-item>
          <text:p text:style-name="P102">ILocation</text:p>
        </text:list-item>
        <text:list-item>
          <text:p text:style-name="P102">IITinerary</text:p>
        </text:list-item>
      </text:list>
      <text:p text:style-name="P2"/>
      <text:p text:style-name="P2">Descubrimos una referencia perdida en IItinerary que corregimos:</text:p>
      <text:p text:style-name="P2"/>
      <text:p text:style-name="P40"><text:span text:style-name="T43">IArrivalDeadline</text:span><text:span text:style-name="T31"> final_arrival_date();</text:span></text:p>
      <text:p text:style-name="P2"/>
      <text:p text:style-name="P2">Noveno. Comprobamos los problemas derivados del paso anterior. Encontramos uno en RouteSpecificationSpecs, que corregimos.</text:p>
      <text:p text:style-name="P2"/>
      <text:p text:style-name="P27">the_itinerary_that_satisfies_the_route_specification</text:p>
      <text:p text:style-name="P31"><text:s text:c="3"/>.Stub(x =&gt; x.final_arrival_date())</text:p>
      <text:p text:style-name="P41"><text:span text:style-name="T25"><text:s text:c="3"/>.Return(an&lt;</text:span><text:span text:style-name="T38">IArrivalDeadline</text:span><text:span text:style-name="T25">&gt;());</text:span></text:p>
      <text:p text:style-name="P2"/>
      <text:p text:style-name="P2">Decimo. Volvemos a ejecutar la suite de BDD_Specs:</text:p>
      <text:p text:style-name="P2"/>
      <text:p text:style-name="P46">21 passed, 0 failed, 0 skipped, took 1,11 seconds (Machine.Specifications 0.3.0).</text:p>
      <text:p text:style-name="P2"/>
      <text:p text:style-name="P2">Asombroso, utilizar Interfaces en combinacion con BDD, merece la pena. Todo funciona correctamente.</text:p>
      <text:p text:style-name="P2"/>
      <text:p text:style-name="Standard"><text:span text:style-name="T6">Podemos seguir con nuestro "</text:span><text:span text:style-name="T8">Como implementar en codigo (y #7)</text:span><text:span text:style-name="T6">".</text:span></text:p>
      <text:p text:style-name="P2"/>
      <text:p text:style-name="P2"><text:span text:style-name="T9">Como implementar en codigo (y #7 CONTINUACION)</text:span>:</text:p>
      <text:p text:style-name="P2"/>
      <text:p text:style-name="P2"><text:soft-page-break/>Podriamos reescribir la Specification como:</text:p>
      <text:p text:style-name="P2"/>
      <text:p text:style-name="P47">» It should leverage the arrival deadline time check</text:p>
      <text:p text:style-name="P2"/>
      <text:p text:style-name="P2">Que a su vez traduciriamos en codigo:</text:p>
      <text:p text:style-name="P2"/>
      <text:p text:style-name="P13"><text:span text:style-name="T38">It</text:span><text:span text:style-name="T25"> should_leverage_the_arrival_deadline_time_check = () =&gt; </text:span></text:p>
      <text:p text:style-name="P31"><text:s text:c="3"/>the_arrival_deadline</text:p>
      <text:p text:style-name="P41"><text:span text:style-name="T25"><text:s text:c="6"/>.received(x =&gt; x.</text:span><text:span text:style-name="T72">is_afterwards_than</text:span><text:span text:style-name="T25">(</text:span></text:p>
      <text:p text:style-name="P31"><text:s text:c="9"/>the_itinerary_that_satisfies_the_route_specification.final_arrival_date()));</text:p>
      <text:p text:style-name="P2"/>
      <text:p text:style-name="P2">Que en realidad simplemente establece que the_arrival_deadline va a recibir una llamada a su metodo is_afterwards_than() con el argumento the_itinerary_that_satisfies_the_route_specification.final_arrival_date().</text:p>
      <text:p text:style-name="P2"/>
      <text:p text:style-name="P2">Eliminamos el rojo con:</text:p>
      <text:p text:style-name="P2"/>
      <text:p text:style-name="P13"><text:span text:style-name="T13">public</text:span><text:span text:style-name="T25"> </text:span><text:span text:style-name="T13">interface</text:span><text:span text:style-name="T25"> </text:span><text:span text:style-name="T38">IArrivalDeadline</text:span><text:span text:style-name="T25"> : </text:span><text:span text:style-name="T38">IValueObject</text:span><text:span text:style-name="T25">&lt;</text:span><text:span text:style-name="T38">IArrivalDeadline</text:span><text:span text:style-name="T25">&gt;</text:span></text:p>
      <text:p text:style-name="P31">{</text:p>
      <text:p text:style-name="P41"><text:span text:style-name="T25"><text:s text:c="4"/></text:span><text:span text:style-name="T13">bool</text:span><text:span text:style-name="T25"> is_afterwards_than(</text:span><text:span text:style-name="T38">IArrivalDeadline</text:span><text:span text:style-name="T25"> final_arrival_date);</text:span></text:p>
      <text:p text:style-name="P31">}</text:p>
      <text:p text:style-name="P2"/>
      <text:p text:style-name="P2">Y definimos el mock como (las ultimas cuatro lineas de codigo):</text:p>
      <text:p text:style-name="P2"/>
      <text:p text:style-name="P13"><text:span text:style-name="T38">Establish</text:span><text:span text:style-name="T25"> context = () =&gt;</text:span></text:p>
      <text:p text:style-name="P31">{</text:p>
      <text:p text:style-name="P41"><text:span text:style-name="T25"><text:s text:c="4"/>the_itinerary_that_satisfies_the_route_specification = an&lt;</text:span><text:span text:style-name="T38">IItinerary</text:span><text:span text:style-name="T25">&gt;();</text:span></text:p>
      <text:p text:style-name="P31"><text:s text:c="4"/>the_itinerary_that_satisfies_the_route_specification</text:p>
      <text:p text:style-name="P31"><text:s text:c="7"/>.Stub(x =&gt; x.initial_departure_location())</text:p>
      <text:p text:style-name="P41"><text:span text:style-name="T25"><text:s text:c="7"/>.Return(an&lt;</text:span><text:span text:style-name="T38">ILocation</text:span><text:span text:style-name="T25">&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5"><text:s text:c="7"/>.Return(</text:span><text:span text:style-name="T13">true</text:span><text:span text:style-name="T25">);</text:span></text:p>
      <text:p text:style-name="P31"/>
      <text:p text:style-name="P31"><text:s text:c="4"/>the_itinerary_that_satisfies_the_route_specification</text:p>
      <text:p text:style-name="P31"><text:s text:c="7"/>.Stub(x =&gt; x.final_arrival_location())</text:p>
      <text:p text:style-name="P31"><text:s text:c="7"/>.Return(an&lt;<text:span text:style-name="T36">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5"><text:s text:c="7"/>.Return(</text:span><text:span text:style-name="T13">true</text:span><text:span text:style-name="T25">);</text:span></text:p>
      <text:p text:style-name="P31"/>
      <text:p text:style-name="P31"><text:s text:c="4"/>the_itinerary_that_satisfies_the_route_specification</text:p>
      <text:p text:style-name="P31"><text:s text:c="7"/>.Stub(x =&gt; x.final_arrival_date())</text:p>
      <text:p text:style-name="P41"><text:span text:style-name="T25"><text:s text:c="7"/>.Return(an&lt;</text:span><text:span text:style-name="T38">IArrivalDeadline</text:span><text:span text:style-name="T25">&gt;());</text:span></text:p>
      <text:p text:style-name="P31"/>
      <text:p text:style-name="P31"><text:s text:c="4"/>the_arrival_deadline</text:p>
      <text:p text:style-name="P31"><text:s text:c="7"/>.Stub(x =&gt; x.is_afterwards_than(</text:p>
      <text:p text:style-name="P31"><text:s text:c="10"/>the_itinerary_that_satisfies_the_route_specification.final_arrival_date()))</text:p>
      <text:p text:style-name="P41"><text:span text:style-name="T25"><text:s text:c="7"/>.Return(</text:span><text:span text:style-name="T13">true</text:span><text:span text:style-name="T25">);</text:span></text:p>
      <text:p text:style-name="P31">};</text:p>
      <text:p text:style-name="P2"/>
      <text:p text:style-name="P2">Confirmamos nuestro fallo, que debe ser del tipo "Expected #1, Actual #0":</text:p>
      <text:p text:style-name="P2"/>
      <text:p text:style-name="P46">------ Test started: Assembly: dddsample.specs.dll ------</text:p>
      <text:p text:style-name="P49"/>
      <text:p text:style-name="P49">when asked if the specification is satisfied by an itinerary that satisfies the route <text:soft-page-break/>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 (FAIL)</text:p>
      <text:p text:style-name="P49"/>
      <text:p text:style-name="P49"/>
      <text:p text:style-name="P49">Test 'should leverage the arrival deadline time check' failed:</text:p>
      <text:p text:style-name="P49"><text:tab/>Rhino.Mocks.Exceptions.ExpectationViolationException: IArrivalDeadline.is_afterwards_than(IArrivalDeadlineProxya5d44cac2d54404ca256d3e582c1b926); Expected #1..2147483647, Actual #0.</text:p>
      <text:p text:style-name="P49"/>
      <text:p text:style-name="P49">(....)</text:p>
      <text:p text:style-name="P49"/>
      <text:p text:style-name="P49">6 passed, 1 failed, 0 skipped, took 0,95 seconds (Machine.Specifications 0.3.0).</text:p>
      <text:p text:style-name="P2"/>
      <text:p text:style-name="P2">Escribimos el codigo que hace que pase el test:</text:p>
      <text:p text:style-name="P2"/>
      <text:p text:style-name="P13"><text:span text:style-name="T13">public</text:span><text:span text:style-name="T25"> </text:span><text:span text:style-name="T13">bool</text:span><text:span text:style-name="T25"> is_satisfied_by(</text:span><text:span text:style-name="T38">IItinerary</text:span><text:span text:style-name="T25">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5"><text:s text:c="4"/></text:span><text:span text:style-name="T13">return</text:span><text:span text:style-name="T25"> </text:span><text:span text:style-name="T13">true</text:span><text:span text:style-name="T25">;</text:span></text:p>
      <text:p text:style-name="P31">}</text:p>
      <text:p text:style-name="P2"/>
      <text:p text:style-name="P2">Comprobamos que el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
      <text:p text:style-name="P49">7 passed, 0 failed, 0 skipped, took 0,84 seconds (Machine.Specifications 0.3.0).</text:p>
      <text:p text:style-name="P2"/>
      <text:p text:style-name="P2">Ya lo tenemos, nuestras 7 aserciones pasan.</text:p>
      <text:p text:style-name="P2"/>
      <text:p text:style-name="P2"><text:span text:style-name="T9">RouteSpecificationSpecs: When asked if the specifcation is satisfied by an itinerary that satisfies the route specification (RECAPITULACION)</text:span>:</text:p>
      <text:p text:style-name="P2"/>
      <text:p text:style-name="P2">Ya hemos conseguido implementar la BDD_Spec completa, pero sin embargo no hemos obtenido la funcionalidad buscada. Consideremos, para ello el codigo que la implementa:</text:p>
      <text:p text:style-name="P2"/>
      <text:p text:style-name="P13"><text:span text:style-name="T13">public</text:span><text:span text:style-name="T25"> </text:span><text:span text:style-name="T13">bool</text:span><text:span text:style-name="T25"> is_satisfied_by(</text:span><text:span text:style-name="T38">IItinerary</text:span><text:span text:style-name="T25"> the_itinerary)</text:span></text:p>
      <text:p text:style-name="P31">{</text:p>
      <text:p text:style-name="P31"><text:s text:c="4"/>underlying_origin_location.has_the_same_value_as(</text:p>
      <text:p text:style-name="P31"><text:soft-page-break/><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5"><text:s text:c="4"/></text:span><text:span text:style-name="T13">return</text:span><text:span text:style-name="T25"> </text:span><text:span text:style-name="T13">true</text:span><text:span text:style-name="T25">;</text:span></text:p>
      <text:p text:style-name="P31">}</text:p>
      <text:p text:style-name="P2"/>
      <text:p text:style-name="P2">Las interacciones con los objetos colaboradores se producen (de hecho los tests pasan), pero no se tienen en cuenta a la hora de obtener el resultado final (devolvemos siempre true).</text:p>
      <text:p text:style-name="P2"/>
      <text:p text:style-name="P2">La razon por la que ocurre esto es muy sencilla y debemos recordar que ya nos encontramos con un escenario parecido implementando las BDD_Specs de Cargo. Necesitamos mas BDD_Specs que nos obliguen a llegar al codigo que buscamos.</text:p>
      <text:p text:style-name="P2"/>
      <text:p text:style-name="P2">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2"/>
      <text:p text:style-name="P2">Sea como fuere, vamos a obligar al codigo a que haga lo que queremos. Para ello implementaremos la siguiente BDD_Spec.</text:p>
      <text:p text:style-name="P2"/>
      <text:p text:style-name="P2"><text:span text:style-name="T9">RouteSpecificationSpecs: When asked if the specification is satisfied by an itinerary with an invalid initial departure location</text:span>: </text:p>
      <text:p text:style-name="P2"/>
      <text:p text:style-name="P2">Estariamos hablando, por tanto, de la cuestion opuesta a la descrita en la BDD_Sepc anterior.</text:p>
      <text:p text:style-name="P2"/>
      <text:p text:style-name="P2">Sin entrar en el debate Mockista vs Tradicional del que ya dimos cuenta mientras implementabamos un escenario parecido en CargoSpecs (revisalo si no sabes de que estamos hablando), la BDD_Spec seria la siguiente:</text:p>
      <text:p text:style-name="P2"/>
      <text:p text:style-name="P48">When asked if the specification is satisfied by an itinerary with an invalid initial departure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not leverage the itinerary final arrival location</text:p>
      <text:p text:style-name="P49">» It should not leverage the destination location identity comparer</text:p>
      <text:p text:style-name="P49">» It should not leverage the itinerary final arrival date</text:p>
      <text:p text:style-name="P49">» It should not leverage the arrival deadline time check</text:p>
      <text:p text:style-name="P48"/>
      <text:p text:style-name="P2"/>
      <text:p text:style-name="P2">Cuyo codigo corresponderia a:</text:p>
      <text:p text:style-name="P2"/>
      <text:p text:style-name="P30"><text:span text:style-name="T11">public</text:span> <text:span text:style-name="T11">class</text:span> <text:span text:style-name="T46">when_asked_if_the_specification_is_satisfied_by_an_itinerary_with_an_invalid_initial_departure_location</text:span> : </text:p>
      <text:p text:style-name="P53">concern_for_route_specificatio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itinerary_with_an_invalid_initial_departure_location = an&lt;</text:span><text:span text:style-name="T38">IItinerary</text:span><text:span text:style-name="T25">&gt;();</text:span></text:p>
      <text:p text:style-name="P31"><text:s text:c="12"/></text:p>
      <text:p text:style-name="P31"><text:s text:c="8"/>the_itinerary_with_an_invalid_initial_departure_location</text:p>
      <text:p text:style-name="P31"><text:s text:c="11"/>.Stub(x =&gt; x.initial_departure_location())</text:p>
      <text:p text:style-name="P41"><text:soft-page-break/><text:span text:style-name="T25"><text:s text:c="11"/>.Return(an&lt;</text:span><text:span text:style-name="T38">ILocation</text:span><text:span text:style-name="T25">&gt;());</text:span></text:p>
      <text:p text:style-name="P31"><text:s text:c="12"/></text:p>
      <text:p text:style-name="P31"><text:s text:c="8"/>the_origin_location</text:p>
      <text:p text:style-name="P31"><text:s text:c="11"/>.Stub(x =&gt; x.has_the_same_value_as(</text:p>
      <text:p text:style-name="P31"><text:s text:c="14"/>the_itinerary_with_an_invalid_initial_departure_location</text:p>
      <text:p text:style-name="P31"><text:s text:c="17"/>.initial_departure_location()))</text:p>
      <text:p text:style-name="P41"><text:span text:style-name="T25"><text:s text:c="11"/>.Return(</text:span><text:span text:style-name="T13">false</text:span><text:span text:style-name="T25">);</text:span></text:p>
      <text:p text:style-name="P31"><text:s text:c="4"/>};</text:p>
      <text:p text:style-name="P31"/>
      <text:p text:style-name="P41"><text:span text:style-name="T25"><text:s text:c="4"/></text:span><text:span text:style-name="T38">Because</text:span><text:span text:style-name="T25"> of = () =&gt; result = </text:span></text:p>
      <text:p text:style-name="P31"><text:s text:c="7"/>sut.is_satisfied_by(the_itinerary_with_an_invalid_initial_departure_location);</text:p>
      <text:p text:style-name="P31"/>
      <text:p text:style-name="P41"><text:span text:style-name="T25"><text:s text:c="4"/></text:span><text:span text:style-name="T38">It</text:span><text:span text:style-name="T25"> should_confirm_that_the_itinerary_does_not_satisfy_the_route_specification = </text:span></text:p>
      <text:p text:style-name="P31"><text:s text:c="7"/>() =&gt; result.ShouldBeFalse();</text:p>
      <text:p text:style-name="P31"/>
      <text:p text:style-name="P41"><text:span text:style-name="T25"><text:s text:c="4"/></text:span><text:span text:style-name="T38">It</text:span><text:span text:style-name="T25"> should_leverage_the_itinerary_initial_departure_location = () =&gt;</text:span></text:p>
      <text:p text:style-name="P31"><text:s text:c="7"/>the_itinerary_with_an_invalid_initial_departure_location</text:p>
      <text:p text:style-name="P31"><text:s text:c="10"/>.received(x =&gt; x.initial_departure_location());</text:p>
      <text:p text:style-name="P31"/>
      <text:p text:style-name="P41"><text:span text:style-name="T25"><text:s text:c="4"/></text:span><text:span text:style-name="T38">It</text:span><text:span text:style-name="T25"> should_leverage_the_origin_location_identity_comparer = () =&gt;</text:span></text:p>
      <text:p text:style-name="P31"><text:s text:c="7"/>the_origin_location</text:p>
      <text:p text:style-name="P31"><text:s text:c="10"/>.received(x =&gt; x.has_the_same_value_as(</text:p>
      <text:p text:style-name="P31"><text:s text:c="13"/>the_itinerary_with_an_invalid_initial_departure_location</text:p>
      <text:p text:style-name="P31"><text:s text:c="16"/>.initial_departure_location()));</text:p>
      <text:p text:style-name="P31"/>
      <text:p text:style-name="P41"><text:span text:style-name="T25"><text:s text:c="4"/></text:span><text:span text:style-name="T38">It</text:span><text:span text:style-name="T25"> should_not_leverage_the_itinerary_final_arrival_location = () =&gt;</text:span></text:p>
      <text:p text:style-name="P31"><text:s text:c="7"/>the_itinerary_with_an_invalid_initial_departure_location</text:p>
      <text:p text:style-name="P31"><text:s text:c="10"/>.never_received(x =&gt; x.final_arrival_location());</text:p>
      <text:p text:style-name="P31"/>
      <text:p text:style-name="P41"><text:span text:style-name="T25"><text:s text:c="4"/></text:span><text:span text:style-name="T38">It</text:span><text:span text:style-name="T25"> should_not_leverage_the_destination_location_identity_comparer = () =&gt;</text:span></text:p>
      <text:p text:style-name="P31"><text:s text:c="7"/>the_destination_location</text:p>
      <text:p text:style-name="P31"><text:s text:c="10"/>.never_received(x =&gt; x.has_the_same_value_as(</text:p>
      <text:p text:style-name="P31"><text:s text:c="13"/>the_itinerary_with_an_invalid_initial_departure_location</text:p>
      <text:p text:style-name="P31"><text:s text:c="16"/>.final_arrival_location()));</text:p>
      <text:p text:style-name="P31"/>
      <text:p text:style-name="P41"><text:span text:style-name="T25"><text:s text:c="4"/></text:span><text:span text:style-name="T38">It</text:span><text:span text:style-name="T25"> should_not_leverage_the_itinerary_final_arrival_date = () =&gt;</text:span></text:p>
      <text:p text:style-name="P31"><text:s text:c="7"/>the_itinerary_with_an_invalid_initial_departure_location</text:p>
      <text:p text:style-name="P31"><text:s text:c="10"/>.never_received(x =&gt; x.final_arrival_date());</text:p>
      <text:p text:style-name="P31"/>
      <text:p text:style-name="P41"><text:span text:style-name="T25"><text:s text:c="4"/></text:span><text:span text:style-name="T38">It</text:span><text:span text:style-name="T25"> should_not_leverage_the_arrival_deadline_time_check = () =&gt;</text:span></text:p>
      <text:p text:style-name="P31"><text:s text:c="7"/>the_arrival_deadline</text:p>
      <text:p text:style-name="P31"><text:s text:c="10"/>.never_received(x =&gt; x.is_afterwards_than(</text:p>
      <text:p text:style-name="P31"><text:s text:c="13"/>the_itinerary_with_an_invalid_initial_departure_location</text:p>
      <text:p text:style-name="P31"><text:s text:c="16"/>.final_arrival_date()));</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Itinerary</text:span><text:span text:style-name="T25"> the_itinerary_with_an_invalid_initial_departure_location;</text:span></text:p>
      <text:p text:style-name="P31">}</text:p>
      <text:p text:style-name="P2"/>
      <text:p text:style-name="P2">Si has seguido con atencion la implementacion de la BDD_Spec anterior, no deberias tener demasiado problema para poder seguir el codigo que acabamos de escribir.</text:p>
      <text:p text:style-name="P2"/>
      <text:p text:style-name="P2">Lo unico que estamos estableciendo es un entorno simulado donde tenemos un:</text:p>
      <text:p text:style-name="P2"/>
      <text:p text:style-name="P28">itinerary_with_an_invalid_initial_departure_location</text:p>
      <text:p text:style-name="P2"/>
      <text:p text:style-name="P2">Por lo que cuando se produzca la comprobacion en RouteSpecification:</text:p>
      <text:p text:style-name="P2"/>
      <text:p text:style-name="P27">underlying_origin_location</text:p>
      <text:p text:style-name="P30"><text:s text:c="3"/>.has_the_same_value_as(the_itinerary.initial_departure_location())</text:p>
      <text:p text:style-name="P2"/>
      <text:p text:style-name="P2">queremos que el resultado sea:</text:p>
      <text:p text:style-name="P2"><text:soft-page-break/></text:p>
      <text:p text:style-name="P14"><text:span text:style-name="T25">.Return(</text:span><text:span text:style-name="T13">false</text:span><text:span text:style-name="T25">);</text:span></text:p>
      <text:p text:style-name="P2"/>
      <text:p text:style-name="P2">Y es precisamente ese contexto el que establecemos en el bloque ESTABLISH.</text:p>
      <text:p text:style-name="P2"/>
      <text:p text:style-name="P2">Con respecto a las aserciones (bloques IT):</text:p>
      <text:p text:style-name="P2"/>
      <text:p text:style-name="P2">Primero: </text:p>
      <text:p text:style-name="P2"/>
      <text:p text:style-name="P57"><text:span text:style-name="T45">It</text:span><text:span text:style-name="T33"> should_confirm_that_the_itinerary_does_not_satisfy_the_route_specification = </text:span><text:span text:style-name="T35">() =&gt; </text:span></text:p>
      <text:p text:style-name="P37"><text:s text:c="3"/>result.ShouldBeFalse();</text:p>
      <text:p text:style-name="P2"/>
      <text:p text:style-name="P2">No puede satisfacer la ISpecification&lt;IItinerary&gt;.</text:p>
      <text:p text:style-name="P2"/>
      <text:p text:style-name="P2">Segundo:</text:p>
      <text:p text:style-name="P2"/>
      <text:p text:style-name="P41"><text:span text:style-name="T38">It</text:span><text:span text:style-name="T25"> should_leverage_the_itinerary_initial_departure_location = () =&gt;</text:span></text:p>
      <text:p text:style-name="P31"><text:s text:c="3"/>the_itinerary_with_an_invalid_initial_departure_location</text:p>
      <text:p text:style-name="P31"><text:s text:c="6"/>.received(x =&gt; x.initial_departure_location());</text:p>
      <text:p text:style-name="P31"/>
      <text:p text:style-name="P41"><text:span text:style-name="T38">It</text:span><text:span text:style-name="T25"> should_leverage_the_origin_location_identity_comparer = () =&gt;</text:span></text:p>
      <text:p text:style-name="P31"><text:s text:c="3"/>the_origin_location</text:p>
      <text:p text:style-name="P31"><text:s text:c="6"/>.received(x =&gt; x.has_the_same_value_as(</text:p>
      <text:p text:style-name="P31"><text:s text:c="9"/>the_itinerary_with_an_invalid_initial_departure_location</text:p>
      <text:p text:style-name="P28"><text:s text:c="12"/>.initial_departure_location()));</text:p>
      <text:p text:style-name="P2"/>
      <text:p text:style-name="P2">Esperamos que dentro de RouteSpecification, se compruebe que efectivamente la condicion que queremos que falle, falle de verdad. Por lo tanto, los:</text:p>
      <text:p text:style-name="P2"/>
      <text:p text:style-name="P28">.received</text:p>
      <text:p text:style-name="P2"/>
      <text:p text:style-name="P2">Tercero:</text:p>
      <text:p text:style-name="P2"/>
      <text:p text:style-name="P41"><text:span text:style-name="T38">It</text:span><text:span text:style-name="T25"> should_not_leverage_the_itinerary_final_arrival_location = () =&gt;</text:span></text:p>
      <text:p text:style-name="P31"><text:s text:c="3"/>the_itinerary_with_an_invalid_initial_departure_location</text:p>
      <text:p text:style-name="P31"><text:s text:c="6"/>.never_received(x =&gt; x.final_arrival_location());</text:p>
      <text:p text:style-name="P31"/>
      <text:p text:style-name="P41"><text:span text:style-name="T38">It</text:span><text:span text:style-name="T25"> should_not_leverage_the_destination_location_identity_comparer = () =&gt;</text:span></text:p>
      <text:p text:style-name="P31"><text:s text:c="3"/>the_destination_location</text:p>
      <text:p text:style-name="P31"><text:s text:c="6"/>.never_received(x =&gt; x.has_the_same_value_as(</text:p>
      <text:p text:style-name="P31"><text:s text:c="9"/>the_itinerary_with_an_invalid_initial_departure_location</text:p>
      <text:p text:style-name="P31"><text:s text:c="12"/>.final_arrival_location()));</text:p>
      <text:p text:style-name="P31"/>
      <text:p text:style-name="P41"><text:span text:style-name="T38">It</text:span><text:span text:style-name="T25"> should_not_leverage_the_itinerary_final_arrival_date = () =&gt;</text:span></text:p>
      <text:p text:style-name="P31"><text:s text:c="3"/>the_itinerary_with_an_invalid_initial_departure_location</text:p>
      <text:p text:style-name="P31"><text:s text:c="6"/>.never_received(x =&gt; x.final_arrival_date());</text:p>
      <text:p text:style-name="P31"/>
      <text:p text:style-name="P41"><text:span text:style-name="T38">It</text:span><text:span text:style-name="T25"> should_not_leverage_the_arrival_deadline_time_check = () =&gt;</text:span></text:p>
      <text:p text:style-name="P31"><text:s text:c="3"/>the_arrival_deadline</text:p>
      <text:p text:style-name="P31"><text:s text:c="6"/>.never_received(x =&gt; x.is_afterwards_than(</text:p>
      <text:p text:style-name="P31"><text:s text:c="9"/>the_itinerary_with_an_invalid_initial_departure_location</text:p>
      <text:p text:style-name="P28"><text:s text:c="12"/>.final_arrival_date()));</text:p>
      <text:p text:style-name="P2"/>
      <text:p text:style-name="P2">El resto de las condiciones, no deben verificarse, ya que ya ha fallado la primera con lo cual, da igual lo que ocurra con estas, la ISpecification&lt;IItinerary&gt; no se va a cumplir. Por ello los:</text:p>
      <text:p text:style-name="P2"/>
      <text:p text:style-name="P28">.never_received</text:p>
      <text:p text:style-name="P2"/>
      <text:p text:style-name="P2">Y eso es todo, no hay mas.</text:p>
      <text:p text:style-name="P2"/>
      <text:p text:style-name="P2">Vamos a por los fallos:</text:p>
      <text:p text:style-name="P2"><text:soft-page-break/></text:p>
      <text:p text:style-name="P48">------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 (FAIL)</text:p>
      <text:p text:style-name="P49">» should leverage the itinerary initial departure location</text:p>
      <text:p text:style-name="P49">» should leverage the origin location identity comparer</text:p>
      <text:p text:style-name="P49">» should not leverage the itinerary final arrival location (FAIL)</text:p>
      <text:p text:style-name="P49">» should not leverage the destination location identity comparer (FAIL)</text:p>
      <text:p text:style-name="P49">» should not leverage the itinerary final arrival date (FAIL)</text:p>
      <text:p text:style-name="P49">» should not leverage the arrival deadline time check (FAIL)</text:p>
      <text:p text:style-name="P49"/>
      <text:p text:style-name="P49">(....)</text:p>
      <text:p text:style-name="P49"/>
      <text:p text:style-name="P49">2 passed, 5 failed, 0 skipped, took 1,10 seconds (Machine.Specifications 0.3.0).</text:p>
      <text:p text:style-name="P2"/>
      <text:p text:style-name="P2">Que son exactamente los fallos que esperabamos.</text:p>
      <text:p text:style-name="P2"/>
      <text:p text:style-name="P2">Vamos a describirlos brevemente:</text:p>
      <text:p text:style-name="P2"/>
      <text:p text:style-name="P49">Test 'should confirm that the itinerary does not satisfy the route specification' failed:</text:p>
      <text:p text:style-name="P49"><text:tab/>Machine.Specifications.SpecificationException: Should be [false] but is [true]</text:p>
      <text:p text:style-name="P2"/>
      <text:p text:style-name="P2">Fallo logico, ya que esperamos un "false" y nuestro metodo devuelve siempre "true"</text:p>
      <text:p text:style-name="P2"/>
      <text:p text:style-name="P49">Test 'should not leverage the itinerary final arrival location' failed:</text:p>
      <text:p text:style-name="P49"><text:tab/>Rhino.Mocks.Exceptions.ExpectationViolationException: Expected that IItinerary.final_arrival_location(); would not be called, but it was found on the actual calls made on the mocked object.</text:p>
      <text:p text:style-name="P49"/>
      <text:p text:style-name="P49">(....)</text:p>
      <text:p text:style-name="P49"/>
      <text:p text:style-name="P49">Test 'should not leverage the destination location identity comparer' failed:</text:p>
      <text:p text:style-name="P49"><text:tab/>Rhino.Mocks.Exceptions.ExpectationViolationException: Expected that IValueObject`1.has_the_same_value_as(null); would not be called, but it was found on the actual calls made on the mocked object.</text:p>
      <text:p text:style-name="P49"/>
      <text:p text:style-name="P49">(....)</text:p>
      <text:p text:style-name="P49"/>
      <text:p text:style-name="P49">Test 'should not leverage the itinerary final arrival date' failed:</text:p>
      <text:p text:style-name="P49"><text:tab/>Rhino.Mocks.Exceptions.ExpectationViolationException: Expected that IItinerary.final_arrival_date(); would not be called, but it was found on the actual calls made on the mocked object.</text:p>
      <text:p text:style-name="P49"/>
      <text:p text:style-name="P49">(....)</text:p>
      <text:p text:style-name="P49"/>
      <text:p text:style-name="P49">Test 'should not leverage the arrival deadline time check' failed:</text:p>
      <text:p text:style-name="P47"><text:tab/>Rhino.Mocks.Exceptions.ExpectationViolationException: Expected that IArrivalDeadline.is_afterwards_than(null); would not be called, but it was found on the actual calls made on the mocked object.</text:p>
      <text:p text:style-name="P2"/>
      <text:p text:style-name="P2">Es decir, esperabamos que no se llamasen a estas dependencias y sin embargo se llaman. De nuevo era lo que esperabamos.</text:p>
      <text:p text:style-name="P2"/>
      <text:p text:style-name="P2">La forma mas facil de resolverlo es hacer, precisamente lo que queriamos provocar que esta BDD_Spec hiciese. Escribir el codigo que de verdad evalue (y tenga en cuenta la evaluacion) las condiciones. Es decir:</text:p>
      <text:p text:style-name="P2"/>
      <text:p text:style-name="P13"><text:span text:style-name="T13">public</text:span><text:span text:style-name="T25"> </text:span><text:span text:style-name="T13">bool</text:span><text:span text:style-name="T25"> is_satisfied_by(</text:span><text:span text:style-name="T38">IItinerary</text:span><text:span text:style-name="T25"> the_itinerary)</text:span></text:p>
      <text:p text:style-name="P31">{</text:p>
      <text:p text:style-name="P41"><text:span text:style-name="T25"><text:s text:c="4"/></text:span><text:span text:style-name="T13">return</text:span><text:span text:style-name="T25"> the_itinerary != </text:span><text:span text:style-name="T13">null</text:span><text:span text:style-name="T25"> &amp;&amp;</text:span></text:p>
      <text:p text:style-name="P31"><text:s text:c="11"/>underlying_origin_location.has_the_same_value_as(</text:p>
      <text:p text:style-name="P31"><text:s text:c="14"/>the_itinerary.initial_departure_location()) &amp;&amp;</text:p>
      <text:p text:style-name="P31"><text:soft-page-break/><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Ejecutamos los test y nos encontramos con que:</text:p>
      <text:p text:style-name="P2"/>
      <text:p text:style-name="P46">------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87 seconds (Machine.Specifications 0.3.0).</text:p>
      <text:p text:style-name="P2"/>
      <text:p text:style-name="P2">Ahora si que lo tenemos. De hecho si corremos toda los tests (incluidos los de la BDD_Spec anterior), ahora pasan todos.</text:p>
      <text:p text:style-name="P2"/>
      <text:p text:style-name="P2">Vamos a completar el comportamiento suponiendo que la condicion que falla es alguna otra.</text:p>
      <text:p text:style-name="P2"/>
      <text:p text:style-name="P2"><text:span text:style-name="T9">RouteSpecificationSpecs: When asked if the specification is satisfied by an itinerary with an invalid final arrival location</text:span>:</text:p>
      <text:p text:style-name="P2"/>
      <text:p text:style-name="P2">La BDD_Spec seria:</text:p>
      <text:p text:style-name="P2"/>
      <text:p text:style-name="P46">When asked if the specification is satisfied by an itinerary with an invalid final arrival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not leverage the itinerary final arrival date</text:p>
      <text:p text:style-name="P49">» It should not leverage the arrival deadline time check</text:p>
      <text:p text:style-name="P2"/>
      <text:p text:style-name="P2">que en codigo seria:</text:p>
      <text:p text:style-name="P2"/>
      <text:p text:style-name="P13"><text:span text:style-name="T13">public</text:span><text:span text:style-name="T25"> </text:span><text:span text:style-name="T13">class</text:span><text:span text:style-name="T25"> </text:span><text:span text:style-name="T48">when_asked_if_the_specification_is_satisfied_by_an_itinerary_with_an_invalid_final_arrival_location</text:span><text:span text:style-name="T25"> : </text:span></text:p>
      <text:p text:style-name="P52">concern_for_route_specificatio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itinerary_with_an_invalid_final_arrival_location = an&lt;</text:span><text:span text:style-name="T38">IItinerary</text:span><text:span text:style-name="T25">&gt;();</text:span></text:p>
      <text:p text:style-name="P31"/>
      <text:p text:style-name="P31"><text:s text:c="8"/>the_itinerary_with_an_invalid_final_arrival_location</text:p>
      <text:p text:style-name="P31"><text:s text:c="11"/>.Stub(x =&gt; x.initial_departure_location())</text:p>
      <text:p text:style-name="P41"><text:span text:style-name="T25"><text:s text:c="11"/>.Return(an&lt;</text:span><text:span text:style-name="T38">ILocation</text:span><text:span text:style-name="T25">&gt;());</text:span></text:p>
      <text:p text:style-name="P31"><text:s text:c="8"/>the_itinerary_with_an_invalid_final_arrival_location</text:p>
      <text:p text:style-name="P31"><text:s text:c="11"/>.Stub(x =&gt; x.final_arrival_location())</text:p>
      <text:p text:style-name="P41"><text:span text:style-name="T25"><text:s text:c="11"/>.Return(an&lt;</text:span><text:span text:style-name="T38">ILocation</text:span><text:span text:style-name="T25">&gt;());</text:span></text:p>
      <text:p text:style-name="P31"><text:s text:c="12"/></text:p>
      <text:p text:style-name="P31"><text:s text:c="8"/>the_origin_location</text:p>
      <text:p text:style-name="P31"><text:s text:c="11"/>.Stub(x =&gt; x.has_the_same_value_as(</text:p>
      <text:p text:style-name="P31"><text:soft-page-break/><text:s text:c="14"/>the_itinerary_with_an_invalid_final_arrival_location</text:p>
      <text:p text:style-name="P31"><text:s text:c="17"/>.initial_departure_location()))</text:p>
      <text:p text:style-name="P41"><text:span text:style-name="T25"><text:s text:c="11"/>.Return(</text:span><text:span text:style-name="T13">true</text:span><text:span text:style-name="T25">);</text:span></text:p>
      <text:p text:style-name="P31"><text:s text:c="8"/>the_destination_location</text:p>
      <text:p text:style-name="P31"><text:s text:c="11"/>.Stub(x =&gt; x.has_the_same_value_as(</text:p>
      <text:p text:style-name="P31"><text:s text:c="14"/>the_itinerary_with_an_invalid_final_arrival_location</text:p>
      <text:p text:style-name="P31"><text:s text:c="17"/>.final_arrival_location()))</text:p>
      <text:p text:style-name="P41"><text:span text:style-name="T25"><text:s text:c="11"/>.Return(</text:span><text:span text:style-name="T13">false</text:span><text:span text:style-name="T25">);</text:span></text:p>
      <text:p text:style-name="P31"><text:s text:c="4"/>};</text:p>
      <text:p text:style-name="P31"/>
      <text:p text:style-name="P41"><text:span text:style-name="T25"><text:s text:c="4"/></text:span><text:span text:style-name="T38">Because</text:span><text:span text:style-name="T25"> of = () =&gt; result = </text:span></text:p>
      <text:p text:style-name="P31"><text:s text:c="7"/>sut.is_satisfied_by(the_itinerary_with_an_invalid_final_arrival_location);</text:p>
      <text:p text:style-name="P31"/>
      <text:p text:style-name="P41"><text:span text:style-name="T25"><text:s text:c="4"/></text:span><text:span text:style-name="T38">It</text:span><text:span text:style-name="T25"> should_confirm_that_the_itinerary_does_not_satisfy_the_route_specification = </text:span></text:p>
      <text:p text:style-name="P31"><text:s text:c="7"/>() =&gt; result.ShouldBeFalse();</text:p>
      <text:p text:style-name="P31"/>
      <text:p text:style-name="P41"><text:span text:style-name="T25"><text:s text:c="4"/></text:span><text:span text:style-name="T38">It</text:span><text:span text:style-name="T25"> should_leverage_the_itinerary_initial_departure_location = () =&gt;</text:span></text:p>
      <text:p text:style-name="P31"><text:s text:c="7"/>the_itinerary_with_an_invalid_final_arrival_location</text:p>
      <text:p text:style-name="P31"><text:s text:c="10"/>.received(x =&gt; x.initial_departure_location());</text:p>
      <text:p text:style-name="P31"/>
      <text:p text:style-name="P41"><text:span text:style-name="T25"><text:s text:c="4"/></text:span><text:span text:style-name="T38">It</text:span><text:span text:style-name="T25">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location</text:p>
      <text:p text:style-name="P31"><text:s text:c="16"/>.initial_departure_location()));</text:p>
      <text:p text:style-name="P31"/>
      <text:p text:style-name="P41"><text:span text:style-name="T25"><text:s text:c="4"/></text:span><text:span text:style-name="T38">It</text:span><text:span text:style-name="T25"> should_leverage_the_itinerary_final_arrival_location = () =&gt;</text:span></text:p>
      <text:p text:style-name="P31"><text:s text:c="7"/>the_itinerary_with_an_invalid_final_arrival_location</text:p>
      <text:p text:style-name="P31"><text:s text:c="10"/>.received(x =&gt; x.final_arrival_location());</text:p>
      <text:p text:style-name="P31"/>
      <text:p text:style-name="P41"><text:span text:style-name="T25"><text:s text:c="4"/></text:span><text:span text:style-name="T38">It</text:span><text:span text:style-name="T25">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location</text:p>
      <text:p text:style-name="P31"><text:s text:c="16"/>.final_arrival_location()));</text:p>
      <text:p text:style-name="P31"/>
      <text:p text:style-name="P41"><text:span text:style-name="T25"><text:s text:c="4"/></text:span><text:span text:style-name="T38">It</text:span><text:span text:style-name="T25"> should_not_leverage_the_itinerary_final_arrival_date = () =&gt;</text:span></text:p>
      <text:p text:style-name="P31"><text:s text:c="7"/>the_itinerary_with_an_invalid_final_arrival_location</text:p>
      <text:p text:style-name="P31"><text:s text:c="10"/>.never_received(x =&gt; x.final_arrival_date());</text:p>
      <text:p text:style-name="P31"/>
      <text:p text:style-name="P41"><text:span text:style-name="T25"><text:s text:c="4"/></text:span><text:span text:style-name="T38">It</text:span><text:span text:style-name="T25"> should_not_leverage_the_arrival_deadline_time_check = () =&gt;</text:span></text:p>
      <text:p text:style-name="P31"><text:s text:c="7"/>the_arrival_deadline</text:p>
      <text:p text:style-name="P31"><text:s text:c="10"/>.never_received(x =&gt; x.is_afterwards_than(</text:p>
      <text:p text:style-name="P31"><text:s text:c="13"/>the_itinerary_with_an_invalid_final_arrival_location</text:p>
      <text:p text:style-name="P31"><text:s text:c="16"/>.final_arrival_date()));</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Itinerary</text:span><text:span text:style-name="T25"> the_itinerary_with_an_invalid_final_arrival_location;</text:span></text:p>
      <text:p text:style-name="P31">}</text:p>
      <text:p text:style-name="P2"/>
      <text:p text:style-name="P2">Similar a la anterior BDD_Sepc, solo que ahora estamos simulando que habiendose cumplido la primera condicion, la segunda falla (y por tanto la tercera no debe siquiera comprobarse).</text:p>
      <text:p text:style-name="P2"/>
      <text:p text:style-name="P2">Para ello establecemos el contexto adecuando en el bloque ESTABLISH y ajustamos nuestras aserciones en los bloques IT (interesante fijarse en cuales reciben el tratamiento ".received()" y cuales ".never_received()").</text:p>
      <text:p text:style-name="P2"/>
      <text:p text:style-name="P2">Ejecutamos los tests y:</text:p>
      <text:p text:style-name="P2"/>
      <text:p text:style-name="P46">------ Test started: Assembly: dddsample.specs.dll ------</text:p>
      <text:p text:style-name="P49"/>
      <text:p text:style-name="P49"><text:soft-page-break/>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69 seconds (Machine.Specifications 0.3.0).</text:p>
      <text:p text:style-name="P2"/>
      <text:p text:style-name="P2">Funcionan sin tocar nada. Parece que ahora vamos por el camino correcto.</text:p>
      <text:p text:style-name="P2"/>
      <text:p text:style-name="P2"><text:span text:style-name="T9">RouteSpecificationSpecs: When asked if the specification is satisfied by an itinerary with an invalid final arrival date</text:span>:</text:p>
      <text:p text:style-name="P2"/>
      <text:p text:style-name="P2">Igual que siempre, primero la BDD_Spec:</text:p>
      <text:p text:style-name="P2"/>
      <text:p text:style-name="P46">When asked if the specification is satisfied by an itinerary with an invalid final arrival date</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que en codigo seria:</text:p>
      <text:p text:style-name="P2"/>
      <text:p text:style-name="P13"><text:span text:style-name="T13">public</text:span><text:span text:style-name="T25"> </text:span><text:span text:style-name="T13">class</text:span><text:span text:style-name="T25"> </text:span><text:span text:style-name="T48">when_asked_if_the_specification_is_satisfied_by_an_itinerary_with_an_invalid_final_arrival_date</text:span><text:span text:style-name="T25"> : </text:span></text:p>
      <text:p text:style-name="P52">concern_for_route_specificatio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itinerary_with_an_invalid_final_arrival_date = an&lt;</text:span><text:span text:style-name="T38">IItinerary</text:span><text:span text:style-name="T25">&gt;();</text:span></text:p>
      <text:p text:style-name="P31"/>
      <text:p text:style-name="P31"><text:s text:c="8"/>the_itinerary_with_an_invalid_final_arrival_date</text:p>
      <text:p text:style-name="P31"><text:s text:c="11"/>.Stub(x =&gt; x.initial_departure_location())</text:p>
      <text:p text:style-name="P41"><text:span text:style-name="T25"><text:s text:c="11"/>.Return(an&lt;</text:span><text:span text:style-name="T38">ILocation</text:span><text:span text:style-name="T25">&gt;());</text:span></text:p>
      <text:p text:style-name="P31"><text:s text:c="8"/>the_itinerary_with_an_invalid_final_arrival_date</text:p>
      <text:p text:style-name="P31"><text:s text:c="11"/>.Stub(x =&gt; x.final_arrival_location())</text:p>
      <text:p text:style-name="P41"><text:span text:style-name="T25"><text:s text:c="11"/>.Return(an&lt;</text:span><text:span text:style-name="T38">ILocation</text:span><text:span text:style-name="T25">&gt;());</text:span></text:p>
      <text:p text:style-name="P31"><text:s text:c="8"/>the_itinerary_with_an_invalid_final_arrival_date</text:p>
      <text:p text:style-name="P31"><text:s text:c="11"/>.Stub(x =&gt; x.final_arrival_date())</text:p>
      <text:p text:style-name="P41"><text:span text:style-name="T25"><text:s text:c="11"/>.Return(an&lt;</text:span><text:span text:style-name="T38">IArrivalDeadline</text:span><text:span text:style-name="T25">&gt;());</text:span></text:p>
      <text:p text:style-name="P31"/>
      <text:p text:style-name="P31"><text:s text:c="8"/>the_origin_location</text:p>
      <text:p text:style-name="P31"><text:s text:c="11"/>.Stub(x =&gt; x.has_the_same_value_as(</text:p>
      <text:p text:style-name="P31"><text:s text:c="14"/>the_itinerary_with_an_invalid_final_arrival_date</text:p>
      <text:p text:style-name="P31"><text:s text:c="17"/>.initial_departure_location()))</text:p>
      <text:p text:style-name="P41"><text:span text:style-name="T25"><text:s text:c="11"/>.Return(</text:span><text:span text:style-name="T13">true</text:span><text:span text:style-name="T25">);</text:span></text:p>
      <text:p text:style-name="P31"><text:s text:c="8"/>the_destination_location</text:p>
      <text:p text:style-name="P31"><text:s text:c="11"/>.Stub(x =&gt; x.has_the_same_value_as(</text:p>
      <text:p text:style-name="P31"><text:s text:c="14"/>the_itinerary_with_an_invalid_final_arrival_date</text:p>
      <text:p text:style-name="P31"><text:s text:c="17"/>.final_arrival_location()))</text:p>
      <text:p text:style-name="P41"><text:span text:style-name="T25"><text:s text:c="11"/>.Return(</text:span><text:span text:style-name="T13">true</text:span><text:span text:style-name="T25">);</text:span></text:p>
      <text:p text:style-name="P31"><text:s text:c="8"/>the_arrival_deadline</text:p>
      <text:p text:style-name="P31"><text:s text:c="11"/>.Stub(x =&gt; x.is_afterwards_than(</text:p>
      <text:p text:style-name="P31"><text:soft-page-break/><text:s text:c="14"/>the_itinerary_with_an_invalid_final_arrival_date.final_arrival_date()))</text:p>
      <text:p text:style-name="P41"><text:span text:style-name="T25"><text:s text:c="11"/>.Return(</text:span><text:span text:style-name="T13">false</text:span><text:span text:style-name="T25">);</text:span></text:p>
      <text:p text:style-name="P31"><text:s text:c="4"/>};</text:p>
      <text:p text:style-name="P31"/>
      <text:p text:style-name="P41"><text:span text:style-name="T25"><text:s text:c="4"/></text:span><text:span text:style-name="T38">Because</text:span><text:span text:style-name="T25"> of = () =&gt; result = </text:span></text:p>
      <text:p text:style-name="P31"><text:s text:c="7"/>sut.is_satisfied_by(the_itinerary_with_an_invalid_final_arrival_date);</text:p>
      <text:p text:style-name="P31"/>
      <text:p text:style-name="P41"><text:span text:style-name="T25"><text:s text:c="4"/></text:span><text:span text:style-name="T38">It</text:span><text:span text:style-name="T25"> should_confirm_that_the_itinerary_does_not_satisfy_the_route_specification = </text:span></text:p>
      <text:p text:style-name="P31"><text:s text:c="7"/>() =&gt; result.ShouldBeFalse();</text:p>
      <text:p text:style-name="P31"/>
      <text:p text:style-name="P41"><text:span text:style-name="T25"><text:s text:c="4"/></text:span><text:span text:style-name="T38">It</text:span><text:span text:style-name="T25"> should_leverage_the_itinerary_initial_departure_location = () =&gt;</text:span></text:p>
      <text:p text:style-name="P31"><text:s text:c="7"/>the_itinerary_with_an_invalid_final_arrival_date</text:p>
      <text:p text:style-name="P31"><text:s text:c="10"/>.received(x =&gt; x.initial_departure_location());</text:p>
      <text:p text:style-name="P31"/>
      <text:p text:style-name="P41"><text:span text:style-name="T25"><text:s text:c="4"/></text:span><text:span text:style-name="T38">It</text:span><text:span text:style-name="T25">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date</text:p>
      <text:p text:style-name="P31"><text:s text:c="16"/>.initial_departure_location()));</text:p>
      <text:p text:style-name="P31"/>
      <text:p text:style-name="P41"><text:span text:style-name="T25"><text:s text:c="4"/></text:span><text:span text:style-name="T38">It</text:span><text:span text:style-name="T25"> should_leverage_the_itinerary_final_arrival_location = () =&gt;</text:span></text:p>
      <text:p text:style-name="P31"><text:s text:c="7"/>the_itinerary_with_an_invalid_final_arrival_date</text:p>
      <text:p text:style-name="P31"><text:s text:c="10"/>.received(x =&gt; x.final_arrival_location());</text:p>
      <text:p text:style-name="P31"/>
      <text:p text:style-name="P41"><text:span text:style-name="T25"><text:s text:c="4"/></text:span><text:span text:style-name="T38">It</text:span><text:span text:style-name="T25">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date</text:p>
      <text:p text:style-name="P31"><text:s text:c="16"/>.final_arrival_location()));</text:p>
      <text:p text:style-name="P31"/>
      <text:p text:style-name="P41"><text:span text:style-name="T25"><text:s text:c="4"/></text:span><text:span text:style-name="T38">It</text:span><text:span text:style-name="T25"> should_leverage_the_itinerary_final_arrival_date = () =&gt;</text:span></text:p>
      <text:p text:style-name="P31"><text:s text:c="7"/>the_itinerary_with_an_invalid_final_arrival_date</text:p>
      <text:p text:style-name="P31"><text:s text:c="10"/>.received(x =&gt; x.final_arrival_date());</text:p>
      <text:p text:style-name="P31"/>
      <text:p text:style-name="P41"><text:span text:style-name="T25"><text:s text:c="4"/></text:span><text:span text:style-name="T38">It</text:span><text:span text:style-name="T25"> should_leverage_the_arrival_deadline_time_check = () =&gt;</text:span></text:p>
      <text:p text:style-name="P31"><text:s text:c="7"/>the_arrival_deadline</text:p>
      <text:p text:style-name="P31"><text:s text:c="10"/>.received(x =&gt; x.is_afterwards_than(</text:p>
      <text:p text:style-name="P31"><text:s text:c="13"/>the_itinerary_with_an_invalid_final_arrival_date.final_arrival_date()));</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Itinerary</text:span><text:span text:style-name="T25"> the_itinerary_with_an_invalid_final_arrival_date;</text:span></text:p>
      <text:p text:style-name="P31">}</text:p>
      <text:p text:style-name="P2"/>
      <text:p text:style-name="P2">Ahora estamos simulando que habiendose cumplido la primera y la segunda condicion, la tercera falla.</text:p>
      <text:p text:style-name="P2"/>
      <text:p text:style-name="P2">Para ello establecemos el contexto adecuando en el bloque ESTABLISH y ajustamos nuestras aserciones en los bloques IT (todos reciben el tratamiento ".received()").</text:p>
      <text:p text:style-name="P2"/>
      <text:p text:style-name="P2">Ejecutamos los tests y:</text:p>
      <text:p text:style-name="P2"/>
      <text:p text:style-name="P46">------ Test started: Assembly: dddsample.specs.dll ------</text:p>
      <text:p text:style-name="P49"/>
      <text:p text:style-name="P49">when asked if the specification is satisfied by an itinerary with an invalid final arrival date</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text:soft-page-break/></text:p>
      <text:p text:style-name="P49"/>
      <text:p text:style-name="P49">7 passed, 0 failed, 0 skipped, took 0,68 seconds (Machine.Specifications 0.3.0).</text:p>
      <text:p text:style-name="P2"/>
      <text:p text:style-name="P2">Nuevamente funcionan sin tener que tocar nada.</text:p>
      <text:p text:style-name="P2"/>
      <text:p text:style-name="P2"><text:span text:style-name="T9">RouteSpecificationSpecs: When asked if the specification is satisfied by a null itinerary</text:span>:</text:p>
      <text:p text:style-name="P2"/>
      <text:p text:style-name="P2">La BDD_Spec seria la siguiente:</text:p>
      <text:p text:style-name="P2"/>
      <text:p text:style-name="P48">When asked if the specification is satisfied by a null itinerary</text:p>
      <text:p text:style-name="P49">» It should confirm that the itinerary does not satisfy the route specification</text:p>
      <text:p text:style-name="P49">» It should not leverage the origin location identity comparer</text:p>
      <text:p text:style-name="P49">» It should not leverage the destination location identity comparer</text:p>
      <text:p text:style-name="P49">» It should not leverage the arrival deadline time check</text:p>
      <text:p text:style-name="P2"/>
      <text:p text:style-name="P2">y en codigo:</text:p>
      <text:p text:style-name="P2"/>
      <text:p text:style-name="P13"><text:span text:style-name="T13">public</text:span><text:span text:style-name="T25"> </text:span><text:span text:style-name="T13">class</text:span><text:span text:style-name="T25"> </text:span><text:span text:style-name="T48">when_asked_if_the_specification_is_satisfied_by_a_null_itinerary</text:span><text:span text:style-name="T25"> : </text:span><text:span text:style-name="T48">concern_for_route_specification</text:spa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null_itinerary = </text:span><text:span text:style-name="T13">null</text:span><text:span text:style-name="T25">;</text:span></text:p>
      <text:p text:style-name="P31"><text:s text:c="4"/>};</text:p>
      <text:p text:style-name="P31"/>
      <text:p text:style-name="P41"><text:span text:style-name="T25"><text:s text:c="4"/></text:span><text:span text:style-name="T38">Because</text:span><text:span text:style-name="T25"> of = () =&gt; result = sut.is_satisfied_by(the_null_itinerary);</text:span></text:p>
      <text:p text:style-name="P31"/>
      <text:p text:style-name="P41"><text:span text:style-name="T25"><text:s text:c="4"/></text:span><text:span text:style-name="T38">It</text:span><text:span text:style-name="T25"> should_confirm_that_the_itinerary_does_not_satisfy_the_route_specification = </text:span></text:p>
      <text:p text:style-name="P31"><text:s text:c="7"/>() =&gt; result.ShouldBeFalse();</text:p>
      <text:p text:style-name="P31"/>
      <text:p text:style-name="P31"><text:span text:style-name="T36"><text:s text:c="4"/>It</text:span> should_not_leverage_the_origin_location_identity_comparer = () =&gt;</text:p>
      <text:p text:style-name="P31"><text:s text:c="7"/>the_origin_location</text:p>
      <text:p text:style-name="P41"><text:span text:style-name="T25"><text:s text:c="10"/>.never_received(x =&gt; x.has_the_same_value_as(an&lt;</text:span><text:span text:style-name="T38">ILocation</text:span><text:span text:style-name="T25">&gt;()));</text:span></text:p>
      <text:p text:style-name="P31"/>
      <text:p text:style-name="P41"><text:span text:style-name="T25"><text:s text:c="4"/></text:span><text:span text:style-name="T38">It</text:span><text:span text:style-name="T25"> should_not_leverage_the_destination_location_identity_comparer = () =&gt;</text:span></text:p>
      <text:p text:style-name="P31"><text:s text:c="7"/>the_destination_location</text:p>
      <text:p text:style-name="P41"><text:span text:style-name="T25"><text:s text:c="10"/>.never_received(x =&gt; x.has_the_same_value_as(an&lt;</text:span><text:span text:style-name="T38">ILocation</text:span><text:span text:style-name="T25">&gt;()));</text:span></text:p>
      <text:p text:style-name="P31"/>
      <text:p text:style-name="P41"><text:span text:style-name="T25"><text:s text:c="4"/></text:span><text:span text:style-name="T38">It</text:span><text:span text:style-name="T25"> should_not_leverage_the_arrival_deadline_time_check = () =&gt;</text:span></text:p>
      <text:p text:style-name="P31"><text:s text:c="7"/>the_arrival_deadline</text:p>
      <text:p text:style-name="P41"><text:span text:style-name="T25"><text:s text:c="10"/>.never_received(x =&gt; x.is_afterwards_than(an&lt;</text:span><text:span text:style-name="T38">IArrivalDeadline</text:span><text:span text:style-name="T25">&gt;()));</text:span></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Itinerary</text:span><text:span text:style-name="T25"> the_null_itinerary;</text:span></text:p>
      <text:p text:style-name="P31">}</text:p>
      <text:p text:style-name="P2"/>
      <text:p text:style-name="P2">donde lo mas interesante es constatar como vamos a forzar que la condicion "¿es null?" sea la primera en ser comprobada, ya que, sino es asi, obtendremos una bonita "NullReferenceException".</text:p>
      <text:p text:style-name="P2"/>
      <text:p text:style-name="P2">Para ello usamos dos</text:p>
      <text:p text:style-name="P2"/>
      <text:p text:style-name="P14"><text:span text:style-name="T25">.never_received(x =&gt; x.has_the_same_value_as(an&lt;</text:span><text:span text:style-name="T38">ILocation</text:span><text:span text:style-name="T25">&gt;()));</text:span></text:p>
      <text:p text:style-name="P2"/>
      <text:p text:style-name="P2">y un</text:p>
      <text:p text:style-name="P2"/>
      <text:p text:style-name="P14"><text:span text:style-name="T25">.never_received(x =&gt; x.is_afterwards_than(an&lt;</text:span><text:span text:style-name="T38">IArrivalDeadline</text:span><text:span text:style-name="T25">&gt;()));</text:span></text:p>
      <text:p text:style-name="P2"/>
      <text:p text:style-name="P2">donde queremos comprobar que no recibimos la llamada a ese metodo, sea cual sea el argumento que le pasemos.</text:p>
      <text:p text:style-name="P2"><text:soft-page-break/>Comprobamos que los fallos son los que buscamos:</text:p>
      <text:p text:style-name="P2"/>
      <text:p text:style-name="P48">------ Test started: Assembly: dddsample.specs.dll ------</text:p>
      <text:p text:style-name="P49"/>
      <text:p text:style-name="P49">when asked if the specification is satisfied by a null itinerary</text:p>
      <text:p text:style-name="P49">» should confirm that the itinerary does not satisfy the route specification (FAIL)</text:p>
      <text:p text:style-name="P49">» should not leverage the origin location identity comparer (FAIL)</text:p>
      <text:p text:style-name="P49">» should not leverage the destination location identity comparer (FAIL)</text:p>
      <text:p text:style-name="P49">» should not leverage the arrival deadline time check (FAIL)</text:p>
      <text:p text:style-name="P49"/>
      <text:p text:style-name="P49">Test 'should confirm that the itinerary does not satisfy the route specification'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origin location identity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destination location identity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arrival deadline time check'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
      <text:p text:style-name="P49">0 passed, 4 failed, 0 skipped, took 1,98 seconds (Machine.Specifications 0.3.0).</text:p>
      <text:p text:style-name="P48"/>
      <text:p text:style-name="P2"/>
      <text:p text:style-name="P2">Es decir obtenemos cuatro:</text:p>
      <text:p text:style-name="P2"/>
      <text:p text:style-name="P47">System.NullReferenceException: Object reference not set to an instance of an object.</text:p>
      <text:p text:style-name="P2"/>
      <text:p text:style-name="P2">Necesitamos que haya una condicion que compruebe si es null, y que ademas sea la primera:</text:p>
      <text:p text:style-name="P2"/>
      <text:p text:style-name="P13"><text:span text:style-name="T13">public</text:span><text:span text:style-name="T25"> </text:span><text:span text:style-name="T13">bool</text:span><text:span text:style-name="T25"> is_satisfied_by(</text:span><text:span text:style-name="T38">IItinerary</text:span><text:span text:style-name="T25"> the_itinerary)</text:span></text:p>
      <text:p text:style-name="P31">{</text:p>
      <text:p text:style-name="P41"><text:span text:style-name="T25"><text:s text:c="4"/></text:span><text:span text:style-name="T13">return</text:span><text:span text:style-name="T25"> the_itinerary != </text:span><text:span text:style-name="T13">null</text:span><text:span text:style-name="T25"> &amp;&amp;</text:span></text:p>
      <text:p text:style-name="P31"><text:s text:c="11"/>underlying_origin_location.has_the_same_value_as(</text:p>
      <text:p text:style-name="P31"><text:s text:c="14"/>the_itinerary.initial_departure_location()) &amp;&amp;</text:p>
      <text:p text:style-name="P31"><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Que hace lo que esperamos:</text:p>
      <text:p text:style-name="P2"/>
      <text:p text:style-name="P48">------ Test started: Assembly: dddsample.specs.dll ------</text:p>
      <text:p text:style-name="P49"/>
      <text:p text:style-name="P49">when asked if the specification is satisfied by a null itinerary</text:p>
      <text:p text:style-name="P49"><text:soft-page-break/>» should confirm that the itinerary does not satisfy the route specification</text:p>
      <text:p text:style-name="P49">» should not leverage the origin location identity comparer</text:p>
      <text:p text:style-name="P49">» should not leverage the destination location identity comparer</text:p>
      <text:p text:style-name="P49">» should not leverage the arrival deadline time check</text:p>
      <text:p text:style-name="P49"/>
      <text:p text:style-name="P49"/>
      <text:p text:style-name="P49">4 passed, 0 failed, 0 skipped, took 0,79 seconds (Machine.Specifications 0.3.0).</text:p>
      <text:p text:style-name="P2"/>
      <text:p text:style-name="P2"><text:span text:style-name="T9">RouteSpecificationSpecs: When asked if the specifcation is satisfied by an itinerary that satisfies the route specification (REFACTORIZACION)</text:span>:</text:p>
      <text:p text:style-name="P2"/>
      <text:p text:style-name="P2">En este epigrafe vamos a ver como podriamos refactorizar esta BDD_Spec, buscando una mayor coherencia semantica y las ventajas y desventajas de una aproximacion de ese estilo.</text:p>
      <text:p text:style-name="P2"/>
      <text:p text:style-name="P2">Nuestra BDD_Spec actual es la siguiente:</text:p>
      <text:p text:style-name="P2"/>
      <text:p text:style-name="P46">v1</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pero podriamos haber optado por esta otra, donde el apartado semantico esta mas desarrollado</text:p>
      <text:p text:style-name="P2"/>
      <text:p text:style-name="P46">v2</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check that the itinerary initial departure location is right</text:p>
      <text:p text:style-name="P49">» It should check that the itinerary final arrival location is right</text:p>
      <text:p text:style-name="P49">» It should check that the itinerary final arrival date is within boundaries</text:p>
      <text:p text:style-name="P2"><text:s/></text:p>
      <text:p text:style-name="P2">Lo unico que hemos hecho ha sido convertir:</text:p>
      <text:p text:style-name="P2"/>
      <text:p text:style-name="P49">» It should leverage the itinerary initial departure location</text:p>
      <text:p text:style-name="P47">» It should leverage the origin location identity comparer</text:p>
      <text:p text:style-name="P2"/>
      <text:p text:style-name="P2">en</text:p>
      <text:p text:style-name="P2"/>
      <text:p text:style-name="P47">» It should check that the itinerary initial departure location is right</text:p>
      <text:p text:style-name="P2"/>
      <text:p text:style-name="P2">Estas dos:</text:p>
      <text:p text:style-name="P2"/>
      <text:p text:style-name="P49">» It should leverage the itinerary final arrival location</text:p>
      <text:p text:style-name="P49">» It should leverage the destination location identity comparer</text:p>
      <text:p text:style-name="P2"/>
      <text:p text:style-name="P2">en</text:p>
      <text:p text:style-name="P2"/>
      <text:p text:style-name="P47">» It should check that the itinerary final arrival location is right</text:p>
      <text:p text:style-name="P2"/>
      <text:p text:style-name="P2">y finalmente esta otras dos:</text:p>
      <text:p text:style-name="P2"/>
      <text:p text:style-name="P49">» It should leverage the itinerary final arrival date</text:p>
      <text:p text:style-name="P47">» It should leverage the arrival deadline time check</text:p>
      <text:p text:style-name="P2"/>
      <text:p text:style-name="P2"><text:soft-page-break/>en</text:p>
      <text:p text:style-name="P2"/>
      <text:p text:style-name="P47">» It should check that the itinerary final arrival date is within boundaries</text:p>
      <text:p text:style-name="P2"/>
      <text:p text:style-name="P2">No se puede decir que una este bien y otra mal, o que una este mejor que otra. Ambas responden a diferentes maneras de enfocar el desarrollo de la aplicacion.</text:p>
      <text:p text:style-name="P2"/>
      <text:p text:style-name="P2">La v1 da prioridad a la descripcion exacta de las interacciones entre los distintos objetos y eso es algo muy valioso, ya que con tan solo leer la BDD_Spec, te das cuenta de que es lo que hace al nivel interaccion entre objetos.</text:p>
      <text:p text:style-name="P2"/>
      <text:p text:style-name="P2">La v2 da prioridad a la semantica, de forma que, si por la razon que fuere, el cliente (que no tiene ni idea de informatica), tuviese que ver esta BDD_Spec, al menos entenderia algo mas que con la v1.</text:p>
      <text:p text:style-name="P2"/>
      <text:p text:style-name="P2">Por norma, vamos a preferir la v1. Pero es importante entender, que esta decision entra dentro de la preferencia personal.</text:p>
      <text:p text:style-name="P2"/>
      <text:p text:style-name="P2">Desde un punto de vista tecnico, comparemos el bloque IT de por ejemplo:</text:p>
      <text:p text:style-name="P2"/>
      <text:p text:style-name="P49">v1</text:p>
      <text:p text:style-name="P49"/>
      <text:p text:style-name="P49">» It should leverage the itinerary initial departure location</text:p>
      <text:p text:style-name="P47">» It should leverage the origin location identity comparer</text:p>
      <text:p text:style-name="P2"/>
      <text:p text:style-name="P2">frente a </text:p>
      <text:p text:style-name="P2"/>
      <text:p text:style-name="P47">v2</text:p>
      <text:p text:style-name="P47"/>
      <text:p text:style-name="P47">» It should check that the itinerary initial departure location is right</text:p>
      <text:p text:style-name="P2"/>
      <text:p text:style-name="P2">en codigo:</text:p>
      <text:p text:style-name="P2"/>
      <text:p text:style-name="P60">v1</text:p>
      <text:p text:style-name="P60"/>
      <text:p text:style-name="P13"><text:span text:style-name="T38">It</text:span><text:span text:style-name="T25"> should_leverage_the_itinerary_initial_departure_location = () =&gt; </text:span></text:p>
      <text:p text:style-name="P31"><text:s text:c="3"/>the_itinerary_that_satisfies_the_route_specification</text:p>
      <text:p text:style-name="P31"><text:s text:c="6"/>.received(x =&gt; x.initial_departure_location());</text:p>
      <text:p text:style-name="P31"/>
      <text:p text:style-name="P41"><text:span text:style-name="T38">It</text:span><text:span text:style-name="T25"> should_leverage_the_origin_location_identity_comparer = () =&gt;</text:span></text:p>
      <text:p text:style-name="P31"><text:s text:c="3"/>the_origin_location</text:p>
      <text:p text:style-name="P31"><text:s text:c="6"/>.received(x =&gt; x.has_the_same_value_as(</text:p>
      <text:p text:style-name="P31"><text:s text:c="9"/>the_itinerary_that_satisfies_the_route_specification</text:p>
      <text:p text:style-name="P31"><text:s text:c="12"/>.initial_departure_location()));</text:p>
      <text:p text:style-name="P2"/>
      <text:p text:style-name="P2">frente a </text:p>
      <text:p text:style-name="P2"/>
      <text:p text:style-name="P60">v2</text:p>
      <text:p text:style-name="P60"/>
      <text:p text:style-name="P13"><text:span text:style-name="T38">It</text:span><text:span text:style-name="T25"> should_check_that_the_itinerary_initial_departure_location_is_right = () =&gt;</text:span></text:p>
      <text:p text:style-name="P27">{ </text:p>
      <text:p text:style-name="P31"><text:s text:c="4"/>the_itinerary_that_satisfies_the_route_specification</text:p>
      <text:p text:style-name="P31"><text:s text:c="7"/>.received(x =&gt; x.initial_departure_location());</text:p>
      <text:p text:style-name="P31"/>
      <text:p text:style-name="P31"><text:s text:c="4"/>the_origin_location</text:p>
      <text:p text:style-name="P31"><text:s text:c="7"/>.received(x =&gt; x.has_the_same_value_as(</text:p>
      <text:p text:style-name="P31"><text:s text:c="10"/>the_itinerary_that_satisfies_the_route_specification</text:p>
      <text:p text:style-name="P28"><text:s text:c="13"/>.initial_departure_location()));</text:p>
      <text:p text:style-name="P28">};</text:p>
      <text:p text:style-name="P2"/>
      <text:p text:style-name="P2">un punto clarisimo en favor de v1 es que cumple con la norma no escrita de:</text:p>
      <text:p text:style-name="P2"/>
      <text:list xml:id="list39154654" text:style-name="L42">
        <text:list-item>
          <text:p text:style-name="P103"><text:soft-page-break/>1 bloque IT -&gt; 1 linea de codigo</text:p>
        </text:list-item>
      </text:list>
      <text:p text:style-name="P2"/>
      <text:p text:style-name="P2">mientras que v2 violaria esa norma (2 lineas de codigo).</text:p>
      <text:p text:style-name="P2"/>
      <text:p text:style-name="P2">La razon para esa norma hay que buscarla en que se pretende que con cada bloque IT comprobemos una sola cosa (de ahi lo de una linea de codigo). Si comprobamos dos o mas cosas, probablememte estemos haciendo demasiado en una sola vez.</text:p>
      <text:p text:style-name="P2"/>
      <text:p text:style-name="P2">De nuevo la linea que separa una opcion de la otra es muy fina ya que se podria argumentar que a veces, para comprobar un solo concepto logico hacen falta mas de una linea de codigo.</text:p>
      <text:p text:style-name="P2"/>
      <text:p text:style-name="P2">Te hemos expuesto las razones. Ahora debes ser tu quien escoja.</text:p>
      <text:p text:style-name="P2"/>
      <text:p text:style-name="P2"/>
      <text:p text:style-name="P2">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2"/>
      <text:p text:style-name="P2"/>
      <text:p text:style-name="P2"><text:span text:style-name="T9">RouteSpecificationSpecs: Implementando el comportamiento IValueObject&lt;T&gt;</text:span>:</text:p>
      <text:p text:style-name="P2"/>
      <text:p text:style-name="P2">En esta seccion vamos a afrontar la implementacion de un serie de BDD_Specs relacionadas entre si y que definen el comportamiento heredado de IValueObject&lt;T&gt; a traves de su metodo has_the_same_value_as():</text:p>
      <text:p text:style-name="P2"/>
      <text:p text:style-name="P13"><text:span text:style-name="T13">public</text:span><text:span text:style-name="T25"> </text:span><text:span text:style-name="T13">interface</text:span><text:span text:style-name="T25"> </text:span><text:span text:style-name="T38">IValueObject</text:span><text:span text:style-name="T25">&lt;T&gt;</text:span></text:p>
      <text:p text:style-name="P31">{ <text:s text:c="2"/></text:p>
      <text:p text:style-name="P41"><text:span text:style-name="T25"><text:s text:c="4"/></text:span><text:span text:style-name="T13">bool</text:span><text:span text:style-name="T25"> has_the_same_value_as(T the_other_value_object);</text:span></text:p>
      <text:p text:style-name="P31">}</text:p>
      <text:p text:style-name="P2"/>
      <text:p text:style-name="P2">Las cinco BDD_Specs a las que nos referimos son:</text:p>
      <text:p text:style-name="P2"/>
      <text:p text:style-name="P46">When asked if two similar route specifications have the same value</text:p>
      <text:p text:style-name="P49">» It should confirm that they have the same value</text:p>
      <text:p text:style-name="P49">» It should leverage the origin location value comparer</text:p>
      <text:p text:style-name="P49">» It should leverage the destination location value comparer</text:p>
      <text:p text:style-name="P49">» It should leverage the arrival deadline value comparer</text:p>
      <text:p text:style-name="P49"/>
      <text:p text:style-name="P49">When asked if two route specifications with different origin location have the same value</text:p>
      <text:p text:style-name="P49">» It should confirm that they have different value</text:p>
      <text:p text:style-name="P49">» It should leverage the origin location value comparer</text:p>
      <text:p text:style-name="P49">» It should not leverage the destination location value comparer</text:p>
      <text:p text:style-name="P49">» It should not leverage the arrival deadline value comparer</text:p>
      <text:p text:style-name="P49"/>
      <text:p text:style-name="P49">When asked if two route specifications with different destination location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9">» It should not leverage the arrival deadline value comparer</text:p>
      <text:p text:style-name="P49"/>
      <text:p text:style-name="P49">When asked if two route specifications with different arrival deadline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9">» It should leverage the arrival deadline value comparer</text:p>
      <text:p text:style-name="P49"/>
      <text:p text:style-name="P49">When asked if a null route specification has the same value as the current specification</text:p>
      <text:p text:style-name="P49">» It should confirm that they have different value</text:p>
      <text:p text:style-name="P49">» It should not leverage the origin location value comparer</text:p>
      <text:p text:style-name="P49">» It should not leverage the destination location value comparer</text:p>
      <text:p text:style-name="P49"><text:soft-page-break/>» It should not leverage the arrival deadline value comparer</text:p>
      <text:p text:style-name="P2"/>
      <text:p text:style-name="P2">En ellas queda perfectamente definido el comportamiento deseado, asi como todas las interacciones con los objetos colaboradores.</text:p>
      <text:p text:style-name="P2"/>
      <text:p text:style-name="P2">Puesto que no es la primera vez que vamos a implementar una funcionalidad parecida, esta vez vamos a cambiar el enfoque ligeramente para intentar simular como hariamos esto en un entorno de desarrollo real (en un trabajo, vamos). Intentaremos, por tanto, mostrar como lo hariamos nosotros si no tuviesemos que explicarlo paso a paso.</text:p>
      <text:p text:style-name="P2"/>
      <text:p text:style-name="P2">Antes de afrontar esta seccion, es recomendable que entiendas perfectamente todo lo tratado en este manual hasta llegar aqui, ya que muchas de las cuestiones en las que haciamos incapie con anterioridad, ahora lo pasaremos por alto.</text:p>
      <text:p text:style-name="P2"/>
      <text:p text:style-name="P2">Empezamos.</text:p>
      <text:p text:style-name="P2"/>
      <text:p text:style-name="P2"><text:span text:style-name="T9">Implementacion del "Happy Day Scenario"</text:span>:</text:p>
      <text:p text:style-name="P2"/>
      <text:p text:style-name="P2">Lo primero es identificar el "Happy Day Scenario" para tener un punto de partida:</text:p>
      <text:p text:style-name="P2"/>
      <text:p text:style-name="P46">When asked if two similar route specifications have the same value</text:p>
      <text:p text:style-name="P49">» It should confirm that they have the same value</text:p>
      <text:p text:style-name="P49">» It should leverage the origin location value comparer</text:p>
      <text:p text:style-name="P49">» It should leverage the destination location value comparer</text:p>
      <text:p text:style-name="P47">» It should leverage the arrival deadline value comparer</text:p>
      <text:p text:style-name="P2"/>
      <text:p text:style-name="P2">A continuacion lo traduciriamos a codigo, siguiendo el orden ya conocido de:</text:p>
      <text:p text:style-name="P2"/>
      <text:list xml:id="list39138828" text:style-name="L43">
        <text:list-item>
          <text:p text:style-name="P104">Clase when_...</text:p>
        </text:list-item>
        <text:list-item>
          <text:p text:style-name="P104">Bloque IT principal (Assert)</text:p>
        </text:list-item>
        <text:list-item>
          <text:p text:style-name="P104">Bloque BECAUSE (Act)</text:p>
        </text:list-item>
        <text:list-item>
          <text:p text:style-name="P104">El resto de los bloques IT (Assert)</text:p>
        </text:list-item>
        <text:list-item>
          <text:p text:style-name="P104">Bloque ESTABLISH (Arrange)</text:p>
        </text:list-item>
      </text:list>
      <text:p text:style-name="P2"/>
      <text:p text:style-name="P2">En todo momento corregimos el codigo rojo nada mas presentarse.</text:p>
      <text:p text:style-name="P2"/>
      <text:p text:style-name="P13"><text:span text:style-name="T13">public</text:span><text:span text:style-name="T25"> </text:span><text:span text:style-name="T13">class</text:span><text:span text:style-name="T25"> </text:span><text:span text:style-name="T48">when_asked_if_two_similar_route_specifications_have_the_same_value</text:span><text:span text:style-name="T25"> : </text:span></text:p>
      <text:p text:style-name="P13"><text:span text:style-name="T25"><text:s text:c="13"/></text:span><text:span text:style-name="T48">concern_for_route_specification</text:spa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ther_route_specification = an&lt;</text:span><text:span text:style-name="T38">IRouteSpecification</text:span><text:span text:style-name="T25">&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5"><text:s text:c="11"/>.Return(</text:span><text:span text:style-name="T13">true</text:span><text:span text:style-name="T25">);</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 text:c="11"/>.Stub(x =&gt; x.has_the_same_value_as(the_destination_location))</text:p>
      <text:p text:style-name="P41"><text:span text:style-name="T25"><text:s text:c="11"/>.Return(</text:span><text:span text:style-name="T13">true</text:span><text:span text:style-name="T25">);</text:span></text:p>
      <text:p text:style-name="P31"/>
      <text:p text:style-name="P31"><text:s text:c="8"/>the_other_route_specification</text:p>
      <text:p text:style-name="P31"><text:s text:c="11"/>.Stub(x =&gt; x.arrival_dealine())</text:p>
      <text:p text:style-name="P31"><text:s text:c="11"/>.Return(the_arrival_deadline);</text:p>
      <text:p text:style-name="P31"><text:s text:c="8"/>the_arrival_deadline</text:p>
      <text:p text:style-name="P31"><text:s text:c="11"/>.Stub(x =&gt; x.has_the_same_value_as(the_arrival_deadline))</text:p>
      <text:p text:style-name="P41"><text:soft-page-break/><text:span text:style-name="T25"><text:s text:c="11"/>.Return(</text:span><text:span text:style-name="T13">true</text:span><text:span text:style-name="T25">);</text:span></text:p>
      <text:p text:style-name="P31"><text:s text:c="4"/>};</text:p>
      <text:p text:style-name="P31"/>
      <text:p text:style-name="P41"><text:span text:style-name="T25"><text:s text:c="4"/></text:span><text:span text:style-name="T38">Because</text:span><text:span text:style-name="T25"> of = () =&gt; </text:span></text:p>
      <text:p text:style-name="P31"><text:s text:c="16"/>result = sut.has_the_same_value_as(the_other_route_specification);</text:p>
      <text:p text:style-name="P31"/>
      <text:p text:style-name="P41"><text:span text:style-name="T25"><text:s text:c="4"/></text:span><text:span text:style-name="T38">It</text:span><text:span text:style-name="T25"> should_confirm_that_they_have_the_same_value = () =&gt; result.ShouldBeTrue();</text:span></text:p>
      <text:p text:style-name="P31"/>
      <text:p text:style-name="P41"><text:span text:style-name="T25"><text:s text:c="4"/></text:span><text:span text:style-name="T38">It</text:span><text:span text:style-name="T25">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5"><text:s text:c="4"/></text:span><text:span text:style-name="T38">It</text:span><text:span text:style-name="T25">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5"><text:s text:c="4"/></text:span><text:span text:style-name="T38">It</text:span><text:span text:style-name="T25"> should_leverage_the_arrival_deadline_value_comparer = () =&gt; </text:span></text:p>
      <text:p text:style-name="P31"><text:s text:c="7"/>the_arrival_deadline</text:p>
      <text:p text:style-name="P31"><text:s text:c="10"/>.received(x =&gt; x.has_the_same_value_as(the_arrival_deadline));</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RouteSpecification</text:span><text:span text:style-name="T25"> the_other_route_specification;</text:span></text:p>
      <text:p text:style-name="P31">}</text:p>
      <text:p text:style-name="P2"/>
      <text:p text:style-name="P2">Este tipo de codigo deberia resultarte familiar a estas alturas:</text:p>
      <text:p text:style-name="P2"/>
      <text:list xml:id="list39142288" text:style-name="L44">
        <text:list-item>
          <text:p text:style-name="P105">El primer bloque IT comprueba la salida del metodo (TDD Tradicional)</text:p>
        </text:list-item>
        <text:list-item>
          <text:p text:style-name="P105">Los tres bloques IT restantes comprueban las interacciones (TDD Mockista)</text:p>
        </text:list-item>
        <text:list-item>
          <text:p text:style-name="P105">En el bloque ESTABLISH:</text:p>
          <text:list>
            <text:list-item>
              <text:p text:style-name="P105">Establecemos las comparaciones con sigo mismo de:</text:p>
              <text:list>
                <text:list-item>
                  <text:p text:style-name="P105">the_origin_location</text:p>
                </text:list-item>
                <text:list-item>
                  <text:p text:style-name="P105">the_arrival_location</text:p>
                </text:list-item>
                <text:list-item>
                  <text:p text:style-name="P105">the_arrival_deadline</text:p>
                </text:list-item>
              </text:list>
            </text:list-item>
            <text:list-item>
              <text:p text:style-name="P105">Simulamos una salida positiva (true) para cada una de las 3 comparaciones.</text:p>
            </text:list-item>
          </text:list>
        </text:list-item>
      </text:list>
      <text:p text:style-name="P2"/>
      <text:p text:style-name="P2">Eejcutamos la BDD_Spec, buscando el tipo de error que esperamos (Not Implemented, en este cas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 (FAIL)</text:p>
      <text:p text:style-name="P49">» should leverage the origin location value comparer (FAIL)</text:p>
      <text:p text:style-name="P49">» should leverage the destination location value comparer (FAIL)</text:p>
      <text:p text:style-name="P49">» should leverage the arrival deadline value comparer (FAIL)</text:p>
      <text:p text:style-name="P49"/>
      <text:p text:style-name="P49">Test 'should confirm that they have the same value'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Test 'should leverage the origin location value comparer'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Test 'should leverage the destination location value comparer' failed:</text:p>
      <text:p text:style-name="P49"><text:tab/>System.Reflection.TargetInvocationException: Exception has been thrown by the target <text:soft-page-break/>of an invocation. ---&gt; System.NotImplementedException: The method or operation is not implemented.</text:p>
      <text:p text:style-name="P49"/>
      <text:p text:style-name="P49">(....)</text:p>
      <text:p text:style-name="P49"/>
      <text:p text:style-name="P49">Test 'should leverage the arrival deadline value comparer'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
      <text:p text:style-name="P49">0 passed, 4 failed, 0 skipped, took 1,03 seconds (Machine.Specifications 0.3.0).</text:p>
      <text:p text:style-name="P2"/>
      <text:p text:style-name="P2">Una vez obtenidos esos cuatro errores, vamos a implementar la funcionalidad. Puesto que tenemos interacciones (delegacion tambien seria una palabra correcta) con dependencias, escribimos primero estas, para no perdernos:</text:p>
      <text:p text:style-name="P2"/>
      <text:p text:style-name="P13"><text:span text:style-name="T13">public</text:span><text:span text:style-name="T25"> </text:span><text:span text:style-name="T13">bool</text:span><text:span text:style-name="T25"> has_the_same_value_as(</text:span><text:span text:style-name="T38">IRouteSpecification</text:span><text:span text:style-name="T25"> the_other)</text:span></text:p>
      <text:p text:style-name="P31">{</text:p>
      <text:p text:style-name="P41"><text:span text:style-name="T25"><text:s text:c="3"/></text:span><text:span text:style-name="T13">this</text:span><text:span text:style-name="T25">.underlying_origin_location.has_the_same_value_as(the_other.origin());</text:span></text:p>
      <text:p text:style-name="P41"><text:span text:style-name="T25"><text:s text:c="3"/></text:span><text:span text:style-name="T13">this</text:span><text:span text:style-name="T25">.underlying_destination_location.has_the_same_value_as(the_other.destination());</text:span></text:p>
      <text:p text:style-name="P41"><text:span text:style-name="T25"><text:s text:c="3"/></text:span><text:span text:style-name="T13">this</text:span><text:span text:style-name="T25">.underlying_arrival_deadline.has_the_same_value_as(the_other.arrival_dealine());</text:span></text:p>
      <text:p text:style-name="P31"><text:s text:c="4"/></text:p>
      <text:p text:style-name="P41"><text:span text:style-name="T25"><text:s text:c="3"/></text:span><text:span text:style-name="T13">return</text:span><text:span text:style-name="T25"> </text:span><text:span text:style-name="T13">false</text:span><text:span text:style-name="T25">;</text:span></text:p>
      <text:p text:style-name="P31">}</text:p>
      <text:p text:style-name="P2"/>
      <text:p text:style-name="P2">y volvemos a ejecutar la BDD_Spec para ver si se nos ha olvidado alg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 (FAIL)</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Test 'should confirm that they have the same value' failed:</text:p>
      <text:p text:style-name="P49"><text:tab/>Machine.Specifications.SpecificationException: Should be [true] but is [false]</text:p>
      <text:p text:style-name="P49"><text:tab/>at Machine.Specifications.ShouldExtensionMethods.ShouldBeTrue(Boolean condition)</text:p>
      <text:p text:style-name="P49"><text:tab/>domain\model\cargo.aggregate\RouteSpecificationSpecs.cs(336,0): at dddsample.specs.domain.model.cargo.aggregate.when_asked_if_two_similar_route_specifications_have_the_same_value.&lt;.ctor&gt;b__8()</text:p>
      <text:p text:style-name="P49"><text:tab/>at Machine.Specifications.Model.Specification.InvokeSpecificationField()</text:p>
      <text:p text:style-name="P49"><text:tab/>at Machine.Specifications.Model.Specification.Verify()</text:p>
      <text:p text:style-name="P49"/>
      <text:p text:style-name="P49">3 passed, 1 failed, 0 skipped, took 0,85 seconds (Machine.Specifications 0.3.0).</text:p>
      <text:p text:style-name="P2"/>
      <text:p text:style-name="P2">Perfecto, es exactamente lo que buscabamos:</text:p>
      <text:p text:style-name="P2"/>
      <text:list xml:id="list39147750" text:style-name="L45">
        <text:list-item>
          <text:p text:style-name="P106">Las tres aserciones basadas en al interaccion pasan (las tres ultimas)</text:p>
        </text:list-item>
        <text:list-item>
          <text:p text:style-name="P106">La asercion que comprueba el resultado no pasa ya que la hemos hecho fallar a proposito para comprobar que efectivamente podemos fallarla por las razones adecuadas. Para conseguirlo:</text:p>
          <text:list>
            <text:list-item>
              <text:p text:style-name="P106">Esperabamos un true (result.ShouldBeTrue()).</text:p>
            </text:list-item>
            <text:list-item>
              <text:p text:style-name="P106">Forzamos un false (return false).</text:p>
            </text:list-item>
            <text:list-item>
              <text:p text:style-name="P106">El test nos marca nuestro error (Should be [true] but is [false])</text:p>
            </text:list-item>
          </text:list>
        </text:list-item>
      </text:list>
      <text:p text:style-name="P2"/>
      <text:p text:style-name="P2">Ahora que ya hemos comprobado que no nos olvidamos de nada, transformamos el codigo escrito en lo que buscamos. </text:p>
      <text:p text:style-name="P2"/>
      <text:p text:style-name="P2">(Recuerda: "Escribe el minimo codigo necesario, Y QUE TENGA SENTIDO, para pasar el test")</text:p>
      <text:p text:style-name="P2"><text:soft-page-break/></text:p>
      <text:p text:style-name="P13"><text:span text:style-name="T13">public</text:span><text:span text:style-name="T25"> </text:span><text:span text:style-name="T13">bool</text:span><text:span text:style-name="T25"> has_the_same_value_as(</text:span><text:span text:style-name="T38">IRouteSpecification</text:span><text:span text:style-name="T25"> the_other)</text:span></text:p>
      <text:p text:style-name="P31">{</text:p>
      <text:p text:style-name="P41"><text:span text:style-name="T25"><text:s text:c="4"/></text:span><text:span text:style-name="T13">return</text:span><text:span text:style-name="T25"> </text:span></text:p>
      <text:p text:style-name="P41"><text:span text:style-name="T25"><text:s text:c="7"/></text:span><text:span text:style-name="T13">this</text:span><text:span text:style-name="T25">.underlying_origin_location</text:span></text:p>
      <text:p text:style-name="P31"><text:s text:c="10"/>.has_the_same_value_as(the_other.origin()) &amp;&amp;</text:p>
      <text:p text:style-name="P41"><text:span text:style-name="T25"><text:s text:c="7"/></text:span><text:span text:style-name="T13">this</text:span><text:span text:style-name="T25">.underlying_destination_location</text:span></text:p>
      <text:p text:style-name="P31"><text:s text:c="10"/>.has_the_same_value_as(the_other.destination()) &amp;&amp;</text:p>
      <text:p text:style-name="P41"><text:span text:style-name="T25"><text:s text:c="7"/></text:span><text:span text:style-name="T13">this</text:span><text:span text:style-name="T25">.underlying_arrival_deadline</text:span></text:p>
      <text:p text:style-name="P31"><text:s text:c="10"/>.has_the_same_value_as(the_other.arrival_dealine());</text:p>
      <text:p text:style-name="P31">}</text:p>
      <text:p text:style-name="P2"/>
      <text:p text:style-name="P2"/>
      <text:p text:style-name="P2">Volvemos a ejecutar la BDD_Spec, esta vez con la esperanza de obtener un resultado positiv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
      <text:p text:style-name="P49">4 passed, 0 failed, 0 skipped, took 0,86 seconds (Machine.Specifications 0.3.0).</text:p>
      <text:p text:style-name="P2"/>
      <text:p text:style-name="P2">Dicho y hecho.</text:p>
      <text:p text:style-name="P2"/>
      <text:p text:style-name="P2">Vamos a por la siguiente.</text:p>
      <text:p text:style-name="P2"/>
      <text:p text:style-name="P2"><text:span text:style-name="T9">Implementacion de los Scenarios complementarios al "Happy Day Scenario"</text:span>:</text:p>
      <text:p text:style-name="P2"/>
      <text:p text:style-name="P2">Vamos con las cuatro BDD_Specs que quedan:</text:p>
      <text:p text:style-name="P2"/>
      <text:list xml:id="list39154044" text:style-name="L46">
        <text:list-item>
          <text:p text:style-name="P107">Provocamos el fallo de la primera condicion</text:p>
        </text:list-item>
        <text:list-item>
          <text:p text:style-name="P107">Provocamos el fallo de la segunda condicion</text:p>
        </text:list-item>
        <text:list-item>
          <text:p text:style-name="P107">Provocamos el fallo de la tercera condicion</text:p>
        </text:list-item>
        <text:list-item>
          <text:p text:style-name="P107">Finalmente iremos con el caso extraordinario</text:p>
        </text:list-item>
      </text:list>
      <text:p text:style-name="P2"/>
      <text:p text:style-name="P2">Si todo ha ido bien, probablemente no tengamos que escribir codigo de la aplicacion excepto en el cuarto caso.</text:p>
      <text:p text:style-name="P2"/>
      <text:p text:style-name="P2"><text:span text:style-name="T9">BDD_Spec que provoca el fallo de la primera condicion</text:span>:</text:p>
      <text:p text:style-name="P2"/>
      <text:p text:style-name="P2">Buscamos hacer que falle:</text:p>
      <text:p text:style-name="P2"/>
      <text:p text:style-name="P13"><text:span text:style-name="T13">this</text:span><text:span text:style-name="T25">.underlying_origin_location.has_the_same_value_as(the_other.origin())</text:span></text:p>
      <text:p text:style-name="P2"/>
      <text:p text:style-name="P2">Por lo tanto:</text:p>
      <text:p text:style-name="P2"/>
      <text:p text:style-name="P49">When asked if two route specifications with different origin location have the same value</text:p>
      <text:p text:style-name="P49">» It should confirm that they have different value</text:p>
      <text:p text:style-name="P49">» It should leverage the origin location value comparer</text:p>
      <text:p text:style-name="P49">» It should not leverage the destination location value comparer</text:p>
      <text:p text:style-name="P49">» It should not leverage the arrival deadline value comparer</text:p>
      <text:p text:style-name="P2"/>
      <text:p text:style-name="P2">Como podemos leer en la BDD_Spec, para hacer fallar el primero:</text:p>
      <text:p text:style-name="P2"/>
      <text:list xml:id="list39135087" text:style-name="L47">
        <text:list-item>
          <text:p text:style-name="P108">Necesitamos proporcionar un mock del primero (el que queremos que falle) que devuelva false.</text:p>
        </text:list-item>
        <text:list-item>
          <text:p text:style-name="P108">No necesitamos proporcionar un mock del segundo.</text:p>
        </text:list-item>
        <text:list-item>
          <text:p text:style-name="P108"><text:soft-page-break/>No necesitamos proporcionar un mock del tercero.</text:p>
        </text:list-item>
      </text:list>
      <text:p text:style-name="P2"/>
      <text:p text:style-name="P2">Cuando proporcionamos un mock:</text:p>
      <text:p text:style-name="P2"/>
      <text:list xml:id="list39135784" text:style-name="L48">
        <text:list-item>
          <text:p text:style-name="P109">"should leverage" de la BDD_Spec se traducira en</text:p>
        </text:list-item>
        <text:list-item>
          <text:p text:style-name="P109">"received()" en el codigo.</text:p>
        </text:list-item>
      </text:list>
      <text:p text:style-name="P2"/>
      <text:p text:style-name="P2">Cuando no proporcionamos un mock:</text:p>
      <text:p text:style-name="P2"/>
      <text:list xml:id="list39160124" text:style-name="L49">
        <text:list-item>
          <text:p text:style-name="P110">"should not leverage" de la BDD_Spec se traducira en</text:p>
        </text:list-item>
        <text:list-item>
          <text:p text:style-name="P110">"never_received()" en el codigo.</text:p>
        </text:list-item>
      </text:list>
      <text:p text:style-name="P2"/>
      <text:p text:style-name="P2">Por lo tanto:</text:p>
      <text:p text:style-name="P2"/>
      <text:p text:style-name="P40"><text:span text:style-name="T20">public</text:span><text:span text:style-name="T31"> </text:span><text:span text:style-name="T20">class</text:span><text:span text:style-name="T31"> </text:span><text:span text:style-name="T53">when_asked_if_two_route_specifications_with_different_origin_location_have_the_same_value</text:span><text:span text:style-name="T31"> : </text:span></text:p>
      <text:p text:style-name="P52">concern_for_route_specificatio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ther_route_specification = an&lt;</text:span><text:span text:style-name="T38">IRouteSpecification</text:span><text:span text:style-name="T25">&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5"><text:s text:c="11"/>.Return(</text:span><text:span text:style-name="T13">false</text:span><text:span text:style-name="T25">);</text:span></text:p>
      <text:p text:style-name="P31"><text:s text:c="4"/>};</text:p>
      <text:p text:style-name="P31"/>
      <text:p text:style-name="P41"><text:span text:style-name="T25"><text:s text:c="4"/></text:span><text:span text:style-name="T38">Because</text:span><text:span text:style-name="T25"> of = () =&gt; result = </text:span></text:p>
      <text:p text:style-name="P31"><text:s text:c="21"/>sut.has_the_same_value_as(the_other_route_specification);</text:p>
      <text:p text:style-name="P31"/>
      <text:p text:style-name="P41"><text:span text:style-name="T25"><text:s text:c="4"/></text:span><text:span text:style-name="T38">It</text:span><text:span text:style-name="T25"> should_confirm_that_they_have_different_value = () =&gt; </text:span></text:p>
      <text:p text:style-name="P31"><text:s text:c="7"/>result.ShouldBeFalse();</text:p>
      <text:p text:style-name="P31"/>
      <text:p text:style-name="P41"><text:span text:style-name="T25"><text:s text:c="4"/></text:span><text:span text:style-name="T38">It</text:span><text:span text:style-name="T25">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5"><text:s text:c="4"/></text:span><text:span text:style-name="T38">It</text:span><text:span text:style-name="T25"> should_not_leverage_the_destination_location_value_comparer = () =&gt; </text:span></text:p>
      <text:p text:style-name="P31"><text:s text:c="7"/>the_destination_location</text:p>
      <text:p text:style-name="P31"><text:s text:c="10"/>.never_received(x =&gt; x.has_the_same_value_as(the_destination_location));</text:p>
      <text:p text:style-name="P31"/>
      <text:p text:style-name="P41"><text:span text:style-name="T25"><text:s text:c="4"/></text:span><text:span text:style-name="T38">It</text:span><text:span text:style-name="T25"> should_not_leverage_the_arrival_deadline_value_comparer = () =&gt; </text:span></text:p>
      <text:p text:style-name="P31"><text:s text:c="7"/>the_arrival_deadline</text:p>
      <text:p text:style-name="P31"><text:s text:c="10"/>.never_received(x =&gt; x.has_the_same_value_as(the_arrival_deadline));</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RouteSpecification</text:span><text:span text:style-name="T25"> the_other_route_specification;</text:span></text:p>
      <text:p text:style-name="P31">}</text:p>
      <text:p text:style-name="P2"/>
      <text:p text:style-name="P2">Forzamos el fallo de la primera a traves de:</text:p>
      <text:p text:style-name="P2"/>
      <text:p text:style-name="P14"><text:span text:style-name="T25">.Return(</text:span><text:span text:style-name="T13">false</text:span><text:span text:style-name="T25">);</text:span></text:p>
      <text:p text:style-name="P2"/>
      <text:p text:style-name="P2">Ejecutamos la BDD_Spec. No esperamos fallos:</text:p>
      <text:p text:style-name="P2"/>
      <text:p text:style-name="P46">------ Test started: Assembly: dddsample.specs.dll ------</text:p>
      <text:p text:style-name="P49"/>
      <text:p text:style-name="P49">when asked if two route specifications with different origin location have the same value</text:p>
      <text:p text:style-name="P49"><text:soft-page-break/>» should confirm that they have different value</text:p>
      <text:p text:style-name="P49">» should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4 passed, 0 failed, 0 skipped, took 0,67 seconds (Machine.Specifications 0.3.0).</text:p>
      <text:p text:style-name="P2"/>
      <text:p text:style-name="P2"><text:span text:style-name="T9">BDD_Spec que provoca el fallo de la segunda condicion</text:span>:</text:p>
      <text:p text:style-name="P2"/>
      <text:p text:style-name="P2">Buscamos provocar el fallo de:</text:p>
      <text:p text:style-name="P2"/>
      <text:p text:style-name="P13"><text:span text:style-name="T13">this</text:span><text:span text:style-name="T25">.underlying_destination_location.has_the_same_value_as(the_other.destination())</text:span></text:p>
      <text:p text:style-name="P2"/>
      <text:p text:style-name="P2">Con esta BDD_Spec:</text:p>
      <text:p text:style-name="P2"/>
      <text:p text:style-name="P49">When asked if two route specifications with different destination location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7">» It should not leverage the arrival deadline value comparer</text:p>
      <text:p text:style-name="P2"/>
      <text:p text:style-name="P2">De nuevo, leyendo en la BDD_Spec, para hacer fallar el segundo:</text:p>
      <text:p text:style-name="P2"/>
      <text:list xml:id="list39399283" text:continue-list="list39135087" text:style-name="L47">
        <text:list-item>
          <text:p text:style-name="P108">Necesitamos proporcionar un mock del primero que devuelva true.</text:p>
        </text:list-item>
        <text:list-item>
          <text:p text:style-name="P108">Necesitamos proporcionar un mock del segundo (el que queremos que falle) que devuelva false.</text:p>
        </text:list-item>
        <text:list-item>
          <text:p text:style-name="P108">No necesitamos proporcionar un mock del tercero.</text:p>
        </text:list-item>
      </text:list>
      <text:p text:style-name="P2"/>
      <text:p text:style-name="P2">Cuando proporcionamos un mock:</text:p>
      <text:p text:style-name="P2"/>
      <text:list xml:id="list39155573" text:style-name="L50">
        <text:list-item>
          <text:p text:style-name="P111">"should leverage" de la BDD_Spec se traducira en</text:p>
        </text:list-item>
        <text:list-item>
          <text:p text:style-name="P111">"received()" en el codigo.</text:p>
        </text:list-item>
      </text:list>
      <text:p text:style-name="P2"/>
      <text:p text:style-name="P2">Cuando no proporcionamos un mock:</text:p>
      <text:p text:style-name="P2"/>
      <text:list xml:id="list39159521" text:style-name="L51">
        <text:list-item>
          <text:p text:style-name="P112">"should not leverage" de la BDD_Spec se traducira en</text:p>
        </text:list-item>
        <text:list-item>
          <text:p text:style-name="P112">"never_received()" en el codigo.</text:p>
        </text:list-item>
      </text:list>
      <text:p text:style-name="P2"/>
      <text:p text:style-name="P2">El codigo:</text:p>
      <text:p text:style-name="P2"/>
      <text:p text:style-name="P13"><text:span text:style-name="T13">public</text:span><text:span text:style-name="T25"> </text:span><text:span text:style-name="T13">class</text:span><text:span text:style-name="T25"> </text:span><text:span text:style-name="T48">when_asked_if_two_route_specifications_with_different_destination_location_have_the_same_value</text:span><text:span text:style-name="T25"> : </text:span></text:p>
      <text:p text:style-name="P52">concern_for_route_specificatio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ther_route_specification = an&lt;</text:span><text:span text:style-name="T38">IRouteSpecification</text:span><text:span text:style-name="T25">&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5"><text:s text:c="11"/>.Return(</text:span><text:span text:style-name="T13">true</text:span><text:span text:style-name="T25">);</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oft-page-break/><text:s text:c="11"/>.Stub(x =&gt; x.has_the_same_value_as(the_destination_location))</text:p>
      <text:p text:style-name="P41"><text:span text:style-name="T25"><text:s text:c="11"/>.Return(</text:span><text:span text:style-name="T13">false</text:span><text:span text:style-name="T25">);</text:span></text:p>
      <text:p text:style-name="P31"><text:s text:c="4"/>};</text:p>
      <text:p text:style-name="P31"/>
      <text:p text:style-name="P41"><text:span text:style-name="T25"><text:s text:c="4"/></text:span><text:span text:style-name="T38">Because</text:span><text:span text:style-name="T25"> of = () =&gt; </text:span></text:p>
      <text:p text:style-name="P31"><text:s text:c="7"/>result = sut.has_the_same_value_as(the_other_route_specification);</text:p>
      <text:p text:style-name="P31"/>
      <text:p text:style-name="P41"><text:span text:style-name="T25"><text:s text:c="4"/></text:span><text:span text:style-name="T38">It</text:span><text:span text:style-name="T25"> should_confirm_that_they_have_different_value = () =&gt; result.ShouldBeFalse();</text:span></text:p>
      <text:p text:style-name="P31"/>
      <text:p text:style-name="P41"><text:span text:style-name="T25"><text:s text:c="4"/></text:span><text:span text:style-name="T38">It</text:span><text:span text:style-name="T25">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5"><text:s text:c="4"/></text:span><text:span text:style-name="T38">It</text:span><text:span text:style-name="T25">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5"><text:s text:c="4"/></text:span><text:span text:style-name="T38">It</text:span><text:span text:style-name="T25"> should_not_leverage_the_arrival_deadline_value_comparer = () =&gt; </text:span></text:p>
      <text:p text:style-name="P31"><text:s text:c="7"/>the_arrival_deadline</text:p>
      <text:p text:style-name="P31"><text:s text:c="10"/>.never_received(x =&gt; x.has_the_same_value_as(the_arrival_deadline));</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RouteSpecification</text:span><text:span text:style-name="T25"> the_other_route_specification;</text:span></text:p>
      <text:p text:style-name="P31">}</text:p>
      <text:p text:style-name="P2"/>
      <text:p text:style-name="P2">De nuevo no esperamos fallos:</text:p>
      <text:p text:style-name="P2"/>
      <text:p text:style-name="P46">------ Test started: Assembly: dddsample.specs.dll ------</text:p>
      <text:p text:style-name="P49"/>
      <text:p text:style-name="P49">when asked if two route specifications with different destination location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not leverage the arrival deadline value comparer</text:p>
      <text:p text:style-name="P49"/>
      <text:p text:style-name="P49"/>
      <text:p text:style-name="P49">4 passed, 0 failed, 0 skipped, took 0,75 seconds (Machine.Specifications 0.3.0).</text:p>
      <text:p text:style-name="P2"/>
      <text:p text:style-name="P2"><text:span text:style-name="T9">BDD_Spec que provoca el fallo de la tercera condicion</text:span>:</text:p>
      <text:p text:style-name="P2"/>
      <text:p text:style-name="P2">Esta vez pretendemos buscar el fallo de:</text:p>
      <text:p text:style-name="P2"/>
      <text:p text:style-name="P13"><text:span text:style-name="T13">this</text:span><text:span text:style-name="T25">.underlying_arrival_deadline.has_the_same_value_as(the_other.arrival_dealine())</text:span></text:p>
      <text:p text:style-name="P2"/>
      <text:p text:style-name="P2">Y esta es la BDD_Spec:</text:p>
      <text:p text:style-name="P2"/>
      <text:p text:style-name="P49">When asked if two route specifications with different arrival deadline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7">» It should leverage the arrival deadline value comparer</text:p>
      <text:p text:style-name="P2"/>
      <text:p text:style-name="P2">Interpretando la BDD_Spec, para hacer fallar el tercero:</text:p>
      <text:p text:style-name="P2"/>
      <text:list xml:id="list39383363" text:continue-list="list39399283" text:style-name="L47">
        <text:list-item>
          <text:p text:style-name="P108">Necesitamos proporcionar un mock del primero que devuelva true.</text:p>
        </text:list-item>
        <text:list-item>
          <text:p text:style-name="P108">Necesitamos proporcionar un mock del segundo que devuelva true.</text:p>
        </text:list-item>
        <text:list-item>
          <text:p text:style-name="P108">Necesitamos proporcionar un mock del tercero (el que queremos que falle) que devuelva false.</text:p>
        </text:list-item>
      </text:list>
      <text:p text:style-name="P2"/>
      <text:p text:style-name="P2">Cuando proporcionamos un mock:</text:p>
      <text:p text:style-name="P2"/>
      <text:list xml:id="list39163158" text:style-name="L52">
        <text:list-item>
          <text:p text:style-name="P113"><text:soft-page-break/>"should leverage" de la BDD_Spec se traducira en</text:p>
        </text:list-item>
        <text:list-item>
          <text:p text:style-name="P113">"received()" en el codigo.</text:p>
        </text:list-item>
      </text:list>
      <text:p text:style-name="P2"/>
      <text:p text:style-name="P2">Antes de mostrar el codigo, señalar que es similar al del "Happy Day Scenario", con la salvedad de que esta vez:</text:p>
      <text:p text:style-name="P2"/>
      <text:list xml:id="list39163142" text:style-name="L53">
        <text:list-item>
          <text:p text:style-name="P114">Necesitamos que el tercer mock devuelva false.</text:p>
        </text:list-item>
        <text:list-item>
          <text:p text:style-name="P114">El primer IT ShoudlBeFalse().</text:p>
        </text:list-item>
      </text:list>
      <text:p text:style-name="P2"/>
      <text:p text:style-name="P13"><text:span text:style-name="T13">public</text:span><text:span text:style-name="T25"> </text:span><text:span text:style-name="T13">class</text:span><text:span text:style-name="T25"> </text:span><text:span text:style-name="T48">when_asked_if_two_route_specifications_with_different_arrival_deadline_have_the_same_value</text:span><text:span text:style-name="T25"> : </text:span></text:p>
      <text:p text:style-name="P52">concern_for_route_specificatio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ther_route_specification = an&lt;</text:span><text:span text:style-name="T38">IRouteSpecification</text:span><text:span text:style-name="T25">&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5"><text:s text:c="11"/>.Return(</text:span><text:span text:style-name="T13">true</text:span><text:span text:style-name="T25">);</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 text:c="11"/>.Stub(x =&gt; x.has_the_same_value_as(the_destination_location))</text:p>
      <text:p text:style-name="P41"><text:span text:style-name="T25"><text:s text:c="11"/>.Return(</text:span><text:span text:style-name="T13">true</text:span><text:span text:style-name="T25">);</text:span></text:p>
      <text:p text:style-name="P31"/>
      <text:p text:style-name="P31"><text:s text:c="8"/>the_other_route_specification</text:p>
      <text:p text:style-name="P31"><text:s text:c="11"/>.Stub(x =&gt; x.arrival_dealine())</text:p>
      <text:p text:style-name="P31"><text:s text:c="11"/>.Return(the_arrival_deadline);</text:p>
      <text:p text:style-name="P31"><text:s text:c="8"/>the_arrival_deadline</text:p>
      <text:p text:style-name="P31"><text:s text:c="11"/>.Stub(x =&gt; x.has_the_same_value_as(the_arrival_deadline))</text:p>
      <text:p text:style-name="P41"><text:span text:style-name="T25"><text:s text:c="11"/>.Return(</text:span><text:span text:style-name="T13">false</text:span><text:span text:style-name="T25">);</text:span></text:p>
      <text:p text:style-name="P31"><text:s text:c="4"/>};</text:p>
      <text:p text:style-name="P31"/>
      <text:p text:style-name="P41"><text:span text:style-name="T25"><text:s text:c="4"/></text:span><text:span text:style-name="T38">Because</text:span><text:span text:style-name="T25"> of = () =&gt; </text:span></text:p>
      <text:p text:style-name="P31"><text:s text:c="7"/>result = sut.has_the_same_value_as(the_other_route_specification);</text:p>
      <text:p text:style-name="P31"/>
      <text:p text:style-name="P41"><text:span text:style-name="T25"><text:s text:c="4"/></text:span><text:span text:style-name="T38">It</text:span><text:span text:style-name="T25"> should_confirm_that_they_have_different_value = () =&gt; result.ShouldBeFalse();</text:span></text:p>
      <text:p text:style-name="P31"/>
      <text:p text:style-name="P41"><text:span text:style-name="T25"><text:s text:c="4"/></text:span><text:span text:style-name="T38">It</text:span><text:span text:style-name="T25">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5"><text:s text:c="4"/></text:span><text:span text:style-name="T38">It</text:span><text:span text:style-name="T25">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5"><text:s text:c="4"/></text:span><text:span text:style-name="T38">It</text:span><text:span text:style-name="T25"> should_leverage_the_arrival_deadline_value_comparer = () =&gt; </text:span></text:p>
      <text:p text:style-name="P31"><text:s text:c="7"/>the_arrival_deadline</text:p>
      <text:p text:style-name="P31"><text:s text:c="10"/>.received(x =&gt; x.has_the_same_value_as(the_arrival_deadline));</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RouteSpecification</text:span><text:span text:style-name="T25"> the_other_route_specification;</text:span></text:p>
      <text:p text:style-name="P31">}</text:p>
      <text:p text:style-name="P2"/>
      <text:p text:style-name="P2"><text:soft-page-break/>De nuevo no esperamos errores:</text:p>
      <text:p text:style-name="P2"/>
      <text:p text:style-name="P46">------ Test started: Assembly: dddsample.specs.dll ------</text:p>
      <text:p text:style-name="P49"/>
      <text:p text:style-name="P49">when asked if two route specifications with different arrival deadline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
      <text:p text:style-name="P49">4 passed, 0 failed, 0 skipped, took 0,91 seconds (Machine.Specifications 0.3.0).</text:p>
      <text:p text:style-name="P2"/>
      <text:p text:style-name="P2"><text:span text:style-name="T9">BDD_Spec del caso extraordinario</text:span>:</text:p>
      <text:p text:style-name="P2"/>
      <text:p text:style-name="P2">Ahora si que vamos a tener que añadir codigo.</text:p>
      <text:p text:style-name="P2"/>
      <text:p text:style-name="P2">Esta es la BDD_Spec:</text:p>
      <text:p text:style-name="P2"/>
      <text:p text:style-name="P49">When asked if a null route specification has the same value as the current specification</text:p>
      <text:p text:style-name="P49">» It should confirm that they have different value</text:p>
      <text:p text:style-name="P49">» It should not leverage the origin location value comparer</text:p>
      <text:p text:style-name="P49">» It should not leverage the destination location value comparer</text:p>
      <text:p text:style-name="P47">» It should not leverage the arrival deadline value comparer</text:p>
      <text:p text:style-name="P2"/>
      <text:p text:style-name="P2">Leyendo en la BDD_Spec:</text:p>
      <text:p text:style-name="P2"/>
      <text:list xml:id="list39410801" text:continue-list="list39383363" text:style-name="L47">
        <text:list-item>
          <text:p text:style-name="P108">No necesitamos proporcionar un mock del primero.</text:p>
        </text:list-item>
        <text:list-item>
          <text:p text:style-name="P108">No necesitamos proporcionar un mock del segundo.</text:p>
        </text:list-item>
        <text:list-item>
          <text:p text:style-name="P108">No necesitamos proporcionar un mock del tercero.</text:p>
        </text:list-item>
      </text:list>
      <text:p text:style-name="P2"/>
      <text:p text:style-name="P2">Cuando no proporcionamos un mock:</text:p>
      <text:p text:style-name="P2"/>
      <text:list xml:id="list39138762" text:style-name="L54">
        <text:list-item>
          <text:p text:style-name="P115">"should not leverage" de la BDD_Spec se traducira en</text:p>
        </text:list-item>
        <text:list-item>
          <text:p text:style-name="P115">"never_received()" en el codigo.</text:p>
        </text:list-item>
      </text:list>
      <text:p text:style-name="P2"/>
      <text:p text:style-name="P2">Por lo tanto estamos obligando al codigo a que la primera condicion que compruebe sea la de "no es null".</text:p>
      <text:p text:style-name="P2"/>
      <text:p text:style-name="P2">El codigo:</text:p>
      <text:p text:style-name="P2"/>
      <text:p text:style-name="P13"><text:span text:style-name="T13">public</text:span><text:span text:style-name="T25"> </text:span><text:span text:style-name="T13">class</text:span><text:span text:style-name="T25"> </text:span><text:span text:style-name="T48">when_asked_if_a_null_route_specification_has_the_same_value_as_the_current_specification</text:span><text:span text:style-name="T25"> : </text:span></text:p>
      <text:p text:style-name="P52">concern_for_route_specification</text:p>
      <text:p text:style-name="P31">{</text:p>
      <text:p text:style-name="P41"><text:span text:style-name="T25"><text:s text:c="4"/></text:span><text:span text:style-name="T38">Establish</text:span><text:span text:style-name="T25"> context = () =&gt; the_other_route_specification = </text:span><text:span text:style-name="T13">null</text:span><text:span text:style-name="T25">;</text:span></text:p>
      <text:p text:style-name="P31"><text:s text:c="4"/></text:p>
      <text:p text:style-name="P41"><text:span text:style-name="T25"><text:s text:c="4"/></text:span><text:span text:style-name="T38">Because</text:span><text:span text:style-name="T25"> of = () =&gt; </text:span></text:p>
      <text:p text:style-name="P31"><text:s text:c="7"/>result = sut.has_the_same_value_as(the_other_route_specification);</text:p>
      <text:p text:style-name="P31"/>
      <text:p text:style-name="P41"><text:span text:style-name="T25"><text:s text:c="4"/></text:span><text:span text:style-name="T38">It</text:span><text:span text:style-name="T25"> should_confirm_that_they_have_different_value = () =&gt; result.ShouldBeFalse();</text:span></text:p>
      <text:p text:style-name="P31"/>
      <text:p text:style-name="P41"><text:span text:style-name="T25"><text:s text:c="4"/></text:span><text:span text:style-name="T38">It</text:span><text:span text:style-name="T25"> should_not_leverage_the_origin_location_value_comparer = () =&gt; </text:span></text:p>
      <text:p text:style-name="P31"><text:s text:c="7"/>the_origin_location</text:p>
      <text:p text:style-name="P31"><text:s text:c="10"/>.never_received(x =&gt; x.has_the_same_value_as(the_origin_location));</text:p>
      <text:p text:style-name="P31"/>
      <text:p text:style-name="P41"><text:span text:style-name="T25"><text:s text:c="4"/></text:span><text:span text:style-name="T38">It</text:span><text:span text:style-name="T25"> should_not_leverage_the_destination_location_value_comparer = () =&gt; </text:span></text:p>
      <text:p text:style-name="P31"><text:s text:c="7"/>the_destination_location</text:p>
      <text:p text:style-name="P31"><text:s text:c="10"/>.never_received(x =&gt; x.has_the_same_value_as(the_destination_location));</text:p>
      <text:p text:style-name="P31"/>
      <text:p text:style-name="P41"><text:span text:style-name="T25"><text:s text:c="4"/></text:span><text:span text:style-name="T38">It</text:span><text:span text:style-name="T25"> should_not_leverage_the_arrival_deadline_value_comparer = () =&gt; </text:span></text:p>
      <text:p text:style-name="P31"><text:soft-page-break/><text:s text:c="7"/>the_arrival_deadline</text:p>
      <text:p text:style-name="P31"><text:s text:c="10"/>.never_received(x =&gt; x.has_the_same_value_as(the_arrival_deadline));</text:p>
      <text:p text:style-name="P31"/>
      <text:p text:style-name="P41"><text:span text:style-name="T25"><text:s text:c="4"/></text:span><text:span text:style-name="T13">static</text:span><text:span text:style-name="T25"> </text:span><text:span text:style-name="T13">bool</text:span><text:span text:style-name="T25"> result;</text:span></text:p>
      <text:p text:style-name="P41"><text:span text:style-name="T25"><text:s text:c="4"/></text:span><text:span text:style-name="T13">static</text:span><text:span text:style-name="T25"> </text:span><text:span text:style-name="T38">IRouteSpecification</text:span><text:span text:style-name="T25"> the_other_route_specification;</text:span></text:p>
      <text:p text:style-name="P31">}</text:p>
      <text:p text:style-name="P2"/>
      <text:p text:style-name="P2">En vez de usar un mock como hasta ahora, usamos simplemente un objeto normal a null:</text:p>
      <text:p text:style-name="P2"/>
      <text:p text:style-name="P14"><text:span text:style-name="T25">the_other_route_specification = </text:span><text:span text:style-name="T13">null</text:span><text:span text:style-name="T25">;</text:span></text:p>
      <text:p text:style-name="P2"/>
      <text:p text:style-name="P2">Esta vez si esperamos fallos. De hecho deberian fallar todos por NullReferenceException:</text:p>
      <text:p text:style-name="P2"/>
      <text:p text:style-name="P46">------ Test started: Assembly: dddsample.specs.dll ------</text:p>
      <text:p text:style-name="P49"/>
      <text:p text:style-name="P49">when asked if a null route specification has the same value as the current specification</text:p>
      <text:p text:style-name="P49">» should confirm that they have different value (FAIL)</text:p>
      <text:p text:style-name="P49">» should not leverage the origin location value comparer (FAIL)</text:p>
      <text:p text:style-name="P49">» should not leverage the destination location value comparer (FAIL)</text:p>
      <text:p text:style-name="P49">» should not leverage the arrival deadline value comparer (FAIL)</text:p>
      <text:p text:style-name="P49"/>
      <text:p text:style-name="P49">Test 'should confirm that they have different value'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origin location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destination location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arrival deadline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
      <text:p text:style-name="P49">0 passed, 4 failed, 0 skipped, took 0,66 seconds (Machine.Specifications 0.3.0).</text:p>
      <text:p text:style-name="P2"/>
      <text:p text:style-name="P2">Para solucionarlo basta con añadir la comprobacion de null como primera condicion:</text:p>
      <text:p text:style-name="P2"/>
      <text:p text:style-name="P13"><text:span text:style-name="T13">public</text:span><text:span text:style-name="T25"> </text:span><text:span text:style-name="T13">bool</text:span><text:span text:style-name="T25"> has_the_same_value_as(</text:span><text:span text:style-name="T38">IRouteSpecification</text:span><text:span text:style-name="T25"> the_other)</text:span></text:p>
      <text:p text:style-name="P31">{</text:p>
      <text:p text:style-name="P41"><text:span text:style-name="T25"><text:s text:c="4"/></text:span><text:span text:style-name="T13">return</text:span><text:span text:style-name="T25"> the_other != </text:span><text:span text:style-name="T13">null</text:span><text:span text:style-name="T25"> &amp;&amp;</text:span></text:p>
      <text:p text:style-name="P41"><text:span text:style-name="T25"><text:s text:c="11"/></text:span><text:span text:style-name="T13">this</text:span><text:span text:style-name="T25">.underlying_origin_location</text:span></text:p>
      <text:p text:style-name="P31"><text:s text:c="14"/>.has_the_same_value_as(the_other.origin()) &amp;&amp;</text:p>
      <text:p text:style-name="P41"><text:span text:style-name="T25"><text:s text:c="11"/></text:span><text:span text:style-name="T13">this</text:span><text:span text:style-name="T25">.underlying_destination_location</text:span></text:p>
      <text:p text:style-name="P31"><text:s text:c="14"/>.has_the_same_value_as(the_other.destination()) &amp;&amp;</text:p>
      <text:p text:style-name="P41"><text:span text:style-name="T25"><text:s text:c="11"/></text:span><text:span text:style-name="T13">this</text:span><text:span text:style-name="T25">.underlying_arrival_deadline</text:span></text:p>
      <text:p text:style-name="P31"><text:s text:c="14"/>.has_the_same_value_as(the_other.arrival_dealine());</text:p>
      <text:p text:style-name="P31">}</text:p>
      <text:p text:style-name="P2"><text:soft-page-break/></text:p>
      <text:p text:style-name="P2">y volvemos a comprobar:</text:p>
      <text:p text:style-name="P2"/>
      <text:p text:style-name="P46">------ Test started: Assembly: dddsample.specs.dll ------</text:p>
      <text:p text:style-name="P49"/>
      <text:p text:style-name="P49">when asked if a null route specification has the same value as the current specification</text:p>
      <text:p text:style-name="P49">» should confirm that they have different value</text:p>
      <text:p text:style-name="P49">» should not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4 passed, 0 failed, 0 skipped, took 0,79 seconds (Machine.Specifications 0.3.0</text:p>
      <text:p text:style-name="P2"/>
      <text:p text:style-name="P2"/>
      <text:p text:style-name="P2"><text:span text:style-name="T9">RouteSpecificationSpecs: Implementando el comportamiento IValueObject&lt;T&gt; (CONSIDERAICONES FINALES)</text:span>:</text:p>
      <text:p text:style-name="P2"/>
      <text:p text:style-name="P2">Antes de poder dar por finalizada la implementacion de esta funcionalidad, debemos correr la suite de BDD_Specs y comprobar que todas funcionan:</text:p>
      <text:p text:style-name="P2"/>
      <text:p text:style-name="P46">------ Test started: Assembly: dddsample.specs.dll ------</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when asked if the specification is satisfied by an itinerary with an invalid final arrival date</text:p>
      <text:p text:style-name="P49"><text:soft-page-break/>»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when asked if the specification is satisfied by a null itinerary</text:p>
      <text:p text:style-name="P49">» should confirm that the itinerary does not satisfy the route specification</text:p>
      <text:p text:style-name="P49">» should not leverage the origin location identity comparer</text:p>
      <text:p text:style-name="P49">» should not leverage the destination location identity comparer</text:p>
      <text:p text:style-name="P49">» should not leverage the arrival deadline time check</text:p>
      <text:p text:style-name="P49"/>
      <text:p text:style-name="P49">when asked if two similar route specifications have the same value</text:p>
      <text:p text:style-name="P49">» should confirm that they have the same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when asked if two route specifications with different origin location have the same value</text:p>
      <text:p text:style-name="P49">» should confirm that they have different value</text:p>
      <text:p text:style-name="P49">» should leverage the origin location value comparer</text:p>
      <text:p text:style-name="P49">» should not leverage the destination location value comparer</text:p>
      <text:p text:style-name="P49">» should not leverage the arrival deadline value comparer</text:p>
      <text:p text:style-name="P49"/>
      <text:p text:style-name="P49">when asked if two route specifications with different destination location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not leverage the arrival deadline value comparer</text:p>
      <text:p text:style-name="P49"/>
      <text:p text:style-name="P49">when asked if two route specifications with different arrival deadline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when asked if a null route specification has the same value as the current specification</text:p>
      <text:p text:style-name="P49">» should confirm that they have different value</text:p>
      <text:p text:style-name="P49">» should not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55 passed, 0 failed, 0 skipped, took 1,15 seconds (Machine.Specifications 0.3.0).</text:p>
      <text:p text:style-name="P2"/>
      <text:p text:style-name="P2">Ahora si que hemos finalizado.</text:p>
      <text:p text:style-name="P2"/>
      <text:p text:style-name="P2"><text:span text:style-name="T9">RouteSpecificationSpecs: El Hash Code</text:span>:</text:p>
      <text:p text:style-name="P2"/>
      <text:p text:style-name="P2">En esta BDD_Spec se va a poner de manifiesto cuales son nuestras verdaderas motivaciones, y la prioridad que damos a el "Interaction Based Testing".</text:p>
      <text:p text:style-name="P2"/>
      <text:p text:style-name="P2">Vamos a por ello.</text:p>
      <text:p text:style-name="P2"/>
      <text:p text:style-name="P2">La BDD_Spec seria esta:</text:p>
      <text:p text:style-name="P2"/>
      <text:p text:style-name="P48">When asked about the route specification hash code</text:p>
      <text:p text:style-name="P49">» It should leverage the origin location hash code</text:p>
      <text:p text:style-name="P49">» It should leverage the destination location hash code</text:p>
      <text:p text:style-name="P49">» It should leverage the arrival deadline hash code</text:p>
      <text:p text:style-name="P2"/>
      <text:p text:style-name="P2"><text:soft-page-break/>De aqui ya podriamos sacar varias conclusiones:</text:p>
      <text:p text:style-name="P2"/>
      <text:list xml:id="list39145791" text:style-name="L55">
        <text:list-item>
          <text:p text:style-name="P116">Estamos calculando un valor numerico (el Hash Code) y no tenemos ni una asercion sobre el resultado en si.</text:p>
        </text:list-item>
        <text:list-item>
          <text:p text:style-name="P116">Sin embargo, tenemos 3 aserciones sobre la interaccion con sus dependencias/colaboradores.</text:p>
        </text:list-item>
      </text:list>
      <text:p text:style-name="P2"/>
      <text:p text:style-name="P2">Vamos a ver el codigo, que, a estas alturas, no deberia plantear ningun desafio:</text:p>
      <text:p text:style-name="P2"/>
      <text:p text:style-name="P40"><text:span text:style-name="T20">public</text:span><text:span text:style-name="T31"> </text:span><text:span text:style-name="T20">class</text:span><text:span text:style-name="T31"> </text:span><text:span text:style-name="T53">when_asked_about_the_route_specification_hash_code</text:span><text:span text:style-name="T31"> : </text:span></text:p>
      <text:p text:style-name="P40"><text:span text:style-name="T31"><text:s text:c="13"/></text:span><text:span text:style-name="T53">concern_for_route_specification</text:span></text:p>
      <text:p text:style-name="P31">{</text:p>
      <text:p text:style-name="P41"><text:span text:style-name="T25"><text:s text:c="4"/></text:span><text:span text:style-name="T38">Establish</text:span><text:span text:style-name="T25"> context = () =&gt;</text:span></text:p>
      <text:p text:style-name="P31"><text:s text:c="4"/>{</text:p>
      <text:p text:style-name="P31"><text:s text:c="8"/>the_origin_location</text:p>
      <text:p text:style-name="P31"><text:s text:c="11"/>.Stub(x =&gt; x.GetHashCode())</text:p>
      <text:p text:style-name="P41"><text:span text:style-name="T25"><text:s text:c="11"/>.Return(</text:span><text:span text:style-name="T13">new</text:span><text:span text:style-name="T25"> </text:span><text:span text:style-name="T13">int</text:span><text:span text:style-name="T25">());</text:span></text:p>
      <text:p text:style-name="P31"/>
      <text:p text:style-name="P31"><text:s text:c="8"/>the_destination_location</text:p>
      <text:p text:style-name="P31"><text:s text:c="11"/>.Stub(x =&gt; x.GetHashCode())</text:p>
      <text:p text:style-name="P41"><text:span text:style-name="T25"><text:s text:c="11"/>.Return(</text:span><text:span text:style-name="T13">new</text:span><text:span text:style-name="T25"> </text:span><text:span text:style-name="T13">int</text:span><text:span text:style-name="T25">());</text:span></text:p>
      <text:p text:style-name="P31"/>
      <text:p text:style-name="P31"><text:s text:c="8"/>the_arrival_deadline</text:p>
      <text:p text:style-name="P31"><text:s text:c="11"/>.Stub(x =&gt; x.GetHashCode())</text:p>
      <text:p text:style-name="P41"><text:span text:style-name="T25"><text:s text:c="11"/>.Return(</text:span><text:span text:style-name="T13">new</text:span><text:span text:style-name="T25"> </text:span><text:span text:style-name="T13">int</text:span><text:span text:style-name="T25">());</text:span></text:p>
      <text:p text:style-name="P31"><text:s text:c="4"/>};</text:p>
      <text:p text:style-name="P31"/>
      <text:p text:style-name="P41"><text:span text:style-name="T25"><text:s text:c="4"/></text:span><text:span text:style-name="T38">Because</text:span><text:span text:style-name="T25"> of = () =&gt; sut.GetHashCode();</text:span></text:p>
      <text:p text:style-name="P31"/>
      <text:p text:style-name="P41"><text:span text:style-name="T25"><text:s text:c="4"/></text:span><text:span text:style-name="T38">It</text:span><text:span text:style-name="T25"> should_leverage_the_origin_location_hash_code = () =&gt; </text:span></text:p>
      <text:p text:style-name="P31"><text:s text:c="7"/>the_origin_location</text:p>
      <text:p text:style-name="P31"><text:s text:c="10"/>.received(x =&gt; x.GetHashCode());</text:p>
      <text:p text:style-name="P31"/>
      <text:p text:style-name="P41"><text:span text:style-name="T25"><text:s text:c="4"/></text:span><text:span text:style-name="T38">It</text:span><text:span text:style-name="T25"> should_leverage_the_destination_location_hash_code = () =&gt; </text:span></text:p>
      <text:p text:style-name="P31"><text:s text:c="7"/>the_destination_location</text:p>
      <text:p text:style-name="P31"><text:s text:c="10"/>.received(x =&gt; x.GetHashCode());</text:p>
      <text:p text:style-name="P31"/>
      <text:p text:style-name="P41"><text:span text:style-name="T25"><text:s text:c="4"/></text:span><text:span text:style-name="T38">It</text:span><text:span text:style-name="T25"> should_leverage_the_arrival_deadline_hash_code = () =&gt; </text:span></text:p>
      <text:p text:style-name="P31"><text:s text:c="7"/>the_arrival_deadline</text:p>
      <text:p text:style-name="P31"><text:s text:c="10"/>.received(x =&gt; x.GetHashCode());</text:p>
      <text:p text:style-name="P31">}</text:p>
      <text:p text:style-name="P2"/>
      <text:p text:style-name="P2">Nuestro desprecio por el resultado numerico es total, basta considerar que nuestros 3 mocks devuelven un numero por defecto:</text:p>
      <text:p text:style-name="P2"/>
      <text:p text:style-name="P14"><text:span text:style-name="T25">.Return(</text:span><text:span text:style-name="T13">new</text:span><text:span text:style-name="T25"> </text:span><text:span text:style-name="T13">int</text:span><text:span text:style-name="T25">());</text:span></text:p>
      <text:p text:style-name="P2"/>
      <text:p text:style-name="P2">Nuestro bloque BECAUSE, ni siquiera almacena el resultado, tan solo se ejecuta:</text:p>
      <text:p text:style-name="P2"/>
      <text:p text:style-name="P28">sut.GetHashCode();</text:p>
      <text:p text:style-name="P2"/>
      <text:p text:style-name="P2">Antes de ir con la prueba del algodon, vamos a arreglar un poco el entorno para que no obtengamos errores raros.</text:p>
      <text:p text:style-name="P2"/>
      <text:p text:style-name="P2">Primeramente declaramos el metodo GetHashCode en las interfaces de los colaboradores, a saber, ILocation e IArrivalDeadline:</text:p>
      <text:p text:style-name="P2"/>
      <text:p text:style-name="P13"><text:span text:style-name="T13">public</text:span><text:span text:style-name="T25"> </text:span><text:span text:style-name="T13">interface</text:span><text:span text:style-name="T25"> </text:span><text:span text:style-name="T38">ILocation</text:span><text:span text:style-name="T25"> : </text:span><text:span text:style-name="T38">IValueObject</text:span><text:span text:style-name="T25">&lt;</text:span><text:span text:style-name="T38">ILocation</text:span><text:span text:style-name="T25">&gt;</text:span></text:p>
      <text:p text:style-name="P31">{</text:p>
      <text:p text:style-name="P41"><text:span text:style-name="T25"><text:s text:c="4"/></text:span><text:span text:style-name="T13">int</text:span><text:span text:style-name="T25"> GetHashCode();</text:span></text:p>
      <text:p text:style-name="P31">}</text:p>
      <text:p text:style-name="P2"/>
      <text:p text:style-name="P13"><text:soft-page-break/><text:span text:style-name="T13">public</text:span><text:span text:style-name="T25"> </text:span><text:span text:style-name="T13">interface</text:span><text:span text:style-name="T25"> </text:span><text:span text:style-name="T38">IArrivalDeadline</text:span><text:span text:style-name="T25"> : </text:span><text:span text:style-name="T38">IValueObject</text:span><text:span text:style-name="T25">&lt;</text:span><text:span text:style-name="T38">IArrivalDeadline</text:span><text:span text:style-name="T25">&gt;</text:span></text:p>
      <text:p text:style-name="P31">{</text:p>
      <text:p text:style-name="P41"><text:span text:style-name="T25"><text:s text:c="4"/></text:span><text:span text:style-name="T13">bool</text:span><text:span text:style-name="T25"> is_afterwards_than(</text:span><text:span text:style-name="T38">IArrivalDeadline</text:span><text:span text:style-name="T25"> final_arrival_date);</text:span></text:p>
      <text:p text:style-name="P41"><text:span text:style-name="T25"><text:s text:c="4"/></text:span><text:span text:style-name="T13">int</text:span><text:span text:style-name="T25"> GetHashCode();</text:span></text:p>
      <text:p text:style-name="P31">}</text:p>
      <text:p text:style-name="P2"/>
      <text:p text:style-name="P2">A continuacion declaramos el metodo HashCode la interface de nuestro SUT, IRouteSpecification y le damos la implementacion por defecto en RouteSpecification:</text:p>
      <text:p text:style-name="P2"/>
      <text:p text:style-name="P13"><text:span text:style-name="T13">public</text:span><text:span text:style-name="T25"> </text:span><text:span text:style-name="T13">interface</text:span><text:span text:style-name="T25"> </text:span><text:span text:style-name="T38">IRouteSpecification</text:span><text:span text:style-name="T25"> : <text:s/></text:span><text:span text:style-name="T38">ISpecification</text:span><text:span text:style-name="T25">&lt;</text:span><text:span text:style-name="T38">IItinerary</text:span><text:span text:style-name="T25">&gt;, </text:span></text:p>
      <text:p text:style-name="P13"><text:span text:style-name="T25"><text:s text:c="40"/></text:span><text:span text:style-name="T38">IValueObject</text:span><text:span text:style-name="T25">&lt;</text:span><text:span text:style-name="T38">IRouteSpecification</text:span><text:span text:style-name="T25">&gt;</text:span></text:p>
      <text:p text:style-name="P31">{</text:p>
      <text:p text:style-name="P41"><text:span text:style-name="T25"><text:s text:c="4"/></text:span><text:span text:style-name="T38">ILocation</text:span><text:span text:style-name="T25"> origin();</text:span></text:p>
      <text:p text:style-name="P41"><text:span text:style-name="T25"><text:s text:c="4"/></text:span><text:span text:style-name="T38">ILocation</text:span><text:span text:style-name="T25"> destination();</text:span></text:p>
      <text:p text:style-name="P41"><text:span text:style-name="T25"><text:s text:c="4"/></text:span><text:span text:style-name="T38">IArrivalDeadline</text:span><text:span text:style-name="T25"> arrival_dealine();</text:span></text:p>
      <text:p text:style-name="P41"><text:span text:style-name="T25"><text:s text:c="4"/></text:span><text:span text:style-name="T13">int</text:span><text:span text:style-name="T25"> GetHashCode();</text:span></text:p>
      <text:p text:style-name="P31">}</text:p>
      <text:p text:style-name="P2"/>
      <text:p text:style-name="P13"><text:span text:style-name="T13">public</text:span><text:span text:style-name="T25"> </text:span><text:span text:style-name="T13">override</text:span><text:span text:style-name="T25"> </text:span><text:span text:style-name="T13">int</text:span><text:span text:style-name="T25"> GetHashCode()</text:span></text:p>
      <text:p text:style-name="P31">{</text:p>
      <text:p text:style-name="P41"><text:span text:style-name="T25"><text:s text:c="4"/></text:span><text:span text:style-name="T13">return</text:span><text:span text:style-name="T25"> </text:span><text:span text:style-name="T13">base</text:span><text:span text:style-name="T25">.GetHashCode();</text:span></text:p>
      <text:p text:style-name="P31">}</text:p>
      <text:p text:style-name="P2"/>
      <text:p text:style-name="P2">Y ahora ejecutamos la BDD_Spec, esperando obtener los tres errores adecuados (Expected #1, Actual #0):</text:p>
      <text:p text:style-name="P2"/>
      <text:p text:style-name="P46">------ Test started: Assembly: dddsample.specs.dll ------</text:p>
      <text:p text:style-name="P49"/>
      <text:p text:style-name="P49">when asked about the route specification hash code</text:p>
      <text:p text:style-name="P49">» should leverage the origin location hash code (FAIL)</text:p>
      <text:p text:style-name="P49">» should leverage the destination location hash code (FAIL)</text:p>
      <text:p text:style-name="P49">» should leverage the arrival deadline hash code (FAIL)</text:p>
      <text:p text:style-name="P49"/>
      <text:p text:style-name="P49">Test 'should leverage the origin location hash code' failed:</text:p>
      <text:p text:style-name="P49"><text:tab/>Rhino.Mocks.Exceptions.ExpectationViolationException: ILocation.GetHashCode(); Expected #1..2147483647, Actual #0.</text:p>
      <text:p text:style-name="P49"/>
      <text:p text:style-name="P49">(....)</text:p>
      <text:p text:style-name="P49"/>
      <text:p text:style-name="P49">Test 'should leverage the destination location hash code' failed:</text:p>
      <text:p text:style-name="P49"><text:tab/>Rhino.Mocks.Exceptions.ExpectationViolationException: ILocation.GetHashCode(); Expected #1..2147483647, Actual #0.</text:p>
      <text:p text:style-name="P49"/>
      <text:p text:style-name="P49">(....)</text:p>
      <text:p text:style-name="P49"/>
      <text:p text:style-name="P49">Test 'should leverage the arrival deadline hash code' failed:</text:p>
      <text:p text:style-name="P49"><text:tab/>Rhino.Mocks.Exceptions.ExpectationViolationException: IArrivalDeadline.GetHashCode(); Expected #1..2147483647, Actual #0.</text:p>
      <text:p text:style-name="P49"/>
      <text:p text:style-name="P49">(....)</text:p>
      <text:p text:style-name="P49"/>
      <text:p text:style-name="P49"/>
      <text:p text:style-name="P49">0 passed, 3 failed, 0 skipped, took 1,18 seconds (Machine.Specifications 0.3.0).</text:p>
      <text:p text:style-name="P2"/>
      <text:p text:style-name="P2">Nada que no esperasemos.</text:p>
      <text:p text:style-name="P2"/>
      <text:p text:style-name="P2">Vamos a arreglarlo, para ello empezamos con las interacciones con las dependencias:</text:p>
      <text:p text:style-name="P2"/>
      <text:p text:style-name="P13"><text:span text:style-name="T13">public</text:span><text:span text:style-name="T25"> </text:span><text:span text:style-name="T13">override</text:span><text:span text:style-name="T25"> </text:span><text:span text:style-name="T13">int</text:span><text:span text:style-name="T25"> GetHashCode()</text:span></text:p>
      <text:p text:style-name="P31">{</text:p>
      <text:p text:style-name="P41"><text:span text:style-name="T25"><text:s text:c="4"/></text:span><text:span text:style-name="T13">this</text:span><text:span text:style-name="T25">.underlying_origin_location.GetHashCode();</text:span></text:p>
      <text:p text:style-name="P41"><text:span text:style-name="T25"><text:s text:c="4"/></text:span><text:span text:style-name="T13">this</text:span><text:span text:style-name="T25">.underlying_destination_location.GetHashCode();</text:span></text:p>
      <text:p text:style-name="P41"><text:span text:style-name="T25"><text:s text:c="4"/></text:span><text:span text:style-name="T13">this</text:span><text:span text:style-name="T25">.underlying_arrival_deadline.GetHashCode();</text:span></text:p>
      <text:p text:style-name="P31"><text:soft-page-break/></text:p>
      <text:p text:style-name="P41"><text:span text:style-name="T25"><text:s text:c="4"/></text:span><text:span text:style-name="T13">return</text:span><text:span text:style-name="T25"> </text:span><text:span text:style-name="T13">new</text:span><text:span text:style-name="T25"> </text:span><text:span text:style-name="T13">int</text:span><text:span text:style-name="T25">();</text:span></text:p>
      <text:p text:style-name="P31">}</text:p>
      <text:p text:style-name="P2"/>
      <text:p text:style-name="P2">y comprobamos que no nos hemos olvidado de nada:</text:p>
      <text:p text:style-name="P2"/>
      <text:p text:style-name="P46">------ Test started: Assembly: dddsample.specs.dll ------</text:p>
      <text:p text:style-name="P49"/>
      <text:p text:style-name="P49">when asked about the route specification hash code</text:p>
      <text:p text:style-name="P49">» should leverage the origin location hash code</text:p>
      <text:p text:style-name="P49">» should leverage the destination location hash code</text:p>
      <text:p text:style-name="P49">» should leverage the arrival deadline hash code</text:p>
      <text:p text:style-name="P49"/>
      <text:p text:style-name="P49"/>
      <text:p text:style-name="P49">3 passed, 0 failed, 0 skipped, took 1,16 seconds (Machine.Specifications 0.3.0).</text:p>
      <text:p text:style-name="P2"/>
      <text:p text:style-name="P2">Lo tenemos dominado. Esto significa que no nos hemos olvidado de nada. Sin embargo todavia debemos implementar un algoritmo de Hash Code, y este es tan valido como otro cualquiera:</text:p>
      <text:p text:style-name="P2"/>
      <text:p text:style-name="P2">NOTA: no tomar este algoritmo de Hash Code como "un buen" algoritmo para calucular Hash Codes. Si necesitas implementar uno, hay toneladas de informacion al respecto.</text:p>
      <text:p text:style-name="P2"/>
      <text:p text:style-name="P13"><text:span text:style-name="T13">public</text:span><text:span text:style-name="T25"> </text:span><text:span text:style-name="T13">override</text:span><text:span text:style-name="T25"> </text:span><text:span text:style-name="T13">int</text:span><text:span text:style-name="T25"> GetHashCode()</text:span></text:p>
      <text:p text:style-name="P31">{</text:p>
      <text:p text:style-name="P41"><text:span text:style-name="T25"><text:s text:c="4"/></text:span><text:span text:style-name="T13">int</text:span><text:span text:style-name="T25"> result = <text:s/></text:span><text:span text:style-name="T13">this</text:span><text:span text:style-name="T25">.underlying_origin_location.GetHashCode();</text:span></text:p>
      <text:p text:style-name="P41"><text:span text:style-name="T25"><text:s text:c="4"/>result = result * </text:span><text:span text:style-name="T38">397</text:span><text:span text:style-name="T25"> + </text:span><text:span text:style-name="T13">this</text:span><text:span text:style-name="T25">.underlying_destination_location.GetHashCode();</text:span></text:p>
      <text:p text:style-name="P41"><text:span text:style-name="T25"><text:s text:c="4"/>result = result * </text:span><text:span text:style-name="T38">397</text:span><text:span text:style-name="T25"> + </text:span><text:span text:style-name="T13">this</text:span><text:span text:style-name="T25">.underlying_arrival_deadline.GetHashCode();</text:span></text:p>
      <text:p text:style-name="P41"><text:span text:style-name="T25"><text:s text:c="4"/></text:span><text:span text:style-name="T13">return</text:span><text:span text:style-name="T25"> result;</text:span></text:p>
      <text:p text:style-name="P31">}</text:p>
      <text:p text:style-name="P2"/>
      <text:p text:style-name="P2">Las cosas deberian seguir funcionando, y asi es, ya que volvemos a obtener:</text:p>
      <text:p text:style-name="P2"/>
      <text:p text:style-name="P46">------ Test started: Assembly: dddsample.specs.dll ------</text:p>
      <text:p text:style-name="P49"/>
      <text:p text:style-name="P49">when asked about the route specification hash code</text:p>
      <text:p text:style-name="P49">» should leverage the origin location hash code</text:p>
      <text:p text:style-name="P49">» should leverage the destination location hash code</text:p>
      <text:p text:style-name="P49">» should leverage the arrival deadline hash code</text:p>
      <text:p text:style-name="P49"/>
      <text:p text:style-name="P49"/>
      <text:p text:style-name="P47">3 passed, 0 failed, 0 skipped, took 0,89 seconds (Machine.Specifications 0.3.0).</text:p>
      <text:p text:style-name="P2"/>
      <text:p text:style-name="P2">Antes de continuar, es muy importante que entendamos, que lo que acabamos de hacer ha sido diseñar el calculo del Hash Code. No nos importa su resultado, simplemente las partes que lo conforman (los objetos que nos ayudan a implementar la funcionalidad).</text:p>
      <text:p text:style-name="P2"/>
      <text:p text:style-name="P2">Una vez hecho esto, podriamos añadir l siguiente asercion, si con ello quedamos mas tranquilos:</text:p>
      <text:p text:style-name="P2"/>
      <text:p text:style-name="P46">» It should calculate the hash code according to a given algorithm</text:p>
      <text:p text:style-name="P2"/>
      <text:p text:style-name="P2">que en codigo seria:</text:p>
      <text:p text:style-name="P2"/>
      <text:p text:style-name="P13"><text:span text:style-name="T38">It</text:span><text:span text:style-name="T25"> should_calculate_the_hash_code_according_to_a_given_algorithm = () =&gt; </text:span></text:p>
      <text:p text:style-name="P13"><text:span text:style-name="T25"><text:s text:c="3"/>result.ShouldEqual(</text:span><text:span text:style-name="T38">316812</text:span><text:span text:style-name="T25">);</text:span></text:p>
      <text:p text:style-name="P2"/>
      <text:p text:style-name="P2">Y que nos obligaria a cambiar ligeramente el codigo de la BDD_Spec:</text:p>
      <text:p text:style-name="P2"/>
      <text:p text:style-name="P13"><text:span text:style-name="T13">public</text:span><text:span text:style-name="T25"> </text:span><text:span text:style-name="T13">class</text:span><text:span text:style-name="T25"> </text:span><text:span text:style-name="T48">when_asked_about_the_route_specification_hash_code</text:span><text:span text:style-name="T25"> : </text:span></text:p>
      <text:p text:style-name="P13"><text:span text:style-name="T25"><text:s text:c="13"/></text:span><text:span text:style-name="T48">concern_for_route_specification</text:span></text:p>
      <text:p text:style-name="P31">{</text:p>
      <text:p text:style-name="P41"><text:span text:style-name="T25"><text:s text:c="4"/></text:span><text:span text:style-name="T38">Establish</text:span><text:span text:style-name="T25"> context = () =&gt;</text:span></text:p>
      <text:p text:style-name="P31"><text:soft-page-break/><text:s text:c="4"/>{</text:p>
      <text:p text:style-name="P31"><text:s text:c="8"/>the_origin_location</text:p>
      <text:p text:style-name="P31"><text:s text:c="11"/>.Stub(x =&gt; x.GetHashCode())</text:p>
      <text:p text:style-name="P41"><text:span text:style-name="T25"><text:s text:c="11"/>.Return(</text:span><text:span text:style-name="T38">2</text:span><text:span text:style-name="T25">);</text:span></text:p>
      <text:p text:style-name="P31"/>
      <text:p text:style-name="P31"><text:s text:c="8"/>the_destination_location</text:p>
      <text:p text:style-name="P31"><text:s text:c="11"/>.Stub(x =&gt; x.GetHashCode())</text:p>
      <text:p text:style-name="P41"><text:span text:style-name="T25"><text:s text:c="11"/>.Return(</text:span><text:span text:style-name="T38">4</text:span><text:span text:style-name="T25">);</text:span></text:p>
      <text:p text:style-name="P31"/>
      <text:p text:style-name="P31"><text:s text:c="8"/>the_arrival_deadline</text:p>
      <text:p text:style-name="P31"><text:s text:c="11"/>.Stub(x =&gt; x.GetHashCode())</text:p>
      <text:p text:style-name="P41"><text:span text:style-name="T25"><text:s text:c="11"/>.Return(</text:span><text:span text:style-name="T38">6</text:span><text:span text:style-name="T25">);</text:span></text:p>
      <text:p text:style-name="P31"><text:s text:c="4"/>};</text:p>
      <text:p text:style-name="P31"/>
      <text:p text:style-name="P41"><text:span text:style-name="T25"><text:s text:c="4"/></text:span><text:span text:style-name="T38">Because</text:span><text:span text:style-name="T25"> of = () =&gt; sut.GetHashCode();</text:span></text:p>
      <text:p text:style-name="P31"/>
      <text:p text:style-name="P41"><text:span text:style-name="T25"><text:s text:c="4"/></text:span><text:span text:style-name="T38">It</text:span><text:span text:style-name="T25"> should_leverage_the_origin_location_hash_code = () =&gt; </text:span></text:p>
      <text:p text:style-name="P31"><text:s text:c="7"/>the_origin_location</text:p>
      <text:p text:style-name="P31"><text:s text:c="10"/>.received(x =&gt; x.GetHashCode());</text:p>
      <text:p text:style-name="P31"/>
      <text:p text:style-name="P41"><text:span text:style-name="T25"><text:s text:c="4"/></text:span><text:span text:style-name="T38">It</text:span><text:span text:style-name="T25"> should_leverage_the_destination_location_hash_code = () =&gt; </text:span></text:p>
      <text:p text:style-name="P31"><text:s text:c="7"/>the_destination_location</text:p>
      <text:p text:style-name="P31"><text:s text:c="10"/>.received(x =&gt; x.GetHashCode());</text:p>
      <text:p text:style-name="P31"/>
      <text:p text:style-name="P41"><text:span text:style-name="T25"><text:s text:c="4"/></text:span><text:span text:style-name="T38">It</text:span><text:span text:style-name="T25"> should_leverage_the_arrival_deadline_hash_code = () =&gt; </text:span></text:p>
      <text:p text:style-name="P31"><text:s text:c="7"/>the_arrival_deadline</text:p>
      <text:p text:style-name="P31"><text:s text:c="10"/>.received(x =&gt; x.GetHashCode());</text:p>
      <text:p text:style-name="P31"/>
      <text:p text:style-name="P41"><text:span text:style-name="T25"><text:s text:c="4"/></text:span><text:span text:style-name="T38">It</text:span><text:span text:style-name="T25"> should_calculate_the_hash_code_according_to_a_given_algorithm = () =&gt; </text:span></text:p>
      <text:p text:style-name="P31"><text:s text:c="7"/>result.ShouldEqual(<text:span text:style-name="T36">316812</text:span>);</text:p>
      <text:p text:style-name="P31"/>
      <text:p text:style-name="P31"><text:s text:c="4"/><text:span text:style-name="T11">static</text:span> <text:span text:style-name="T11">int</text:span> result;</text:p>
      <text:p text:style-name="P31">}</text:p>
      <text:p text:style-name="P2"/>
      <text:p text:style-name="P2">Y que con alegria comprobamos que funciona sin tocar nada del codigo de GetHashCode(), lo que prueba que lo habiamos hecho bien:</text:p>
      <text:p text:style-name="P2"/>
      <text:p text:style-name="P46">------ Test started: Assembly: dddsample.specs.dll ------</text:p>
      <text:p text:style-name="P49"/>
      <text:p text:style-name="P49">when asked about the route specification hash code</text:p>
      <text:p text:style-name="P49">» should leverage the origin location hash code</text:p>
      <text:p text:style-name="P49">» should leverage the destination location hash code</text:p>
      <text:p text:style-name="P49">» should leverage the arrival deadline hash code</text:p>
      <text:p text:style-name="P49">» should calculate the hash code according to a given algorithm</text:p>
      <text:p text:style-name="P49"/>
      <text:p text:style-name="P49"/>
      <text:p text:style-name="P49">4 passed, 0 failed, 0 skipped, took 0,94 seconds (Machine.Specifications 0.3.0).</text:p>
      <text:p text:style-name="P2"/>
      <text:p text:style-name="P2">Ya estariamos dispuestos a empaquetar y a github.</text:p>
      <text:p text:style-name="P2"/>
      <text:p text:style-name="P2"/>
      <text:p text:style-name="P2"><text:span text:style-name="T9">RouteSpecificationSpecs: Asegurandonos de que el proceso de construccion es correcto</text:span>:</text:p>
      <text:p text:style-name="P2"/>
      <text:p text:style-name="P2">Por el momento, la construccion de RouteSpecification se ha limitado a ofrecer a las dependencias inyectadas un campo privado en el cual ser almacenadas:</text:p>
      <text:p text:style-name="P2"/>
      <text:p text:style-name="P13"><text:span text:style-name="T13">public</text:span><text:span text:style-name="T25"> RouteSpecification(</text:span><text:span text:style-name="T38">ILocation</text:span><text:span text:style-name="T25"> the_origin_location, </text:span></text:p>
      <text:p text:style-name="P13"><text:span text:style-name="T25"><text:s text:c="26"/></text:span><text:span text:style-name="T38">ILocation</text:span><text:span text:style-name="T25"> the_destination_location, </text:span></text:p>
      <text:p text:style-name="P13"><text:span text:style-name="T25"><text:s text:c="26"/></text:span><text:span text:style-name="T38">IArrivalDeadline</text:span><text:span text:style-name="T25"> the_arrival_deadline)</text:span></text:p>
      <text:p text:style-name="P31">{</text:p>
      <text:p text:style-name="P41"><text:span text:style-name="T25"><text:s text:c="4"/></text:span><text:span text:style-name="T13">this</text:span><text:span text:style-name="T25">.underlying_origin_location = the_origin_location;</text:span></text:p>
      <text:p text:style-name="P41"><text:span text:style-name="T25"><text:s text:c="4"/></text:span><text:span text:style-name="T13">this</text:span><text:span text:style-name="T25">.underlying_destination_location = the_destination_location;</text:span></text:p>
      <text:p text:style-name="P41"><text:soft-page-break/><text:span text:style-name="T25"><text:s text:c="4"/></text:span><text:span text:style-name="T13">this</text:span><text:span text:style-name="T25">.underlying_arrival_deadline = the_arrival_deadline;</text:span></text:p>
      <text:p text:style-name="P31">}</text:p>
      <text:p text:style-name="P2"/>
      <text:p text:style-name="P2">Sin embargo, no hemos realizado ninguna comprobacion sobre las propias depedencias para asegurarnos de que se cumplen las invariantes necesarias para que el DDD_Value_Object RouteRepository se cree en un estado correcto.</text:p>
      <text:p text:style-name="P2"/>
      <text:p text:style-name="P2">Podriamos listar esas invariantes como:</text:p>
      <text:p text:style-name="P2"/>
      <text:list xml:id="list39135074" text:style-name="L56">
        <text:list-item>
          <text:p text:style-name="P117">Debe existir un punto de origen (origin_location).</text:p>
        </text:list-item>
        <text:list-item>
          <text:p text:style-name="P117">Debe existir un punto de destino (arrival_location).</text:p>
        </text:list-item>
        <text:list-item>
          <text:p text:style-name="P117">Debe existir una fecah limite de entrega (arrival_deadline).</text:p>
        </text:list-item>
        <text:list-item>
          <text:p text:style-name="P117">Los puntos de origen y destino no pueden ser los mismos.</text:p>
        </text:list-item>
      </text:list>
      <text:p text:style-name="P2"/>
      <text:p text:style-name="P2">Si cualquiera de estas invariantes no se cumpliese, por necesidad deberiamos evitar que se cree el objeto, ya que, algo ha ido mal. La mejor forma de reforzar este concepto es lanzar excepciones si cualquiera de las invariantes no se cumple.</text:p>
      <text:p text:style-name="P2"/>
      <text:p text:style-name="P2">En el ejemplo java, estas excepciones, se lanzan desde el constructor. Teniendo en cuenta que una futura inclusion de un framework de DI/IoC (como por ejemplo Ninject) podria modificar las cosas, lanzar excepciones desde el constructor nos parece que viola el SRP. El constructor hace demasiadas cosas. Por esa razon, y teniendo en cuenta que disponemos de las dependencias de esta clase en el momento de la construccion, una DDD_Factory parece la mejor solucion.</text:p>
      <text:p text:style-name="P2"/>
      <text:p text:style-name="P2">Podriamos no crear esa DDD_Factory y lanzar esas excepciones desde el constructor, ya que <text:s/>lo bueno de nuestra aproximacion desde un paradigma BDD, es que nos permite cambiar de opnion en cualquier momento y, por poner un ejemplo, refactorizar hacia una DDD_Factory.</text:p>
      <text:p text:style-name="P2"/>
      <text:p text:style-name="P2">Sin embargo el SRP pesa mucho. Un constructor no deberia lanzar excepciones, asi que vamos a escoger la solucion de la DDD_Factory. Esperemos que esto no nos acarree demasiados quebraderos de cabeza con el codigo existente y nos tengamos que arrepentir de nuestra decision.</text:p>
      <text:p text:style-name="P2"/>
      <text:p text:style-name="P2">Vamos por lo tanto con las BDD_Spec que implementan este comportamiento:</text:p>
      <text:p text:style-name="P2"/>
      <text:p text:style-name="P46">When attempting to inject a null origin location into the route specification factory</text:p>
      <text:p text:style-name="P49">» It should throw a null argument exception</text:p>
      <text:p text:style-name="P49">» It should throw an invariant violated exception message</text:p>
      <text:p text:style-name="P49"/>
      <text:p text:style-name="P49">When attempting to inject a null destination location into the route specification factory</text:p>
      <text:p text:style-name="P49">» It should throw a null argument exception</text:p>
      <text:p text:style-name="P49">» It should throw an invariant violated exception message</text:p>
      <text:p text:style-name="P49"/>
      <text:p text:style-name="P49">When attempting to inject a null arrival deadline into the route specification factory</text:p>
      <text:p text:style-name="P49">» It should throw a null argument exception</text:p>
      <text:p text:style-name="P49">» It should throw an invariant violated exception message</text:p>
      <text:p text:style-name="P49"/>
      <text:p text:style-name="P49">When attempting to inject the same origin and destination location into the route specification factory</text:p>
      <text:p text:style-name="P49">» It should leverage the origin location value comparer</text:p>
      <text:p text:style-name="P49">» It should throw an argument exception</text:p>
      <text:p text:style-name="P49">» It should throw an invariant violated exception message</text:p>
      <text:p text:style-name="P2"/>
      <text:p text:style-name="Standard"><text:span text:style-name="T7">RouteSpecificationFactorySpecs: When attempting to inject a null origin location into the route specification factory</text:span><text:span text:style-name="T6">:</text:span></text:p>
      <text:p text:style-name="P2"/>
      <text:p text:style-name="P2">Esta BDD_Spec es la que nos va a permitir generar el armazon basico de la DDD_Factory. Podriamos haber empezado por cualquiera de ellas, en este caso el orden no es importante ya que dificilmente podemos identificar un "Happy Day Scenario" aqui ya que todas van a lanzar excepciones.</text:p>
      <text:p text:style-name="P2"/>
      <text:p text:style-name="P2">Vamos con la BDD_Spec:</text:p>
      <text:p text:style-name="P2"><text:soft-page-break/></text:p>
      <text:p text:style-name="P46">When attempting to inject a null origin location into the route specification factory</text:p>
      <text:p text:style-name="P49">» It should throw a null argument exception</text:p>
      <text:p text:style-name="P47">» It should throw an invariant violated exception message</text:p>
      <text:p text:style-name="P2"/>
      <text:p text:style-name="P2">Vamos a ver como traducir esto a codigo y como, en el proceso, tomaremos unas cuantas decisiones de diseño. Pese a que a estas alturas deberiamos tener un dominio mas o menos amplio en cuanto a escribir e implementar BDD_Specs, en este caso vamos a volver a un nivel de detalle grande, ya que, vamos a introducir nuevas caracteristicas de el framework BDD machine.specifications.developwithpassion.</text:p>
      <text:p text:style-name="P2"/>
      <text:p text:style-name="P2">Otra cuestion interesante, sera comprobar lo sencillo que resulta implementar un DDD_Factory (conceptual) a traves de una de las implementaciones del GoF (concreta) guiados por el BDD.</text:p>
      <text:p text:style-name="P2"/>
      <text:p text:style-name="P2">Empezamos con el codigo:</text:p>
      <text:p text:style-name="P2"/>
      <text:p text:style-name="P13"><text:span text:style-name="T13">public</text:span><text:span text:style-name="T25"> </text:span><text:span text:style-name="T13">abstract</text:span><text:span text:style-name="T25"> </text:span><text:span text:style-name="T13">class</text:span><text:span text:style-name="T25"> </text:span><text:span text:style-name="T48">concern_for_route_specification_factory</text:span><text:span text:style-name="T25"> : </text:span></text:p>
      <text:p text:style-name="P13"><text:span text:style-name="T25"><text:s text:c="22"/></text:span><text:span text:style-name="T48">Observes</text:span><text:span text:style-name="T25">&lt;</text:span><text:span text:style-name="T72">RouteSpecificationFactory</text:span><text:span text:style-name="T25">&gt; { }</text:span></text:p>
      <text:p text:style-name="P2"/>
      <text:p text:style-name="P2">y antes de abordar el problema indicado por el codigo rojo, debemos hacer un comentario sobre la diferencia entre los anteriores "Observes&lt;Contract, ClassUnderTest&gt;":</text:p>
      <text:p text:style-name="P2"/>
      <text:p text:style-name="P13"><text:span text:style-name="T48">Observes</text:span><text:span text:style-name="T25">&lt;</text:span><text:span text:style-name="T38">IRouteSpecification</text:span><text:span text:style-name="T25">, </text:span><text:span text:style-name="T48">RouteSpecification</text:span><text:span text:style-name="T25">&gt;</text:span></text:p>
      <text:p text:style-name="P2"/>
      <text:p text:style-name="P2">y que ahora se ha convertido en "Observes&lt;ClassUnderTest&gt;":</text:p>
      <text:p text:style-name="P2"/>
      <text:p text:style-name="P13"><text:span text:style-name="T48">Observes</text:span><text:span text:style-name="T25">&lt;</text:span><text:span text:style-name="T72">RouteSpecificationFactory</text:span><text:span text:style-name="T25">&gt;</text:span></text:p>
      <text:p text:style-name="P2"/>
      <text:p text:style-name="P2">No estamos usando un interface para la DDD_Factory. Y aunque mucho nos tememos que va a ser una decision de la que renegemos en cuanto tengamos que establecer a traves de un mock object que alguno de los metodos de RouteSpecificationFactory "<text:span text:style-name="T59">es llamado tantas veces con los siguientes parametros</text:span>" y no podamos, por el momento vamos a mantenerlo y ya abordaremos ese problema si es que se produce.</text:p>
      <text:p text:style-name="P2"/>
      <text:p text:style-name="P2">Vamos a por el codigo rojo:</text:p>
      <text:p text:style-name="P2"/>
      <text:p text:style-name="P21"><text:span text:style-name="T20">public</text:span><text:span text:style-name="T31"> </text:span><text:span text:style-name="T20">class</text:span><text:span text:style-name="T31"> </text:span><text:span text:style-name="T53">RouteSpecificationFactory</text:span><text:span text:style-name="T25"> {}</text:span></text:p>
      <text:p text:style-name="P2"/>
      <text:p text:style-name="P2">Facil. Pero lo importante no ha sido escribir esa linea de codigo, sino la decision de diseño que tomamos unos instantes antes y que acabamos de detallar.</text:p>
      <text:p text:style-name="P2"/>
      <text:p text:style-name="P2">El codigo de la BDD_Spec con sus aserciones seria:</text:p>
      <text:p text:style-name="P2"/>
      <text:p text:style-name="P13"><text:span text:style-name="T13">public</text:span><text:span text:style-name="T25"> </text:span><text:span text:style-name="T13">class</text:span><text:span text:style-name="T25"> </text:span><text:span text:style-name="T48">when_attempting_to_inject_a_null_origin_location_into_the_route_specification_factory</text:span><text:span text:style-name="T25"> : </text:span></text:p>
      <text:p text:style-name="P52">concern_for_route_specification_factory</text:p>
      <text:p text:style-name="P31">{</text:p>
      <text:p text:style-name="P41"><text:span text:style-name="T25"><text:s text:c="4"/></text:span><text:span text:style-name="T38">It</text:span><text:span text:style-name="T25"> should_throw_a_null_argument_exception = () =&gt; </text:span></text:p>
      <text:p text:style-name="P41"><text:span text:style-name="T25"><text:s text:c="7"/>exception_thrown_by_the_sut.ShouldBeAn&lt;</text:span><text:span text:style-name="T48">ArgumentNullException</text:span><text:span text:style-name="T25">&gt;();</text:span></text:p>
      <text:p text:style-name="P31"/>
      <text:p text:style-name="P41"><text:span text:style-name="T25"><text:s text:c="4"/></text:span><text:span text:style-name="T38">It</text:span><text:span text:style-name="T25"> should_throw_an_invariant_violated_exception_message = () =&gt; </text:span></text:p>
      <text:p text:style-name="P31"><text:s text:c="7"/>exception_thrown_by_the_sut</text:p>
      <text:p text:style-name="P31"><text:s text:c="10"/>.ShouldContainErrorMessage(</text:p>
      <text:p text:style-name="P41"><text:span text:style-name="T25"><text:s text:c="13"/></text:span><text:span text:style-name="T38">"Invariant Violated: origin location is required."</text:span><text:span text:style-name="T25">);</text:span></text:p>
      <text:p text:style-name="P31">}</text:p>
      <text:p text:style-name="P2"/>
      <text:p text:style-name="P2">No hay novedades en el frente de la mecanica del proceso de escribir BDD_Specs. Empezamos como siempre por las aserciones, por los bloques IT. Ahora bien, estamos usando por primera vez la propiedad de solo lectura:</text:p>
      <text:p text:style-name="P2"/>
      <text:p text:style-name="P28">exception_thrown_by_the_sut</text:p>
      <text:p text:style-name="P2"><text:soft-page-break/></text:p>
      <text:p text:style-name="P2">Tal y como su nombre indica, nos referirnos a las excepciones lanazadas por el SUT, que en este caso es el DDD_Factory RouteSpecificationFactory.</text:p>
      <text:p text:style-name="P2"/>
      <text:p text:style-name="P2">Por lo tanto, analizando una a una las aserciones nos encontramos con que:</text:p>
      <text:p text:style-name="P2"/>
      <text:p text:style-name="P41"><text:span text:style-name="T38">It</text:span><text:span text:style-name="T25"> should_throw_a_null_argument_exception = () =&gt; </text:span></text:p>
      <text:p text:style-name="P14"><text:span text:style-name="T25"><text:s text:c="3"/>exception_thrown_by_the_sut.ShouldBeAn&lt;</text:span><text:span text:style-name="T48">ArgumentNullException</text:span><text:span text:style-name="T25">&gt;();</text:span></text:p>
      <text:p text:style-name="P2"/>
      <text:p text:style-name="P2">Comprueba que se lanza una excepcion del tipo ArgumentNullException.</text:p>
      <text:p text:style-name="P2"/>
      <text:p text:style-name="P41"><text:span text:style-name="T38">It</text:span><text:span text:style-name="T25"> should_throw_an_invariant_violated_exception_message = () =&gt; </text:span></text:p>
      <text:p text:style-name="P31"><text:s text:c="3"/>exception_thrown_by_the_sut</text:p>
      <text:p text:style-name="P41"><text:span text:style-name="T25"><text:s text:c="6"/>.ShouldContainErrorMessage(</text:span><text:span text:style-name="T43">"Invariant Violated: origin location is required."</text:span><text:span text:style-name="T31">);</text:span></text:p>
      <text:p text:style-name="P2"/>
      <text:p text:style-name="P2">Comprueba que el mensaje de error de la excepcion lanzada sea el que nosotros especificamos.</text:p>
      <text:p text:style-name="P2"/>
      <text:p text:style-name="P2">Seguimos con el proceso, por lo que necesitamos ejercitar el SUT a traves de un bloque BECAUSE:</text:p>
      <text:p text:style-name="P2"/>
      <text:p text:style-name="P13"><text:span text:style-name="T38">Because</text:span><text:span text:style-name="T25"> of = () =&gt; </text:span></text:p>
      <text:p text:style-name="P27"><text:s text:c="3"/>catch_exception(() =&gt; </text:p>
      <text:p text:style-name="P13"><text:span text:style-name="T25"><text:s text:c="6"/>sut.</text:span><text:span text:style-name="T72">create_route_specification_using</text:span><text:span text:style-name="T25">(</text:span><text:span text:style-name="T72">the_origin_location</text:span><text:span text:style-name="T25">, </text:span></text:p>
      <text:p text:style-name="P13"><text:span text:style-name="T25"><text:s text:c="43"/></text:span><text:span text:style-name="T72">the_destination_location</text:span><text:span text:style-name="T25">, </text:span></text:p>
      <text:p text:style-name="P13"><text:span text:style-name="T25"><text:s text:c="43"/></text:span><text:span text:style-name="T72">the_arrival_deadline</text:span><text:span text:style-name="T25">));</text:span></text:p>
      <text:p text:style-name="P2"/>
      <text:p text:style-name="P2">Hay bastante codigo rojo. Vamos primero con la parte trivial y que estamos hartos de ver, los tres argumentos del metodo que se convierten en campos (fields) de nuestra BDD_Spec:</text:p>
      <text:p text:style-name="P2"/>
      <text:p text:style-name="P40"><text:span text:style-name="T20">static</text:span><text:span text:style-name="T31"> </text:span><text:span text:style-name="T43">ILocation</text:span><text:span text:style-name="T31"> the_origin_location</text:span></text:p>
      <text:p text:style-name="P40"><text:span text:style-name="T13">static</text:span><text:span text:style-name="T25"> </text:span><text:span text:style-name="T38">ILocation</text:span><text:span text:style-name="T25"> the_destination_location;</text:span></text:p>
      <text:p text:style-name="P41"><text:span text:style-name="T13">static</text:span><text:span text:style-name="T25"> </text:span><text:span text:style-name="T38">IArrivalDeadline</text:span><text:span text:style-name="T25"> the_arrival_deadline;</text:span></text:p>
      <text:p text:style-name="P2"/>
      <text:p text:style-name="P2">Ademas es importante destacar que son los mismos tres argumentos que hemos estado inyectando al constructor de RouteSpecification.</text:p>
      <text:p text:style-name="P2"/>
      <text:p text:style-name="P2">Pero no nos dispersemos. Veamos como queda nuestro codigo tras estas tres lineas:</text:p>
      <text:p text:style-name="P2"/>
      <text:p text:style-name="P13"><text:span text:style-name="T38">Because</text:span><text:span text:style-name="T25"> of = () =&gt; </text:span></text:p>
      <text:p text:style-name="P27"><text:s text:c="3"/>catch_exception(() =&gt; </text:p>
      <text:p text:style-name="P13"><text:span text:style-name="T25"><text:s text:c="6"/>sut.</text:span><text:span text:style-name="T72">create_route_specification_using</text:span><text:span text:style-name="T25">(the_origin_location, </text:span></text:p>
      <text:p text:style-name="P27"><text:s text:c="43"/>the_destination_location, </text:p>
      <text:p text:style-name="P27"><text:s text:c="43"/>the_arrival_deadline));</text:p>
      <text:p text:style-name="P2"/>
      <text:p text:style-name="P2">Mucho mejor, ahora solo esta en rojo lo que debe estar en rojo. Es evidente que es create_route_specification_using() es nuestro Factory Method. Mas diseño, por lo tanto. Tenemos que implementar su armazon:</text:p>
      <text:p text:style-name="P2"/>
      <text:p text:style-name="P13"><text:span text:style-name="T13">public</text:span><text:span text:style-name="T25"> </text:span><text:span text:style-name="T13">class</text:span><text:span text:style-name="T25"> </text:span><text:span text:style-name="T48">RouteSpecificationFactory</text:span></text:p>
      <text:p text:style-name="P31">{</text:p>
      <text:p text:style-name="P41"><text:span text:style-name="T25"><text:s text:c="4"/></text:span><text:span text:style-name="T13">public</text:span><text:span text:style-name="T25"> </text:span><text:span text:style-name="T38">IRouteSpecification</text:span><text:span text:style-name="T25"> create_route_specification_using(</text:span></text:p>
      <text:p text:style-name="P41"><text:span text:style-name="T25"><text:s text:c="49"/></text:span><text:span text:style-name="T38">ILocation</text:span><text:span text:style-name="T25"> the_origin_location, </text:span></text:p>
      <text:p text:style-name="P41"><text:span text:style-name="T25"><text:s text:c="49"/></text:span><text:span text:style-name="T38">ILocation</text:span><text:span text:style-name="T25"> the_destination_location, </text:span></text:p>
      <text:p text:style-name="P41"><text:span text:style-name="T25"><text:s text:c="49"/></text:span><text:span text:style-name="T38">IArrivalDeadline</text:span><text:span text:style-name="T25"> the_arrival_deadline)</text:span></text:p>
      <text:p text:style-name="P31"><text:s text:c="4"/>{</text:p>
      <text:p text:style-name="P41"><text:span text:style-name="T25"><text:s text:c="8"/></text:span><text:span text:style-name="T13">throw</text:span><text:span text:style-name="T25"> </text:span><text:span text:style-name="T13">new</text:span><text:span text:style-name="T25"> </text:span><text:span text:style-name="T57">NotImplementedException</text:span><text:span text:style-name="T26">();</text:span></text:p>
      <text:p text:style-name="P32"><text:s text:c="4"/>}</text:p>
      <text:p text:style-name="P32">}</text:p>
      <text:p text:style-name="P2"/>
      <text:p text:style-name="P2">Ahi lo tenemos. Crea objetos del tipo IRouteSpecification. Aqui si nos aprovechamos de la interface.</text:p>
      <text:p text:style-name="P2"><text:soft-page-break/></text:p>
      <text:p text:style-name="P2">Revisamos nuestro bloque BECAUSE:</text:p>
      <text:p text:style-name="P2"/>
      <text:p text:style-name="P13"><text:span text:style-name="T38">Because</text:span><text:span text:style-name="T25"> of = () =&gt; </text:span></text:p>
      <text:p text:style-name="P27"><text:s text:c="3"/>catch_exception(() =&gt; </text:p>
      <text:p text:style-name="P27"><text:s text:c="6"/>sut.create_route_specification_using(the_origin_location, </text:p>
      <text:p text:style-name="P27"><text:s text:c="43"/>the_destination_location, </text:p>
      <text:p text:style-name="P27"><text:s text:c="43"/>the_arrival_deadline));</text:p>
      <text:p text:style-name="P2"/>
      <text:p text:style-name="P2">Ya no hay codigo rojo, lo que nos permite comentar ese "catch_exception(() =&gt; mi_metodo)", que lo unico que hace es, nuevamente tal y como su nombre indica, capturar la excepcion que lanza "mi_metodo"; en este caso "create_route_specification()".</text:p>
      <text:p text:style-name="P2"/>
      <text:p text:style-name="P2">Una vez aclarado esto, podemos finalizar nuestra BDD_Spec estableciendo el contexto en el que se va a desarrollar a traves de un bloque ESTABLISH. Puesto que no hay nada excesivamente interesenta en el, presentamos la BDD_Spec completa:</text:p>
      <text:p text:style-name="P2"/>
      <text:p text:style-name="P13"><text:span text:style-name="T13">public</text:span><text:span text:style-name="T25"> </text:span><text:span text:style-name="T13">class</text:span><text:span text:style-name="T25"> </text:span><text:span text:style-name="T48">when_attempting_to_inject_a_null_origin_location_into_the_route_specification_factory</text:span><text:span text:style-name="T25"> : </text:span></text:p>
      <text:p text:style-name="P52">concern_for_route_specification_factory</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rigin_location = </text:span><text:span text:style-name="T13">null</text:span><text:span text:style-name="T25">;</text:span></text:p>
      <text:p text:style-name="P41"><text:span text:style-name="T25"><text:s text:c="8"/>the_destination_location = an&lt;</text:span><text:span text:style-name="T38">ILocation</text:span><text:span text:style-name="T25">&gt;();</text:span></text:p>
      <text:p text:style-name="P41"><text:span text:style-name="T25"><text:s text:c="8"/>the_arrival_deadline = an&lt;</text:span><text:span text:style-name="T38">IArrivalDeadline</text:span><text:span text:style-name="T25">&gt;();</text:span></text:p>
      <text:p text:style-name="P31"><text:s text:c="4"/>};</text:p>
      <text:p text:style-name="P31"/>
      <text:p text:style-name="P41"><text:span text:style-name="T25"><text:s text:c="4"/></text:span><text:span text:style-name="T38">Because</text:span><text:span text:style-name="T25"> of = () =&gt; </text:span></text:p>
      <text:p text:style-name="P31"><text:s text:c="7"/>catch_exception(() =&gt; </text:p>
      <text:p text:style-name="P31"><text:s text:c="10"/>sut.create_route_specification_using(the_origin_location, </text:p>
      <text:p text:style-name="P31"><text:s text:c="47"/>the_destination_location, </text:p>
      <text:p text:style-name="P31"><text:s text:c="47"/>the_arrival_deadline));</text:p>
      <text:p text:style-name="P31"/>
      <text:p text:style-name="P41"><text:span text:style-name="T25"><text:s text:c="4"/></text:span><text:span text:style-name="T38">It</text:span><text:span text:style-name="T25"> should_throw_a_null_argument_exception = () =&gt; </text:span></text:p>
      <text:p text:style-name="P41"><text:span text:style-name="T25"><text:s text:c="7"/>exception_thrown_by_the_sut.ShouldBeAn&lt;</text:span><text:span text:style-name="T48">ArgumentNullException</text:span><text:span text:style-name="T25">&gt;();</text:span></text:p>
      <text:p text:style-name="P31"/>
      <text:p text:style-name="P41"><text:span text:style-name="T25"><text:s text:c="4"/></text:span><text:span text:style-name="T38">It</text:span><text:span text:style-name="T25"> should_throw_an_invariant_violated_exception_message = () =&gt; </text:span></text:p>
      <text:p text:style-name="P31"><text:s text:c="7"/>exception_thrown_by_the_sut</text:p>
      <text:p text:style-name="P31"><text:s text:c="10"/>.ShouldContainErrorMessage(</text:p>
      <text:p text:style-name="P41"><text:span text:style-name="T25"><text:s text:c="13"/></text:span><text:span text:style-name="T38">"Invariant Violated: origin location is required."</text:span><text:span text:style-name="T25">);</text:span></text:p>
      <text:p text:style-name="P31"/>
      <text:p text:style-name="P41"><text:span text:style-name="T25"><text:s text:c="4"/></text:span><text:span text:style-name="T13">static</text:span><text:span text:style-name="T25"> </text:span><text:span text:style-name="T38">ILocation</text:span><text:span text:style-name="T25"> the_origin_location;</text:span></text:p>
      <text:p text:style-name="P41"><text:span text:style-name="T25"><text:s text:c="4"/></text:span><text:span text:style-name="T13">static</text:span><text:span text:style-name="T25"> </text:span><text:span text:style-name="T38">ILocation</text:span><text:span text:style-name="T25"> the_destination_location;</text:span></text:p>
      <text:p text:style-name="P41"><text:span text:style-name="T25"><text:s text:c="4"/></text:span><text:span text:style-name="T13">static</text:span><text:span text:style-name="T25"> </text:span><text:span text:style-name="T38">IArrivalDeadline</text:span><text:span text:style-name="T25"> the_arrival_deadline;</text:span></text:p>
      <text:p text:style-name="P31">}</text:p>
      <text:p text:style-name="P2"/>
      <text:p text:style-name="P2">Para provocar la situacion buscada, hacemos que</text:p>
      <text:p text:style-name="P2"/>
      <text:p text:style-name="P14"><text:span text:style-name="T25">the_origin_location = </text:span><text:span text:style-name="T13">null</text:span><text:span text:style-name="T25">;</text:span></text:p>
      <text:p text:style-name="P2"/>
      <text:p text:style-name="P2">en el bloque ESTABLISH.</text:p>
      <text:p text:style-name="P2"/>
      <text:p text:style-name="P2">Ejecutamos la BDD_Spec y esperamos los fallos:</text:p>
      <text:p text:style-name="P2"/>
      <text:p text:style-name="P46">------ Test started: Assembly: dddsample.specs.dll ------</text:p>
      <text:p text:style-name="P49"/>
      <text:p text:style-name="P49">when attempting to inject a null origin location into the route specification factory</text:p>
      <text:p text:style-name="P49">» should throw a null argument exception (FAIL)</text:p>
      <text:p text:style-name="P49">» should throw an invariant violated exception message (FAIL)</text:p>
      <text:p text:style-name="P49"/>
      <text:p text:style-name="P49">Test 'should throw a null argument exception' failed:</text:p>
      <text:p text:style-name="P49"><text:soft-page-break/><text:tab/>Machine.Specifications.SpecificationException: Should be of type System.ArgumentNullException but is of type System.NotImplementedException</text:p>
      <text:p text:style-name="P49"/>
      <text:p text:style-name="P49">(....)</text:p>
      <text:p text:style-name="P49"/>
      <text:p text:style-name="P49">Test 'should throw an invariant violated exception message' failed:</text:p>
      <text:p text:style-name="P49"><text:tab/>Machine.Specifications.SpecificationException: Should contain "Invariant Violated: origin location is required." but is "The method or operation is not implemented."</text:p>
      <text:p text:style-name="P49"/>
      <text:p text:style-name="P49">(....)</text:p>
      <text:p text:style-name="P49"/>
      <text:p text:style-name="P49"/>
      <text:p text:style-name="P49">0 passed, 2 failed, 0 skipped, took 1,06 seconds (Machine.Specifications 0.3.0).</text:p>
      <text:p text:style-name="P2"/>
      <text:p text:style-name="P2">Vamos a analizar, por un instante, los fallos obtenidos.</text:p>
      <text:p text:style-name="P2"/>
      <text:p text:style-name="P2">Empezamos por:</text:p>
      <text:p text:style-name="P2"/>
      <text:p text:style-name="P47">Should be of type System.ArgumentNullException but is of type System.NotImplementedException</text:p>
      <text:p text:style-name="P2"/>
      <text:p text:style-name="P2">Que es justo lo que queremos ya que, en estos momentos nuestro metodo lanza:</text:p>
      <text:p text:style-name="P2"/>
      <text:p text:style-name="P13"><text:span text:style-name="T13">throw</text:span><text:span text:style-name="T25"> </text:span><text:span text:style-name="T13">new</text:span><text:span text:style-name="T25"> </text:span><text:span text:style-name="T57">NotImplementedException</text:span><text:span text:style-name="T26">();</text:span></text:p>
      <text:p text:style-name="P2"/>
      <text:p text:style-name="P2">simplemente para facilitarnos la tarea de compilacion. Pero debemos estar muy satisfechos ya que por el momento el test captura la excepcion, y es eso lo que nos esta diciendo: "<text:span text:style-name="T59">he capturado una excepcion, pero no es del tipo de la que me dijisteis que debo esperar.</text:span>"</text:p>
      <text:p text:style-name="P2"/>
      <text:p text:style-name="P2">El otro fallo ahonda en el mismo tema:</text:p>
      <text:p text:style-name="P2"/>
      <text:p text:style-name="P47">Should contain "Invariant Violated: origin location is required." but is "The method or operation is not implemented."</text:p>
      <text:p text:style-name="P2"/>
      <text:p text:style-name="P2">Es decir, captura el mensaje de la excepcion, solo que, nuevamente, puesto que nuestro metodo lanza la siguiente excepcion con el unico proposito de poder compilar el codigo:</text:p>
      <text:p text:style-name="P2"/>
      <text:p text:style-name="P13"><text:span text:style-name="T13">throw</text:span><text:span text:style-name="T25"> </text:span><text:span text:style-name="T13">new</text:span><text:span text:style-name="T25"> </text:span><text:span text:style-name="T57">NotImplementedException</text:span><text:span text:style-name="T26">();</text:span></text:p>
      <text:p text:style-name="P2"/>
      <text:p text:style-name="P2">Y es precisamente esa excepcion la que contiene el mensaje por defecto "The method or operation is not implemented."</text:p>
      <text:p text:style-name="P2"/>
      <text:p text:style-name="P2">Por lo tanto todo va bien.</text:p>
      <text:p text:style-name="P2"/>
      <text:p text:style-name="P2">Vamos ahora a implementar el comportamiento deseado:</text:p>
      <text:p text:style-name="P2"/>
      <text:p text:style-name="P13"><text:span text:style-name="T13">public</text:span><text:span text:style-name="T25"> </text:span><text:span text:style-name="T38">IRouteSpecification</text:span><text:span text:style-name="T25"> create_route_specification_using(</text:span></text:p>
      <text:p text:style-name="P13"><text:span text:style-name="T25"><text:s text:c="49"/></text:span><text:span text:style-name="T38">ILocation</text:span><text:span text:style-name="T25"> the_origin_location, </text:span></text:p>
      <text:p text:style-name="P13"><text:span text:style-name="T25"><text:s text:c="49"/></text:span><text:span text:style-name="T38">ILocation</text:span><text:span text:style-name="T25"> the_destination_location, </text:span></text:p>
      <text:p text:style-name="P13"><text:span text:style-name="T25"><text:s text:c="49"/></text:span><text:span text:style-name="T38">IArrivalDeadline</text:span><text:span text:style-name="T25"> the_arrival_deadline)</text:span></text:p>
      <text:p text:style-name="P31">{</text:p>
      <text:p text:style-name="P41"><text:span text:style-name="T25"><text:s text:c="4"/></text:span><text:span text:style-name="T13">if</text:span><text:span text:style-name="T25"> (the_origin_location == </text:span><text:span text:style-name="T13">null</text:span><text:span text:style-name="T25">)</text:span></text:p>
      <text:p text:style-name="P41"><text:span text:style-name="T25"><text:s text:c="7"/></text:span><text:span text:style-name="T13">throw</text:span><text:span text:style-name="T25"> </text:span><text:span text:style-name="T13">new</text:span><text:span text:style-name="T25"> </text:span><text:span text:style-name="T48">ArgumentNullException</text:span><text:span text:style-name="T25">(</text:span></text:p>
      <text:p text:style-name="P41"><text:span text:style-name="T25"><text:s text:c="20"/></text:span><text:span text:style-name="T38">"the_origin_location"</text:span><text:span text:style-name="T25">,</text:span></text:p>
      <text:p text:style-name="P41"><text:span text:style-name="T25"><text:s text:c="20"/></text:span><text:span text:style-name="T38">"Invariant Violated: origin location is required."</text:span><text:span text:style-name="T25">);</text:span></text:p>
      <text:p text:style-name="P31">}</text:p>
      <text:p text:style-name="P2"/>
      <text:p text:style-name="P2">que pasaria el test si no fuese por el "insignificante detalle" de que no compila, ya que no devolvemos un IRouteSpecification (de hecho no devolvemos nada) y aun por encima no tenemos una asercion para comprobarlo.</text:p>
      <text:p text:style-name="P2"/>
      <text:p text:style-name="P2">Aqui es donde aplicamos la version mas pragmatica de "Escribir el minimo codigo necesario, Y QUE TENGA SENTIDO, para pasar el test", ya que, precisamente la tarea de una <text:soft-page-break/>DDD_Factory es ocultar al cliente detalles de la construccion de un objeto que necesita (no es la unica tarea de una DDD_Factory, pero por el momento nos vale). Dicho de otra forma, "vamos a lavar los trapos sucios en casa" y vamos por tanto a tener un dependencia oculta. Tampoco es el fin del mundo. Por lo tanto:</text:p>
      <text:p text:style-name="P2"/>
      <text:p text:style-name="P13"><text:span text:style-name="T13">public</text:span><text:span text:style-name="T25"> </text:span><text:span text:style-name="T38">IRouteSpecification</text:span><text:span text:style-name="T25"> create_route_specification_using(</text:span></text:p>
      <text:p text:style-name="P13"><text:span text:style-name="T25"><text:s text:c="49"/></text:span><text:span text:style-name="T38">ILocation</text:span><text:span text:style-name="T25"> the_origin_location, </text:span></text:p>
      <text:p text:style-name="P13"><text:span text:style-name="T25"><text:s text:c="49"/></text:span><text:span text:style-name="T38">ILocation</text:span><text:span text:style-name="T25"> the_destination_location, </text:span></text:p>
      <text:p text:style-name="P13"><text:span text:style-name="T25"><text:s text:c="49"/></text:span><text:span text:style-name="T38">IArrivalDeadline</text:span><text:span text:style-name="T25"> the_arrival_deadline)</text:span></text:p>
      <text:p text:style-name="P31">{</text:p>
      <text:p text:style-name="P41"><text:span text:style-name="T25"><text:s text:c="4"/></text:span><text:span text:style-name="T13">if</text:span><text:span text:style-name="T25"> (the_origin_location == </text:span><text:span text:style-name="T13">null</text:span><text:span text:style-name="T25">)</text:span></text:p>
      <text:p text:style-name="P41"><text:span text:style-name="T25"><text:s text:c="7"/></text:span><text:span text:style-name="T13">throw</text:span><text:span text:style-name="T25"> </text:span><text:span text:style-name="T13">new</text:span><text:span text:style-name="T25"> </text:span><text:span text:style-name="T48">ArgumentNullException</text:span><text:span text:style-name="T25">(</text:span></text:p>
      <text:p text:style-name="P41"><text:span text:style-name="T25"><text:s text:c="20"/></text:span><text:span text:style-name="T38">"the_origin_location"</text:span><text:span text:style-name="T25">,</text:span></text:p>
      <text:p text:style-name="P41"><text:span text:style-name="T25"><text:s text:c="20"/></text:span><text:span text:style-name="T38">"Invariant Violated: origin location is required."</text:span><text:span text:style-name="T25">);</text:span></text:p>
      <text:p text:style-name="P31"/>
      <text:p text:style-name="P31"><text:s text:c="4"/><text:span text:style-name="T11">return</text:span> <text:span text:style-name="T11">new</text:span> <text:span text:style-name="T46">RouteSpecification</text:span>(the_origin_location, </text:p>
      <text:p text:style-name="P31"><text:s text:c="34"/>the_destination_location, </text:p>
      <text:p text:style-name="P31"><text:s text:c="34"/>the_arrival_deadline);</text:p>
      <text:p text:style-name="P31">}</text:p>
      <text:p text:style-name="P2"/>
      <text:p text:style-name="P2">Y esto si que pasa el test:</text:p>
      <text:p text:style-name="P2"/>
      <text:p text:style-name="P46">------ Test started: Assembly: dddsample.specs.dll ------</text:p>
      <text:p text:style-name="P49"/>
      <text:p text:style-name="P49">when attempting to inject a null origin location into the route specification factory</text:p>
      <text:p text:style-name="P49">» should throw a null argument exception</text:p>
      <text:p text:style-name="P49">» should throw an invariant violated exception message</text:p>
      <text:p text:style-name="P49"/>
      <text:p text:style-name="P49"/>
      <text:p text:style-name="P49">2 passed, 0 failed, 0 skipped, took 0,67 seconds (Machine.Specifications 0.3.0).</text:p>
      <text:p text:style-name="P2"/>
      <text:p text:style-name="P2"><text:span text:style-name="T9">RouteSpecificationFactorySpecs: When attempting to inject a null destination location into the route specification factory</text:span>:</text:p>
      <text:p text:style-name="P2"/>
      <text:p text:style-name="P2">y</text:p>
      <text:p text:style-name="P2"/>
      <text:p text:style-name="P2"><text:span text:style-name="T9">RouteSpecificationFactorySpecs: When attempting to inject a null arrival deadline into the route specification factory</text:span>:</text:p>
      <text:p text:style-name="P2"/>
      <text:p text:style-name="P2">Ambas son muy similares a la que acabamos de hacer. No tienen mayor interes. Puedes consultar el codigo fuente si te surge alguna duda.</text:p>
      <text:p text:style-name="P2"/>
      <text:p text:style-name="P2">El resultado es:</text:p>
      <text:p text:style-name="P2"/>
      <text:p text:style-name="P13"><text:span text:style-name="T13">public</text:span><text:span text:style-name="T25"> </text:span><text:span text:style-name="T38">IRouteSpecification</text:span><text:span text:style-name="T25"> create_route_specification_using(</text:span></text:p>
      <text:p text:style-name="P13"><text:span text:style-name="T25"><text:s text:c="49"/></text:span><text:span text:style-name="T38">ILocation</text:span><text:span text:style-name="T25"> the_origin_location, </text:span></text:p>
      <text:p text:style-name="P13"><text:span text:style-name="T25"><text:s text:c="49"/></text:span><text:span text:style-name="T38">ILocation</text:span><text:span text:style-name="T25"> the_destination_location, </text:span></text:p>
      <text:p text:style-name="P13"><text:span text:style-name="T25"><text:s text:c="49"/></text:span><text:span text:style-name="T38">IArrivalDeadline</text:span><text:span text:style-name="T25"> the_arrival_deadline)</text:span></text:p>
      <text:p text:style-name="P31">{</text:p>
      <text:p text:style-name="P41"><text:span text:style-name="T25"><text:s text:c="4"/></text:span><text:span text:style-name="T13">if</text:span><text:span text:style-name="T25"> (the_origin_location == </text:span><text:span text:style-name="T13">null</text:span><text:span text:style-name="T25">)</text:span></text:p>
      <text:p text:style-name="P41"><text:span text:style-name="T25"><text:s text:c="7"/></text:span><text:span text:style-name="T13">throw</text:span><text:span text:style-name="T25"> </text:span><text:span text:style-name="T13">new</text:span><text:span text:style-name="T25"> </text:span><text:span text:style-name="T48">ArgumentNullException</text:span><text:span text:style-name="T25">(</text:span><text:span text:style-name="T38">"the_origin_location"</text:span><text:span text:style-name="T25">,</text:span></text:p>
      <text:p text:style-name="P41"><text:span text:style-name="T25"><text:s text:c="35"/></text:span><text:span text:style-name="T38">"Invariant Violated: origin location is required."</text:span><text:span text:style-name="T25">);</text:span></text:p>
      <text:p text:style-name="P31"/>
      <text:p text:style-name="P41"><text:span text:style-name="T25"><text:s text:c="4"/></text:span><text:span text:style-name="T13">if</text:span><text:span text:style-name="T25"> (the_destination_location == </text:span><text:span text:style-name="T13">null</text:span><text:span text:style-name="T25">)</text:span></text:p>
      <text:p text:style-name="P41"><text:span text:style-name="T25"><text:s text:c="7"/></text:span><text:span text:style-name="T13">throw</text:span><text:span text:style-name="T25"> </text:span><text:span text:style-name="T13">new</text:span><text:span text:style-name="T25"> </text:span><text:span text:style-name="T48">ArgumentNullException</text:span><text:span text:style-name="T25">(</text:span><text:span text:style-name="T38">"the_destination_location"</text:span><text:span text:style-name="T25">,</text:span></text:p>
      <text:p text:style-name="P41"><text:span text:style-name="T25"><text:s text:c="30"/></text:span><text:span text:style-name="T38">"Invariant Violated: destination location is required."</text:span><text:span text:style-name="T25">);</text:span></text:p>
      <text:p text:style-name="P31"/>
      <text:p text:style-name="P41"><text:span text:style-name="T25"><text:s text:c="4"/></text:span><text:span text:style-name="T13">if</text:span><text:span text:style-name="T25"> (the_arrival_deadline == </text:span><text:span text:style-name="T13">null</text:span><text:span text:style-name="T25">)</text:span></text:p>
      <text:p text:style-name="P41"><text:span text:style-name="T25"><text:s text:c="7"/></text:span><text:span text:style-name="T13">throw</text:span><text:span text:style-name="T25"> </text:span><text:span text:style-name="T13">new</text:span><text:span text:style-name="T25"> </text:span><text:span text:style-name="T48">ArgumentNullException</text:span><text:span text:style-name="T25">(</text:span><text:span text:style-name="T38">"the_arrival_deadline"</text:span><text:span text:style-name="T25">,</text:span></text:p>
      <text:p text:style-name="P41"><text:span text:style-name="T25"><text:s text:c="34"/></text:span><text:span text:style-name="T38">"Invariant Violated: arrival deadline is required."</text:span><text:span text:style-name="T25">);</text:span></text:p>
      <text:p text:style-name="P31"/>
      <text:p text:style-name="P41"><text:span text:style-name="T25"><text:s text:c="4"/></text:span><text:span text:style-name="T13">return</text:span><text:span text:style-name="T25"> </text:span><text:span text:style-name="T13">new</text:span><text:span text:style-name="T25"> </text:span><text:span text:style-name="T48">RouteSpecification</text:span><text:span text:style-name="T25">(the_origin_location, </text:span></text:p>
      <text:p text:style-name="P31"><text:soft-page-break/><text:s text:c="34"/>the_destination_location, </text:p>
      <text:p text:style-name="P31"><text:s text:c="34"/>the_arrival_deadline);</text:p>
      <text:p text:style-name="P31">}</text:p>
      <text:p text:style-name="P2"/>
      <text:p text:style-name="P2"><text:span text:style-name="T9">RouteSpecificationFactorySpecs: When attempting to inject the same origin and destination locations into the route specification factory</text:span>:</text:p>
      <text:p text:style-name="P2"/>
      <text:p text:style-name="P2">Esta BDD_Spec es mas interesante:</text:p>
      <text:p text:style-name="P2"/>
      <text:p text:style-name="P49">When attempting to inject the same origin and destination location into the route specification factory</text:p>
      <text:p text:style-name="P49">» It should leverage the origin location value comparer</text:p>
      <text:p text:style-name="P49">» It should throw an argument exception</text:p>
      <text:p text:style-name="P47">» It should throw an invariant violated exception message</text:p>
      <text:p text:style-name="P2"/>
      <text:p text:style-name="P2">La segunda y tercera asercion, no merecen la pena ser comentadas (mas de lo mismo), pero la primera nos plantea un desfio curioso.</text:p>
      <text:p text:style-name="P2"/>
      <text:p text:style-name="P2">Veamos el codigo de la BDD_Spec suprimiendo la segund y tercera asercion por cuestion de claridad (consulta el codigo fuente para verla completa):</text:p>
      <text:p text:style-name="P2"/>
      <text:p text:style-name="P13"><text:span text:style-name="T13">public</text:span><text:span text:style-name="T25"> </text:span><text:span text:style-name="T13">class</text:span><text:span text:style-name="T25"> </text:span><text:span text:style-name="T48">when_attempting_to_inject_the_same_origin_and_destination_locations_into_the_route_specification_factory</text:span><text:span text:style-name="T25"> : </text:span></text:p>
      <text:p text:style-name="P52">concern_for_route_specification_factory</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rigin_location = an&lt;</text:span><text:span text:style-name="T38">ILocation</text:span><text:span text:style-name="T25">&gt;();</text:span></text:p>
      <text:p text:style-name="P41"><text:span text:style-name="T25"><text:s text:c="8"/>the_destination_location = an&lt;</text:span><text:span text:style-name="T38">ILocation</text:span><text:span text:style-name="T25">&gt;();</text:span></text:p>
      <text:p text:style-name="P41"><text:span text:style-name="T25"><text:s text:c="8"/>the_arrival_deadline = an&lt;</text:span><text:span text:style-name="T38">IArrivalDeadline</text:span><text:span text:style-name="T25">&gt;();</text:span></text:p>
      <text:p text:style-name="P31"/>
      <text:p text:style-name="P31"><text:s text:c="8"/>the_origin_location</text:p>
      <text:p text:style-name="P31"><text:s text:c="11"/>.Stub(x =&gt; x.has_the_same_value_as(the_destination_location))</text:p>
      <text:p text:style-name="P41"><text:span text:style-name="T25"><text:s text:c="11"/>.Return(</text:span><text:span text:style-name="T13">true</text:span><text:span text:style-name="T25">);</text:span></text:p>
      <text:p text:style-name="P31"><text:s text:c="4"/>};</text:p>
      <text:p text:style-name="P31"/>
      <text:p text:style-name="P41"><text:span text:style-name="T25"><text:s text:c="4"/></text:span><text:span text:style-name="T38">Because</text:span><text:span text:style-name="T25"> of = () =&gt; </text:span></text:p>
      <text:p text:style-name="P31"><text:s text:c="7"/>catch_exception(() =&gt; </text:p>
      <text:p text:style-name="P31"><text:s text:c="10"/>sut.create_route_specification_using(the_origin_location, </text:p>
      <text:p text:style-name="P31"><text:s text:c="47"/>the_destination_location, </text:p>
      <text:p text:style-name="P31"><text:s text:c="47"/>the_arrival_deadline));</text:p>
      <text:p text:style-name="P31"/>
      <text:p text:style-name="P41"><text:span text:style-name="T25"><text:s text:c="4"/></text:span><text:span text:style-name="T38">It</text:span><text:span text:style-name="T25"> should_leverage_the_origin_location_value_comparer = () =&gt; </text:span></text:p>
      <text:p text:style-name="P31"><text:s text:c="7"/>the_origin_location</text:p>
      <text:p text:style-name="P31"><text:s text:c="10"/>.received(x =&gt; x.has_the_same_value_as(the_destination_location));</text:p>
      <text:p text:style-name="P31"/>
      <text:p text:style-name="P41"><text:span text:style-name="T25"><text:s text:c="4"/></text:span><text:span text:style-name="T13">static</text:span><text:span text:style-name="T25"> </text:span><text:span text:style-name="T38">ILocation</text:span><text:span text:style-name="T25"> the_origin_location;</text:span></text:p>
      <text:p text:style-name="P41"><text:span text:style-name="T25"><text:s text:c="4"/></text:span><text:span text:style-name="T13">static</text:span><text:span text:style-name="T25"> </text:span><text:span text:style-name="T38">ILocation</text:span><text:span text:style-name="T25"> the_destination_location;</text:span></text:p>
      <text:p text:style-name="P41"><text:span text:style-name="T25"><text:s text:c="4"/></text:span><text:span text:style-name="T13">static</text:span><text:span text:style-name="T25"> </text:span><text:span text:style-name="T38">IArrivalDeadline</text:span><text:span text:style-name="T25"> the_arrival_deadline;</text:span></text:p>
      <text:p text:style-name="P31">}</text:p>
      <text:p text:style-name="P2"/>
      <text:p text:style-name="P2">En prinicipio no parece nada fuera de lo comun:</text:p>
      <text:p text:style-name="P2"/>
      <text:list xml:id="list39159434" text:style-name="L57">
        <text:list-item>
          <text:p text:style-name="P118">Tenemos los tres argumentos de la factoria mockados.</text:p>
        </text:list-item>
        <text:list-item>
          <text:p text:style-name="P118">Esperamos que se compare el origen y el destino y los forzamos a que sean iguales.</text:p>
        </text:list-item>
        <text:list-item>
          <text:p text:style-name="P118">Capturamos la excepcion en el BECAUSE porque hace falta para las aserciones que no mostramos.</text:p>
        </text:list-item>
        <text:list-item>
          <text:p text:style-name="P118">Establecemos que se ha debido llamar al comparador a traves del ya conocido ".received()".</text:p>
        </text:list-item>
      </text:list>
      <text:p text:style-name="P2"/>
      <text:p text:style-name="P2">El codigo que soluciona esto es bien sencillo:</text:p>
      <text:p text:style-name="P2"><text:soft-page-break/></text:p>
      <text:p text:style-name="P40"><text:span text:style-name="T20">public</text:span><text:span text:style-name="T31"> </text:span><text:span text:style-name="T43">IRouteSpecification</text:span><text:span text:style-name="T31"> create_route_specification_using(</text:span></text:p>
      <text:p text:style-name="P40"><text:span text:style-name="T31"><text:s text:c="30"/></text:span><text:span text:style-name="T43">ILocation</text:span><text:span text:style-name="T31"> the_origin_location, </text:span></text:p>
      <text:p text:style-name="P40"><text:span text:style-name="T31"><text:s text:c="30"/></text:span><text:span text:style-name="T43">ILocation</text:span><text:span text:style-name="T31"> the_destination_location, </text:span></text:p>
      <text:p text:style-name="P40"><text:span text:style-name="T31"><text:s text:c="30"/></text:span><text:span text:style-name="T43">IArrivalDeadline</text:span><text:span text:style-name="T31"> the_arrival_deadline)</text:span></text:p>
      <text:p text:style-name="P31">{</text:p>
      <text:p text:style-name="P41"><text:span text:style-name="T25"><text:s text:c="4"/></text:span><text:span text:style-name="T13">if</text:span><text:span text:style-name="T25"> (the_origin_location == </text:span><text:span text:style-name="T13">null</text:span><text:span text:style-name="T25">)</text:span></text:p>
      <text:p text:style-name="P41"><text:span text:style-name="T25"><text:s text:c="7"/></text:span><text:span text:style-name="T13">throw</text:span><text:span text:style-name="T25"> </text:span><text:span text:style-name="T13">new</text:span><text:span text:style-name="T25"> </text:span><text:span text:style-name="T48">ArgumentNullException</text:span><text:span text:style-name="T25">(</text:span><text:span text:style-name="T38">"the_origin_location"</text:span><text:span text:style-name="T25">,</text:span></text:p>
      <text:p text:style-name="P41"><text:span text:style-name="T25"><text:s text:c="35"/></text:span><text:span text:style-name="T38">"Invariant Violated: origin location is required."</text:span><text:span text:style-name="T25">);</text:span></text:p>
      <text:p text:style-name="P31"/>
      <text:p text:style-name="P41"><text:span text:style-name="T25"><text:s text:c="4"/></text:span><text:span text:style-name="T13">if</text:span><text:span text:style-name="T25"> (the_destination_location == </text:span><text:span text:style-name="T13">null</text:span><text:span text:style-name="T25">)</text:span></text:p>
      <text:p text:style-name="P41"><text:span text:style-name="T25"><text:s text:c="7"/></text:span><text:span text:style-name="T13">throw</text:span><text:span text:style-name="T25"> </text:span><text:span text:style-name="T13">new</text:span><text:span text:style-name="T25"> </text:span><text:span text:style-name="T48">ArgumentNullException</text:span><text:span text:style-name="T25">(</text:span><text:span text:style-name="T38">"the_destination_location"</text:span><text:span text:style-name="T25">,</text:span></text:p>
      <text:p text:style-name="P41"><text:span text:style-name="T25"><text:s text:c="30"/></text:span><text:span text:style-name="T38">"Invariant Violated: destination location is required."</text:span><text:span text:style-name="T25">);</text:span></text:p>
      <text:p text:style-name="P31"/>
      <text:p text:style-name="P41"><text:span text:style-name="T25"><text:s text:c="4"/></text:span><text:span text:style-name="T13">if</text:span><text:span text:style-name="T25"> (the_arrival_deadline == </text:span><text:span text:style-name="T13">null</text:span><text:span text:style-name="T25">)</text:span></text:p>
      <text:p text:style-name="P41"><text:span text:style-name="T25"><text:s text:c="7"/></text:span><text:span text:style-name="T13">throw</text:span><text:span text:style-name="T25"> </text:span><text:span text:style-name="T13">new</text:span><text:span text:style-name="T25"> </text:span><text:span text:style-name="T48">ArgumentNullException</text:span><text:span text:style-name="T25">(</text:span><text:span text:style-name="T38">"the_arrival_deadline"</text:span><text:span text:style-name="T25">,</text:span></text:p>
      <text:p text:style-name="P41"><text:span text:style-name="T25"><text:s text:c="34"/></text:span><text:span text:style-name="T38">"Invariant Violated: arrival deadline is required."</text:span><text:span text:style-name="T25">);</text:span></text:p>
      <text:p text:style-name="P31"/>
      <text:p text:style-name="P31"><text:s text:c="4"/><text:span text:style-name="T11">if</text:span> (the_origin_location.has_the_same_value_as(the_destination_location))</text:p>
      <text:p text:style-name="P41"><text:span text:style-name="T25"><text:s text:c="8"/></text:span><text:span text:style-name="T13">throw</text:span><text:span text:style-name="T25"> </text:span><text:span text:style-name="T13">new</text:span><text:span text:style-name="T25"> </text:span><text:span text:style-name="T48">ArgumentException</text:span><text:span text:style-name="T25">(</text:span></text:p>
      <text:p text:style-name="P41"><text:span text:style-name="T25"><text:s text:c="11"/></text:span><text:span text:style-name="T38">"Invariant Violated: origin and destination locations can't be the same."</text:span><text:span text:style-name="T25">);</text:span></text:p>
      <text:p text:style-name="P31"/>
      <text:p text:style-name="P41"><text:span text:style-name="T25"><text:s text:c="4"/></text:span><text:span text:style-name="T13">return</text:span><text:span text:style-name="T25"> </text:span><text:span text:style-name="T13">new</text:span><text:span text:style-name="T25"> </text:span><text:span text:style-name="T48">RouteSpecification</text:span><text:span text:style-name="T25">(the_origin_location, </text:span></text:p>
      <text:p text:style-name="P31"><text:s text:c="35"/>the_destination_location, </text:p>
      <text:p text:style-name="P31"><text:s text:c="35"/>the_arrival_deadline);</text:p>
      <text:p text:style-name="P31">}</text:p>
      <text:p text:style-name="P2"/>
      <text:p text:style-name="P2">Ejcutamos el test y:</text:p>
      <text:p text:style-name="P2"/>
      <text:p text:style-name="P46">------ Test started: Assembly: dddsample.specs.dll ------</text:p>
      <text:p text:style-name="P49"/>
      <text:p text:style-name="P49">when attempting to inject the same origin and destination locations into the route specification factory</text:p>
      <text:p text:style-name="P49">» should leverage the origin location value comparer (FAIL)</text:p>
      <text:p text:style-name="P49">» should throw an argument exception</text:p>
      <text:p text:style-name="P49">» should throw an invariant violated exception message</text:p>
      <text:p text:style-name="P49"/>
      <text:p text:style-name="P49">Test 'should leverage the origin location value comparer' failed:</text:p>
      <text:p text:style-name="P49"><text:tab/>Rhino.Mocks.Exceptions.ExpectationViolationException: IValueObject`1.has_the_same_value_as(ILocationProxycd18dd3bd42e4f979f7fef7ecd751b48); Expected #1..2147483647, Actual #0.</text:p>
      <text:p text:style-name="P49"/>
      <text:p text:style-name="P49">(....)</text:p>
      <text:p text:style-name="P49"/>
      <text:p text:style-name="P49"/>
      <text:p text:style-name="P49">2 passed, 1 failed, 0 skipped, took 0,83 seconds (Machine.Specifications 0.3.0).</text:p>
      <text:p text:style-name="P2"/>
      <text:p text:style-name="P2">Obtenemos un fallo (NO ESPERADO) del tipo (Expected #1, Actual #0).</text:p>
      <text:p text:style-name="P2"/>
      <text:p text:style-name="P2">Vamos a seguir el razonamiento:</text:p>
      <text:p text:style-name="P2"/>
      <text:p text:style-name="P2">El tipo de error nos indica que,</text:p>
      <text:p text:style-name="P2"/>
      <text:p text:style-name="P28">the_origin_location.has_the_same_value_as(the_destination_location)</text:p>
      <text:p text:style-name="P2"/>
      <text:p text:style-name="P2">no se ha ejecutado.</text:p>
      <text:p text:style-name="P2"/>
      <text:p text:style-name="P2">Por lo tanto no ha entrado dentro del if para lanzar la excepcion, asi que, deberian haber fallado los 3 tests... pero solo falla uno.</text:p>
      <text:p text:style-name="P2"/>
      <text:p text:style-name="P2">¿Que es lo que ocurre?</text:p>
      <text:p text:style-name="P2"/>
      <text:p text:style-name="P2">Al ejercitar el SUT a traves del bloque BECAUSE, capturamos la excepcion, y es <text:soft-page-break/>precisamente esta captura la que provoca el fallo no deseado. En realidad hace lo que queremos y esperamos pero, la mecanica que tenemos para comprobarlo, nos lo imposibilita.</text:p>
      <text:p text:style-name="P2">Puedes comprobarlo con el debugger. Asi que por el momento debemos evitar comprobarlo.</text:p>
      <text:p text:style-name="P2"/>
      <text:p text:style-name="P2">Lo que ocurre es que, en este caso, podriamos planteanos si no estabamos asertando de mas, ya que implicitamente hemos comprobado que esa llamada se produce, ya que se lanza la excepcion. Por lo tanto, no es que "<text:span text:style-name="T59">por el momento debemos evitar comprobarlo</text:span>", es que ya lo estamos comprobando implicitamente y jamas debimos intentar comprobarlo explicitamente, asi que, nuestra BDD_Spec deberia ser:</text:p>
      <text:p text:style-name="P2"/>
      <text:p text:style-name="P49">When attempting to inject the same origin and destination location into the route specification factory looking for the exception</text:p>
      <text:p text:style-name="P49">» It should throw an argument exception</text:p>
      <text:p text:style-name="P47">» It should throw an invariant violated exception message</text:p>
      <text:p text:style-name="P2"/>
      <text:p text:style-name="P2">Y ya la hemos cumplido.</text:p>
      <text:p text:style-name="P2"/>
      <text:p text:style-name="P2">Antes de empaquetar y a github, deberiamos hacer todavia unos cuantos cambios.</text:p>
      <text:p text:style-name="P2"/>
      <text:p text:style-name="P2"><text:span text:style-name="T9">RouteSpecificationSpecs: Asegurandonos de que el proceso de construccion es correcto (CONSECUENCIAS)</text:span><text:span text:style-name="T6">:</text:span></text:p>
      <text:p text:style-name="P2"/>
      <text:p text:style-name="P2">Empezamos planteandonos la necesidad de una DDD_Factory para solucionar la violacion del SRP que se produciria en el constructor de RouteSpecification y acabamos implementando una guiados por el BDD.</text:p>
      <text:p text:style-name="P2"/>
      <text:p text:style-name="P2">Y para que hemos creado una DDD_Factory si no es para usarla. Podemos empezar por RouteSpecificationSpecs.</text:p>
      <text:p text:style-name="P2"/>
      <text:p text:style-name="P2">Recordemos que es lo que tenemos:</text:p>
      <text:p text:style-name="P2"/>
      <text:p text:style-name="P40"><text:span text:style-name="T20">public</text:span><text:span text:style-name="T31"> </text:span><text:span text:style-name="T20">abstract</text:span><text:span text:style-name="T31"> </text:span><text:span text:style-name="T20">class</text:span><text:span text:style-name="T31"> </text:span><text:span text:style-name="T53">concern_for_route_specification</text:span><text:span text:style-name="T31"> : </text:span></text:p>
      <text:p text:style-name="P40"><text:span text:style-name="T31"><text:s text:c="22"/></text:span><text:span text:style-name="T53">Observes</text:span><text:span text:style-name="T31">&lt;</text:span><text:span text:style-name="T43">IRouteSpecification</text:span><text:span text:style-name="T31">, </text:span><text:span text:style-name="T53">RouteSpecification</text:span><text:span text:style-name="T31">&gt;</text:spa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rigin_location = an&lt;</text:span><text:span text:style-name="T38">ILocation</text:span><text:span text:style-name="T25">&gt;();</text:span></text:p>
      <text:p text:style-name="P41"><text:span text:style-name="T25"><text:s text:c="8"/>the_destination_location = an&lt;</text:span><text:span text:style-name="T38">ILocation</text:span><text:span text:style-name="T25">&gt;();</text:span></text:p>
      <text:p text:style-name="P41"><text:span text:style-name="T25"><text:s text:c="8"/>the_arrival_deadline = an&lt;</text:span><text:span text:style-name="T38">IArrivalDeadline</text:span><text:span text:style-name="T25">&gt;();</text:span></text:p>
      <text:p text:style-name="P31"><text:s text:c="8"/></text:p>
      <text:p text:style-name="P31"><text:s text:c="8"/>create_sut_using(() =&gt; </text:p>
      <text:p text:style-name="P41"><text:span text:style-name="T25"><text:s text:c="11"/></text:span><text:span text:style-name="T13">new</text:span><text:span text:style-name="T25"> </text:span><text:span text:style-name="T48">RouteSpecification</text:span><text:span text:style-name="T25">(the_origin_location, </text:span></text:p>
      <text:p text:style-name="P31"><text:s text:c="34"/>the_destination_location, </text:p>
      <text:p text:style-name="P31"><text:s text:c="34"/>the_arrival_deadline));</text:p>
      <text:p text:style-name="P31"><text:s text:c="4"/>}</text:p>
      <text:p text:style-name="P31"/>
      <text:p text:style-name="P41"><text:span text:style-name="T25"><text:s text:c="4"/></text:span><text:span text:style-name="T13">protected</text:span><text:span text:style-name="T25"> </text:span><text:span text:style-name="T13">static</text:span><text:span text:style-name="T25"> </text:span><text:span text:style-name="T38">ILocation</text:span><text:span text:style-name="T25"> the_origin_location;</text:span></text:p>
      <text:p text:style-name="P41"><text:span text:style-name="T25"><text:s text:c="4"/></text:span><text:span text:style-name="T13">protected</text:span><text:span text:style-name="T25"> </text:span><text:span text:style-name="T13">static</text:span><text:span text:style-name="T25"> </text:span><text:span text:style-name="T38">ILocation</text:span><text:span text:style-name="T25"> the_destination_location;</text:span></text:p>
      <text:p text:style-name="P41"><text:span text:style-name="T25"><text:s text:c="4"/></text:span><text:span text:style-name="T13">protected</text:span><text:span text:style-name="T25"> </text:span><text:span text:style-name="T13">static</text:span><text:span text:style-name="T25"> </text:span><text:span text:style-name="T38">IArrivalDeadline</text:span><text:span text:style-name="T25"> the_arrival_deadline;</text:span></text:p>
      <text:p text:style-name="P31">}</text:p>
      <text:p text:style-name="P2"/>
      <text:p text:style-name="P2">Necesitamos cambiar el constructor por la DDD_Factory, algo tan sencillo como:</text:p>
      <text:p text:style-name="P2"/>
      <text:p text:style-name="P40"><text:span text:style-name="T20">public</text:span><text:span text:style-name="T31"> </text:span><text:span text:style-name="T20">abstract</text:span><text:span text:style-name="T31"> </text:span><text:span text:style-name="T20">class</text:span><text:span text:style-name="T31"> </text:span><text:span text:style-name="T53">concern_for_route_specification</text:span><text:span text:style-name="T31"> : </text:span></text:p>
      <text:p text:style-name="P40"><text:span text:style-name="T31"><text:s text:c="22"/></text:span><text:span text:style-name="T53">Observes</text:span><text:span text:style-name="T31">&lt;</text:span><text:span text:style-name="T43">IRouteSpecification</text:span><text:span text:style-name="T31">, </text:span><text:span text:style-name="T53">RouteSpecification</text:span><text:span text:style-name="T31">&gt;</text:span></text:p>
      <text:p text:style-name="P31">{</text:p>
      <text:p text:style-name="P41"><text:span text:style-name="T25"><text:s text:c="4"/></text:span><text:span text:style-name="T38">Establish</text:span><text:span text:style-name="T25"> context = () =&gt;</text:span></text:p>
      <text:p text:style-name="P31"><text:s text:c="4"/>{</text:p>
      <text:p text:style-name="P41"><text:span text:style-name="T25"><text:s text:c="8"/>the_origin_location = an&lt;</text:span><text:span text:style-name="T38">ILocation</text:span><text:span text:style-name="T25">&gt;();</text:span></text:p>
      <text:p text:style-name="P41"><text:span text:style-name="T25"><text:s text:c="8"/>the_destination_location = an&lt;</text:span><text:span text:style-name="T38">ILocation</text:span><text:span text:style-name="T25">&gt;();</text:span></text:p>
      <text:p text:style-name="P41"><text:span text:style-name="T25"><text:s text:c="8"/>the_arrival_deadline = an&lt;</text:span><text:span text:style-name="T38">IArrivalDeadline</text:span><text:span text:style-name="T25">&gt;();</text:span></text:p>
      <text:p text:style-name="P41"><text:span text:style-name="T25"><text:s text:c="8"/>the_route_specification_factory = </text:span><text:span text:style-name="T13">new</text:span><text:span text:style-name="T25"> </text:span><text:span text:style-name="T48">RouteSpecificationFactory</text:span><text:span text:style-name="T25">();</text:span></text:p>
      <text:p text:style-name="P31"><text:soft-page-break/><text:s text:c="8"/></text:p>
      <text:p text:style-name="P31"><text:s text:c="8"/>create_sut_using(() =&gt;</text:p>
      <text:p text:style-name="P31"><text:s text:c="11"/>the_route_specification_factory</text:p>
      <text:p text:style-name="P31"><text:s text:c="14"/>.create_route_specification_using(the_origin_location, </text:p>
      <text:p text:style-name="P31"><text:s text:c="48"/>the_destination_location, </text:p>
      <text:p text:style-name="P31"><text:s text:c="48"/>the_arrival_deadline));</text:p>
      <text:p text:style-name="P31"><text:s text:c="4"/>}</text:p>
      <text:p text:style-name="P31"/>
      <text:p text:style-name="P41"><text:span text:style-name="T25"><text:s text:c="4"/></text:span><text:span text:style-name="T13">protected</text:span><text:span text:style-name="T25"> </text:span><text:span text:style-name="T13">static</text:span><text:span text:style-name="T25"> </text:span><text:span text:style-name="T38">ILocation</text:span><text:span text:style-name="T25"> the_origin_location;</text:span></text:p>
      <text:p text:style-name="P41"><text:span text:style-name="T25"><text:s text:c="4"/></text:span><text:span text:style-name="T13">protected</text:span><text:span text:style-name="T25"> </text:span><text:span text:style-name="T13">static</text:span><text:span text:style-name="T25"> </text:span><text:span text:style-name="T38">ILocation</text:span><text:span text:style-name="T25"> the_destination_location;</text:span></text:p>
      <text:p text:style-name="P41"><text:span text:style-name="T25"><text:s text:c="4"/></text:span><text:span text:style-name="T13">protected</text:span><text:span text:style-name="T25"> </text:span><text:span text:style-name="T13">static</text:span><text:span text:style-name="T25"> </text:span><text:span text:style-name="T38">IArrivalDeadline</text:span><text:span text:style-name="T25"> the_arrival_deadline;</text:span></text:p>
      <text:p text:style-name="P41"><text:span text:style-name="T13"><text:s text:c="4"/>protected</text:span><text:span text:style-name="T25"> </text:span><text:span text:style-name="T13">static</text:span><text:span text:style-name="T25"> </text:span><text:span text:style-name="T48">RouteSpecificationFactory</text:span><text:span text:style-name="T25"> the_route_specification_factory;</text:span></text:p>
      <text:p text:style-name="P28">}</text:p>
      <text:p text:style-name="P2"/>
      <text:p text:style-name="P2">y esto es lo unico que hay que cambiar en RouteSpecificationSpecs, ya que si corremos los tests, obtenemos:</text:p>
      <text:p text:style-name="P2"/>
      <text:p text:style-name="P46">------ Test started: Assembly: dddsample.specs.dll ------</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when asked if the specification is satisfied by an itinerary with an invalid final arrival date</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text:soft-page-break/>» should leverage the destination location identity comparer</text:p>
      <text:p text:style-name="P49">» should leverage the itinerary final arrival date</text:p>
      <text:p text:style-name="P49">» should leverage the arrival deadline time check</text:p>
      <text:p text:style-name="P49"/>
      <text:p text:style-name="P49">when asked if the specification is satisfied by a null itinerary</text:p>
      <text:p text:style-name="P49">» should confirm that the itinerary does not satisfy the route specification</text:p>
      <text:p text:style-name="P49">» should not leverage the origin location identity comparer</text:p>
      <text:p text:style-name="P49">» should not leverage the destination location identity comparer</text:p>
      <text:p text:style-name="P49">» should not leverage the arrival deadline time check</text:p>
      <text:p text:style-name="P49"/>
      <text:p text:style-name="P49">when asked if two similar route specifications have the same value</text:p>
      <text:p text:style-name="P49">» should confirm that they have the same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when asked if two route specifications with different origin location have the same value</text:p>
      <text:p text:style-name="P49">» should confirm that they have different value</text:p>
      <text:p text:style-name="P49">» should leverage the origin location value comparer</text:p>
      <text:p text:style-name="P49">» should not leverage the destination location value comparer</text:p>
      <text:p text:style-name="P49">» should not leverage the arrival deadline value comparer</text:p>
      <text:p text:style-name="P49"/>
      <text:p text:style-name="P49">when asked if two route specifications with different destination location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not leverage the arrival deadline value comparer</text:p>
      <text:p text:style-name="P49"/>
      <text:p text:style-name="P49">when asked if two route specifications with different arrival deadline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when asked if a null route specification has the same value as the current specification</text:p>
      <text:p text:style-name="P49">» should confirm that they have different value</text:p>
      <text:p text:style-name="P49">» should not leverage the origin location value comparer</text:p>
      <text:p text:style-name="P49">» should not leverage the destination location value comparer</text:p>
      <text:p text:style-name="P49">» should not leverage the arrival deadline value comparer</text:p>
      <text:p text:style-name="P49"/>
      <text:p text:style-name="P49">when asked about the route specification hash code</text:p>
      <text:p text:style-name="P49">» should calculate the hash code according to a given algorithm</text:p>
      <text:p text:style-name="P49">» should leverage the origin location hash code</text:p>
      <text:p text:style-name="P49">» should leverage the destination location hash code</text:p>
      <text:p text:style-name="P49">» should leverage the arrival deadline hash code</text:p>
      <text:p text:style-name="P49"/>
      <text:p text:style-name="P49"/>
      <text:p text:style-name="P49">59 passed, 0 failed, 0 skipped, took 1,71 seconds (Machine.Specifications 0.3.0).</text:p>
      <text:p text:style-name="P2"/>
      <text:p text:style-name="P2">Maravilloso. No hemos roto nada.</text:p>
      <text:p text:style-name="P2"/>
      <text:p text:style-name="P2">Pero podemos ir un poco mas lejos. En este momento, el constructor de RouteSpecification tiene una visibilidad "public" y no deja de ser una invitacion a que alguien lo use, cuando nosotros pretendemos que para construir una RouteSpecification tengas que acceder a traves de la DDD_Factory creada.</text:p>
      <text:p text:style-name="P2"/>
      <text:p text:style-name="P2">Para ello, basta con cambiar la visibilidad a "internal", de forma que desde fuera del "assembly" no puedas ver ni usar el constructor directamente.</text:p>
      <text:p text:style-name="P2"/>
      <text:p text:style-name="P2">Por lo tanto:</text:p>
      <text:p text:style-name="P2"/>
      <text:p text:style-name="P40"><text:span text:style-name="T20">internal</text:span><text:span text:style-name="T31"> RouteSpecification(</text:span><text:span text:style-name="T43">ILocation</text:span><text:span text:style-name="T31"> the_origin_location, </text:span></text:p>
      <text:p text:style-name="P40"><text:span text:style-name="T31"><text:s text:c="28"/></text:span><text:span text:style-name="T43">ILocation</text:span><text:span text:style-name="T31"> the_destination_location, </text:span></text:p>
      <text:p text:style-name="P40"><text:soft-page-break/><text:span text:style-name="T31"><text:s text:c="28"/></text:span><text:span text:style-name="T43">IArrivalDeadline</text:span><text:span text:style-name="T31"> the_arrival_deadline)</text:span></text:p>
      <text:p text:style-name="P2"/>
      <text:p text:style-name="P2">Ejecutamos todos los tests que hemos escrito hasta ahora para asegurarnos que no hemos roto nada y obtenemos un hermoso:</text:p>
      <text:p text:style-name="P2"/>
      <text:p text:style-name="P46">107 passed, 0 failed, 0 skipped, took 1,57 seconds (Machine.Specifications 0.3.0).</text:p>
      <text:p text:style-name="P2"/>
      <text:p text:style-name="P2">que ahora si, nos permiten empaquetar y a github.</text:p>
      <text:p text:style-name="P2"/>
      <text:p text:style-name="P2"><text:span text:style-name="T9">RouteSpecificationSpecs: Finalizando</text:span>:</text:p>
      <text:p text:style-name="P2"/>
      <text:p text:style-name="P2">Antes de poder dar por fianlizada la implementacion de este DDD_Value_Object, tenemos un par de flecos que cubrir.</text:p>
      <text:p text:style-name="P2"/>
      <text:p text:style-name="P2">Recordemos que creamos la interface IArrivalDeadline para poder inyectarsela al constructor y poder mockarla.</text:p>
      <text:p text:style-name="P2"/>
      <text:p text:style-name="P2">Ahora seria un buen momento para implementar su comportamiento.</text:p>
      <text:p text:style-name="P2"/>
      <text:p text:style-name="P2">Recordemos como va la interface por el momento:</text:p>
      <text:p text:style-name="P2"/>
      <text:p text:style-name="P13"><text:span text:style-name="T13">public</text:span><text:span text:style-name="T25"> </text:span><text:span text:style-name="T13">interface</text:span><text:span text:style-name="T25"> </text:span><text:span text:style-name="T38">IArrivalDeadline</text:span><text:span text:style-name="T25"> : </text:span><text:span text:style-name="T38">IValueObject</text:span><text:span text:style-name="T25">&lt;</text:span><text:span text:style-name="T38">IArrivalDeadline</text:span><text:span text:style-name="T25">&gt;</text:span></text:p>
      <text:p text:style-name="P31">{</text:p>
      <text:p text:style-name="P41"><text:span text:style-name="T25"><text:s text:c="4"/></text:span><text:span text:style-name="T13">bool</text:span><text:span text:style-name="T25"> is_afterwards_than(</text:span><text:span text:style-name="T38">IArrivalDeadline</text:span><text:span text:style-name="T25"> final_arrival_date);</text:span></text:p>
      <text:p text:style-name="P41"><text:span text:style-name="T25"><text:s text:c="4"/></text:span><text:span text:style-name="T13">int</text:span><text:span text:style-name="T25"> GetHashCode();</text:span></text:p>
      <text:p text:style-name="P31">}</text:p>
      <text:p text:style-name="P2"/>
      <text:p text:style-name="P2">Por lo tanto vamos a tener que implementar, al menos, 3 metodos. Los dos que aparecen arriba mas el que heredamos de IValueObject&lt;T&gt;:</text:p>
      <text:p text:style-name="P2"/>
      <text:p text:style-name="P13"><text:span text:style-name="T13">public</text:span><text:span text:style-name="T25"> </text:span><text:span text:style-name="T13">interface</text:span><text:span text:style-name="T25"> </text:span><text:span text:style-name="T38">IValueObject</text:span><text:span text:style-name="T25">&lt;T&gt;</text:span></text:p>
      <text:p text:style-name="P31">{</text:p>
      <text:p text:style-name="P41"><text:span text:style-name="T25"><text:s text:c="4"/></text:span><text:span text:style-name="T13">bool</text:span><text:span text:style-name="T25"> has_the_same_value_as(T the_other_value_object);</text:span></text:p>
      <text:p text:style-name="P31">}</text:p>
      <text:p text:style-name="P2"/>
      <text:p text:style-name="P2">Por lo tanto, vamos a empezar a hablar con propiedad, IArrivalDeadline es un DDD_Value_Object.</text:p>
      <text:p text:style-name="P2"/>
      <text:p text:style-name="P2"><text:span text:style-name="T9">ArrivalDeadlineSpecs</text:span>:</text:p>
      <text:p text:style-name="P2"/>
      <text:p text:style-name="P2">TODO: ¿Merece la pena elaborar esto o mejor lo desechamos?</text:p>
      <text:p text:style-name="P2"/>
      <text:p text:style-name="P2">Hemos cambiado a IDate, Date ya que refleja mucho mejor su intencion.</text:p>
      <text:p text:style-name="P2"/>
      <text:p text:style-name="P2">BDD_Specs:</text:p>
      <text:p text:style-name="P2"/>
      <text:p text:style-name="P46">when asked if a past date is posterior to the current date</text:p>
      <text:p text:style-name="P125">» should confirm that it is posterior</text:p>
      <text:p text:style-name="P125"/>
      <text:p text:style-name="P125">when asked if a future date is posterior to the current date</text:p>
      <text:p text:style-name="P125">» should confirm that it is previous instead</text:p>
      <text:p text:style-name="P125"/>
      <text:p text:style-name="P125">when asked if the current date is posterior to the current date</text:p>
      <text:p text:style-name="P125">» should confirm that it is not posterior</text:p>
      <text:p text:style-name="P125"/>
      <text:p text:style-name="P125">when asked if the same date has the same value</text:p>
      <text:p text:style-name="P125">» should confirm that both have the same value</text:p>
      <text:p text:style-name="P125"/>
      <text:p text:style-name="P125">when asked if a different date has the same value</text:p>
      <text:p text:style-name="P125">» should prove as otherwise</text:p>
      <text:p text:style-name="P125"/>
      <text:p text:style-name="P125">when returning the datetime</text:p>
      <text:p text:style-name="P125">» should be the same used in construction</text:p>
      <text:p text:style-name="P125"><text:soft-page-break/></text:p>
      <text:p text:style-name="P125">when asked for the hash code</text:p>
      <text:p text:style-name="P125">» should return the hash code based on the construction datetime hash code</text:p>
      <text:p text:style-name="P2"/>
      <text:p text:style-name="P2">Implementacion de las BDD_Specs:</text:p>
      <text:p text:style-name="P2"/>
      <text:p text:style-name="P13"><text:span text:style-name="T13">public</text:span><text:span text:style-name="T25"> </text:span><text:span text:style-name="T13">abstract</text:span><text:span text:style-name="T25"> </text:span><text:span text:style-name="T13">class</text:span><text:span text:style-name="T25"> </text:span><text:span text:style-name="T48">concern_for_date</text:span><text:span text:style-name="T25"> : </text:span><text:span text:style-name="T48">Observes</text:span><text:span text:style-name="T25">&lt;</text:span><text:span text:style-name="T38">IDate</text:span><text:span text:style-name="T25">, </text:span><text:span text:style-name="T48">Date</text:span><text:span text:style-name="T25">&gt;{}</text:span></text:p>
      <text:p text:style-name="P127"/>
      <text:p text:style-name="P123"><text:span text:style-name="T13">public</text:span><text:span text:style-name="T25"> </text:span><text:span text:style-name="T13">class</text:span><text:span text:style-name="T25"> </text:span><text:span text:style-name="T48">when_asked_if_a_past_date_is_posterior_to_the_current_date</text:span><text:span text:style-name="T25"> : </text:span></text:p>
      <text:p text:style-name="P123"><text:span text:style-name="T25"><text:s text:c="13"/></text:span><text:span text:style-name="T48">concern_for_date</text:span></text:p>
      <text:p text:style-name="P127">{</text:p>
      <text:p text:style-name="P123"><text:span text:style-name="T25"><text:s text:c="4"/></text:span><text:span text:style-name="T38">Establish</text:span><text:span text:style-name="T25"> context = () =&gt;</text:span></text:p>
      <text:p text:style-name="P127"><text:s text:c="4"/>{</text:p>
      <text:p text:style-name="P123"><text:span text:style-name="T25"><text:s text:c="8"/>a_past_date = </text:span><text:span text:style-name="T13">new</text:span><text:span text:style-name="T25"> </text:span><text:span text:style-name="T48">Date</text:span><text:span text:style-name="T25">(</text:span><text:span text:style-name="T38">DateTime</text:span><text:span text:style-name="T25">.MinValue);</text:span></text:p>
      <text:p text:style-name="P127"><text:s text:c="12"/></text:p>
      <text:p text:style-name="P123"><text:span text:style-name="T25"><text:s text:c="8"/>create_sut_using(() =&gt; </text:span><text:span text:style-name="T13">new</text:span><text:span text:style-name="T25"> </text:span><text:span text:style-name="T48">Date</text:span><text:span text:style-name="T25">(</text:span><text:span text:style-name="T38">DateTime</text:span><text:span text:style-name="T25">.Now));</text:span></text:p>
      <text:p text:style-name="P127"><text:s text:c="4"/>};</text:p>
      <text:p text:style-name="P127"/>
      <text:p text:style-name="P123"><text:span text:style-name="T25"><text:s text:c="4"/></text:span><text:span text:style-name="T38">Because</text:span><text:span text:style-name="T25"> of = () =&gt; result = sut.is_posterior_to(a_past_date);</text:span></text:p>
      <text:p text:style-name="P127"/>
      <text:p text:style-name="P123"><text:span text:style-name="T25"><text:s text:c="4"/></text:span><text:span text:style-name="T38">It</text:span><text:span text:style-name="T25"> should_confirm_that_it_is_posterior = () =&gt; result.ShouldBeTrue();</text:span></text:p>
      <text:p text:style-name="P127"/>
      <text:p text:style-name="P123"><text:span text:style-name="T25"><text:s text:c="4"/></text:span><text:span text:style-name="T13">static</text:span><text:span text:style-name="T25"> </text:span><text:span text:style-name="T13">bool</text:span><text:span text:style-name="T25"> result;</text:span></text:p>
      <text:p text:style-name="P123"><text:span text:style-name="T25"><text:s text:c="4"/></text:span><text:span text:style-name="T13">static</text:span><text:span text:style-name="T25"> </text:span><text:span text:style-name="T38">IDate</text:span><text:span text:style-name="T25"> a_past_date;</text:span></text:p>
      <text:p text:style-name="P127">}</text:p>
      <text:p text:style-name="P127"/>
      <text:p text:style-name="P123"><text:span text:style-name="T13">public</text:span><text:span text:style-name="T25"> </text:span><text:span text:style-name="T13">class</text:span><text:span text:style-name="T25"> </text:span><text:span text:style-name="T48">when_asked_if_a_future_date_is_posterior_to_the_current_date</text:span><text:span text:style-name="T25"> : </text:span></text:p>
      <text:p text:style-name="P123"><text:span text:style-name="T25"><text:s text:c="13"/></text:span><text:span text:style-name="T48">concern_for_date</text:span></text:p>
      <text:p text:style-name="P127">{</text:p>
      <text:p text:style-name="P123"><text:span text:style-name="T25"><text:s text:c="4"/></text:span><text:span text:style-name="T38">Establish</text:span><text:span text:style-name="T25"> context = () =&gt;</text:span></text:p>
      <text:p text:style-name="P127"><text:s text:c="4"/>{</text:p>
      <text:p text:style-name="P123"><text:span text:style-name="T25"><text:s text:c="8"/>a_future_date = </text:span><text:span text:style-name="T13">new</text:span><text:span text:style-name="T25"> </text:span><text:span text:style-name="T48">Date</text:span><text:span text:style-name="T25">(</text:span><text:span text:style-name="T38">DateTime</text:span><text:span text:style-name="T25">.MaxValue);</text:span></text:p>
      <text:p text:style-name="P127"/>
      <text:p text:style-name="P123"><text:span text:style-name="T25"><text:s text:c="8"/>create_sut_using(() =&gt; </text:span><text:span text:style-name="T13">new</text:span><text:span text:style-name="T25"> </text:span><text:span text:style-name="T48">Date</text:span><text:span text:style-name="T25">(</text:span><text:span text:style-name="T38">DateTime</text:span><text:span text:style-name="T25">.Now));</text:span></text:p>
      <text:p text:style-name="P127"><text:s text:c="4"/>};</text:p>
      <text:p text:style-name="P127"/>
      <text:p text:style-name="P123"><text:span text:style-name="T25"><text:s text:c="4"/></text:span><text:span text:style-name="T38">Because</text:span><text:span text:style-name="T25"> of = () =&gt; result = sut.is_posterior_to(a_future_date);</text:span></text:p>
      <text:p text:style-name="P127"/>
      <text:p text:style-name="P123"><text:span text:style-name="T25"><text:s text:c="4"/></text:span><text:span text:style-name="T38">It</text:span><text:span text:style-name="T25"> should_confirm_that_it_is_previous_instead = () =&gt; result.ShouldBeFalse();</text:span></text:p>
      <text:p text:style-name="P127"/>
      <text:p text:style-name="P123"><text:span text:style-name="T25"><text:s text:c="4"/></text:span><text:span text:style-name="T13">static</text:span><text:span text:style-name="T25"> </text:span><text:span text:style-name="T13">bool</text:span><text:span text:style-name="T25"> result;</text:span></text:p>
      <text:p text:style-name="P123"><text:span text:style-name="T25"><text:s text:c="4"/></text:span><text:span text:style-name="T13">static</text:span><text:span text:style-name="T25"> </text:span><text:span text:style-name="T38">IDate</text:span><text:span text:style-name="T25"> a_future_date;</text:span></text:p>
      <text:p text:style-name="P127">}</text:p>
      <text:p text:style-name="P127"/>
      <text:p text:style-name="P123"><text:span text:style-name="T13">public</text:span><text:span text:style-name="T25"> </text:span><text:span text:style-name="T13">class</text:span><text:span text:style-name="T25"> </text:span><text:span text:style-name="T48">when_asked_if_the_current_date_is_posterior_to_the_current_date</text:span><text:span text:style-name="T25"> : </text:span></text:p>
      <text:p text:style-name="P123"><text:span text:style-name="T25"><text:s text:c="13"/></text:span><text:span text:style-name="T48">concern_for_date</text:span></text:p>
      <text:p text:style-name="P127">{</text:p>
      <text:p text:style-name="P123"><text:span text:style-name="T25"><text:s text:c="4"/></text:span><text:span text:style-name="T38">Establish</text:span><text:span text:style-name="T25"> context = () =&gt;</text:span></text:p>
      <text:p text:style-name="P127"><text:s text:c="4"/>{</text:p>
      <text:p text:style-name="P123"><text:span text:style-name="T25"><text:s text:c="8"/>the_current_date = </text:span><text:span text:style-name="T13">new</text:span><text:span text:style-name="T25"> </text:span><text:span text:style-name="T48">Date</text:span><text:span text:style-name="T25">(</text:span><text:span text:style-name="T38">DateTime</text:span><text:span text:style-name="T25">.MaxValue);</text:span></text:p>
      <text:p text:style-name="P127"/>
      <text:p text:style-name="P123"><text:span text:style-name="T25"><text:s text:c="8"/>create_sut_using(() =&gt; </text:span><text:span text:style-name="T13">new</text:span><text:span text:style-name="T25"> </text:span><text:span text:style-name="T48">Date</text:span><text:span text:style-name="T25">(</text:span><text:span text:style-name="T38">DateTime</text:span><text:span text:style-name="T25">.MaxValue));</text:span></text:p>
      <text:p text:style-name="P127"><text:s text:c="4"/>};</text:p>
      <text:p text:style-name="P127"/>
      <text:p text:style-name="P123"><text:span text:style-name="T25"><text:s text:c="4"/></text:span><text:span text:style-name="T38">Because</text:span><text:span text:style-name="T25"> of = () =&gt; result = sut.is_posterior_to(the_current_date);</text:span></text:p>
      <text:p text:style-name="P127"/>
      <text:p text:style-name="P123"><text:span text:style-name="T25"><text:s text:c="4"/></text:span><text:span text:style-name="T38">It</text:span><text:span text:style-name="T25"> should_confirm_that_it_is_not_posterior = () =&gt; result.ShouldBeFalse();</text:span></text:p>
      <text:p text:style-name="P127"/>
      <text:p text:style-name="P123"><text:span text:style-name="T25"><text:s text:c="4"/></text:span><text:span text:style-name="T13">static</text:span><text:span text:style-name="T25"> </text:span><text:span text:style-name="T13">bool</text:span><text:span text:style-name="T25"> result;</text:span></text:p>
      <text:p text:style-name="P123"><text:span text:style-name="T25"><text:s text:c="4"/></text:span><text:span text:style-name="T13">static</text:span><text:span text:style-name="T25"> </text:span><text:span text:style-name="T38">IDate</text:span><text:span text:style-name="T25"> the_current_date;</text:span></text:p>
      <text:p text:style-name="P127">}</text:p>
      <text:p text:style-name="P127"/>
      <text:p text:style-name="P123"><text:soft-page-break/><text:span text:style-name="T13">public</text:span><text:span text:style-name="T25"> </text:span><text:span text:style-name="T13">class</text:span><text:span text:style-name="T25"> </text:span><text:span text:style-name="T48">when_asked_if_the_same_date_has_the_same_value</text:span><text:span text:style-name="T25"> : </text:span><text:span text:style-name="T48">concern_for_date</text:span></text:p>
      <text:p text:style-name="P127">{</text:p>
      <text:p text:style-name="P123"><text:span text:style-name="T25"><text:s text:c="4"/></text:span><text:span text:style-name="T38">Establish</text:span><text:span text:style-name="T25"> context = () =&gt;</text:span></text:p>
      <text:p text:style-name="P127"><text:s text:c="4"/>{</text:p>
      <text:p text:style-name="P123"><text:span text:style-name="T25"><text:s text:c="8"/>the_same_date = </text:span><text:span text:style-name="T13">new</text:span><text:span text:style-name="T25"> </text:span><text:span text:style-name="T48">Date</text:span><text:span text:style-name="T25">(</text:span><text:span text:style-name="T38">DateTime</text:span><text:span text:style-name="T25">.MaxValue);</text:span></text:p>
      <text:p text:style-name="P127"/>
      <text:p text:style-name="P123"><text:span text:style-name="T25"><text:s text:c="8"/>create_sut_using(() =&gt; </text:span><text:span text:style-name="T13">new</text:span><text:span text:style-name="T25"> </text:span><text:span text:style-name="T48">Date</text:span><text:span text:style-name="T25">(</text:span><text:span text:style-name="T38">DateTime</text:span><text:span text:style-name="T25">.MaxValue));</text:span></text:p>
      <text:p text:style-name="P127"><text:s text:c="4"/>};</text:p>
      <text:p text:style-name="P127"/>
      <text:p text:style-name="P123"><text:span text:style-name="T25"><text:s text:c="4"/></text:span><text:span text:style-name="T38">Because</text:span><text:span text:style-name="T25"> of = () =&gt; result = sut.has_the_same_value_as(the_same_date);</text:span></text:p>
      <text:p text:style-name="P127"/>
      <text:p text:style-name="P123"><text:span text:style-name="T25"><text:s text:c="4"/></text:span><text:span text:style-name="T38">It</text:span><text:span text:style-name="T25"> should_confirm_that_both_have_the_same_value = () =&gt; result.ShouldBeTrue();</text:span></text:p>
      <text:p text:style-name="P127"/>
      <text:p text:style-name="P123"><text:span text:style-name="T25"><text:s text:c="4"/></text:span><text:span text:style-name="T13">static</text:span><text:span text:style-name="T25"> </text:span><text:span text:style-name="T13">bool</text:span><text:span text:style-name="T25"> result;</text:span></text:p>
      <text:p text:style-name="P123"><text:span text:style-name="T25"><text:s text:c="4"/></text:span><text:span text:style-name="T13">static</text:span><text:span text:style-name="T25"> </text:span><text:span text:style-name="T38">IDate</text:span><text:span text:style-name="T25"> the_same_date;</text:span></text:p>
      <text:p text:style-name="P127">}</text:p>
      <text:p text:style-name="P127"/>
      <text:p text:style-name="P123"><text:span text:style-name="T13">public</text:span><text:span text:style-name="T25"> </text:span><text:span text:style-name="T13">class</text:span><text:span text:style-name="T25"> </text:span><text:span text:style-name="T48">when_asked_if_a_different_date_has_the_same_value</text:span><text:span text:style-name="T25"> : </text:span><text:span text:style-name="T48">concern_for_date</text:span></text:p>
      <text:p text:style-name="P127">{</text:p>
      <text:p text:style-name="P123"><text:span text:style-name="T25"><text:s text:c="4"/></text:span><text:span text:style-name="T38">Establish</text:span><text:span text:style-name="T25"> context = () =&gt;</text:span></text:p>
      <text:p text:style-name="P127"><text:s text:c="4"/>{</text:p>
      <text:p text:style-name="P123"><text:span text:style-name="T25"><text:s text:c="8"/>a_different_date = </text:span><text:span text:style-name="T13">new</text:span><text:span text:style-name="T25"> </text:span><text:span text:style-name="T48">Date</text:span><text:span text:style-name="T25">(</text:span><text:span text:style-name="T38">DateTime</text:span><text:span text:style-name="T25">.Now);</text:span></text:p>
      <text:p text:style-name="P127"/>
      <text:p text:style-name="P123"><text:span text:style-name="T25"><text:s text:c="8"/>create_sut_using(() =&gt; </text:span><text:span text:style-name="T13">new</text:span><text:span text:style-name="T25"> </text:span><text:span text:style-name="T48">Date</text:span><text:span text:style-name="T25">(</text:span><text:span text:style-name="T38">DateTime</text:span><text:span text:style-name="T25">.MaxValue));</text:span></text:p>
      <text:p text:style-name="P127"><text:s text:c="4"/>};</text:p>
      <text:p text:style-name="P127"/>
      <text:p text:style-name="P123"><text:span text:style-name="T25"><text:s text:c="4"/></text:span><text:span text:style-name="T38">Because</text:span><text:span text:style-name="T25"> of = () =&gt; result = sut.has_the_same_value_as(a_different_date);</text:span></text:p>
      <text:p text:style-name="P127"/>
      <text:p text:style-name="P123"><text:span text:style-name="T25"><text:s text:c="4"/></text:span><text:span text:style-name="T38">It</text:span><text:span text:style-name="T25"> should_prove_as_otherwise = () =&gt; result.ShouldBeFalse();</text:span></text:p>
      <text:p text:style-name="P127"/>
      <text:p text:style-name="P123"><text:span text:style-name="T25"><text:s text:c="4"/></text:span><text:span text:style-name="T13">static</text:span><text:span text:style-name="T25"> </text:span><text:span text:style-name="T13">bool</text:span><text:span text:style-name="T25"> result;</text:span></text:p>
      <text:p text:style-name="P123"><text:span text:style-name="T25"><text:s text:c="4"/></text:span><text:span text:style-name="T13">static</text:span><text:span text:style-name="T25"> </text:span><text:span text:style-name="T38">IDate</text:span><text:span text:style-name="T25"> a_different_date;</text:span></text:p>
      <text:p text:style-name="P127">}</text:p>
      <text:p text:style-name="P127"/>
      <text:p text:style-name="P123"><text:span text:style-name="T13">public</text:span><text:span text:style-name="T25"> </text:span><text:span text:style-name="T13">class</text:span><text:span text:style-name="T25"> </text:span><text:span text:style-name="T48">when_returning_the_datetime</text:span><text:span text:style-name="T25"> : </text:span><text:span text:style-name="T48">concern_for_date</text:span></text:p>
      <text:p text:style-name="P127">{</text:p>
      <text:p text:style-name="P123"><text:span text:style-name="T25"><text:s text:c="4"/></text:span><text:span text:style-name="T38">Establish</text:span><text:span text:style-name="T25"> context = () =&gt;</text:span></text:p>
      <text:p text:style-name="P127"><text:s text:c="4"/>{</text:p>
      <text:p text:style-name="P123"><text:span text:style-name="T25"><text:s text:c="8"/>the_datetime = </text:span><text:span text:style-name="T38">DateTime</text:span><text:span text:style-name="T25">.Now;</text:span></text:p>
      <text:p text:style-name="P127"/>
      <text:p text:style-name="P123"><text:span text:style-name="T25"><text:s text:c="8"/>create_sut_using(() =&gt; </text:span><text:span text:style-name="T13">new</text:span><text:span text:style-name="T25"> </text:span><text:span text:style-name="T48">Date</text:span><text:span text:style-name="T25">(the_datetime));</text:span></text:p>
      <text:p text:style-name="P127"><text:s text:c="4"/>};</text:p>
      <text:p text:style-name="P127"/>
      <text:p text:style-name="P123"><text:span text:style-name="T25"><text:s text:c="4"/></text:span><text:span text:style-name="T38">Because</text:span><text:span text:style-name="T25"> of = () =&gt; result = sut.datetime_value();</text:span></text:p>
      <text:p text:style-name="P127"/>
      <text:p text:style-name="P123"><text:span text:style-name="T25"><text:s text:c="4"/></text:span><text:span text:style-name="T38">It</text:span><text:span text:style-name="T25"> should_be_the_same_used_in_construction = () =&gt; </text:span></text:p>
      <text:p text:style-name="P123"><text:span text:style-name="T25"><text:s text:c="7"/>result.ShouldEqual(the_datetime);</text:span></text:p>
      <text:p text:style-name="P127"/>
      <text:p text:style-name="P123"><text:span text:style-name="T25"><text:s text:c="4"/></text:span><text:span text:style-name="T13">static</text:span><text:span text:style-name="T25"> </text:span><text:span text:style-name="T38">DateTime</text:span><text:span text:style-name="T25"> result;</text:span></text:p>
      <text:p text:style-name="P123"><text:span text:style-name="T25"><text:s text:c="4"/></text:span><text:span text:style-name="T13">static</text:span><text:span text:style-name="T25"> </text:span><text:span text:style-name="T38">DateTime</text:span><text:span text:style-name="T25"> the_datetime;</text:span></text:p>
      <text:p text:style-name="P127">}</text:p>
      <text:p text:style-name="P127"/>
      <text:p text:style-name="P123"><text:span text:style-name="T13">public</text:span><text:span text:style-name="T25"> </text:span><text:span text:style-name="T13">class</text:span><text:span text:style-name="T25"> </text:span><text:span text:style-name="T48">when_asked_for_the_hash_code</text:span><text:span text:style-name="T25"> : </text:span><text:span text:style-name="T48">concern_for_date</text:span></text:p>
      <text:p text:style-name="P127">{</text:p>
      <text:p text:style-name="P123"><text:span text:style-name="T25"><text:s text:c="4"/></text:span><text:span text:style-name="T38">Establish</text:span><text:span text:style-name="T25"> context = () =&gt;</text:span></text:p>
      <text:p text:style-name="P127"><text:s text:c="4"/>{</text:p>
      <text:p text:style-name="P123"><text:span text:style-name="T25"><text:s text:c="8"/>the_datetime = </text:span><text:span text:style-name="T38">DateTime</text:span><text:span text:style-name="T25">.Now;</text:span></text:p>
      <text:p text:style-name="P127"/>
      <text:p text:style-name="P123"><text:span text:style-name="T25"><text:s text:c="8"/>create_sut_using(() =&gt; </text:span><text:span text:style-name="T13">new</text:span><text:span text:style-name="T25"> </text:span><text:span text:style-name="T48">Date</text:span><text:span text:style-name="T25">(the_datetime));</text:span></text:p>
      <text:p text:style-name="P127"><text:s text:c="4"/>};</text:p>
      <text:p text:style-name="P127"/>
      <text:p text:style-name="P123"><text:span text:style-name="T25"><text:s text:c="4"/></text:span><text:span text:style-name="T38">Because</text:span><text:span text:style-name="T25"> of = () =&gt; result = sut.GetHashCode();</text:span></text:p>
      <text:p text:style-name="P127"><text:soft-page-break/></text:p>
      <text:p text:style-name="P123"><text:span text:style-name="T25"><text:s text:c="4"/></text:span><text:span text:style-name="T38">It</text:span><text:span text:style-name="T25"> should_return_the_hash_code_based_on_the_construction_datetime_hash_code = () =&gt; </text:span></text:p>
      <text:p text:style-name="P123"><text:span text:style-name="T25"><text:s text:c="7"/>result.ShouldEqual(</text:span><text:span text:style-name="T38">31</text:span><text:span text:style-name="T25"> * </text:span><text:span text:style-name="T38">397</text:span><text:span text:style-name="T25"> + the_datetime.GetHashCode());</text:span></text:p>
      <text:p text:style-name="P127"/>
      <text:p text:style-name="P123"><text:span text:style-name="T25"><text:s text:c="4"/></text:span><text:span text:style-name="T13">static</text:span><text:span text:style-name="T25"> </text:span><text:span text:style-name="T13">int</text:span><text:span text:style-name="T25"> result;</text:span></text:p>
      <text:p text:style-name="P123"><text:span text:style-name="T25"><text:s text:c="4"/></text:span><text:span text:style-name="T13">static</text:span><text:span text:style-name="T25"> </text:span><text:span text:style-name="T38">DateTime</text:span><text:span text:style-name="T25"> the_datetime;</text:span></text:p>
      <text:p text:style-name="P127">}</text:p>
      <text:p text:style-name="P2"/>
      <text:p text:style-name="P2">La implementacion:</text:p>
      <text:p text:style-name="P2"/>
      <text:p text:style-name="P13"><text:span text:style-name="T13">public</text:span><text:span text:style-name="T25"> </text:span><text:span text:style-name="T13">class</text:span><text:span text:style-name="T25"> </text:span><text:span text:style-name="T48">Date</text:span><text:span text:style-name="T25"> : </text:span><text:span text:style-name="T38">IDate</text:span></text:p>
      <text:p text:style-name="P127">{</text:p>
      <text:p text:style-name="P123"><text:span text:style-name="T25"><text:s text:c="4"/></text:span><text:span text:style-name="T38">DateTime</text:span><text:span text:style-name="T25"> underlying_date;</text:span></text:p>
      <text:p text:style-name="P127"/>
      <text:p text:style-name="P123"><text:span text:style-name="T25"><text:s text:c="4"/></text:span><text:span text:style-name="T13">public</text:span><text:span text:style-name="T25"> Date(</text:span><text:span text:style-name="T38">DateTime</text:span><text:span text:style-name="T25"> the_date)</text:span></text:p>
      <text:p text:style-name="P127"><text:s text:c="4"/>{</text:p>
      <text:p text:style-name="P123"><text:span text:style-name="T25"><text:s text:c="8"/></text:span><text:span text:style-name="T13">this</text:span><text:span text:style-name="T25">.underlying_date = the_date;</text:span></text:p>
      <text:p text:style-name="P127"><text:s text:c="4"/>}</text:p>
      <text:p text:style-name="P127"/>
      <text:p text:style-name="P123"><text:span text:style-name="T25"><text:s text:c="4"/></text:span><text:span text:style-name="T13">public</text:span><text:span text:style-name="T25"> </text:span><text:span text:style-name="T13">bool</text:span><text:span text:style-name="T25"> has_the_same_value_as(</text:span><text:span text:style-name="T38">IDate</text:span><text:span text:style-name="T25"> the_other_date)</text:span></text:p>
      <text:p text:style-name="P127"><text:s text:c="4"/>{</text:p>
      <text:p text:style-name="P123"><text:span text:style-name="T25"><text:s text:c="8"/></text:span><text:span text:style-name="T13">return</text:span><text:span text:style-name="T25"> </text:span><text:span text:style-name="T13">this</text:span><text:span text:style-name="T25">.underlying_date == the_other_date.datetime_value();</text:span></text:p>
      <text:p text:style-name="P127"><text:s text:c="4"/>}</text:p>
      <text:p text:style-name="P127"/>
      <text:p text:style-name="P123"><text:span text:style-name="T25"><text:s text:c="4"/></text:span><text:span text:style-name="T13">public</text:span><text:span text:style-name="T25"> </text:span><text:span text:style-name="T13">bool</text:span><text:span text:style-name="T25"> is_posterior_to(</text:span><text:span text:style-name="T38">IDate</text:span><text:span text:style-name="T25"> the_other_date)</text:span></text:p>
      <text:p text:style-name="P127"><text:s text:c="4"/>{</text:p>
      <text:p text:style-name="P123"><text:span text:style-name="T25"><text:s text:c="8"/></text:span><text:span text:style-name="T13">return</text:span><text:span text:style-name="T25"> </text:span><text:span text:style-name="T13">this</text:span><text:span text:style-name="T25">.underlying_date &gt; the_other_date.datetime_value();</text:span></text:p>
      <text:p text:style-name="P127"><text:s text:c="4"/>}</text:p>
      <text:p text:style-name="P127"/>
      <text:p text:style-name="P123"><text:span text:style-name="T25"><text:s text:c="4"/></text:span><text:span text:style-name="T13">public</text:span><text:span text:style-name="T25"> </text:span><text:span text:style-name="T13">override</text:span><text:span text:style-name="T25"> </text:span><text:span text:style-name="T13">int</text:span><text:span text:style-name="T25"> GetHashCode()</text:span></text:p>
      <text:p text:style-name="P127"><text:s text:c="4"/>{</text:p>
      <text:p text:style-name="P123"><text:span text:style-name="T25"><text:s text:c="8"/></text:span><text:span text:style-name="T13">var</text:span><text:span text:style-name="T25"> result = </text:span><text:span text:style-name="T38">31</text:span><text:span text:style-name="T25">;</text:span></text:p>
      <text:p text:style-name="P123"><text:span text:style-name="T25"><text:s text:c="8"/>result = result * </text:span><text:span text:style-name="T38">397</text:span><text:span text:style-name="T25"> + </text:span><text:span text:style-name="T13">this</text:span><text:span text:style-name="T25">.underlying_date.GetHashCode();</text:span></text:p>
      <text:p text:style-name="P123"><text:span text:style-name="T25"><text:s text:c="8"/></text:span><text:span text:style-name="T13">return</text:span><text:span text:style-name="T25"> result;</text:span></text:p>
      <text:p text:style-name="P127"><text:s text:c="4"/>}</text:p>
      <text:p text:style-name="P127"/>
      <text:p text:style-name="P123"><text:span text:style-name="T25"><text:s text:c="4"/></text:span><text:span text:style-name="T13">public</text:span><text:span text:style-name="T25"> </text:span><text:span text:style-name="T38">DateTime</text:span><text:span text:style-name="T25"> datetime_value()</text:span></text:p>
      <text:p text:style-name="P127"><text:s text:c="4"/>{</text:p>
      <text:p text:style-name="P123"><text:span text:style-name="T25"><text:s text:c="8"/></text:span><text:span text:style-name="T13">return</text:span><text:span text:style-name="T25"> underlying_date;</text:span></text:p>
      <text:p text:style-name="P127"><text:s text:c="4"/>}</text:p>
      <text:p text:style-name="P127">}</text:p>
      <text:p text:style-name="P2"/>
      <text:p text:style-name="P2">Con esto podemos decir que hemos finalizado la implementacion de RouteSpecification. (RECUERDA_QUE_TODO_ESTO_ULTIMO_TIENES_QUE_REDACTARLO_O_RECHAZARLO).</text:p>
      <text:p text:style-name="P2"/>
      <text:p text:style-name="P6">EMPEZAR AQUI UNA NUEVA SECCION<text:span text:style-name="T68">:</text:span></text:p>
      <text:p text:style-name="P6"><text:span text:style-name="T68"/></text:p>
      <text:p text:style-name="P2">prueb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9H56M48S</meta:editing-duration>
    <meta:editing-cycles>27</meta:editing-cycles>
    <meta:generator>OpenOffice.org/3.2$Win32 OpenOffice.org_project/320m12$Build-9483</meta:generator>
    <dc:date>2010-06-16T19:28:06.52</dc:date>
    <meta:document-statistic meta:table-count="0" meta:image-count="0" meta:object-count="0" meta:page-count="152" meta:paragraph-count="5684" meta:word-count="40890" meta:character-count="340038"/>
    <meta:user-defined meta:name="Info 1"/>
    <meta:user-defined meta:name="Info 2"/>
    <meta:user-defined meta:name="Info 3"/>
    <meta:user-defined meta:name="Info 4"/>
  </office:meta>
</office:document-meta>
</file>